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content.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color="#000000" draw:fill="solid" draw:fill-color="#e6e6e6" draw:textarea-horizontal-align="justify" draw:textarea-vertical-align="middle" draw:auto-grow-height="false" fo:min-height="0cm" fo:min-width="0cm" fo:wrap-option="no-wrap" draw:shadow-offset-x="0.201cm" draw:shadow-offset-y="0.201cm"/>
    </style:style>
    <style:style style:name="gr2" style:family="graphic" style:parent-style-name="standard">
      <style:graphic-properties svg:stroke-color="#000000" draw:fill="solid" draw:fill-color="#cfe7e5" draw:textarea-horizontal-align="justify" draw:textarea-vertical-align="middle" draw:auto-grow-height="false" draw:shadow-offset-x="0.201cm" draw:shadow-offset-y="0.201cm"/>
    </style:style>
    <style:style style:name="gr3" style:family="graphic" style:parent-style-name="objectwithoutfill">
      <style:graphic-properties svg:stroke-width="0.035cm" svg:stroke-color="#c0c0c0" draw:marker-start="" draw:marker-start-width="0.252cm" draw:marker-end="Arrow" draw:marker-end-width="0.252cm" draw:fill="none" draw:textarea-vertical-align="middle" fo:padding-top="0.142cm" fo:padding-bottom="0.142cm" fo:padding-left="0.267cm" fo:padding-right="0.267cm"/>
    </style:style>
    <style:style style:name="gr4" style:family="graphic" style:parent-style-name="objectwithoutfill">
      <style:graphic-properties svg:stroke-width="0.035cm" svg:stroke-color="#000000" draw:marker-start-width="0.252cm" draw:marker-end="Arrow" draw:marker-end-width="0.252cm" draw:fill="none" draw:textarea-vertical-align="middle" fo:padding-top="0.142cm" fo:padding-bottom="0.142cm" fo:padding-left="0.267cm" fo:padding-right="0.267cm"/>
    </style:style>
    <style:style style:name="gr5" style:family="graphic" style:parent-style-name="objectwithoutfill">
      <style:graphic-properties svg:stroke-width="0.035cm" svg:stroke-color="#c0c0c0" draw:marker-start-width="0.252cm" draw:marker-end="" draw:marker-end-width="0.252cm" draw:fill="none" draw:textarea-vertical-align="middle" fo:padding-top="0.142cm" fo:padding-bottom="0.142cm" fo:padding-left="0.267cm" fo:padding-right="0.267cm"/>
    </style:style>
    <style:style style:name="gr6" style:family="graphic" style:parent-style-name="standard">
      <style:graphic-properties svg:stroke-color="#000000" draw:fill="solid" draw:fill-color="#e6e64c" draw:textarea-horizontal-align="justify" draw:textarea-vertical-align="middle" draw:auto-grow-height="false" draw:shadow-offset-x="0.201cm" draw:shadow-offset-y="0.201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draw:textarea-vertical-align="middle"/>
    </style:style>
    <style:style style:name="gr9" style:family="graphic" style:parent-style-name="standard">
      <style:graphic-properties svg:stroke-color="#000000" draw:fill="none" draw:textarea-horizontal-align="justify" draw:textarea-vertical-align="middle" draw:auto-grow-height="false" draw:shadow-offset-x="0.201cm" draw:shadow-offset-y="0.201cm"/>
    </style:style>
    <style:style style:name="gr10" style:family="graphic" style:parent-style-name="objectwithoutfill">
      <style:graphic-properties draw:marker-start="" draw:marker-end="Arrow" draw:fill="none" draw:textarea-vertical-align="middle"/>
    </style:style>
    <style:style style:name="gr11" style:family="graphic" style:parent-style-name="objectwithoutfill">
      <style:graphic-properties draw:marker-end="Arrow" draw:fill="none" draw:textarea-vertical-align="middle"/>
    </style:style>
    <style:style style:name="gr12" style:family="graphic" style:parent-style-name="objectwithoutfill">
      <style:graphic-properties draw:marker-start="Arrow" draw:fill="none" draw:textarea-vertical-align="middle"/>
    </style:style>
    <style:style style:name="gr13" style:family="graphic" style:parent-style-name="objectwithoutfill">
      <style:graphic-properties svg:stroke-width="0.035cm" svg:stroke-color="#800000" draw:marker-start="Arrow" draw:marker-start-width="0.254cm" draw:marker-end-width="0.254cm" draw:fill="none" draw:textarea-vertical-align="middle" fo:padding-top="0.142cm" fo:padding-bottom="0.142cm" fo:padding-left="0.267cm" fo:padding-right="0.267cm"/>
    </style:style>
    <style:style style:name="gr14" style:family="graphic" style:parent-style-name="objectwithoutfill">
      <style:graphic-properties svg:stroke-width="0.035cm" svg:stroke-color="#000000" draw:marker-start="Arrow" draw:marker-start-width="0.254cm" draw:marker-end-width="0.254cm" draw:fill="none" draw:textarea-vertical-align="middle" fo:padding-top="0.142cm" fo:padding-bottom="0.142cm" fo:padding-left="0.267cm" fo:padding-right="0.267cm"/>
    </style:style>
    <style:style style:name="gr15" style:family="graphic" style:parent-style-name="objectwithoutfill">
      <style:graphic-properties svg:stroke-width="0.035cm" svg:stroke-color="#000000" draw:marker-start-width="0.254cm" draw:marker-end="Arrow" draw:marker-end-width="0.254cm" draw:fill="none" draw:textarea-vertical-align="middle" fo:padding-top="0.142cm" fo:padding-bottom="0.142cm" fo:padding-left="0.267cm" fo:padding-right="0.267cm"/>
    </style:style>
    <style:style style:name="gr16"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17" style:family="graphic" style:parent-style-name="objectwithoutfill">
      <style:graphic-properties svg:stroke-width="0.035cm" svg:stroke-color="#008000" draw:marker-start="" draw:marker-start-width="0.254cm" draw:marker-end="Arrow" draw:marker-end-width="0.254cm" draw:fill="none" draw:textarea-vertical-align="middle" fo:padding-top="0.142cm" fo:padding-bottom="0.142cm" fo:padding-left="0.267cm" fo:padding-right="0.267cm"/>
    </style:style>
    <style:style style:name="gr18" style:family="graphic" style:parent-style-name="objectwithoutfill">
      <style:graphic-properties svg:stroke-width="0.035cm" svg:stroke-color="#008000" draw:marker-start-width="0.254cm" draw:marker-end="Arrow" draw:marker-end-width="0.254cm" draw:fill="none" draw:textarea-vertical-align="middle" fo:padding-top="0.142cm" fo:padding-bottom="0.142cm" fo:padding-left="0.267cm" fo:padding-right="0.267cm"/>
    </style:style>
    <style:style style:name="gr19" style:family="graphic" style:parent-style-name="objectwithoutfill">
      <style:graphic-properties svg:stroke-width="0.035cm" svg:stroke-color="#800000" draw:marker-start-width="0.254cm" draw:marker-end="Arrow" draw:marker-end-width="0.254cm" draw:fill="none" draw:textarea-vertical-align="middle" fo:padding-top="0.142cm" fo:padding-bottom="0.142cm" fo:padding-left="0.267cm" fo:padding-right="0.267cm"/>
    </style:style>
    <style:style style:name="gr20" style:family="graphic" style:parent-style-name="standard">
      <style:graphic-properties draw:textarea-vertical-align="middle"/>
    </style:style>
    <style:style style:name="gr21" style:family="graphic" style:parent-style-name="objectwithoutfill">
      <style:graphic-properties svg:stroke-width="0.035cm" svg:stroke-color="#000080" draw:marker-start-width="0.254cm" draw:marker-end="Arrow" draw:marker-end-width="0.212cm" draw:fill="none" draw:textarea-vertical-align="middle" fo:padding-top="0.142cm" fo:padding-bottom="0.142cm" fo:padding-left="0.267cm" fo:padding-right="0.267cm"/>
    </style:style>
    <style:style style:name="gr22" style:family="graphic" style:parent-style-name="standard">
      <style:graphic-properties draw:opacity="75%" draw:textarea-vertical-align="middle" draw:shadow-opacity="75%"/>
    </style:style>
    <style:style style:name="gr23" style:family="graphic" style:parent-style-name="objectwithoutfill">
      <style:graphic-properties svg:stroke-width="0.035cm" svg:stroke-color="#800000" draw:marker-start-width="0.254cm" draw:marker-end="Arrow" draw:marker-end-width="0.212cm" draw:fill="none" draw:textarea-vertical-align="middle" fo:padding-top="0.142cm" fo:padding-bottom="0.142cm" fo:padding-left="0.267cm" fo:padding-right="0.267cm"/>
    </style:style>
    <style:style style:name="gr24" style:family="graphic" style:parent-style-name="objectwithoutfill">
      <style:graphic-properties svg:stroke-width="0.035cm" svg:stroke-color="#008000" draw:marker-start-width="0.254cm" draw:marker-end="Arrow" draw:marker-end-width="0.212cm" draw:fill="none" draw:textarea-vertical-align="middle" fo:padding-top="0.142cm" fo:padding-bottom="0.142cm" fo:padding-left="0.267cm" fo:padding-right="0.267cm"/>
    </style:style>
    <style:style style:name="gr25" style:family="graphic" style:parent-style-name="standard">
      <style:graphic-properties draw:stroke="solid" svg:stroke-color="#000000" draw:textarea-vertical-align="middle"/>
    </style:style>
    <style:style style:name="gr26" style:family="graphic" style:parent-style-name="standard">
      <style:graphic-properties draw:stroke="none" draw:fill-color="#800000" draw:textarea-horizontal-align="justify" draw:textarea-vertical-align="middle" draw:auto-grow-height="false" draw:shadow="hidden"/>
    </style:style>
    <style:style style:name="gr27" style:family="graphic" style:parent-style-name="standard">
      <style:graphic-properties draw:stroke="none" svg:stroke-color="#000000" draw:fill="none" draw:fill-color="#ffffff" draw:textarea-horizontal-align="left" draw:auto-grow-height="true" draw:auto-grow-width="false" fo:min-height="3.465cm" fo:min-width="3.376cm"/>
    </style:style>
    <style:style style:name="gr28" style:family="graphic" style:parent-style-name="objectwithoutfill">
      <style:graphic-properties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false" fo:min-height="0.331cm" fo:min-width="3.376cm"/>
    </style:style>
    <style:style style:name="gr30" style:family="graphic" style:parent-style-name="standard">
      <style:graphic-properties draw:stroke="none" svg:stroke-color="#000000" draw:fill="none" draw:fill-color="#ffffff" draw:textarea-horizontal-align="left" draw:auto-grow-height="true" draw:auto-grow-width="false" fo:min-height="0.358cm" fo:min-width="3.376cm"/>
    </style:style>
    <style:style style:name="gr31" style:family="graphic" style:parent-style-name="standard">
      <style:graphic-properties draw:stroke="none" svg:stroke-color="#000000" draw:fill="none" draw:fill-color="#ffffff" draw:textarea-horizontal-align="left" draw:auto-grow-height="true" draw:auto-grow-width="false" fo:min-height="0.214cm" fo:min-width="3.376cm"/>
    </style:style>
    <style:style style:name="gr32" style:family="graphic" style:parent-style-name="standard">
      <style:graphic-properties draw:stroke="none" draw:textarea-horizontal-align="justify" draw:textarea-vertical-align="middle" draw:auto-grow-height="false"/>
    </style:style>
    <style:style style:name="gr33" style:family="graphic" style:parent-style-name="objectwithoutfill">
      <style:graphic-properties draw:stroke="solid" svg:stroke-width="0.042cm" svg:stroke-color="#000000" draw:marker-start="Arrow" draw:marker-start-width="0.064cm" draw:marker-end="Arrow" draw:marker-end-width="0.064cm" draw:fill="none" draw:textarea-vertical-align="middle" fo:padding-top="0.146cm" fo:padding-bottom="0.146cm" fo:padding-left="0.271cm" fo:padding-right="0.271cm"/>
    </style:style>
    <style:style style:name="gr34" style:family="graphic" style:parent-style-name="standard">
      <style:graphic-properties draw:stroke="none" svg:stroke-width="0.042cm" svg:stroke-color="#000000" draw:marker-start-width="0.064cm" draw:marker-end-width="0.064cm" draw:fill="none" draw:fill-color="#ffffff" draw:textarea-horizontal-align="left" draw:auto-grow-height="true" draw:auto-grow-width="true" fo:min-height="0cm" fo:min-width="0cm" fo:padding-top="0.146cm" fo:padding-bottom="0.146cm" fo:padding-left="0.271cm" fo:padding-right="0.271cm"/>
    </style:style>
    <style:style style:name="gr35" style:family="graphic" style:parent-style-name="standard">
      <style:graphic-properties draw:stroke="none" svg:stroke-color="#000000" draw:fill="none" draw:fill-color="#ffffff" draw:textarea-horizontal-align="left" draw:auto-grow-height="true" draw:auto-grow-width="false" fo:min-height="0cm" fo:min-width="3.376cm"/>
    </style:style>
    <style:style style:name="gr36" style:family="graphic" style:parent-style-name="objectwithoutfill">
      <style:graphic-properties draw:fill="solid"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0.431cm" fo:min-width="0cm"/>
    </style:style>
    <style:style style:name="gr38" style:family="graphic" style:parent-style-name="standard">
      <style:graphic-properties draw:stroke="solid" svg:stroke-color="#000000" draw:fill="none" draw:textarea-vertical-align="middle"/>
    </style:style>
    <style:style style:name="gr39" style:family="graphic" style:parent-style-name="standard">
      <style:graphic-properties draw:textarea-horizontal-align="justify" draw:textarea-vertical-align="middle" draw:auto-grow-height="false"/>
    </style:style>
    <style:style style:name="gr40" style:family="graphic" style:parent-style-name="standard">
      <style:graphic-properties draw:stroke="none" draw:fill-color="#e6e64c" draw:textarea-vertical-align="middle"/>
    </style:style>
    <style:style style:name="gr41" style:family="graphic" style:parent-style-name="standard">
      <style:graphic-properties draw:stroke="none" draw:textarea-vertical-align="middle"/>
    </style:style>
    <style:style style:name="gr42" style:family="graphic" style:parent-style-name="standard">
      <style:graphic-properties draw:fill="none" draw:fill-color="#47b8b8" draw:textarea-vertical-align="middle" draw:shadow="hidden" draw:shadow-offset-x="0.042cm" draw:shadow-offset-y="0.042cm"/>
    </style:style>
    <style:style style:name="gr43" style:family="graphic" style:parent-style-name="standard">
      <style:graphic-properties draw:fill="none" draw:fill-color="#ffcc99" draw:textarea-vertical-align="middle" draw:shadow="hidden" draw:shadow-offset-x="0.042cm" draw:shadow-offset-y="0.042cm"/>
    </style:style>
    <style:style style:name="gr44" style:family="graphic" style:parent-style-name="standard">
      <style:graphic-properties draw:fill="none" draw:fill-color="#94bd5e" draw:textarea-vertical-align="middle" draw:shadow="hidden" draw:shadow-offset-x="0.042cm" draw:shadow-offset-y="0.042cm"/>
    </style:style>
    <style:style style:name="gr45" style:family="graphic" style:parent-style-name="standard">
      <style:graphic-properties svg:stroke-color="#000000" draw:fill="solid" draw:fill-color="#e6e6e6" draw:textarea-vertical-align="middle" draw:shadow="hidden" draw:shadow-offset-x="0.042cm" draw:shadow-offset-y="0.042cm"/>
    </style:style>
    <style:style style:name="gr46" style:family="graphic" style:parent-style-name="objectwithoutfill">
      <style:graphic-properties svg:stroke-width="0.034cm" draw:marker-start-width="0.25cm" draw:marker-end="Arrow" draw:marker-end-width="0.169cm" draw:fill="none" draw:textarea-vertical-align="middle" fo:padding-top="0.142cm" fo:padding-bottom="0.142cm" fo:padding-left="0.267cm" fo:padding-right="0.267cm"/>
    </style:style>
    <style:style style:name="gr47" style:family="graphic" style:parent-style-name="standard">
      <style:graphic-properties svg:stroke-color="#000000" draw:fill="none" draw:textarea-horizontal-align="justify" draw:textarea-vertical-align="middle" draw:auto-grow-height="false" draw:shadow-offset-x="0.201cm" draw:shadow-offset-y="0.201cm"/>
    </style:style>
    <style:style style:name="gr48" style:family="graphic" style:parent-style-name="objectwithoutfill">
      <style:graphic-properties draw:marker-start="Arrow" draw:marker-end="Arrow" draw:fill="none" draw:textarea-vertical-align="middle"/>
    </style:style>
    <style:style style:name="gr49"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50" style:family="graphic" style:parent-style-name="objectwithoutfill">
      <style:graphic-properties svg:stroke-width="0.042cm" draw:marker-start-width="0.262cm" draw:marker-end-width="0.262cm" draw:fill="none" draw:textarea-vertical-align="middle" fo:padding-top="0.146cm" fo:padding-bottom="0.146cm" fo:padding-left="0.271cm" fo:padding-right="0.271cm"/>
    </style:style>
    <style:style style:name="gr51" style:family="graphic" style:parent-style-name="standard">
      <style:graphic-properties draw:stroke="none" draw:fill-color="#99ccff" draw:opacity="50%" draw:textarea-vertical-align="top" draw:shadow-opacity="50%"/>
    </style:style>
    <style:style style:name="gr52" style:family="graphic" style:parent-style-name="standard">
      <style:graphic-properties draw:stroke="none" draw:fill-color="#3deb3d" draw:opacity="20%" draw:textarea-vertical-align="top" draw:shadow-opacity="20%"/>
    </style:style>
    <style:style style:name="gr53" style:family="graphic" style:parent-style-name="standard">
      <style:graphic-properties draw:stroke="none" svg:stroke-color="#000000" draw:fill="none" draw:fill-color="#ffffff" draw:textarea-horizontal-align="left" draw:auto-grow-height="true" draw:auto-grow-width="false" fo:min-height="0cm" fo:min-width="7.061cm"/>
    </style:style>
    <style:style style:name="gr54" style:family="graphic" style:parent-style-name="standard">
      <style:graphic-properties svg:stroke-color="#000000" draw:fill="solid" draw:fill-color="#ffffff" draw:textarea-vertical-align="middle" draw:shadow="hidden" draw:shadow-offset-x="0.042cm" draw:shadow-offset-y="0.042cm"/>
    </style:style>
    <style:style style:name="gr55" style:family="graphic" style:parent-style-name="standard">
      <style:graphic-properties draw:fill="none" draw:fill-color="#ffffff" draw:textarea-vertical-align="middle" draw:shadow="hidden" draw:shadow-offset-x="0.042cm" draw:shadow-offset-y="0.042cm"/>
    </style:style>
    <style:style style:name="gr56" style:family="graphic" style:parent-style-name="standard">
      <style:graphic-properties draw:fill="solid" draw:fill-color="#ffffff" draw:textarea-horizontal-align="left" draw:textarea-vertical-align="top" draw:shadow="hidden" draw:shadow-offset-x="0.042cm" draw:shadow-offset-y="0.042cm"/>
    </style:style>
    <style:style style:name="gr57" style:family="graphic" style:parent-style-name="standard">
      <style:graphic-properties draw:fill="solid" draw:fill-color="#ffffff" draw:textarea-vertical-align="middle" draw:shadow="hidden" draw:shadow-offset-x="0.042cm" draw:shadow-offset-y="0.042cm"/>
    </style:style>
    <style:style style:name="gr58" style:family="graphic" style:parent-style-name="standard">
      <style:graphic-properties svg:stroke-width="0.035cm" svg:stroke-color="#000000" draw:marker-start-width="0.254cm" draw:marker-end="Arrow" draw:marker-end-width="0.254cm" draw:textarea-vertical-align="middle" fo:padding-top="0.142cm" fo:padding-bottom="0.142cm" fo:padding-left="0.267cm" fo:padding-right="0.267cm"/>
    </style:style>
    <style:style style:name="gr59" style:family="graphic" style:parent-style-name="objectwithoutfill">
      <style:graphic-properties svg:stroke-width="0.035cm" draw:marker-start="Arrow" draw:marker-start-width="0.254cm" draw:marker-end="Arrow" draw:marker-end-width="0.254cm" draw:fill="none" draw:textarea-vertical-align="middle" fo:padding-top="0.142cm" fo:padding-bottom="0.142cm" fo:padding-left="0.267cm" fo:padding-right="0.267cm"/>
    </style:style>
    <style:style style:name="gr60" style:family="graphic" style:parent-style-name="objectwithoutfill">
      <style:graphic-properties svg:stroke-width="0.035cm" draw:marker-start="" draw:marker-start-width="0.254cm" draw:marker-end="Arrow" draw:marker-end-width="0.254cm" draw:fill="none" draw:textarea-vertical-align="middle" fo:padding-top="0.142cm" fo:padding-bottom="0.142cm" fo:padding-left="0.267cm" fo:padding-right="0.267cm"/>
    </style:style>
    <style:style style:name="gr61" style:family="graphic" style:parent-style-name="standard">
      <style:graphic-properties draw:stroke="none" draw:fill-color="#e6e64c" draw:opacity="20%" draw:textarea-vertical-align="top" draw:shadow-opacity="20%"/>
    </style:style>
    <style:style style:name="gr62" style:family="graphic" style:parent-style-name="standard">
      <style:graphic-properties draw:stroke="none" svg:stroke-color="#000000" draw:fill="none" draw:fill-color="#ffffff" draw:textarea-horizontal-align="left" draw:auto-grow-height="true" draw:auto-grow-width="false" fo:min-height="0.212cm" fo:min-width="7.061cm"/>
    </style:style>
    <style:style style:name="gr63" style:family="graphic" style:parent-style-name="objectwithoutfill">
      <style:graphic-properties svg:stroke-width="0.035cm" draw:marker-start="Arrow" draw:marker-start-width="0.254cm" draw:marker-end-width="0.254cm" draw:fill="none" draw:textarea-vertical-align="middle" fo:padding-top="0.142cm" fo:padding-bottom="0.142cm" fo:padding-left="0.267cm" fo:padding-right="0.267cm"/>
    </style:style>
    <style:style style:name="gr64" style:family="graphic" style:parent-style-name="standard">
      <style:graphic-properties draw:stroke="solid" svg:stroke-color="#808080" draw:fill-color="#99ccff" draw:opacity="50%" draw:textarea-horizontal-align="right" draw:textarea-vertical-align="middle" draw:shadow-opacity="50%"/>
    </style:style>
    <style:style style:name="gr65" style:family="graphic" style:parent-style-name="standard">
      <style:graphic-properties draw:fill-color="#ffffff" draw:textarea-horizontal-align="justify" draw:textarea-vertical-align="middle" draw:auto-grow-height="false"/>
    </style:style>
    <style:style style:name="gr66" style:family="graphic" style:parent-style-name="standard">
      <style:graphic-properties draw:fill-color="#ccffff" draw:opacity="50%" draw:textarea-horizontal-align="justify" draw:textarea-vertical-align="middle" draw:auto-grow-height="false" draw:shadow-opacity="50%"/>
    </style:style>
    <style:style style:name="gr67" style:family="graphic" style:parent-style-name="standard">
      <style:graphic-properties draw:fill-color="#99ccff" draw:textarea-horizontal-align="justify" draw:textarea-vertical-align="middle" draw:auto-grow-height="false"/>
    </style:style>
    <style:style style:name="gr68" style:family="graphic" style:parent-style-name="standard">
      <style:graphic-properties svg:stroke-width="0.035cm" svg:stroke-color="#000000" draw:marker-start="Arrow" draw:marker-start-width="0.254cm" draw:marker-end="Arrow" draw:marker-end-width="0.254cm" draw:textarea-vertical-align="middle" fo:padding-top="0.142cm" fo:padding-bottom="0.142cm" fo:padding-left="0.267cm" fo:padding-right="0.267cm"/>
    </style:style>
    <style:style style:name="gr69" style:family="graphic" style:parent-style-name="standard">
      <style:graphic-properties draw:fill-color="#aecf00" draw:textarea-horizontal-align="justify" draw:textarea-vertical-align="middle" draw:auto-grow-height="false"/>
    </style:style>
    <style:style style:name="gr70" style:family="graphic" style:parent-style-name="standard">
      <style:graphic-properties draw:fill-color="#ffff99" draw:opacity="50%" draw:textarea-horizontal-align="justify" draw:textarea-vertical-align="middle" draw:auto-grow-height="false" draw:shadow-opacity="50%"/>
    </style:style>
    <style:style style:name="gr71" style:family="graphic" style:parent-style-name="standard">
      <style:graphic-properties svg:stroke-width="0.035cm" svg:stroke-color="#000000" draw:marker-start="" draw:marker-start-width="0.254cm" draw:marker-end="Arrow" draw:marker-end-width="0.254cm" draw:textarea-vertical-align="middle" fo:padding-top="0.142cm" fo:padding-bottom="0.142cm" fo:padding-left="0.267cm" fo:padding-right="0.267cm"/>
    </style:style>
    <style:style style:name="gr72" style:family="graphic" style:parent-style-name="objectwithoutfill">
      <style:graphic-properties svg:stroke-width="0.035cm" draw:marker-start-width="0.254cm" draw:marker-end="Arrow" draw:marker-end-width="0.254cm" draw:fill="none" draw:textarea-vertical-align="middle" fo:padding-top="0.142cm" fo:padding-bottom="0.142cm" fo:padding-left="0.267cm" fo:padding-right="0.267cm"/>
    </style:style>
    <style:style style:name="gr73" style:family="graphic" style:parent-style-name="standard">
      <style:graphic-properties draw:fill-color="#99ccff" draw:opacity="100%" draw:textarea-horizontal-align="justify" draw:textarea-vertical-align="middle" draw:auto-grow-height="false" draw:shadow-opacity="100%"/>
    </style:style>
    <style:style style:name="gr74" style:family="graphic" style:parent-style-name="standard">
      <style:graphic-properties svg:stroke-color="#000000" draw:fill-color="#ffffff" draw:textarea-horizontal-align="justify" draw:textarea-vertical-align="middle" draw:auto-grow-height="false"/>
    </style:style>
    <style:style style:name="gr75" style:family="graphic" style:parent-style-name="standard">
      <style:graphic-properties draw:fill-color="#cfe7e5" draw:opacity="100%" draw:textarea-horizontal-align="right" draw:textarea-vertical-align="top" draw:auto-grow-height="false" draw:shadow-opacity="100%"/>
    </style:style>
    <style:style style:name="gr76" style:family="graphic" style:parent-style-name="standard">
      <style:graphic-properties draw:fill-color="#ffffff" draw:opacity="100%" draw:textarea-horizontal-align="center" draw:textarea-vertical-align="middle" draw:auto-grow-height="false" draw:shadow-opacity="100%"/>
    </style:style>
    <style:style style:name="gr77" style:family="graphic" style:parent-style-name="standard">
      <style:graphic-properties draw:fill-color="#e6e64c" draw:opacity="100%" draw:textarea-horizontal-align="center" draw:textarea-vertical-align="middle" draw:auto-grow-height="false" draw:shadow-opacity="100%"/>
    </style:style>
    <style:style style:name="gr78" style:family="graphic" style:parent-style-name="standard">
      <style:graphic-properties draw:fill-color="#cfe7e5" draw:opacity="100%" draw:textarea-horizontal-align="center" draw:textarea-vertical-align="middle" draw:auto-grow-height="false" draw:shadow-opacity="100%"/>
    </style:style>
    <style:style style:name="gr79" style:family="graphic" style:parent-style-name="standard">
      <style:graphic-properties draw:fill-color="#ffcc99" draw:opacity="100%" draw:textarea-horizontal-align="left" draw:textarea-vertical-align="top" draw:auto-grow-height="false" draw:shadow-opacity="100%"/>
    </style:style>
    <style:style style:name="gr80" style:family="graphic" style:parent-style-name="standard">
      <style:graphic-properties draw:fill-color="#cfe7e5" draw:opacity="100%" draw:textarea-horizontal-align="justify" draw:textarea-vertical-align="middle" draw:auto-grow-height="false" draw:shadow-opacity="100%"/>
    </style:style>
    <style:style style:name="gr81" style:family="graphic" style:parent-style-name="standard">
      <style:graphic-properties draw:fill-color="#000000" draw:textarea-horizontal-align="justify" draw:textarea-vertical-align="middle" draw:auto-grow-height="false"/>
    </style:style>
    <style:style style:name="gr82" style:family="graphic" style:parent-style-name="standard">
      <style:graphic-properties draw:fill-color="#800000" draw:textarea-horizontal-align="justify" draw:textarea-vertical-align="middle" draw:auto-grow-height="false"/>
    </style:style>
    <style:style style:name="gr83" style:family="graphic" style:parent-style-name="standard">
      <style:graphic-properties draw:fill-color="#e6e64c" draw:opacity="100%" draw:textarea-horizontal-align="left" draw:textarea-vertical-align="top" draw:auto-grow-height="false" draw:shadow-opacity="100%"/>
    </style:style>
    <style:style style:name="gr84" style:family="graphic" style:parent-style-name="standard">
      <style:graphic-properties draw:fill-color="#99ccff" draw:opacity="100%" draw:textarea-horizontal-align="left" draw:textarea-vertical-align="top" draw:auto-grow-height="false" draw:shadow-opacity="100%"/>
    </style:style>
    <style:style style:name="gr85" style:family="graphic" style:parent-style-name="standard">
      <style:graphic-properties draw:fill-color="#b3b3b3" draw:textarea-vertical-align="middle" draw:auto-grow-height="false" fo:min-height="0.749cm" fo:min-width="0.499cm"/>
    </style:style>
    <style:style style:name="gr86" style:family="graphic" style:parent-style-name="standard">
      <style:graphic-properties draw:stroke="none" svg:stroke-color="#000000" draw:fill-color="#800000" draw:textarea-vertical-align="middle"/>
    </style:style>
    <style:style style:name="gr87" style:family="graphic" style:parent-style-name="standard">
      <style:graphic-properties draw:stroke="none" svg:stroke-color="#000000" draw:fill="hatch" draw:fill-hatch-name="Black_20_45_20_Degrees" draw:fill-hatch-solid="false" draw:textarea-vertical-align="middle"/>
    </style:style>
    <style:style style:name="gr88" style:family="graphic" style:parent-style-name="standard">
      <style:graphic-properties draw:stroke="none" svg:stroke-color="#000000" draw:fill="none" draw:fill-color="#ffffff" draw:textarea-horizontal-align="left" draw:auto-grow-height="true" draw:auto-grow-width="true" fo:min-height="0.26cm" fo:min-width="0cm"/>
    </style:style>
    <style:style style:name="gr89" style:family="graphic" style:parent-style-name="standard">
      <style:graphic-properties draw:stroke="none" svg:stroke-color="#000000" draw:fill="none" draw:fill-color="#ffffff" draw:textarea-horizontal-align="left" draw:auto-grow-height="true" draw:auto-grow-width="true" fo:min-height="0.432cm" fo:min-width="0cm"/>
    </style:style>
    <style:style style:name="gr90" style:family="graphic" style:parent-style-name="standard">
      <style:graphic-properties draw:stroke="none" svg:stroke-color="#000000" draw:fill="none" draw:fill-color="#ffffff" draw:textarea-horizontal-align="left" draw:auto-grow-height="true" draw:auto-grow-width="true" fo:min-height="0.431cm" fo:min-width="0.298cm"/>
    </style:style>
    <style:style style:name="gr91" style:family="graphic" style:parent-style-name="standard">
      <style:graphic-properties draw:stroke="none" svg:stroke-color="#000000" draw:fill="none" draw:fill-color="#ffffff" draw:textarea-horizontal-align="left" draw:auto-grow-height="true" draw:auto-grow-width="true" fo:min-height="0.26cm" fo:min-width="0.197cm"/>
    </style:style>
    <style:style style:name="gr92" style:family="graphic" style:parent-style-name="standard">
      <style:graphic-properties draw:stroke="none" svg:stroke-color="#000000" draw:fill="solid" draw:fill-color="#e6e64c" draw:textarea-vertical-align="middle"/>
    </style:style>
    <style:style style:name="gr93" style:family="graphic" style:parent-style-name="standard">
      <style:graphic-properties draw:stroke="none" svg:stroke-color="#000000" draw:fill="solid" draw:fill-color="#ffcc99" draw:textarea-vertical-align="middle"/>
    </style:style>
    <style:style style:name="gr94" style:family="graphic" style:parent-style-name="standard">
      <style:graphic-properties draw:stroke="solid" svg:stroke-color="#000000" draw:fill="none" draw:fill-color="#ffffff" draw:textarea-vertical-align="middle"/>
    </style:style>
    <style:style style:name="gr95" style:family="graphic" style:parent-style-name="standard">
      <style:graphic-properties draw:stroke="none" draw:textarea-horizontal-align="right" draw:textarea-vertical-align="top" draw:auto-grow-height="false"/>
    </style:style>
    <style:style style:name="gr96" style:family="graphic" style:parent-style-name="standard">
      <style:graphic-properties draw:stroke="none" draw:fill-color="#aecf00" draw:textarea-horizontal-align="left" draw:textarea-vertical-align="bottom" draw:auto-grow-height="false"/>
    </style:style>
    <style:style style:name="gr97" style:family="graphic" style:parent-style-name="standard">
      <style:graphic-properties svg:stroke-color="#000000" draw:fill-color="#e6e6e6" draw:textarea-horizontal-align="justify" draw:textarea-vertical-align="middle" draw:auto-grow-height="false"/>
    </style:style>
    <style:style style:name="gr98" style:family="graphic" style:parent-style-name="standard">
      <style:graphic-properties svg:stroke-width="0.035cm" svg:stroke-color="#000000" draw:marker-start="Arrow" draw:marker-start-width="0.254cm" draw:marker-end-width="0.254cm" draw:textarea-vertical-align="middle" fo:padding-top="0.142cm" fo:padding-bottom="0.142cm" fo:padding-left="0.267cm" fo:padding-right="0.267cm"/>
    </style:style>
    <style:style style:name="gr99" style:family="graphic" style:parent-style-name="standard">
      <style:graphic-properties svg:stroke-color="#000000" draw:textarea-horizontal-align="justify" draw:textarea-vertical-align="middle" draw:auto-grow-height="false"/>
    </style:style>
    <style:style style:name="gr100" style:family="graphic" style:parent-style-name="standard">
      <style:graphic-properties svg:stroke-color="#000000" draw:fill-color="#e6e64c" draw:textarea-horizontal-align="justify" draw:textarea-vertical-align="middle" draw:auto-grow-height="false"/>
    </style:style>
    <style:style style:name="gr101" style:family="graphic" style:parent-style-name="objectwithoutfill">
      <style:graphic-properties svg:stroke-width="0.071cm" draw:marker-start-width="0.307cm" draw:marker-end="Arrow" draw:marker-end-width="0.406cm" draw:fill="none" draw:textarea-vertical-align="middle" fo:padding-top="0.16cm" fo:padding-bottom="0.16cm" fo:padding-left="0.285cm" fo:padding-right="0.285cm"/>
    </style:style>
    <style:style style:name="gr102" style:family="graphic" style:parent-style-name="standard">
      <style:graphic-properties draw:fill-color="#0084d1" draw:textarea-horizontal-align="justify" draw:textarea-vertical-align="middle" draw:auto-grow-height="false"/>
    </style:style>
    <style:style style:name="gr103" style:family="graphic" style:parent-style-name="standard">
      <style:graphic-properties draw:fill-color="#eb613d" draw:textarea-horizontal-align="justify" draw:textarea-vertical-align="middle" draw:auto-grow-height="false"/>
    </style:style>
    <style:style style:name="gr104" style:family="graphic" style:parent-style-name="standard">
      <style:graphic-properties draw:fill-color="#00b8ff" draw:textarea-horizontal-align="justify" draw:textarea-vertical-align="middle" draw:auto-grow-height="false"/>
    </style:style>
    <style:style style:name="gr105" style:family="graphic" style:parent-style-name="standard">
      <style:graphic-properties draw:stroke="none" svg:stroke-color="#000000" draw:fill="none" draw:fill-color="#ffffff" draw:textarea-horizontal-align="left" draw:auto-grow-height="true" draw:auto-grow-width="false" fo:min-height="0.218cm" fo:min-width="3.376cm"/>
    </style:style>
    <style:style style:name="gr106" style:family="graphic" style:parent-style-name="standard">
      <style:graphic-properties svg:stroke-color="#000000" draw:fill="solid" draw:fill-color="#dc2300" draw:textarea-horizontal-align="justify" draw:textarea-vertical-align="middle" draw:auto-grow-height="false" draw:shadow-offset-x="0.201cm" draw:shadow-offset-y="0.201cm"/>
    </style:style>
    <style:style style:name="gr107" style:family="graphic" style:parent-style-name="standard">
      <style:graphic-properties draw:stroke="none" draw:fill-color="#e6e64c" draw:textarea-vertical-align="middle"/>
    </style:style>
    <style:style style:name="gr108" style:family="graphic" style:parent-style-name="standard">
      <style:graphic-properties draw:fill-color="#cfe7e5" draw:opacity="100%" draw:textarea-horizontal-align="justify" draw:textarea-vertical-align="middle" draw:auto-grow-height="false" draw:shadow-opacity="100%"/>
    </style:style>
    <style:style style:name="gr109" style:family="graphic" style:parent-style-name="standard">
      <style:graphic-properties draw:stroke="none" draw:fill-color="#ffffff" draw:textarea-horizontal-align="justify" draw:textarea-vertical-align="middle" draw:auto-grow-height="false"/>
    </style:style>
    <style:style style:name="gr110" style:family="graphic" style:parent-style-name="standard">
      <style:graphic-properties svg:stroke-color="#000000" draw:fill-color="#99ccff" draw:textarea-vertical-align="middle" draw:auto-grow-height="false" fo:min-height="0cm" fo:min-width="0cm"/>
    </style:style>
    <style:style style:name="gr111" style:family="graphic" style:parent-style-name="standard">
      <style:graphic-properties svg:stroke-color="#000000" draw:fill-color="#ffcc99" draw:textarea-vertical-align="middle" draw:auto-grow-height="false" fo:min-height="0cm" fo:min-width="0cm"/>
    </style:style>
    <style:style style:name="gr112" style:family="graphic" style:parent-style-name="standard">
      <style:graphic-properties draw:stroke="none" svg:stroke-color="#000000" draw:fill="none" draw:fill-color="#ffffff" draw:textarea-horizontal-align="left" draw:auto-grow-height="true" draw:auto-grow-width="false" fo:min-height="0.226cm" fo:min-width="1.436cm"/>
    </style:style>
    <style:style style:name="gr113" style:family="graphic" style:parent-style-name="standard">
      <style:graphic-properties draw:stroke="none" svg:stroke-color="#000000" draw:fill="none" draw:fill-color="#ffffff" draw:textarea-horizontal-align="left" draw:auto-grow-height="true" draw:auto-grow-width="false" fo:min-height="0.226cm" fo:min-width="1.167cm"/>
    </style:style>
    <style:style style:name="gr114" style:family="graphic" style:parent-style-name="standard">
      <style:graphic-properties svg:stroke-color="#000000" draw:fill-color="#e6e64c" draw:textarea-vertical-align="middle" draw:auto-grow-height="false" fo:min-height="0cm" fo:min-width="0cm"/>
    </style:style>
    <style:style style:name="gr115" style:family="graphic" style:parent-style-name="standard">
      <style:graphic-properties draw:stroke="none" svg:stroke-color="#000000" draw:fill="none" draw:fill-color="#ffffff" draw:textarea-horizontal-align="left" draw:auto-grow-height="true" draw:auto-grow-width="false" fo:min-height="0.226cm" fo:min-width="1.114cm"/>
    </style:style>
    <style:style style:name="gr116" style:family="graphic" style:parent-style-name="standard">
      <style:graphic-properties draw:stroke="none" svg:stroke-color="#000000" draw:fill="none" draw:fill-color="#ffffff" draw:textarea-horizontal-align="left" draw:auto-grow-height="true" draw:auto-grow-width="false" fo:min-height="0.748cm" fo:min-width="0.47cm"/>
    </style:style>
    <style:style style:name="gr117" style:family="graphic" style:parent-style-name="standard">
      <style:graphic-properties draw:fill="solid" draw:fill-color="#cfe7e5" draw:opacity="100%" draw:textarea-vertical-align="middle" draw:shadow-opacity="100%"/>
    </style:style>
    <style:style style:name="gr118" style:family="graphic" style:parent-style-name="objectwithoutfill">
      <style:graphic-properties draw:stroke="none" draw:fill="solid" draw:fill-color="#cfe7e5" draw:opacity="100%" draw:textarea-vertical-align="middle" draw:shadow-opacity="100%"/>
    </style:style>
    <style:style style:name="gr119" style:family="graphic" style:parent-style-name="objectwithoutfill">
      <style:graphic-properties draw:fill="solid" draw:fill-color="#cfe7e5" draw:opacity="100%" draw:textarea-vertical-align="middle" draw:shadow-opacity="100%"/>
    </style:style>
    <style:style style:name="gr120" style:family="graphic" style:parent-style-name="objectwithoutfill">
      <style:graphic-properties draw:stroke="dash" draw:stroke-dash="Ultrafine_20_Dashed" draw:fill="none" draw:textarea-vertical-align="middle"/>
    </style:style>
    <style:style style:name="gr121" style:family="graphic" style:parent-style-name="objectwithoutfill">
      <style:graphic-properties draw:fill="solid" draw:fill-color="#ffff00" draw:opacity="50%" draw:textarea-vertical-align="middle" draw:shadow-opacity="50%"/>
    </style:style>
    <style:style style:name="gr122" style:family="graphic" style:parent-style-name="standard">
      <style:graphic-properties draw:stroke="none" draw:fill="none" draw:visible-area-left="0cm" draw:visible-area-top="0cm" draw:visible-area-width="5cm" draw:visible-area-height="5cm" draw:ole-draw-aspect="1" style:protect="size"/>
    </style:style>
    <style:style style:name="gr123" style:family="graphic" style:parent-style-name="objectwithoutfill">
      <style:graphic-properties svg:stroke-color="#008000" draw:fill="none" draw:textarea-vertical-align="middle"/>
    </style:style>
    <style:style style:name="gr124" style:family="graphic" style:parent-style-name="objectwithoutfill">
      <style:graphic-properties svg:stroke-color="#000000" draw:fill="none" draw:textarea-vertical-align="middle"/>
    </style:style>
    <style:style style:name="gr125" style:family="graphic" style:parent-style-name="standard">
      <style:graphic-properties svg:stroke-color="#008000" draw:fill="solid" draw:fill-color="#ffffff" draw:textarea-horizontal-align="justify" draw:textarea-vertical-align="middle" draw:auto-grow-height="false" draw:shadow-offset-x="0.201cm" draw:shadow-offset-y="0.201cm"/>
    </style:style>
    <style:style style:name="gr126" style:family="graphic" style:parent-style-name="objectwithoutfill">
      <style:graphic-properties svg:stroke-color="#800000" draw:marker-start="" draw:fill="none" draw:textarea-vertical-align="middle"/>
    </style:style>
    <style:style style:name="gr127" style:family="graphic" style:parent-style-name="standard">
      <style:graphic-properties svg:stroke-color="#000000" draw:fill="solid" draw:fill-color="#ffffff" draw:fill-hatch-solid="true" draw:opacity="100%" draw:textarea-horizontal-align="justify" draw:textarea-vertical-align="middle" draw:auto-grow-height="false" draw:shadow-opacity="100%"/>
    </style:style>
    <style:style style:name="gr128" style:family="graphic" style:parent-style-name="standard">
      <style:graphic-properties svg:stroke-color="#000000" draw:fill="solid" draw:fill-color="#cfe7e5" draw:fill-hatch-solid="false" draw:opacity="100%" draw:textarea-horizontal-align="justify" draw:textarea-vertical-align="middle" draw:auto-grow-height="false" draw:shadow-opacity="100%"/>
    </style:style>
    <style:style style:name="gr129" style:family="graphic" style:parent-style-name="objectwithoutfill">
      <style:graphic-properties svg:stroke-color="#800000" draw:fill="solid" draw:fill-color="#cfe7e5" draw:fill-hatch-solid="false" draw:opacity="100%" draw:textarea-vertical-align="middle" draw:shadow-opacity="100%"/>
    </style:style>
    <style:style style:name="gr130" style:family="graphic" style:parent-style-name="objectwithoutfill">
      <style:graphic-properties draw:fill="hatch" draw:fill-color="#ffff00" draw:fill-hatch-name="Black_20_-45_20_Degrees" draw:fill-hatch-solid="false" draw:opacity="25%" draw:textarea-vertical-align="middle" draw:shadow-opacity="25%"/>
    </style:style>
    <style:style style:name="gr131" style:family="graphic" style:parent-style-name="objectwithoutfill">
      <style:graphic-properties draw:marker-start="Arrow" draw:marker-start-width="0.201cm" draw:marker-end="Arrow" draw:marker-end-width="0.201cm" draw:fill="none" draw:textarea-vertical-align="middle"/>
    </style:style>
    <style:style style:name="gr132" style:family="graphic" style:parent-style-name="standard">
      <style:graphic-properties svg:stroke-color="#000000" draw:fill="solid" draw:fill-color="#008000" draw:textarea-horizontal-align="justify" draw:textarea-vertical-align="middle" draw:auto-grow-height="false" draw:shadow-offset-x="0.201cm" draw:shadow-offset-y="0.201cm"/>
    </style:style>
    <style:style style:name="gr133" style:family="graphic" style:parent-style-name="standard">
      <style:graphic-properties svg:stroke-color="#008000" draw:textarea-vertical-align="middle"/>
    </style:style>
    <style:style style:name="gr134" style:family="graphic" style:parent-style-name="standard">
      <style:graphic-properties draw:stroke="none" svg:stroke-color="#000000" draw:fill="none" draw:fill-color="#ffffff" draw:textarea-horizontal-align="left" draw:auto-grow-height="true" draw:auto-grow-width="false" fo:min-height="0.199cm" fo:min-width="3.376cm"/>
    </style:style>
    <style:style style:name="gr135" style:family="graphic" style:parent-style-name="standard">
      <style:graphic-properties svg:stroke-color="#000000" draw:fill="solid" draw:fill-color="#99ccff" draw:textarea-horizontal-align="justify" draw:textarea-vertical-align="middle" draw:auto-grow-height="false" draw:shadow-offset-x="0.201cm" draw:shadow-offset-y="0.201cm"/>
    </style:style>
    <style:style style:name="gr136" style:family="graphic" style:parent-style-name="standard">
      <style:graphic-properties draw:stroke="none" svg:stroke-color="#000000" draw:fill="none" draw:fill-color="#99ccff" draw:textarea-horizontal-align="left" draw:auto-grow-height="true" draw:auto-grow-width="true" fo:min-height="0cm" fo:min-width="0cm"/>
    </style:style>
    <style:style style:name="gr137" style:family="graphic" style:parent-style-name="standard">
      <style:graphic-properties svg:stroke-color="#000000" draw:fill="solid" draw:fill-color="#aecf00" draw:textarea-horizontal-align="justify" draw:textarea-vertical-align="middle" draw:auto-grow-height="false" draw:shadow-offset-x="0.201cm" draw:shadow-offset-y="0.201cm"/>
    </style:style>
    <style:style style:name="gr138" style:family="graphic" style:parent-style-name="standard">
      <style:graphic-properties draw:fill="solid" draw:fill-color="#cfe7e5" draw:textarea-vertical-align="middle"/>
    </style:style>
    <style:style style:name="gr139" style:family="graphic" style:parent-style-name="standard">
      <style:graphic-properties svg:stroke-color="#008000" draw:fill="solid" draw:fill-color="#cfe7e5" draw:textarea-vertical-align="middle"/>
    </style:style>
    <style:style style:name="gr140" style:family="graphic" style:parent-style-name="standard">
      <style:graphic-properties svg:stroke-color="#000000" draw:fill="solid" draw:fill-color="#ffcc99" draw:textarea-horizontal-align="justify" draw:textarea-vertical-align="middle" draw:auto-grow-height="false" draw:shadow-offset-x="0.201cm" draw:shadow-offset-y="0.201cm"/>
    </style:style>
    <style:style style:name="gr141" style:family="graphic" style:parent-style-name="standard">
      <style:graphic-properties svg:stroke-color="#000000" draw:fill="solid" draw:fill-color="#ffffcc" draw:textarea-horizontal-align="justify" draw:textarea-vertical-align="middle" draw:auto-grow-height="false" draw:shadow-offset-x="0.201cm" draw:shadow-offset-y="0.201cm"/>
    </style:style>
    <style:style style:name="gr142" style:family="graphic" style:parent-style-name="standard">
      <style:graphic-properties draw:stroke="none" draw:fill-color="#e6e64c" draw:textarea-horizontal-align="center" draw:textarea-vertical-align="bottom" draw:auto-grow-height="false" text:animation="none" text:animation-direction="down"/>
    </style:style>
    <style:style style:name="gr143" style:family="graphic" style:parent-style-name="objectwithoutfill">
      <style:graphic-properties svg:stroke-width="0.035cm" draw:marker-start-width="0.254cm" draw:marker-end="Arrow" draw:marker-end-width="0.353cm" draw:fill="none" draw:textarea-vertical-align="middle" fo:padding-top="0.142cm" fo:padding-bottom="0.142cm" fo:padding-left="0.267cm" fo:padding-right="0.267cm"/>
    </style:style>
    <style:style style:name="gr144" style:family="graphic" style:parent-style-name="standard">
      <style:graphic-properties draw:fill="solid" draw:fill-color="#cfe7e5" draw:textarea-vertical-align="middle" draw:shadow="hidden" draw:shadow-offset-x="0.042cm" draw:shadow-offset-y="0.042cm"/>
    </style:style>
    <style:style style:name="gr145" style:family="graphic" style:parent-style-name="standard">
      <style:graphic-properties draw:stroke="none" draw:textarea-vertical-align="top"/>
    </style:style>
    <style:style style:name="gr146" style:family="graphic" style:parent-style-name="standard">
      <style:graphic-properties draw:fill-color="#ffff66" draw:textarea-horizontal-align="justify" draw:textarea-vertical-align="middle" draw:auto-grow-height="false"/>
    </style:style>
    <style:style style:name="gr147" style:family="graphic" style:parent-style-name="standard">
      <style:graphic-properties draw:fill-color="#33cc66" draw:textarea-horizontal-align="justify" draw:textarea-vertical-align="middle" draw:auto-grow-height="false"/>
    </style:style>
    <style:style style:name="gr148" style:family="graphic" style:parent-style-name="standard">
      <style:graphic-properties svg:stroke-color="#000000" draw:fill-color="#99ccff" draw:textarea-vertical-align="middle" draw:auto-grow-height="false" fo:min-height="0.749cm" fo:min-width="0.499cm"/>
    </style:style>
    <style:style style:name="gr149" style:family="graphic" style:parent-style-name="standard">
      <style:graphic-properties svg:stroke-color="#000000" draw:fill-color="#aecf00" draw:textarea-vertical-align="middle" draw:auto-grow-height="false" fo:min-height="0.749cm" fo:min-width="0.499cm"/>
    </style:style>
    <style:style style:name="gr150" style:family="graphic" style:parent-style-name="standard">
      <style:graphic-properties svg:stroke-color="#000000" draw:fill-color="#ffff66" draw:textarea-vertical-align="middle" draw:auto-grow-height="false" fo:min-height="0.749cm" fo:min-width="0.499cm"/>
    </style:style>
    <style:style style:name="gr151" style:family="graphic" style:parent-style-name="standard">
      <style:graphic-properties svg:stroke-color="#000000" draw:fill-color="#ffffff" draw:textarea-vertical-align="middle" draw:auto-grow-height="false" fo:min-height="0cm" fo:min-width="0cm"/>
    </style:style>
    <style:style style:name="gr152" style:family="graphic" style:parent-style-name="standard">
      <style:graphic-properties draw:stroke="none" svg:stroke-color="#000000" draw:fill="none" draw:fill-color="#ffffff" draw:textarea-horizontal-align="left" draw:auto-grow-height="true" draw:auto-grow-width="false" fo:min-height="0.511cm" fo:min-width="3.376cm"/>
    </style:style>
    <style:style style:name="gr153" style:family="graphic" style:parent-style-name="standard">
      <style:graphic-properties draw:stroke="none" svg:stroke-color="#000000" draw:fill="none" draw:fill-color="#ffffff" draw:textarea-horizontal-align="left" draw:auto-grow-height="true" draw:auto-grow-width="true" fo:min-height="0.511cm" fo:min-width="2.343cm"/>
    </style:style>
    <style:style style:name="gr154" style:family="graphic" style:parent-style-name="standard">
      <style:graphic-properties draw:stroke="none" svg:stroke-color="#000000" draw:fill="none" draw:fill-color="#ffffff" draw:textarea-horizontal-align="left" draw:auto-grow-height="true" draw:auto-grow-width="true" fo:min-height="0.511cm" fo:min-width="0.294cm"/>
    </style:style>
    <style:style style:name="gr155" style:family="graphic" style:parent-style-name="objectwithoutfill">
      <style:graphic-properties draw:stroke="dash" draw:stroke-dash="Fine_20_Dashed_20__28_var_29_" svg:stroke-width="0.021cm" svg:stroke-color="#008000" draw:marker-start-width="0.229cm" draw:marker-end="Arrow" draw:marker-end-width="0.157cm" draw:fill="none" draw:textarea-vertical-align="middle" fo:padding-top="0.136cm" fo:padding-bottom="0.136cm" fo:padding-left="0.261cm" fo:padding-right="0.261cm"/>
    </style:style>
    <style:style style:name="gr156" style:family="graphic" style:parent-style-name="objectwithoutfill">
      <style:graphic-properties draw:stroke="dash" draw:stroke-dash="Fine_20_Dashed_20__28_var_29_" svg:stroke-width="0.021cm" svg:stroke-color="#000080" draw:marker-start-width="0.229cm" draw:marker-end="Arrow" draw:marker-end-width="0.157cm" draw:fill="none" draw:textarea-vertical-align="middle" fo:padding-top="0.136cm" fo:padding-bottom="0.136cm" fo:padding-left="0.261cm" fo:padding-right="0.261cm"/>
    </style:style>
    <style:style style:name="gr157" style:family="graphic" style:parent-style-name="objectwithoutfill">
      <style:graphic-properties draw:stroke="dash" draw:stroke-dash="Fine_20_Dashed_20__28_var_29_" svg:stroke-width="0.021cm" svg:stroke-color="#800000" draw:marker-start-width="0.229cm" draw:marker-end="Arrow" draw:marker-end-width="0.157cm" draw:fill="none" draw:textarea-vertical-align="middle" fo:padding-top="0.136cm" fo:padding-bottom="0.136cm" fo:padding-left="0.261cm" fo:padding-right="0.261cm"/>
    </style:style>
    <style:style style:name="gr158" style:family="graphic" style:parent-style-name="standard">
      <style:graphic-properties draw:stroke="none" svg:stroke-color="#000000" draw:fill="none" draw:fill-color="#ffffff" draw:textarea-horizontal-align="left" draw:auto-grow-height="true" draw:auto-grow-width="true" fo:min-height="0.511cm" fo:min-width="0.29cm"/>
    </style:style>
    <style:style style:name="gr159" style:family="graphic" style:parent-style-name="standard">
      <style:graphic-properties draw:stroke="none" svg:stroke-color="#000000" draw:fill="none" draw:fill-color="#ffffff" draw:textarea-horizontal-align="left" draw:auto-grow-height="true" draw:auto-grow-width="false" fo:min-height="0.411cm" fo:min-width="3.376cm"/>
    </style:style>
    <style:style style:name="gr160" style:family="graphic" style:parent-style-name="standard">
      <style:graphic-properties draw:stroke="none" svg:stroke-color="#000000" draw:fill="none" draw:fill-color="#ffffff" draw:textarea-horizontal-align="left" draw:auto-grow-height="true" draw:auto-grow-width="true" fo:min-height="0.511cm" fo:min-width="4.419cm"/>
    </style:style>
    <style:style style:name="gr161" style:family="graphic" style:parent-style-name="standard">
      <style:graphic-properties draw:stroke="none" svg:stroke-color="#000000" draw:fill="none" draw:fill-color="#ffffff" draw:textarea-horizontal-align="left" draw:auto-grow-height="true" draw:auto-grow-width="true" fo:min-height="0.511cm" fo:min-width="4.737cm"/>
    </style:style>
    <style:style style:name="gr162" style:family="graphic" style:parent-style-name="standard">
      <style:graphic-properties draw:stroke="none" svg:stroke-color="#000000" draw:fill="none" draw:fill-color="#ffffff" draw:textarea-horizontal-align="left" draw:auto-grow-height="true" draw:auto-grow-width="false" fo:min-height="0.287cm" fo:min-width="3.376cm"/>
    </style:style>
    <style:style style:name="gr163" style:family="graphic" style:parent-style-name="standard">
      <style:graphic-properties svg:stroke-color="#000000" draw:fill="solid" draw:fill-color="#800000" draw:textarea-horizontal-align="justify" draw:textarea-vertical-align="middle" draw:auto-grow-height="false" draw:shadow-offset-x="0.201cm" draw:shadow-offset-y="0.201cm"/>
    </style:style>
    <style:style style:name="gr164" style:family="graphic" style:parent-style-name="standard">
      <style:graphic-properties draw:stroke="none" svg:stroke-color="#000000" draw:fill="none" draw:fill-color="#ffffff" draw:textarea-horizontal-align="left" draw:auto-grow-height="true" draw:auto-grow-width="false" fo:min-height="0.953cm" fo:min-width="3.376cm"/>
    </style:style>
    <style:style style:name="gr165" style:family="graphic" style:parent-style-name="standard">
      <style:graphic-properties draw:stroke="none" svg:stroke-color="#000000" draw:fill="none" draw:fill-color="#ffffff" draw:textarea-horizontal-align="left" draw:auto-grow-height="true" draw:auto-grow-width="true" fo:min-height="0.953cm" fo:min-width="3.993cm"/>
    </style:style>
    <style:style style:name="gr166" style:family="graphic" style:parent-style-name="standard">
      <style:graphic-properties draw:stroke="none" svg:stroke-color="#000000" draw:fill="none" draw:fill-color="#ffffff" draw:textarea-horizontal-align="left" draw:auto-grow-height="true" draw:auto-grow-width="true" fo:min-height="0.953cm" fo:min-width="0.755cm"/>
    </style:style>
    <style:style style:name="gr167" style:family="graphic" style:parent-style-name="standard">
      <style:graphic-properties draw:stroke="none" svg:stroke-color="#000000" draw:fill="none" draw:fill-color="#ffffff" draw:textarea-horizontal-align="left" draw:auto-grow-height="true" draw:auto-grow-width="true" fo:min-height="0.953cm" fo:min-width="0.754cm"/>
    </style:style>
    <style:style style:name="gr168" style:family="graphic" style:parent-style-name="standard">
      <style:graphic-properties svg:stroke-color="#000000" draw:fill="solid" draw:fill-color="#000080" draw:textarea-horizontal-align="justify" draw:textarea-vertical-align="middle" draw:auto-grow-height="false" draw:shadow-offset-x="0.201cm" draw:shadow-offset-y="0.201cm"/>
    </style:style>
    <style:style style:name="gr169" style:family="graphic" style:parent-style-name="standard">
      <style:graphic-properties draw:stroke="none" svg:stroke-color="#000000" draw:fill="none" draw:fill-color="#ffffff" draw:textarea-horizontal-align="left" draw:auto-grow-height="true" draw:auto-grow-width="true" fo:min-height="0.953cm" fo:min-width="0.749cm"/>
    </style:style>
    <style:style style:name="gr170" style:family="graphic" style:parent-style-name="standard">
      <style:graphic-properties draw:stroke="none" svg:stroke-color="#000000" draw:fill="none" draw:fill-color="#ffffff" draw:textarea-horizontal-align="left" draw:auto-grow-height="true" draw:auto-grow-width="false" fo:min-height="0.794cm" fo:min-width="3.376cm"/>
    </style:style>
    <style:style style:name="gr171" style:family="graphic" style:parent-style-name="standard">
      <style:graphic-properties draw:stroke="none" svg:stroke-color="#000000" draw:fill="none" draw:fill-color="#ffffff" draw:textarea-horizontal-align="left" draw:auto-grow-height="true" draw:auto-grow-width="false" fo:min-height="0.795cm" fo:min-width="3.376cm"/>
    </style:style>
    <style:style style:name="gr172" style:family="graphic" style:parent-style-name="standard">
      <style:graphic-properties draw:stroke="none" svg:stroke-color="#000000" draw:fill="none" draw:fill-color="#ffffff" draw:textarea-horizontal-align="left" draw:auto-grow-height="true" draw:auto-grow-width="true" fo:min-height="0.952cm" fo:min-width="7.275cm"/>
    </style:style>
    <style:style style:name="gr173" style:family="graphic" style:parent-style-name="standard">
      <style:graphic-properties draw:stroke="none" svg:stroke-color="#000000" draw:fill="none" draw:fill-color="#ffffff" draw:textarea-horizontal-align="left" draw:auto-grow-height="true" draw:auto-grow-width="true" fo:min-height="0.953cm" fo:min-width="7.777cm"/>
    </style:style>
    <style:style style:name="gr174" style:family="graphic" style:parent-style-name="standard">
      <style:graphic-properties draw:fill="solid" draw:fill-color="#ffffff" draw:textarea-horizontal-align="justify" draw:textarea-vertical-align="middle" draw:auto-grow-height="false"/>
    </style:style>
    <style:style style:name="gr175" style:family="graphic" style:parent-style-name="standard">
      <style:graphic-properties draw:stroke="none" svg:stroke-color="#000000" draw:fill="none" draw:fill-color="#ffffff" draw:textarea-horizontal-align="left" draw:auto-grow-height="true" draw:auto-grow-width="false" fo:min-height="0.475cm" fo:min-width="6.983cm"/>
    </style:style>
    <style:style style:name="gr176" style:family="graphic" style:parent-style-name="standard">
      <style:graphic-properties draw:stroke="solid" draw:stroke-dash="Fine_20_Dashed" svg:stroke-width="0cm" svg:stroke-color="#000000" draw:marker-start-width="0.2cm" draw:marker-end-width="0.2cm" draw:fill="solid" draw:fill-color="#ffffff" draw:textarea-horizontal-align="left" draw:textarea-vertical-align="top" draw:auto-grow-height="false" fo:padding-top="0.125cm" fo:padding-bottom="0.125cm" fo:padding-left="0.25cm" fo:padding-right="0.25cm"/>
    </style:style>
    <style:style style:name="gr177" style:family="graphic" style:parent-style-name="standard">
      <style:graphic-properties draw:stroke="none" svg:stroke-color="#000000" draw:fill="solid" draw:fill-color="#cfe7e5" draw:textarea-horizontal-align="right" draw:textarea-vertical-align="middle" draw:auto-grow-height="false"/>
    </style:style>
    <style:style style:name="gr178" style:family="graphic" style:parent-style-name="standard">
      <style:graphic-properties draw:stroke="none" svg:stroke-color="#000000" draw:fill="solid" draw:fill-color="#99ccff" draw:textarea-horizontal-align="right" draw:textarea-vertical-align="middle" draw:auto-grow-height="false"/>
    </style:style>
    <style:style style:name="gr179" style:family="graphic" style:parent-style-name="standard">
      <style:graphic-properties draw:stroke="none" svg:stroke-color="#000000" draw:fill="solid" draw:fill-color="#cccccc" draw:textarea-horizontal-align="right" draw:textarea-vertical-align="middle" draw:auto-grow-height="false"/>
    </style:style>
    <style:style style:name="gr180" style:family="graphic" style:parent-style-name="standard">
      <style:graphic-properties draw:stroke="none" svg:stroke-color="#000000" draw:fill="solid" draw:fill-color="#e6e64c" draw:textarea-horizontal-align="right" draw:textarea-vertical-align="middle" draw:auto-grow-height="false"/>
    </style:style>
    <style:style style:name="gr181" style:family="graphic" style:parent-style-name="standard">
      <style:graphic-properties svg:stroke-color="#000000" draw:fill="solid" draw:fill-color="#ffffff" draw:textarea-horizontal-align="justify" draw:textarea-vertical-align="middle" draw:auto-grow-height="false"/>
    </style:style>
    <style:style style:name="gr182" style:family="graphic" style:parent-style-name="objectwithoutfill">
      <style:graphic-properties svg:stroke-color="#000000" draw:marker-end="Arrow" draw:marker-end-width="0.3cm" draw:fill="none" draw:fill-color="#ffffff" draw:textarea-vertical-align="middle"/>
    </style:style>
    <style:style style:name="gr183" style:family="graphic" style:parent-style-name="standard">
      <style:graphic-properties svg:stroke-color="#000000" draw:fill="solid" draw:fill-color="#cccc00" draw:textarea-horizontal-align="justify" draw:textarea-vertical-align="middle" draw:auto-grow-height="false"/>
    </style:style>
    <style:style style:name="gr184" style:family="graphic" style:parent-style-name="objectwithoutfill">
      <style:graphic-properties draw:marker-end="Arrow" draw:marker-end-width="0.3cm" draw:fill="none" draw:fill-color="#ffffff" draw:textarea-vertical-align="middle"/>
    </style:style>
    <style:style style:name="gr185" style:family="graphic" style:parent-style-name="objectwithoutfill">
      <style:graphic-properties draw:marker-start="" draw:marker-start-width="0.3cm" draw:marker-end="Arrow" draw:marker-end-width="0.3cm" draw:fill="none" draw:fill-color="#ffffff" draw:textarea-vertical-align="middle"/>
    </style:style>
    <style:style style:name="gr186" style:family="graphic" style:parent-style-name="standard">
      <style:graphic-properties svg:stroke-color="#000000" draw:fill="solid" draw:fill-color="#cccc00" draw:textarea-horizontal-align="justify" draw:textarea-vertical-align="middle" draw:auto-grow-height="false" fo:min-height="0cm" fo:min-width="0cm"/>
    </style:style>
    <style:style style:name="gr187" style:family="graphic" style:parent-style-name="objectwithoutfill">
      <style:graphic-properties draw:marker-end="Arrow" draw:marker-end-width="0.3cm" draw:fill="none" draw:textarea-vertical-align="middle"/>
    </style:style>
    <style:style style:name="gr188" style:family="graphic" style:parent-style-name="standard">
      <style:graphic-properties draw:stroke="none" draw:fill="solid" draw:fill-color="#cfe7e5" draw:textarea-horizontal-align="left" draw:textarea-vertical-align="top" draw:auto-grow-height="false"/>
    </style:style>
    <style:style style:name="gr189" style:family="graphic" style:parent-style-name="standard">
      <style:graphic-properties draw:stroke="solid" svg:stroke-color="#000000" draw:fill="solid" draw:fill-color="#ffffff" draw:textarea-horizontal-align="justify" draw:textarea-vertical-align="top" draw:auto-grow-height="false"/>
    </style:style>
    <style:style style:name="gr190" style:family="graphic" style:parent-style-name="standard">
      <style:graphic-properties svg:stroke-color="#000000" draw:fill="none" draw:textarea-horizontal-align="justify" draw:textarea-vertical-align="middle" draw:auto-grow-height="false"/>
    </style:style>
    <style:style style:name="gr191" style:family="graphic" style:parent-style-name="standard">
      <style:graphic-properties draw:stroke="none" draw:fill="solid" draw:fill-color="#e6e64c" draw:textarea-horizontal-align="left" draw:textarea-vertical-align="top" draw:auto-grow-height="false"/>
    </style:style>
    <style:style style:name="gr192" style:family="graphic" style:parent-style-name="standard">
      <style:graphic-properties svg:stroke-color="#000000" draw:marker-end="Arrow" draw:marker-end-width="0.305cm" draw:fill="solid" draw:fill-color="#cccc00" draw:textarea-vertical-align="middle"/>
    </style:style>
    <style:style style:name="gr193" style:family="graphic" style:parent-style-name="standard">
      <style:graphic-properties draw:fill="solid" draw:fill-color="#e6e6e6" draw:textarea-horizontal-align="justify" draw:textarea-vertical-align="middle" draw:auto-grow-height="false" fo:min-height="0cm" fo:min-width="0cm"/>
    </style:style>
    <style:style style:name="gr194"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195" style:family="graphic" style:parent-style-name="standard">
      <style:graphic-properties draw:fill="solid" draw:fill-color="#ffffff" draw:textarea-horizontal-align="justify" draw:textarea-vertical-align="middle" draw:auto-grow-height="false"/>
    </style:style>
    <style:style style:name="gr196" style:family="graphic" style:parent-style-name="standard">
      <style:graphic-properties svg:stroke-color="#000000" draw:marker-start="Dimension_20_Lines" draw:marker-start-width="0.3cm" draw:marker-end="Dimension_20_Lines" draw:marker-end-width="0.3cm" draw:fill="solid" draw:fill-color="#ffffff" draw:textarea-vertical-align="middle"/>
    </style:style>
    <style:style style:name="gr197" style:family="graphic" style:parent-style-name="standard">
      <style:graphic-properties svg:stroke-width="0.071cm" svg:stroke-color="#000000" draw:marker-start-width="0.308cm" draw:marker-end-width="0.308cm" draw:fill="solid" draw:fill-color="#e6e6ff" draw:textarea-horizontal-align="justify" draw:textarea-vertical-align="middle" draw:auto-grow-height="false" fo:padding-top="0.161cm" fo:padding-bottom="0.161cm" fo:padding-left="0.286cm" fo:padding-right="0.286cm"/>
    </style:style>
    <style:style style:name="gr198" style:family="graphic" style:parent-style-name="standard">
      <style:graphic-properties svg:stroke-width="0.071cm" svg:stroke-color="#000000" draw:marker-start-width="0.308cm" draw:marker-end-width="0.308cm" draw:fill="solid" draw:fill-color="#ffffcc" draw:textarea-horizontal-align="justify" draw:textarea-vertical-align="middle" draw:auto-grow-height="false" fo:padding-top="0.161cm" fo:padding-bottom="0.161cm" fo:padding-left="0.286cm" fo:padding-right="0.286cm"/>
    </style:style>
    <style:style style:name="gr199" style:family="graphic" style:parent-style-name="standard">
      <style:graphic-properties draw:fill="none" draw:fill-color="#ffffff" draw:textarea-horizontal-align="justify" draw:textarea-vertical-align="middle" draw:auto-grow-height="false"/>
    </style:style>
    <style:style style:name="gr200" style:family="graphic" style:parent-style-name="objectwithoutfill">
      <style:graphic-properties draw:fill="none" draw:fill-color="#ffffff" draw:textarea-vertical-align="middle"/>
    </style:style>
    <style:style style:name="gr201" style:family="graphic" style:parent-style-name="objectwithoutfill">
      <style:graphic-properties draw:fill="none" draw:fill-color="#ffffff" draw:textarea-vertical-align="middle"/>
    </style:style>
    <style:style style:name="gr202" style:family="graphic" style:parent-style-name="standard">
      <style:graphic-properties svg:stroke-width="0.071cm" svg:stroke-color="#000000" draw:marker-start-width="0.308cm" draw:marker-end-width="0.308cm" draw:fill="solid" draw:fill-color="#ccffff" draw:textarea-horizontal-align="justify" draw:textarea-vertical-align="middle" draw:auto-grow-height="false" fo:padding-top="0.161cm" fo:padding-bottom="0.161cm" fo:padding-left="0.286cm" fo:padding-right="0.286cm"/>
    </style:style>
    <style:style style:name="gr203"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204"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205" style:family="graphic" style:parent-style-name="objectwithoutfill">
      <style:graphic-properties svg:stroke-width="0.071cm" svg:stroke-color="#000000" draw:marker-start-width="0.306cm" draw:marker-end-width="0.306cm" draw:fill="none" draw:textarea-vertical-align="middle" fo:padding-top="0.16cm" fo:padding-bottom="0.16cm" fo:padding-left="0.285cm" fo:padding-right="0.285cm"/>
    </style:style>
    <style:style style:name="gr206" style:family="graphic" style:parent-style-name="objectwithoutfill">
      <style:graphic-properties draw:stroke="dash" draw:stroke-dash="Ultrafine_20_Dashed" draw:marker-end="Arrow" draw:marker-end-width="0.3cm" draw:fill="none" draw:textarea-vertical-align="middle"/>
    </style:style>
    <style:style style:name="gr207" style:family="graphic" style:parent-style-name="standard">
      <style:graphic-properties draw:fill="solid" draw:fill-color="#e6e64c" draw:textarea-horizontal-align="justify" draw:textarea-vertical-align="middle" draw:auto-grow-height="false"/>
    </style:style>
    <style:style style:name="gr208" style:family="graphic" style:parent-style-name="objectwithoutfill">
      <style:graphic-properties draw:stroke="dash" draw:stroke-dash="long_20_dash" draw:fill="none" draw:textarea-vertical-align="middle"/>
    </style:style>
    <style:style style:name="gr209" style:family="graphic" style:parent-style-name="standard">
      <style:graphic-properties draw:fill="solid" draw:fill-color="#c0c0c0" draw:textarea-vertical-align="middle"/>
    </style:style>
    <style:style style:name="gr210" style:family="graphic" style:parent-style-name="standard">
      <style:graphic-properties svg:stroke-width="0.035cm" svg:stroke-color="#000000" draw:marker-start-width="0.252cm" draw:marker-end-width="0.252cm" draw:fill="solid" draw:fill-color="#99ccff" draw:textarea-horizontal-align="justify" draw:textarea-vertical-align="middle" draw:auto-grow-height="false" fo:padding-top="0.142cm" fo:padding-bottom="0.142cm" fo:padding-left="0.267cm" fo:padding-right="0.267cm"/>
    </style:style>
    <style:style style:name="gr211" style:family="graphic" style:parent-style-name="standard">
      <style:graphic-properties svg:stroke-width="0.035cm" svg:stroke-color="#000000" draw:marker-start-width="0.252cm" draw:marker-end-width="0.252cm" draw:fill="solid" draw:fill-color="#ccffff" draw:textarea-horizontal-align="justify" draw:textarea-vertical-align="middle" draw:auto-grow-height="false" fo:padding-top="0.142cm" fo:padding-bottom="0.142cm" fo:padding-left="0.267cm" fo:padding-right="0.267cm"/>
    </style:style>
    <style:style style:name="gr212" style:family="graphic" style:parent-style-name="objectwithoutfill">
      <style:graphic-properties draw:marker-end="" draw:marker-end-width="0.3cm" draw:fill="none" draw:textarea-vertical-align="middle"/>
    </style:style>
    <style:style style:name="gr213" style:family="graphic" style:parent-style-name="objectwithoutfill">
      <style:graphic-properties draw:stroke="solid" draw:stroke-dash="_32__20_Dots_20_1_20_Dash" draw:fill="none" draw:textarea-vertical-align="middle"/>
    </style:style>
    <style:style style:name="gr214" style:family="graphic" style:parent-style-name="standard">
      <style:graphic-properties svg:stroke-width="0.035cm" svg:stroke-color="#000000" draw:marker-start-width="0.252cm" draw:marker-end-width="0.252cm" draw:fill="solid" draw:fill-color="#ff3366" draw:textarea-horizontal-align="justify" draw:textarea-vertical-align="middle" draw:auto-grow-height="false" fo:padding-top="0.142cm" fo:padding-bottom="0.142cm" fo:padding-left="0.267cm" fo:padding-right="0.267cm"/>
    </style:style>
    <style:style style:name="gr215" style:family="graphic" style:parent-style-name="objectwithoutfill">
      <style:graphic-properties draw:marker-end="Arrow" draw:marker-end-width="0.3cm" draw:fill="none" draw:textarea-vertical-align="middle"/>
    </style:style>
    <style:style style:name="gr216" style:family="graphic" style:parent-style-name="standard">
      <style:graphic-properties svg:stroke-width="0.035cm" svg:stroke-color="#000000" draw:marker-start-width="0.252cm" draw:marker-end-width="0.252cm" draw:fill="solid" draw:fill-color="#ffcc99" draw:textarea-horizontal-align="justify" draw:textarea-vertical-align="middle" draw:auto-grow-height="false" fo:padding-top="0.142cm" fo:padding-bottom="0.142cm" fo:padding-left="0.267cm" fo:padding-right="0.267cm"/>
    </style:style>
    <style:style style:name="gr217" style:family="graphic" style:parent-style-name="standard">
      <style:graphic-properties svg:stroke-width="0.035cm" svg:stroke-color="#000000" draw:marker-start-width="0.252cm" draw:marker-end-width="0.252cm" draw:fill="solid" draw:fill-color="#ff420e" draw:textarea-horizontal-align="justify" draw:textarea-vertical-align="middle" draw:auto-grow-height="false" fo:padding-top="0.142cm" fo:padding-bottom="0.142cm" fo:padding-left="0.267cm" fo:padding-right="0.267cm"/>
    </style:style>
    <style:style style:name="gr218" style:family="graphic" style:parent-style-name="standard">
      <style:graphic-properties svg:stroke-width="0.035cm" svg:stroke-color="#000000" draw:marker-start-width="0.252cm" draw:marker-end-width="0.252cm" draw:fill="solid" draw:fill-color="#ffff00" draw:textarea-horizontal-align="justify" draw:textarea-vertical-align="middle" draw:auto-grow-height="false" fo:padding-top="0.142cm" fo:padding-bottom="0.142cm" fo:padding-left="0.267cm" fo:padding-right="0.267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0pt" fo:font-weight="bold" style:font-size-asian="10pt" style:font-weight-asian="bold" style:font-size-complex="10pt" style:font-weight-complex="bold"/>
    </style:style>
    <style:style style:name="P4" style:family="paragraph">
      <style:text-properties fo:font-size="10pt" style:font-size-asian="10pt" style:font-size-complex="10pt"/>
    </style:style>
    <style:style style:name="P5" style:family="paragraph">
      <style:text-properties fo:color="#800000" fo:font-size="10pt" style:font-size-asian="10pt" style:font-size-complex="10pt"/>
    </style:style>
    <style:style style:name="P6" style:family="paragraph">
      <style:text-properties fo:color="#008000" fo:font-size="10pt" style:font-size-asian="10pt" style:font-size-complex="10pt"/>
    </style:style>
    <style:style style:name="P7" style:family="paragraph">
      <style:text-properties style:use-window-font-color="true" fo:font-size="10pt" style:font-size-asian="10pt" style:font-size-complex="10pt"/>
    </style:style>
    <style:style style:name="P8" style:family="paragraph">
      <style:text-properties fo:font-size="12pt" style:font-size-asian="12pt" style:font-size-complex="12pt"/>
    </style:style>
    <style:style style:name="P9" style:family="paragraph">
      <style:text-properties fo:color="#000080" fo:font-size="10pt" style:font-size-asian="10pt" style:font-size-complex="10pt"/>
    </style:style>
    <style:style style:name="P10" style:family="paragraph">
      <style:text-properties fo:color="#008000" fo:font-size="6pt" style:font-size-asian="8pt" style:font-size-complex="8pt"/>
    </style:style>
    <style:style style:name="P11" style:family="paragraph">
      <style:text-properties fo:font-size="8pt" style:font-size-asian="8pt" style:font-size-complex="8pt"/>
    </style:style>
    <style:style style:name="P12" style:family="paragraph">
      <style:paragraph-properties fo:text-align="end"/>
    </style:style>
    <style:style style:name="P13" style:family="paragraph">
      <style:paragraph-properties fo:text-align="end"/>
      <style:text-properties fo:font-size="10pt" style:font-size-asian="10pt" style:font-size-complex="10pt"/>
    </style:style>
    <style:style style:name="P14" style:family="paragraph">
      <style:paragraph-properties fo:text-align="center"/>
      <style:text-properties fo:color="#800000" fo:font-size="10pt" style:font-size-asian="10pt" style:font-size-complex="10pt"/>
    </style:style>
    <style:style style:name="P15" style:family="paragraph">
      <style:paragraph-properties fo:text-align="end"/>
      <style:text-properties fo:color="#ffffff" fo:font-size="10pt" style:font-size-asian="10pt" style:font-size-complex="10pt"/>
    </style:style>
    <style:style style:name="P16" style:family="paragraph">
      <style:paragraph-properties fo:text-align="center"/>
      <style:text-properties fo:font-size="8pt" style:font-size-asian="8pt" style:font-size-complex="8pt"/>
    </style:style>
    <style:style style:name="P17" style:family="paragraph">
      <style:paragraph-properties fo:text-align="center"/>
      <style:text-properties fo:font-size="6pt" style:font-size-asian="6pt" style:font-size-complex="6pt"/>
    </style:style>
    <style:style style:name="P18" style:family="paragraph">
      <style:paragraph-properties fo:text-align="center"/>
      <style:text-properties fo:color="#ffffff" fo:font-size="20pt" style:font-size-asian="20pt" style:font-size-complex="20pt"/>
    </style:style>
    <style:style style:name="P19" style:family="paragraph">
      <style:paragraph-properties fo:text-align="center"/>
      <style:text-properties fo:font-size="11pt" fo:font-weight="normal" style:font-size-asian="11pt" style:font-weight-asian="normal" style:font-size-complex="11pt" style:font-weight-complex="normal"/>
    </style:style>
    <style:style style:name="P20" style:family="paragraph">
      <style:paragraph-properties fo:text-align="center"/>
      <style:text-properties fo:font-size="9pt" style:font-size-asian="9pt" style:font-size-complex="9pt"/>
    </style:style>
    <style:style style:name="P21" style:family="paragraph">
      <style:paragraph-properties fo:text-align="center"/>
      <style:text-properties fo:color="#000000" fo:font-size="11pt" fo:font-weight="normal" style:font-size-asian="11pt" style:font-weight-asian="normal" style:font-size-complex="11pt" style:font-weight-complex="normal"/>
    </style:style>
    <style:style style:name="P22" style:family="paragraph">
      <style:text-properties fo:font-size="9pt" style:font-size-asian="9pt" style:font-size-complex="9pt"/>
    </style:style>
    <style:style style:name="P23" style:family="paragraph">
      <style:text-properties fo:font-size="14pt" style:font-size-asian="14pt" style:font-size-complex="14pt"/>
    </style:style>
    <style:style style:name="P24" style:family="paragraph">
      <style:paragraph-properties fo:text-align="center"/>
      <style:text-properties fo:font-size="9pt" fo:font-weight="normal" style:font-size-asian="9pt" style:font-weight-asian="normal" style:font-size-complex="9pt" style:font-weight-complex="normal"/>
    </style:style>
    <style:style style:name="P25" style:family="paragraph">
      <style:text-properties fo:font-size="24pt" style:font-size-asian="24pt" style:font-size-complex="24pt"/>
    </style:style>
    <style:style style:name="P26" style:family="paragraph">
      <style:paragraph-properties fo:text-align="center"/>
      <style:text-properties fo:color="#ffffff" fo:font-family="'Liberation Sans'" style:font-family-generic="swiss" style:font-pitch="variable" fo:font-size="100pt" style:font-size-asian="100pt" style:font-size-complex="100pt"/>
    </style:style>
    <style:style style:name="P27" style:family="paragraph">
      <style:paragraph-properties fo:text-align="center"/>
      <style:text-properties fo:color="#e6e6ff" fo:font-family="'Liberation Sans'" style:font-family-generic="swiss" style:font-pitch="variable" fo:font-size="100pt" style:font-size-asian="100pt" style:font-size-complex="100pt"/>
    </style:style>
    <style:style style:name="P28" style:family="paragraph">
      <style:paragraph-properties fo:text-align="center"/>
      <style:text-properties fo:font-size="16pt" style:font-size-asian="16pt" style:font-size-complex="16pt"/>
    </style:style>
    <style:style style:name="P29" style:family="paragraph">
      <style:text-properties fo:color="#000000" fo:font-size="10pt" style:font-size-asian="10pt" style:font-size-complex="10pt"/>
    </style:style>
    <style:style style:name="P30" style:family="paragraph">
      <style:paragraph-properties fo:text-align="center"/>
      <style:text-properties fo:font-size="10pt" fo:font-weight="normal" style:font-size-asian="10pt" style:font-weight-asian="normal" style:font-size-complex="10pt" style:font-weight-complex="normal"/>
    </style:style>
    <style:style style:name="P31" style:family="paragraph">
      <style:text-properties fo:font-size="28pt" style:font-size-asian="28pt" style:font-size-complex="28pt"/>
    </style:style>
    <style:style style:name="P32" style:family="paragraph">
      <style:text-properties fo:color="#008000" fo:font-size="8pt" fo:font-weight="bold" style:font-size-asian="8pt" style:font-weight-asian="bold" style:font-size-complex="8pt" style:font-weight-complex="bold"/>
    </style:style>
    <style:style style:name="P33" style:family="paragraph">
      <style:text-properties fo:color="#000080" fo:font-size="12pt" fo:font-weight="bold" style:font-size-asian="12pt" style:font-weight-asian="bold" style:font-size-complex="12pt" style:font-weight-complex="bold"/>
    </style:style>
    <style:style style:name="P34" style:family="paragraph">
      <style:text-properties fo:color="#ff6633" fo:font-size="6pt" fo:font-weight="bold" style:font-size-asian="6pt" style:font-weight-asian="bold" style:font-size-complex="6pt" style:font-weight-complex="bold"/>
    </style:style>
    <style:style style:name="P35" style:family="paragraph">
      <style:text-properties fo:color="#800000" fo:font-size="5pt" fo:font-weight="bold" style:font-size-asian="5pt" style:font-weight-asian="bold" style:font-size-complex="5pt" style:font-weight-complex="bold"/>
    </style:style>
    <style:style style:name="P36" style:family="paragraph">
      <style:text-properties fo:color="#000080" fo:font-size="12pt" fo:font-weight="normal" style:font-size-asian="12pt" style:font-weight-asian="normal" style:font-size-complex="12pt" style:font-weight-complex="normal"/>
    </style:style>
    <style:style style:name="P37" style:family="paragraph">
      <style:paragraph-properties fo:text-align="center"/>
      <style:text-properties fo:color="#ffffff" fo:font-size="50pt" fo:font-weight="bold" style:font-size-asian="50pt" style:font-weight-asian="bold" style:font-size-complex="50pt" style:font-weight-complex="bold"/>
    </style:style>
    <style:style style:name="P38" style:family="paragraph">
      <style:paragraph-properties fo:text-align="end"/>
      <style:text-properties fo:color="#ffffff" fo:font-size="12pt" fo:font-weight="bold" style:font-size-asian="12pt" style:font-weight-asian="bold" style:font-size-complex="12pt" style:font-weight-complex="bold"/>
    </style:style>
    <style:style style:name="P39" style:family="paragraph">
      <style:text-properties fo:color="#800000" fo:font-size="8pt" style:font-size-asian="8pt" style:font-size-complex="8pt"/>
    </style:style>
    <style:style style:name="P40" style:family="paragraph">
      <style:text-properties fo:color="#000080" fo:font-size="8pt" style:font-size-asian="8pt" style:font-size-complex="8pt"/>
    </style:style>
    <style:style style:name="P41" style:family="paragraph">
      <style:text-properties fo:color="#008000" fo:font-size="8pt" style:font-size-asian="8pt" style:font-size-complex="8pt"/>
    </style:style>
    <style:style style:name="P42" style:family="paragraph">
      <style:text-properties fo:color="#800000" fo:font-size="12pt" style:font-size-asian="12pt" style:font-size-complex="12pt"/>
    </style:style>
    <style:style style:name="P43" style:family="paragraph">
      <style:text-properties fo:color="#000080" fo:font-size="12pt" style:font-size-asian="12pt" style:font-size-complex="12pt"/>
    </style:style>
    <style:style style:name="P44" style:family="paragraph">
      <style:text-properties fo:color="#008000" fo:font-size="12pt" style:font-size-asian="12pt" style:font-size-complex="12pt"/>
    </style:style>
    <style:style style:name="P45" style:family="paragraph">
      <style:paragraph-properties fo:text-align="center"/>
      <style:text-properties fo:font-size="12pt" style:font-size-asian="12pt" style:font-size-complex="12pt"/>
    </style:style>
    <style:style style:name="P46" style:family="paragraph">
      <style:paragraph-properties fo:text-align="center"/>
      <style:text-properties fo:color="#800000" fo:font-size="12pt" style:font-size-asian="12pt" style:font-size-complex="12pt"/>
    </style:style>
    <style:style style:name="P47" style:family="paragraph">
      <style:paragraph-properties fo:text-align="center"/>
      <style:text-properties fo:color="#000080" fo:font-size="12pt" style:font-size-asian="12pt" style:font-size-complex="12pt"/>
    </style:style>
    <style:style style:name="P48" style:family="paragraph">
      <style:paragraph-properties fo:text-align="center"/>
      <style:text-properties fo:color="#008000" fo:font-size="12pt" style:font-size-asian="12pt" style:font-size-complex="12pt"/>
    </style:style>
    <style:style style:name="P49" style:family="paragraph">
      <style:paragraph-properties fo:text-align="center"/>
      <style:text-properties fo:font-size="24pt" fo:font-weight="bold" style:font-size-asian="24pt" style:font-weight-asian="bold" style:font-size-complex="24pt" style:font-weight-complex="bold"/>
    </style:style>
    <style:style style:name="P50" style:family="paragraph">
      <style:paragraph-properties fo:text-align="center"/>
      <style:text-properties fo:font-family="'Liberation Mono'" style:font-family-generic="modern" style:font-pitch="fixed" fo:font-size="22pt" fo:font-weight="bold" style:font-size-asian="22pt" style:font-weight-asian="bold" style:font-size-complex="22pt" style:font-weight-complex="bold"/>
    </style:style>
    <style:style style:name="P51" style:family="paragraph">
      <style:paragraph-properties fo:text-align="center"/>
      <style:text-properties fo:font-size="14pt" style:font-size-asian="14pt" style:font-size-complex="14pt"/>
    </style:style>
    <style:style style:name="P52" style:family="paragraph">
      <style:paragraph-properties fo:text-align="center"/>
      <style:text-properties fo:font-size="20pt" fo:font-weight="bold" style:font-size-asian="20pt" style:font-weight-asian="bold" style:font-size-complex="20pt" style:font-weight-complex="bold"/>
    </style:style>
    <style:style style:name="P53" style:family="paragraph">
      <style:paragraph-properties fo:text-align="center"/>
      <style:text-properties fo:font-family="'Liberation Mono'" style:font-family-generic="modern" style:font-pitch="fixed" fo:font-size="18pt" fo:font-weight="bold" style:font-weight-asian="bold" style:font-weight-complex="bold"/>
    </style:style>
    <style:style style:name="P54" style:family="paragraph">
      <style:paragraph-properties fo:text-align="center"/>
      <style:text-properties fo:font-size="18pt"/>
    </style:style>
    <style:style style:name="P55" style:family="paragraph">
      <style:text-properties fo:font-family="'Liberation Sans'" style:font-family-generic="swiss" style:font-pitch="variable" fo:font-size="12pt" style:font-size-asian="12pt" style:font-size-complex="12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color="#800000" fo:font-size="10pt" style:font-size-asian="10pt" style:font-size-complex="10pt"/>
    </style:style>
    <style:style style:name="T4" style:family="text">
      <style:text-properties fo:color="#008000" fo:font-size="10pt" style:font-size-asian="10pt" style:font-size-complex="10pt"/>
    </style:style>
    <style:style style:name="T5" style:family="text">
      <style:text-properties style:use-window-font-color="true" fo:font-size="10pt" style:font-size-asian="10pt" style:font-size-complex="10pt"/>
    </style:style>
    <style:style style:name="T6" style:family="text">
      <style:text-properties style:text-position="sub 58%" fo:font-size="10pt" style:font-size-asian="10pt" style:font-size-complex="10pt"/>
    </style:style>
    <style:style style:name="T7" style:family="text">
      <style:text-properties fo:font-size="12pt" style:font-size-asian="12pt" style:font-size-complex="12pt"/>
    </style:style>
    <style:style style:name="T8" style:family="text">
      <style:text-properties style:text-position="sub 58%" fo:font-size="12pt" style:font-size-asian="12pt" style:font-size-complex="12pt"/>
    </style:style>
    <style:style style:name="T9" style:family="text">
      <style:text-properties fo:color="#000080" fo:font-size="10pt" style:font-size-asian="10pt" style:font-size-complex="10pt"/>
    </style:style>
    <style:style style:name="T10" style:family="text">
      <style:text-properties fo:color="#800000" style:text-position="sub 58%" fo:font-size="10pt" style:font-size-asian="10pt" style:font-size-complex="10pt"/>
    </style:style>
    <style:style style:name="T11" style:family="text">
      <style:text-properties fo:color="#008000" fo:font-size="6pt" style:font-size-asian="8pt" style:font-size-complex="8pt"/>
    </style:style>
    <style:style style:name="T12" style:family="text">
      <style:text-properties fo:font-size="8pt" style:font-size-asian="8pt" style:font-size-complex="8pt"/>
    </style:style>
    <style:style style:name="T13" style:family="text">
      <style:text-properties fo:color="#ffffff" fo:font-size="10pt" style:font-size-asian="10pt" style:font-size-complex="10pt"/>
    </style:style>
    <style:style style:name="T14" style:family="text">
      <style:text-properties fo:font-size="6pt" style:font-size-asian="6pt" style:font-size-complex="6pt"/>
    </style:style>
    <style:style style:name="T15" style:family="text">
      <style:text-properties fo:color="#ffffff" fo:font-size="40pt" style:font-size-asian="40pt" style:font-size-complex="40pt"/>
    </style:style>
    <style:style style:name="T16" style:family="text">
      <style:text-properties fo:color="#ffffff" fo:font-size="20pt" style:font-size-asian="20pt" style:font-size-complex="20pt"/>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fo:color="#000000" fo:font-size="11pt" fo:font-weight="normal" style:font-size-asian="11pt" style:font-weight-asian="normal" style:font-size-complex="11pt" style:font-weight-complex="normal"/>
    </style:style>
    <style:style style:name="T19" style:family="text">
      <style:text-properties fo:font-size="9pt" style:font-size-asian="9pt" style:font-size-complex="9pt"/>
    </style:style>
    <style:style style:name="T20" style:family="text">
      <style:text-properties fo:font-size="14pt" style:font-size-asian="14pt" style:font-size-complex="14pt"/>
    </style:style>
    <style:style style:name="T21" style:family="text">
      <style:text-properties fo:font-size="9pt" fo:font-weight="normal" style:font-size-asian="9pt" style:font-weight-asian="normal" style:font-size-complex="9pt" style:font-weight-complex="normal"/>
    </style:style>
    <style:style style:name="T22" style:family="text">
      <style:text-properties fo:font-size="9pt" fo:font-style="italic" fo:font-weight="normal" style:font-size-asian="9pt" style:font-style-asian="italic" style:font-weight-asian="normal" style:font-size-complex="9pt" style:font-style-complex="italic" style:font-weight-complex="normal"/>
    </style:style>
    <style:style style:name="T23" style:family="text">
      <style:text-properties fo:font-size="24pt" style:font-size-asian="24pt" style:font-size-complex="24pt"/>
    </style:style>
    <style:style style:name="T24" style:family="text">
      <style:text-properties fo:color="#ffffff" fo:font-family="'Liberation Sans'" style:font-family-generic="swiss" style:font-pitch="variable" fo:font-size="100pt" style:font-size-asian="100pt" style:font-size-complex="100pt"/>
    </style:style>
    <style:style style:name="T25" style:family="text">
      <style:text-properties fo:color="#e6e6ff" fo:font-family="'Liberation Sans'" style:font-family-generic="swiss" style:font-pitch="variable" fo:font-size="100pt" style:font-size-asian="100pt" style:font-size-complex="100pt"/>
    </style:style>
    <style:style style:name="T26" style:family="text">
      <style:text-properties fo:font-size="16pt" style:font-size-asian="16pt" style:font-size-complex="16pt"/>
    </style:style>
    <style:style style:name="T27" style:family="text">
      <style:text-properties fo:color="#000080" style:text-position="-33% 58%" fo:font-size="10pt" style:font-size-asian="10pt" style:font-size-complex="10pt"/>
    </style:style>
    <style:style style:name="T28" style:family="text">
      <style:text-properties fo:color="#000000" fo:font-size="10pt" style:font-size-asian="10pt" style:font-size-complex="10pt"/>
    </style:style>
    <style:style style:name="T29" style:family="text">
      <style:text-properties fo:font-size="10pt" fo:font-weight="normal" style:font-size-asian="10pt" style:font-weight-asian="normal" style:font-size-complex="10pt" style:font-weight-complex="normal"/>
    </style:style>
    <style:style style:name="T30" style:family="text">
      <style:text-properties fo:font-size="28pt" style:font-size-asian="28pt" style:font-size-complex="28pt"/>
    </style:style>
    <style:style style:name="T31" style:family="text">
      <style:text-properties style:text-position="-33% 58%" fo:font-size="10pt" fo:font-weight="normal" style:font-size-asian="10pt" style:font-weight-asian="normal" style:font-size-complex="10pt" style:font-weight-complex="normal"/>
    </style:style>
    <style:style style:name="T32" style:family="text">
      <style:text-properties fo:font-family="'Liberation Sans'" style:font-style-name="Regular" style:font-family-generic="swiss" fo:font-size="10pt" style:font-family-asian="'Liberation Sans'" style:font-style-name-asian="Regular" style:font-family-generic-asian="swiss" style:font-size-asian="10pt" style:font-family-complex="'Liberation Sans'" style:font-style-name-complex="Regular" style:font-family-generic-complex="swiss" style:font-size-complex="10pt"/>
    </style:style>
    <style:style style:name="T33" style:family="text">
      <style:text-properties style:text-position="sub 58%" fo:font-size="10pt" style:text-underline-style="none" style:font-size-asian="10pt" style:font-size-complex="10pt"/>
    </style:style>
    <style:style style:name="T34" style:family="text">
      <style:text-properties fo:color="#000080" fo:font-size="10pt" fo:font-weight="bold" style:font-size-asian="10pt" style:font-weight-asian="bold" style:font-size-complex="10pt" style:font-weight-complex="bold"/>
    </style:style>
    <style:style style:name="T35" style:family="text">
      <style:text-properties fo:color="#008000" fo:font-size="8pt" fo:font-weight="bold" style:font-size-asian="8pt" style:font-weight-asian="bold" style:font-size-complex="8pt" style:font-weight-complex="bold"/>
    </style:style>
    <style:style style:name="T36" style:family="text">
      <style:text-properties fo:color="#ff6633" fo:font-size="6pt" fo:font-weight="bold" style:font-size-asian="6pt" style:font-weight-asian="bold" style:font-size-complex="6pt" style:font-weight-complex="bold"/>
    </style:style>
    <style:style style:name="T37" style:family="text">
      <style:text-properties fo:color="#008000" fo:font-size="10pt" fo:font-weight="bold" style:font-size-asian="10pt" style:font-weight-asian="bold" style:font-size-complex="10pt" style:font-weight-complex="bold"/>
    </style:style>
    <style:style style:name="T38" style:family="text">
      <style:text-properties fo:color="#ff6633" fo:font-size="10pt" fo:font-weight="bold" style:font-size-asian="10pt" style:font-weight-asian="bold" style:font-size-complex="10pt" style:font-weight-complex="bold"/>
    </style:style>
    <style:style style:name="T39" style:family="text">
      <style:text-properties fo:color="#800000" fo:font-size="5pt" fo:font-weight="bold" style:font-size-asian="5pt" style:font-weight-asian="bold" style:font-size-complex="5pt" style:font-weight-complex="bold"/>
    </style:style>
    <style:style style:name="T40" style:family="text">
      <style:text-properties style:use-window-font-color="true" fo:font-size="10pt" fo:font-weight="bold" style:font-size-asian="10pt" style:font-weight-asian="bold" style:font-size-complex="10pt" style:font-weight-complex="bold"/>
    </style:style>
    <style:style style:name="T41" style:family="text">
      <style:text-properties fo:color="#800000" fo:font-size="10pt" fo:font-weight="bold" style:font-size-asian="10pt" style:font-weight-asian="bold" style:font-size-complex="10pt" style:font-weight-complex="bold"/>
    </style:style>
    <style:style style:name="T42" style:family="text">
      <style:text-properties fo:color="#000080" fo:font-size="10pt" fo:font-weight="normal" style:font-size-asian="10pt" style:font-weight-asian="normal" style:font-size-complex="10pt" style:font-weight-complex="normal"/>
    </style:style>
    <style:style style:name="T43" style:family="text">
      <style:text-properties fo:color="#ffffff" fo:font-size="50pt" fo:font-weight="bold" style:font-size-asian="50pt" style:font-weight-asian="bold" style:font-size-complex="50pt" style:font-weight-complex="bold"/>
    </style:style>
    <style:style style:name="T44" style:family="text">
      <style:text-properties fo:color="#ffffff" fo:font-size="12pt" fo:font-weight="bold" style:font-size-asian="12pt" style:font-weight-asian="bold" style:font-size-complex="12pt" style:font-weight-complex="bold"/>
    </style:style>
    <style:style style:name="T45" style:family="text">
      <style:text-properties fo:color="#800000" fo:font-size="8pt" style:font-size-asian="8pt" style:font-size-complex="8pt"/>
    </style:style>
    <style:style style:name="T46" style:family="text">
      <style:text-properties fo:color="#800000" style:text-position="sub 58%" fo:font-size="8pt" style:font-size-asian="8pt" style:font-size-complex="8pt"/>
    </style:style>
    <style:style style:name="T47" style:family="text">
      <style:text-properties fo:color="#000080" fo:font-size="8pt" style:font-size-asian="8pt" style:font-size-complex="8pt"/>
    </style:style>
    <style:style style:name="T48" style:family="text">
      <style:text-properties fo:color="#000080" style:text-position="sub 58%" fo:font-size="8pt" style:font-size-asian="8pt" style:font-size-complex="8pt"/>
    </style:style>
    <style:style style:name="T49" style:family="text">
      <style:text-properties fo:color="#008000" fo:font-size="8pt" style:font-size-asian="8pt" style:font-size-complex="8pt"/>
    </style:style>
    <style:style style:name="T50" style:family="text">
      <style:text-properties fo:color="#008000" style:text-position="sub 58%" fo:font-size="8pt" style:font-size-asian="8pt" style:font-size-complex="8pt"/>
    </style:style>
    <style:style style:name="T51" style:family="text">
      <style:text-properties fo:color="#000080" style:text-position="sub 58%" fo:font-size="10pt" style:font-size-asian="10pt" style:font-size-complex="10pt"/>
    </style:style>
    <style:style style:name="T52" style:family="text">
      <style:text-properties fo:color="#000080" style:text-position="0% 100%" fo:font-size="10pt" style:font-size-asian="10pt" style:font-size-complex="10pt"/>
    </style:style>
    <style:style style:name="T53" style:family="text">
      <style:text-properties fo:color="#008000" style:text-position="sub 58%" fo:font-size="10pt" style:font-size-asian="10pt" style:font-size-complex="10pt"/>
    </style:style>
    <style:style style:name="T54" style:family="text">
      <style:text-properties fo:color="#008000" style:text-position="0% 100%" fo:font-size="10pt" style:font-size-asian="10pt" style:font-size-complex="10pt"/>
    </style:style>
    <style:style style:name="T55" style:family="text">
      <style:text-properties style:text-position="sub 58%" fo:font-size="8pt" style:font-size-asian="8pt" style:font-size-complex="8pt"/>
    </style:style>
    <style:style style:name="T56" style:family="text">
      <style:text-properties fo:color="#800000" fo:font-size="12pt" style:font-size-asian="12pt" style:font-size-complex="12pt"/>
    </style:style>
    <style:style style:name="T57" style:family="text">
      <style:text-properties fo:color="#000080" fo:font-size="12pt" style:font-size-asian="12pt" style:font-size-complex="12pt"/>
    </style:style>
    <style:style style:name="T58" style:family="text">
      <style:text-properties fo:color="#008000" fo:font-size="12pt" style:font-size-asian="12pt" style:font-size-complex="12pt"/>
    </style:style>
    <style:style style:name="T59" style:family="text">
      <style:text-properties fo:color="#000080" style:text-position="0% 100%" fo:font-size="12pt" style:font-size-asian="12pt" style:font-size-complex="12pt"/>
    </style:style>
    <style:style style:name="T60" style:family="text">
      <style:text-properties fo:color="#000080" style:text-position="sub 58%" fo:font-size="12pt" style:font-size-asian="12pt" style:font-size-complex="12pt"/>
    </style:style>
    <style:style style:name="T61" style:family="text">
      <style:text-properties fo:font-size="24pt" fo:font-weight="bold" style:font-size-asian="24pt" style:font-weight-asian="bold" style:font-size-complex="24pt" style:font-weight-complex="bold"/>
    </style:style>
    <style:style style:name="T62" style:family="text">
      <style:text-properties fo:font-family="'Liberation Mono'" style:font-family-generic="modern" style:font-pitch="fixed" fo:font-size="22pt" fo:font-weight="bold" style:font-size-asian="22pt" style:font-weight-asian="bold" style:font-size-complex="22pt" style:font-weight-complex="bold"/>
    </style:style>
    <style:style style:name="T63" style:family="text">
      <style:text-properties fo:font-size="20pt" fo:font-weight="bold" style:font-size-asian="20pt" style:font-weight-asian="bold" style:font-size-complex="20pt" style:font-weight-complex="bold"/>
    </style:style>
    <style:style style:name="T64" style:family="text">
      <style:text-properties fo:font-family="'Liberation Mono'" style:font-family-generic="modern" style:font-pitch="fixed" fo:font-size="18pt" fo:font-weight="bold" style:font-weight-asian="bold" style:font-weight-complex="bold"/>
    </style:style>
    <style:style style:name="T65" style:family="text">
      <style:text-properties fo:font-size="18pt"/>
    </style:style>
    <style:style style:name="T66" style:family="text">
      <style:text-properties fo:font-family="'Liberation Sans'" style:font-family-generic="swiss" style:font-pitch="variable"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layout" svg:width="1.846cm" svg:height="1.42cm" svg:x="7.364cm" svg:y="2.311cm">
            <text:p text:style-name="P1"><text:span text:style-name="T1">tag</text:span></text:p>
            <text:p text:style-name="P1"><text:span text:style-name="T1">v 1.2</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xml:id="id1" draw:id="id1" draw:layer="layout" svg:width="0.593cm" svg:height="0.565cm" svg:x="6.066cm" svg:y="2.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6.363cm" svg:y1="1.605cm" svg:x2="6.363cm" svg:y2="2.452cm" draw:end-shape="id1" draw:end-glue-point="4" svg:d="m6363 1605v847" svg:viewBox="0 0 1 848">
            <text:p/>
          </draw:connector>
          <draw:custom-shape draw:style-name="gr2" draw:text-style-name="P1" xml:id="id2" draw:id="id2" draw:layer="layout" svg:width="0.593cm" svg:height="0.565cm" svg:x="6.066cm" svg:y="7.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363cm" svg:y1="3.017cm" svg:x2="6.363cm" svg:y2="7.818cm" draw:start-shape="id1" draw:start-glue-point="8" draw:end-shape="id2" draw:end-glue-point="4" svg:d="m6363 3017v4801" svg:viewBox="0 0 1 4802">
            <text:p/>
          </draw:connector>
          <draw:connector draw:style-name="gr5" draw:text-style-name="P1" draw:layer="layout" draw:type="line" svg:x1="6.363cm" svg:y1="10.783cm" svg:x2="6.363cm" svg:y2="13.042cm" draw:start-shape="id3" draw:start-glue-point="8" svg:d="m6363 10783v2259" svg:viewBox="0 0 1 2260">
            <text:p/>
          </draw:connector>
          <draw:custom-shape draw:style-name="gr1" draw:text-style-name="P2" draw:layer="layout" svg:width="1.846cm" svg:height="1.42cm" svg:x="7.364cm" svg:y="7.669cm">
            <text:p text:style-name="P1"><text:span text:style-name="T1">tag</text:span></text:p>
            <text:p text:style-name="P1"><text:span text:style-name="T1">v 1.2.1</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xml:id="id3" draw:id="id3" draw:layer="layout" svg:width="0.593cm" svg:height="0.565cm" svg:x="6.066cm" svg:y="10.218cm">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363cm" svg:y1="8.383cm" svg:x2="6.363cm" svg:y2="10.218cm" draw:start-shape="id2" draw:start-glue-point="8" draw:end-shape="id3" draw:end-glue-point="4" svg:d="m6363 8383v1835" svg:viewBox="0 0 1 1836">
            <text:p/>
          </draw:connector>
          <draw:custom-shape draw:style-name="gr1" draw:text-style-name="P2" draw:layer="layout" svg:width="1.846cm" svg:height="1.42cm" svg:x="7.364cm" svg:y="10.069cm">
            <text:p text:style-name="P1"><text:span text:style-name="T1">tag</text:span></text:p>
            <text:p text:style-name="P1"><text:span text:style-name="T1">v 1.2.2</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 xml:id="id4" draw:id="id4" draw:layer="layout" svg:width="0.593cm" svg:height="0.565cm" svg:x="3.262cm" svg:y="3.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xml:id="id5" draw:id="id5" draw:layer="layout" svg:width="0.593cm" svg:height="0.565cm" svg:x="3.262cm" svg:y="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3.723cm" svg:x2="3.559cm" svg:y2="4.57cm" draw:start-shape="id4" draw:start-glue-point="8" draw:end-shape="id5" draw:end-glue-point="4" svg:d="m3559 3723v847" svg:viewBox="0 0 1 848">
            <text:p/>
          </draw:connector>
          <draw:connector draw:style-name="gr4" draw:text-style-name="P1" draw:layer="layout" draw:type="line" svg:x1="6.066cm" svg:y1="2.735cm" svg:x2="3.855cm" svg:y2="3.441cm" draw:start-shape="id1" draw:start-glue-point="6" draw:end-shape="id4" draw:end-glue-point="10" svg:d="m6066 2735-2211 706" svg:viewBox="0 0 2212 707">
            <text:p/>
          </draw:connector>
          <draw:connector draw:style-name="gr5" draw:text-style-name="P1" draw:layer="layout" draw:type="line" svg:x1="3.559cm" svg:y1="1.605cm" svg:x2="3.559cm" svg:y2="3.158cm" draw:end-shape="id4" draw:end-glue-point="4" svg:d="m3559 1605v1553" svg:viewBox="0 0 1 1554">
            <text:p/>
          </draw:connector>
          <draw:custom-shape draw:style-name="gr6" draw:text-style-name="P1" xml:id="id6" draw:id="id6" draw:layer="layout" svg:width="0.593cm" svg:height="0.565cm" svg:x="3.262cm" svg:y="5.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5.135cm" svg:x2="3.559cm" svg:y2="5.982cm" draw:start-shape="id5" draw:start-glue-point="8" draw:end-shape="id6" draw:end-glue-point="4" svg:d="m3559 5135v847" svg:viewBox="0 0 1 848">
            <text:p/>
          </draw:connector>
          <draw:custom-shape draw:style-name="gr6" draw:text-style-name="P1" xml:id="id7" draw:id="id7" draw:layer="layout" svg:width="0.593cm" svg:height="0.565cm" svg:x="3.262cm" svg:y="7.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6.547cm" svg:x2="3.559cm" svg:y2="7.394cm" draw:start-shape="id6" draw:start-glue-point="8" draw:end-shape="id7" draw:end-glue-point="4" svg:d="m3559 6547v847" svg:viewBox="0 0 1 848">
            <text:p/>
          </draw:connector>
          <draw:custom-shape draw:style-name="gr6" draw:text-style-name="P1" xml:id="id8" draw:id="id8" draw:layer="layout" svg:width="0.593cm" svg:height="0.565cm" svg:x="3.262cm" svg:y="8.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7.959cm" svg:x2="3.559cm" svg:y2="8.806cm" draw:start-shape="id7" draw:start-glue-point="8" draw:end-shape="id8" draw:end-glue-point="4" svg:d="m3559 7959v847" svg:viewBox="0 0 1 848">
            <text:p/>
          </draw:connector>
          <draw:custom-shape draw:style-name="gr6" draw:text-style-name="P1" xml:id="id9" draw:id="id9" draw:layer="layout" svg:width="0.593cm" svg:height="0.565cm" svg:x="3.262cm" svg:y="10.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9.371cm" svg:x2="3.559cm" svg:y2="10.218cm" draw:start-shape="id8" draw:start-glue-point="8" draw:end-shape="id9" draw:end-glue-point="4" svg:d="m3559 9371v847" svg:viewBox="0 0 1 848">
            <text:p/>
          </draw:connector>
          <draw:custom-shape draw:style-name="gr6" draw:text-style-name="P1" xml:id="id10" draw:id="id10" draw:layer="layout" svg:width="0.593cm" svg:height="0.565cm" svg:x="3.262cm" svg:y="1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10.783cm" svg:x2="3.559cm" svg:y2="11.63cm" draw:start-shape="id9" draw:start-glue-point="8" draw:end-shape="id10" draw:end-glue-point="4" svg:d="m3559 10783v847" svg:viewBox="0 0 1 848">
            <text:p/>
          </draw:connector>
          <draw:connector draw:style-name="gr5" draw:text-style-name="P1" draw:layer="layout" draw:type="line" svg:x1="3.559cm" svg:y1="12.195cm" svg:x2="3.559cm" svg:y2="13.042cm" draw:start-shape="id10" draw:start-glue-point="8" svg:d="m3559 12195v847" svg:viewBox="0 0 1 848">
            <text:p/>
          </draw:connector>
          <draw:connector draw:style-name="gr4" draw:text-style-name="P1" draw:layer="layout" draw:type="line" svg:x1="3.855cm" svg:y1="6.265cm" svg:x2="6.066cm" svg:y2="8.101cm" draw:start-shape="id6" draw:start-glue-point="10" draw:end-shape="id2" draw:end-glue-point="6" svg:d="m3855 6265 2211 1836" svg:viewBox="0 0 2212 1837">
            <text:p/>
          </draw:connector>
          <draw:connector draw:style-name="gr4" draw:text-style-name="P1" draw:layer="layout" draw:type="line" svg:x1="3.855cm" svg:y1="9.089cm" svg:x2="6.066cm" svg:y2="10.501cm" draw:start-shape="id8" draw:start-glue-point="10" draw:end-shape="id3" draw:end-glue-point="6" svg:d="m3855 9089 2211 1412" svg:viewBox="0 0 2212 1413">
            <text:p/>
          </draw:connector>
          <draw:frame draw:style-name="gr7" draw:text-style-name="P3" draw:layer="layout" svg:width="1.107cm" svg:height="0.645cm" svg:x="3.009cm" svg:y="1cm">
            <draw:text-box>
              <text:p><text:span text:style-name="T2">dev</text:span></text:p>
            </draw:text-box>
          </draw:frame>
          <draw:frame draw:style-name="gr7" draw:text-style-name="P3" draw:layer="layout" svg:width="1.658cm" svg:height="0.645cm" svg:x="5.565cm" svg:y="1cm">
            <draw:text-box>
              <text:p><text:span text:style-name="T2">master</text:span></text:p>
            </draw:text-box>
          </draw:frame>
          <draw:custom-shape draw:style-name="gr1" draw:text-style-name="P2" draw:layer="layout" svg:width="1.846cm" svg:height="1.42cm" svg:x="1cm" svg:y="10.359cm">
            <text:p text:style-name="P1"><text:span text:style-name="T1">work in</text:span></text:p>
            <text:p text:style-name="P1"><text:span text:style-name="T1">progress</text:span></text:p>
            <draw:enhanced-geometry svg:viewBox="0 0 21600 21600" draw:mirror-horizontal="false" draw:mirror-vertical="false" draw:text-areas="800 800 20800 20800" draw:type="round-rectangular-callout" draw:modifiers="27026.3129399025 21752.00562983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page>
      <draw:page draw:name="page2" draw:style-name="dp1" draw:master-page-name="Default">
        <draw:g>
          <draw:polygon draw:style-name="gr8" draw:text-style-name="P1" draw:layer="layout" svg:width="6.846cm" svg:height="2.626cm" svg:x="2.518cm" svg:y="5.652cm" svg:viewBox="0 0 6847 2627" draw:points="1356,0 5507,0 6847,2593 0,2627">
            <text:p/>
          </draw:polygon>
          <draw:custom-shape draw:style-name="gr9" draw:text-style-name="P1" xml:id="id11" draw:id="id11" draw:layer="layout" svg:width="0.593cm" svg:height="0.593cm" svg:x="2.12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2.63cm" svg:y1="2.795cm" svg:x2="3.832cm" svg:y2="5.144cm" draw:start-shape="id11" draw:start-glue-point="9" draw:end-shape="id12" draw:end-glue-point="4" svg:d="m2630 2795 1202 2349" svg:viewBox="0 0 1203 2350">
            <text:p/>
          </draw:connector>
          <draw:connector draw:style-name="gr11" draw:text-style-name="P1" draw:layer="layout" draw:type="line" svg:x1="3.621cm" svg:y1="5.23cm" svg:x2="2.42cm" svg:y2="2.881cm" draw:start-shape="id12" draw:start-glue-point="5" draw:end-shape="id11" draw:end-glue-point="8" svg:d="m3621 5230-1201-2349" svg:viewBox="0 0 1202 2350">
            <text:p/>
          </draw:connector>
          <draw:custom-shape draw:style-name="gr9" draw:text-style-name="P1" xml:id="id14" draw:id="id14" draw:layer="layout" svg:width="0.593cm" svg:height="0.593cm" svg:x="9.18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8.068cm" svg:y1="5.144cm" svg:x2="9.269cm" svg:y2="2.795cm" draw:start-shape="id13" draw:start-glue-point="4" draw:end-shape="id14" draw:end-glue-point="7" svg:d="m8068 5144 1201-2349" svg:viewBox="0 0 1202 2350">
            <text:p/>
          </draw:connector>
          <draw:connector draw:style-name="gr12" draw:text-style-name="P1" draw:layer="layout" draw:type="line" svg:x1="8.278cm" svg:y1="5.23cm" svg:x2="9.48cm" svg:y2="2.881cm" draw:start-shape="id13" draw:start-glue-point="11" draw:end-shape="id14" draw:end-glue-point="8" svg:d="m8278 5230 1202-2349" svg:viewBox="0 0 1203 2350">
            <text:p/>
          </draw:connector>
          <draw:connector draw:style-name="gr11" draw:text-style-name="P1" draw:layer="layout" draw:type="line" svg:x1="4.042cm" svg:y1="5.23cm" svg:x2="7.857cm" svg:y2="5.23cm" draw:start-shape="id12" draw:start-glue-point="11" draw:end-shape="id13" draw:end-glue-point="5" svg:d="m4042 5230h3815" svg:viewBox="0 0 3816 1">
            <text:p/>
          </draw:connector>
          <draw:connector draw:style-name="gr13" draw:text-style-name="P1" draw:layer="layout" draw:type="line" svg:x1="4.042cm" svg:y1="5.651cm" svg:x2="7.857cm" svg:y2="5.651cm" draw:start-shape="id12" draw:start-glue-point="9" draw:end-shape="id13" draw:end-glue-point="7" svg:d="m4042 5651h3815" svg:viewBox="0 0 3816 1">
            <text:p/>
          </draw:connector>
          <draw:connector draw:style-name="gr14" draw:text-style-name="P1" draw:layer="layout" draw:type="line" svg:x1="2.63cm" svg:y1="8.054cm" svg:x2="3.832cm" svg:y2="5.737cm" draw:start-shape="id15" draw:start-glue-point="11" draw:end-shape="id12" draw:end-glue-point="8" svg:d="m2630 8054 1202-2317" svg:viewBox="0 0 1203 2318">
            <text:p/>
          </draw:connector>
          <draw:connector draw:style-name="gr12" draw:text-style-name="P1" draw:layer="layout" draw:type="line" svg:x1="3.621cm" svg:y1="5.651cm" svg:x2="2.42cm" svg:y2="7.968cm" draw:start-shape="id12" draw:start-glue-point="7" draw:end-shape="id15" draw:end-glue-point="4" svg:d="m3621 5651-1201 2317" svg:viewBox="0 0 1202 2318">
            <text:p/>
          </draw:connector>
          <draw:connector draw:style-name="gr11" draw:text-style-name="P1" draw:layer="layout" draw:type="line" svg:x1="8.278cm" svg:y1="5.651cm" svg:x2="9.48cm" svg:y2="7.968cm" draw:start-shape="id13" draw:start-glue-point="9" draw:end-shape="id16" draw:end-glue-point="4" svg:d="m8278 5651 1202 2317" svg:viewBox="0 0 1203 2318">
            <text:p/>
          </draw:connector>
          <draw:connector draw:style-name="gr15" draw:text-style-name="P1" draw:layer="layout" draw:type="line" svg:x1="9.269cm" svg:y1="8.054cm" svg:x2="8.068cm" svg:y2="5.737cm" draw:start-shape="id16" draw:start-glue-point="5" draw:end-shape="id13" draw:end-glue-point="8" svg:d="m9269 8054-1201-2317" svg:viewBox="0 0 1202 2318">
            <text:p/>
          </draw:connector>
          <draw:custom-shape draw:style-name="gr16" draw:text-style-name="P1" xml:id="id12" draw:id="id12" draw:layer="layout" svg:width="0.593cm" svg:height="0.593cm" svg:x="3.535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3" draw:id="id13" draw:layer="layout" svg:width="0.593cm" svg:height="0.593cm" svg:x="7.771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5" draw:id="id15" draw:layer="layout" svg:width="0.593cm" svg:height="0.593cm" svg:x="2.12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6" draw:id="id16" draw:layer="layout" svg:width="0.593cm" svg:height="0.593cm" svg:x="9.18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255cm" svg:height="0.645cm" svg:x="4.887cm" svg:y="4.653cm">
            <draw:text-box>
              <text:p><text:span text:style-name="T1">opposite(e)</text:span></text:p>
            </draw:text-box>
          </draw:frame>
          <draw:frame draw:style-name="gr7" draw:text-style-name="P4" draw:layer="layout" svg:width="2.2cm" svg:height="0.645cm" svg:x="8.302cm" svg:y="5.102cm">
            <draw:text-box>
              <text:p><text:span text:style-name="T1">a=origin(e)</text:span></text:p>
            </draw:text-box>
          </draw:frame>
          <draw:frame draw:style-name="gr7" draw:text-style-name="P4" draw:layer="layout" svg:width="1.92cm" svg:height="0.645cm" svg:x="1.682cm" svg:y="5.102cm">
            <draw:text-box>
              <text:p><text:span text:style-name="T1">b=end(e)</text:span></text:p>
            </draw:text-box>
          </draw:frame>
          <draw:frame draw:style-name="gr7" draw:text-style-name="P4" draw:layer="layout" svg:width="3.084cm" svg:height="0.645cm" svg:x="4.472cm" svg:y="5.652cm">
            <draw:text-box>
              <text:p><text:span text:style-name="T1">half-edge e=b-a </text:span></text:p>
            </draw:text-box>
          </draw:frame>
          <draw:frame draw:style-name="gr7" draw:text-style-name="P4" draw:layer="layout" svg:width="1.607cm" svg:height="0.645cm" svg:x="3.099cm" svg:y="6.708cm">
            <draw:text-box>
              <text:p><text:span text:style-name="T1">next(e)</text:span></text:p>
            </draw:text-box>
          </draw:frame>
          <draw:frame draw:style-name="gr7" draw:text-style-name="P4" draw:layer="layout" svg:width="1.624cm" svg:height="0.645cm" svg:x="7.176cm" svg:y="6.708cm">
            <draw:text-box>
              <text:p><text:span text:style-name="T1">prev(e)</text:span></text:p>
            </draw:text-box>
          </draw:frame>
          <draw:frame draw:style-name="gr7" draw:text-style-name="P4" draw:layer="layout" svg:width="1.912cm" svg:height="0.645cm" svg:x="5.058cm" svg:y="7.517cm">
            <draw:text-box>
              <text:p><text:span text:style-name="T1">f=face(e)</text:span></text:p>
            </draw:text-box>
          </draw:frame>
        </draw:g>
        <draw:g>
          <draw:polygon draw:style-name="gr8" draw:text-style-name="P1" draw:layer="layout" svg:width="6.846cm" svg:height="2.626cm" draw:transform="rotate (-3.14159265358979) translate (9.381cm 13.488cm)" svg:viewBox="0 0 6847 2627" draw:points="5491,0 1340,0 0,2593 6847,2627">
            <text:p/>
          </draw:polygon>
          <draw:polygon draw:style-name="gr8" draw:text-style-name="P1" draw:layer="layout" svg:width="6.846cm" svg:height="2.626cm" svg:x="2.518cm" svg:y="13.917cm" svg:viewBox="0 0 6847 2627" draw:points="1356,0 5507,0 6847,2593 0,2627">
            <text:p/>
          </draw:polygon>
          <draw:custom-shape draw:style-name="gr16" draw:text-style-name="P1" xml:id="id17" draw:id="id17" draw:layer="layout" svg:width="0.593cm" svg:height="0.593cm" svg:x="2.12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 draw:layer="layout" draw:type="line" svg:x1="2.63cm" svg:y1="11.089cm" svg:x2="3.832cm" svg:y2="13.409cm" draw:start-shape="id17" draw:start-glue-point="9" draw:end-shape="id18" draw:end-glue-point="4" svg:d="m2630 11089 1202 2320" svg:viewBox="0 0 1203 2321">
            <text:p/>
          </draw:connector>
          <draw:connector draw:style-name="gr11" draw:text-style-name="P1" draw:layer="layout" draw:type="line" svg:x1="3.621cm" svg:y1="13.495cm" svg:x2="2.42cm" svg:y2="11.175cm" draw:start-shape="id18" draw:start-glue-point="5" draw:end-shape="id17" draw:end-glue-point="8" svg:d="m3621 13495-1201-2320" svg:viewBox="0 0 1202 2321">
            <text:p/>
          </draw:connector>
          <draw:custom-shape draw:style-name="gr16" draw:text-style-name="P1" xml:id="id20" draw:id="id20" draw:layer="layout" svg:width="0.593cm" svg:height="0.593cm" svg:x="9.18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 draw:layer="layout" draw:type="line" svg:x1="8.068cm" svg:y1="13.409cm" svg:x2="9.269cm" svg:y2="11.089cm" draw:start-shape="id19" draw:start-glue-point="4" draw:end-shape="id20" draw:end-glue-point="7" svg:d="m8068 13409 1201-2320" svg:viewBox="0 0 1202 2321">
            <text:p/>
          </draw:connector>
          <draw:connector draw:style-name="gr12" draw:text-style-name="P1" draw:layer="layout" draw:type="line" svg:x1="8.278cm" svg:y1="13.495cm" svg:x2="9.48cm" svg:y2="11.175cm" draw:start-shape="id19" draw:start-glue-point="11" draw:end-shape="id20" draw:end-glue-point="8" svg:d="m8278 13495 1202-2320" svg:viewBox="0 0 1203 2321">
            <text:p/>
          </draw:connector>
          <draw:connector draw:style-name="gr18" draw:text-style-name="P1" draw:layer="layout" draw:type="line" svg:x1="4.042cm" svg:y1="13.495cm" svg:x2="7.857cm" svg:y2="13.495cm" draw:start-shape="id18" draw:start-glue-point="11" draw:end-shape="id19" draw:end-glue-point="5" svg:d="m4042 13495h3815" svg:viewBox="0 0 3816 1">
            <text:p/>
          </draw:connector>
          <draw:connector draw:style-name="gr13" draw:text-style-name="P1" draw:layer="layout" draw:type="line" svg:x1="4.042cm" svg:y1="13.916cm" svg:x2="7.857cm" svg:y2="13.916cm" draw:start-shape="id18" draw:start-glue-point="9" draw:end-shape="id19" draw:end-glue-point="7" svg:d="m4042 13916h3815" svg:viewBox="0 0 3816 1">
            <text:p/>
          </draw:connector>
          <draw:connector draw:style-name="gr13" draw:text-style-name="P1" draw:layer="layout" draw:type="line" svg:x1="2.63cm" svg:y1="16.319cm" svg:x2="3.832cm" svg:y2="14.002cm" draw:start-shape="id21" draw:start-glue-point="11" draw:end-shape="id18" draw:end-glue-point="8" svg:d="m2630 16319 1202-2317" svg:viewBox="0 0 1203 2318">
            <text:p/>
          </draw:connector>
          <draw:connector draw:style-name="gr12" draw:text-style-name="P1" draw:layer="layout" draw:type="line" svg:x1="3.621cm" svg:y1="13.916cm" svg:x2="2.42cm" svg:y2="16.233cm" draw:start-shape="id18" draw:start-glue-point="7" draw:end-shape="id21" draw:end-glue-point="4" svg:d="m3621 13916-1201 2317" svg:viewBox="0 0 1202 2318">
            <text:p/>
          </draw:connector>
          <draw:connector draw:style-name="gr11" draw:text-style-name="P1" draw:layer="layout" draw:type="line" svg:x1="8.278cm" svg:y1="13.916cm" svg:x2="9.48cm" svg:y2="16.233cm" draw:start-shape="id19" draw:start-glue-point="9" draw:end-shape="id22" draw:end-glue-point="4" svg:d="m8278 13916 1202 2317" svg:viewBox="0 0 1203 2318">
            <text:p/>
          </draw:connector>
          <draw:connector draw:style-name="gr19" draw:text-style-name="P1" draw:layer="layout" draw:type="line" svg:x1="9.269cm" svg:y1="16.319cm" svg:x2="8.068cm" svg:y2="14.002cm" draw:start-shape="id22" draw:start-glue-point="5" draw:end-shape="id19" draw:end-glue-point="8" svg:d="m9269 16319-1201-2317" svg:viewBox="0 0 1202 2318">
            <text:p/>
          </draw:connector>
          <draw:custom-shape draw:style-name="gr16" draw:text-style-name="P1" xml:id="id18" draw:id="id18" draw:layer="layout" svg:width="0.593cm" svg:height="0.593cm" svg:x="3.535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9" draw:id="id19" draw:layer="layout" svg:width="0.593cm" svg:height="0.593cm" svg:x="7.771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21" draw:id="id21" draw:layer="layout" svg:width="0.593cm" svg:height="0.593cm" svg:x="2.12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22" draw:id="id22" draw:layer="layout" svg:width="0.593cm" svg:height="0.593cm" svg:x="9.18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3.067cm" svg:height="0.645cm" svg:x="4.408cm" svg:y="14.949cm">
            <draw:text-box>
              <text:p><text:span text:style-name="T3">half-edges cycle</text:span></text:p>
            </draw:text-box>
          </draw:frame>
          <draw:connector draw:style-name="gr13" draw:text-style-name="P1" draw:layer="layout" draw:type="line" svg:x1="9.183cm" svg:y1="16.53cm" svg:x2="2.716cm" svg:y2="16.53cm" draw:start-shape="id22" draw:start-glue-point="6" draw:end-shape="id21" draw:end-glue-point="10" svg:d="m9183 16530h-6467" svg:viewBox="0 0 6468 1">
            <text:p/>
          </draw:connector>
          <draw:connector draw:style-name="gr18" draw:text-style-name="P1" draw:layer="layout" draw:type="line" svg:x1="9.183cm" svg:y1="10.879cm" svg:x2="2.716cm" svg:y2="10.879cm" draw:start-shape="id20" draw:start-glue-point="6" draw:end-shape="id17" draw:end-glue-point="10" svg:d="m9183 10879h-6467" svg:viewBox="0 0 6468 1">
            <text:p/>
          </draw:connector>
          <draw:frame draw:style-name="gr7" draw:text-style-name="P6" draw:layer="layout" svg:width="3.067cm" svg:height="0.645cm" svg:x="4.409cm" svg:y="11.748cm">
            <draw:text-box>
              <text:p><text:span text:style-name="T4">half-edges cycle</text:span></text:p>
            </draw:text-box>
          </draw:frame>
        </draw:g>
        <draw:g>
          <draw:polygon draw:style-name="gr20" draw:text-style-name="P1" draw:layer="layout" svg:width="5.647cm" svg:height="1.411cm" svg:x="13.002cm" svg:y="15.12cm" svg:viewBox="0 0 5648 1412" draw:points="1412,0 0,1412 5648,1412 4236,0">
            <text:p/>
          </draw:polygon>
          <draw:line draw:style-name="gr21" draw:text-style-name="P1" draw:layer="layout" svg:x1="15.317cm" svg:y1="15.769cm" svg:x2="15.627cm" svg:y2="15.12cm">
            <text:p/>
          </draw:line>
          <draw:polygon draw:style-name="gr22" draw:text-style-name="P1" draw:layer="layout" svg:width="0.705cm" svg:height="2.823cm" svg:x="15.12cm" svg:y="13.708cm" svg:viewBox="0 0 706 2824" draw:points="0,2824 706,1412 706,0 0,706">
            <text:p/>
          </draw:polygon>
          <draw:frame draw:style-name="gr7" draw:text-style-name="P7" draw:layer="layout" svg:width="2.551cm" svg:height="0.645cm" svg:x="15.505cm" svg:y="15.83cm">
            <draw:text-box>
              <text:p><text:span text:style-name="T5">opposite(e) ?</text:span></text:p>
            </draw:text-box>
          </draw:frame>
          <draw:line draw:style-name="gr23" draw:text-style-name="P1" draw:layer="layout" svg:x1="15.515cm" svg:y1="15.741cm" svg:x2="15.12cm" svg:y2="16.532cm">
            <text:p/>
          </draw:line>
          <draw:line draw:style-name="gr24" draw:text-style-name="P1" draw:layer="layout" svg:x1="15.657cm" svg:y1="15.769cm" svg:x2="15.967cm" svg:y2="15.12cm">
            <text:p/>
          </draw:line>
        </draw:g>
        <draw:g>
          <draw:frame draw:style-name="gr7" draw:text-style-name="P4" draw:layer="layout" svg:width="2.661cm" svg:height="0.962cm" svg:x="14.893cm" svg:y="7.45cm">
            <draw:text-box>
              <text:p><text:span text:style-name="T1">f=face(e)</text:span>f0-</text:p>
            </draw:text-box>
          </draw:frame>
          <draw:polygon draw:style-name="gr25" draw:text-style-name="P1" draw:layer="layout" svg:width="2.823cm" svg:height="2.852cm" draw:transform="rotate (-3.14159265358979) translate (17.35cm 9.343cm)" svg:viewBox="0 0 2824 2853" draw:points="2824,0 0,0 0,2824 2824,2853">
            <text:p/>
          </draw:polygon>
          <draw:custom-shape draw:style-name="gr16" draw:text-style-name="P1" draw:layer="layout" svg:width="0.593cm" svg:height="0.593cm" svg:x="14.216cm" svg:y="6.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7.068cm" svg:y="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4.217cm" svg:y="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7.069cm" svg:y="9.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9.044cm" svg:y="7.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4cm" svg:height="0.761cm" svg:x="13.538cm" svg:y="5.828cm">
            <draw:text-box>
              <text:p><text:span text:style-name="T1">v</text:span><text:span text:style-name="T6">0</text:span></text:p>
            </draw:text-box>
          </draw:frame>
          <draw:frame draw:style-name="gr7" draw:text-style-name="P8" draw:layer="layout" svg:width="0.756cm" svg:height="0.864cm" svg:x="15.628cm" svg:y="7.395cm">
            <draw:text-box>
              <text:p><text:span text:style-name="T7">f</text:span><text:span text:style-name="T8">0</text:span></text:p>
            </draw:text-box>
          </draw:frame>
          <draw:frame draw:style-name="gr7" draw:text-style-name="P4" draw:layer="layout" svg:width="0.794cm" svg:height="0.761cm" svg:x="13.538cm" svg:y="8.68cm">
            <draw:text-box>
              <text:p><text:span text:style-name="T1">v</text:span><text:span text:style-name="T6">1</text:span></text:p>
            </draw:text-box>
          </draw:frame>
          <draw:frame draw:style-name="gr7" draw:text-style-name="P4" draw:layer="layout" svg:width="0.79cm" svg:height="0.761cm" svg:x="17.503cm" svg:y="8.68cm">
            <draw:text-box>
              <text:p><text:span text:style-name="T1">v</text:span><text:span text:style-name="T6">2</text:span></text:p>
            </draw:text-box>
          </draw:frame>
          <draw:frame draw:style-name="gr7" draw:text-style-name="P4" draw:layer="layout" svg:width="0.794cm" svg:height="0.761cm" svg:x="17.501cm" svg:y="5.828cm">
            <draw:text-box>
              <text:p><text:span text:style-name="T1">v</text:span><text:span text:style-name="T6">3</text:span></text:p>
            </draw:text-box>
          </draw:frame>
          <draw:frame draw:style-name="gr7" draw:text-style-name="P4" draw:layer="layout" svg:width="0.79cm" svg:height="0.761cm" svg:x="19.016cm" svg:y="6.9cm">
            <draw:text-box>
              <text:p><text:span text:style-name="T1">v</text:span><text:span text:style-name="T6">4</text:span></text:p>
            </draw:text-box>
          </draw:frame>
          <draw:g>
            <draw:path draw:style-name="gr26" draw:text-style-name="P1" draw:layer="layout" svg:width="1.256cm" svg:height="1.277cm" svg:x="18.776cm" svg:y="7.403cm" svg:viewBox="0 0 1257 1278" svg:d="m38 0c34 19 68 38 102 57 34 21 67 42 101 63 32 22 65 43 97 65 32 23 64 47 95 70 31 24 62 49 92 73 30 26 60 52 90 78 28 27 57 54 85 81 28 28 55 56 82 84 27 29 54 58 80 87 25 30 50 60 76 91 24 31 48 62 72 93 22 32 45 64 67 96 21 33 43 66 64 99 20 34 40 68 60 102 19 34 37 69 56 104-23 11-46 23-69 35-18-34-36-67-54-101-20-33-40-66-60-99-20-32-41-64-62-96-21-31-43-62-65-94-23-30-47-61-70-91-25-29-49-59-74-88-26-28-51-56-77-85-27-27-54-54-81-82-27-26-55-52-82-78-29-25-59-50-88-75-30-24-59-48-89-73-31-22-62-44-93-67-31-21-63-42-95-64-32-20-65-40-97-59-34-19-67-38-101-57 13-23 25-46 38-69z">
              <text:p/>
            </draw:path>
            <draw:path draw:style-name="gr26" draw:text-style-name="P1" draw:layer="layout" svg:width="1.256cm" svg:height="1.277cm" svg:x="18.776cm" svg:y="7.403cm" svg:viewBox="0 0 1257 1278" svg:d="m1219 0c-34 19-68 38-102 57-34 21-67 42-101 63-32 22-65 43-97 65-32 23-64 47-95 70-31 24-62 49-92 73-30 26-60 52-90 78-28 27-57 54-85 81-28 28-55 56-82 84-27 29-54 58-80 87-25 30-50 60-76 91-24 31-48 62-72 93-22 32-45 64-67 96-21 33-43 66-64 99-20 34-40 68-60 102-19 34-37 69-56 104 23 11 46 23 69 35 18-34 36-67 54-101 20-33 40-66 60-99 20-32 41-64 62-96 21-31 43-62 65-94 23-30 47-61 70-91 25-29 49-59 74-88 26-28 51-56 77-85 27-27 54-54 81-82 27-26 55-52 82-78 29-25 59-50 88-75 30-24 59-48 89-73 31-22 62-44 93-67 31-21 63-42 95-64 32-20 65-40 97-59 34-19 67-38 101-57-13-23-25-46-38-69z">
              <text:p/>
            </draw:path>
          </draw:g>
        </draw:g>
        <draw:g>
          <draw:g>
            <draw:polygon draw:style-name="gr25" draw:text-style-name="P1" draw:layer="layout" svg:width="2.824cm" svg:height="2.852cm" draw:transform="rotate (-3.14159265358979) translate (5.543cm 22.774cm)" svg:viewBox="0 0 2825 2853" draw:points="2825,0 1,0 0,2837 2825,2853">
              <text:p/>
            </draw:polygon>
            <draw:custom-shape draw:style-name="gr16" draw:text-style-name="P1" draw:layer="layout" svg:width="0.277cm" svg:height="0.277cm" svg:x="2.572cm" svg:y="19.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4" draw:layer="layout" svg:width="0.794cm" svg:height="3.715cm" svg:x="2.044cm" svg:y="19.178cm">
              <draw:text-box>
                <text:p><text:span text:style-name="T1">v</text:span><text:span text:style-name="T6">0</text:span></text:p>
              </draw:text-box>
            </draw:frame>
            <draw:frame draw:style-name="gr7" draw:text-style-name="P4" draw:layer="layout" svg:width="0.794cm" svg:height="0.761cm" svg:x="1.923cm" svg:y="22.765cm">
              <draw:text-box>
                <text:p><text:span text:style-name="T1">v</text:span><text:span text:style-name="T6">1</text:span></text:p>
              </draw:text-box>
            </draw:frame>
            <draw:frame draw:style-name="gr7" draw:text-style-name="P4" draw:layer="layout" svg:width="0.79cm" svg:height="0.761cm" svg:x="5.523cm" svg:y="22.765cm">
              <draw:text-box>
                <text:p><text:span text:style-name="T1">v</text:span><text:span text:style-name="T6">2</text:span></text:p>
              </draw:text-box>
            </draw:frame>
            <draw:frame draw:style-name="gr7" draw:text-style-name="P4" draw:layer="layout" svg:width="0.794cm" svg:height="0.761cm" svg:x="5.389cm" svg:y="19.178cm">
              <draw:text-box>
                <text:p><text:span text:style-name="T1">v</text:span><text:span text:style-name="T6">3</text:span></text:p>
              </draw:text-box>
            </draw:frame>
            <draw:line draw:style-name="gr28" draw:text-style-name="P1" draw:layer="layout" svg:x1="4.138cm" svg:y1="19.928cm" svg:x2="4.135cm" svg:y2="22.77cm">
              <text:p/>
            </draw:line>
            <draw:line draw:style-name="gr28" draw:text-style-name="P1" draw:layer="layout" svg:x1="2.72cm" svg:y1="21.344cm" svg:x2="5.541cm" svg:y2="21.34cm">
              <text:p/>
            </draw:line>
            <draw:custom-shape draw:style-name="gr16" draw:text-style-name="P1" draw:layer="layout" svg:width="0.277cm" svg:height="0.277cm" svg:x="2.57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392cm" svg:y="1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39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3.103cm" svg:y="20.302cm">
              <draw:text-box>
                <text:p><text:span text:style-name="T9">0</text:span></text:p>
              </draw:text-box>
            </draw:frame>
            <draw:frame draw:style-name="gr7" draw:text-style-name="P9" draw:layer="layout" svg:width="0.697cm" svg:height="0.645cm" svg:x="3.104cm" svg:y="21.754cm">
              <draw:text-box>
                <text:p><text:span text:style-name="T9">1</text:span></text:p>
              </draw:text-box>
            </draw:frame>
            <draw:frame draw:style-name="gr7" draw:text-style-name="P9" draw:layer="layout" svg:width="0.697cm" svg:height="0.645cm" svg:x="3.104cm" svg:y="20.302cm">
              <draw:text-box>
                <text:p><text:span text:style-name="T9">0</text:span></text:p>
              </draw:text-box>
            </draw:frame>
            <draw:frame draw:style-name="gr7" draw:text-style-name="P9" draw:layer="layout" svg:width="0.697cm" svg:height="0.645cm" svg:x="4.453cm" svg:y="20.302cm">
              <draw:text-box>
                <text:p><text:span text:style-name="T9">3</text:span></text:p>
              </draw:text-box>
            </draw:frame>
            <draw:frame draw:style-name="gr7" draw:text-style-name="P9" draw:layer="layout" svg:width="0.697cm" svg:height="0.645cm" svg:x="4.453cm" svg:y="21.754cm">
              <draw:text-box>
                <text:p><text:span text:style-name="T9">2</text:span></text:p>
              </draw:text-box>
            </draw:frame>
          </draw:g>
          <draw:frame draw:style-name="gr7" draw:text-style-name="P4" draw:layer="layout" svg:width="2.377cm" svg:height="0.645cm" svg:x="2.93cm" svg:y="23.623cm">
            <draw:text-box>
              <text:p><text:span text:style-name="T1">regular face</text:span></text:p>
            </draw:text-box>
          </draw:frame>
          <draw:frame draw:style-name="gr29" draw:text-style-name="P4" draw:layer="layout" svg:width="0.794cm" svg:height="0.761cm" svg:x="7.714cm" svg:y="22.761cm">
            <draw:text-box>
              <text:p><text:span text:style-name="T1">v</text:span><text:span text:style-name="T6">2</text:span></text:p>
            </draw:text-box>
          </draw:frame>
          <draw:frame draw:style-name="gr30" draw:text-style-name="P4" draw:layer="layout" svg:width="0.794cm" svg:height="0.761cm" svg:x="10.485cm" svg:y="22.762cm">
            <draw:text-box>
              <text:p><text:span text:style-name="T1">v</text:span><text:span text:style-name="T6">3</text:span></text:p>
            </draw:text-box>
          </draw:frame>
          <draw:g>
            <draw:polygon draw:style-name="gr20" draw:text-style-name="P1" draw:layer="layout" svg:width="3.586cm" svg:height="3.529cm" svg:x="7.632cm" svg:y="19.231cm" svg:viewBox="0 0 3587 3530" draw:points="0,1412 763,3530 2853,3530 3587,1440 1892,0">
              <text:p/>
            </draw:polygon>
            <draw:line draw:style-name="gr28" draw:text-style-name="P1" draw:layer="layout" svg:x1="9.496cm" svg:y1="21.094cm" svg:x2="9.496cm" svg:y2="22.761cm">
              <text:p/>
            </draw:line>
            <draw:line draw:style-name="gr28" draw:text-style-name="P1" draw:layer="layout" svg:x1="10.852cm" svg:y1="21.772cm" svg:x2="9.496cm" svg:y2="21.094cm">
              <text:p/>
            </draw:line>
            <draw:custom-shape draw:style-name="gr16" draw:text-style-name="P1" draw:layer="layout" svg:width="0.277cm" svg:height="0.277cm" svg:x="7.496cm" svg:y="2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231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343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55cm" svg:y="2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383cm" svg:y="1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1" draw:layer="layout" svg:x1="10.372cm" svg:y1="19.937cm" svg:x2="9.496cm" svg:y2="21.094cm">
              <text:p/>
            </draw:line>
            <draw:line draw:style-name="gr28" draw:text-style-name="P1" draw:layer="layout" svg:x1="8.592cm" svg:y1="19.937cm" svg:x2="9.496cm" svg:y2="21.094cm">
              <text:p/>
            </draw:line>
            <draw:line draw:style-name="gr28" draw:text-style-name="P1" draw:layer="layout" svg:x1="8.028cm" svg:y1="21.716cm" svg:x2="9.496cm" svg:y2="21.094cm">
              <text:p/>
            </draw:line>
            <draw:frame draw:style-name="gr31" draw:text-style-name="P4" draw:layer="layout" svg:width="0.794cm" svg:height="0.761cm" svg:x="9.154cm" svg:y="18.496cm">
              <draw:text-box>
                <text:p><text:span text:style-name="T1">v</text:span><text:span text:style-name="T6">0</text:span></text:p>
              </draw:text-box>
            </draw:frame>
            <draw:frame draw:style-name="gr27" draw:text-style-name="P4" draw:layer="layout" svg:width="0.794cm" svg:height="3.715cm" svg:x="6.838cm" svg:y="19.88cm">
              <draw:text-box>
                <text:p><text:span text:style-name="T1">v</text:span><text:span text:style-name="T6">1</text:span></text:p>
              </draw:text-box>
            </draw:frame>
            <draw:frame draw:style-name="gr27" draw:text-style-name="P4" draw:layer="layout" svg:width="0.794cm" svg:height="3.715cm" svg:x="11.191cm" svg:y="20.277cm">
              <draw:text-box>
                <text:p><text:span text:style-name="T1">v</text:span><text:span text:style-name="T6">4</text:span></text:p>
              </draw:text-box>
            </draw:frame>
            <draw:frame draw:style-name="gr7" draw:text-style-name="P9" draw:layer="layout" svg:width="0.697cm" svg:height="0.645cm" svg:x="9.129cm" svg:y="19.711cm">
              <draw:text-box>
                <text:p><text:span text:style-name="T9">0</text:span></text:p>
              </draw:text-box>
            </draw:frame>
            <draw:frame draw:style-name="gr7" draw:text-style-name="P9" draw:layer="layout" svg:width="0.697cm" svg:height="0.645cm" svg:x="8.112cm" svg:y="20.53cm">
              <draw:text-box>
                <text:p><text:span text:style-name="T9">1</text:span></text:p>
              </draw:text-box>
            </draw:frame>
            <draw:frame draw:style-name="gr7" draw:text-style-name="P9" draw:layer="layout" svg:width="0.697cm" svg:height="0.645cm" svg:x="8.536cm" svg:y="21.744cm">
              <draw:text-box>
                <text:p><text:span text:style-name="T9">2</text:span></text:p>
              </draw:text-box>
            </draw:frame>
            <draw:frame draw:style-name="gr7" draw:text-style-name="P9" draw:layer="layout" svg:width="0.697cm" svg:height="0.645cm" svg:x="9.703cm" svg:y="21.744cm">
              <draw:text-box>
                <text:p><text:span text:style-name="T9">3</text:span></text:p>
              </draw:text-box>
            </draw:frame>
            <draw:frame draw:style-name="gr7" draw:text-style-name="P9" draw:layer="layout" svg:width="0.697cm" svg:height="0.645cm" svg:x="10.061cm" svg:y="20.506cm">
              <draw:text-box>
                <text:p><text:span text:style-name="T9">4</text:span></text:p>
              </draw:text-box>
            </draw:frame>
          </draw:g>
          <draw:frame draw:style-name="gr7" draw:text-style-name="P4" draw:layer="layout" svg:width="3.338cm" svg:height="0.645cm" svg:x="7.742cm" svg:y="23.624cm">
            <draw:text-box>
              <text:p><text:span text:style-name="T1">extraordinary face</text:span></text:p>
            </draw:text-box>
          </draw:frame>
        </draw:g>
        <draw:g>
          <draw:custom-shape draw:style-name="gr32" draw:text-style-name="P1" draw:layer="layout" svg:width="5.252cm" svg:height="2.476cm" svg:x="13.891cm" svg:y="20.224cm">
            <text:p/>
            <draw:enhanced-geometry svg:viewBox="0 0 21600 21600" draw:type="rectangle" draw:enhanced-path="M 0 0 L 21600 0 21600 21600 0 21600 0 0 Z N"/>
          </draw:custom-shape>
          <draw:custom-shape draw:style-name="gr16" draw:text-style-name="P1" xml:id="id23" draw:id="id23" draw:layer="layout" svg:width="0.593cm" svg:height="0.593cm" svg:x="13.411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3" draw:text-style-name="P1" draw:layer="layout" draw:type="line" svg:x1="13.708cm" svg:y1="20.356cm" svg:x2="13.708cm" svg:y2="22.59cm" draw:start-shape="id23" draw:start-glue-point="8" draw:end-shape="id24" draw:end-glue-point="4" svg:d="m13708 20356v2234" svg:viewBox="0 0 1 2235">
            <text:p/>
          </draw:connector>
          <draw:custom-shape draw:style-name="gr16" draw:text-style-name="P1" xml:id="id26" draw:id="id26" draw:layer="layout" svg:width="0.593cm" svg:height="0.593cm" svg:x="19.059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3" draw:text-style-name="P1" draw:layer="layout" draw:type="line" svg:x1="19.356cm" svg:y1="22.59cm" svg:x2="19.356cm" svg:y2="20.356cm" draw:start-shape="id25" draw:start-glue-point="4" draw:end-shape="id26" draw:end-glue-point="8" svg:d="m19356 22590v-2234" svg:viewBox="0 0 1 2235">
            <text:p/>
          </draw:connector>
          <draw:custom-shape draw:style-name="gr16" draw:text-style-name="P1" xml:id="id24" draw:id="id24" draw:layer="layout" svg:width="0.593cm" svg:height="0.593cm" svg:x="13.411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25" draw:id="id25" draw:layer="layout" svg:width="0.593cm" svg:height="0.593cm" svg:x="19.059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7" draw:layer="layout" svg:width="2.153cm" svg:height="0.645cm" svg:x="15.443cm" svg:y="23.681cm">
            <draw:text-box>
              <text:p><text:span text:style-name="T5">mesh data</text:span></text:p>
            </draw:text-box>
          </draw:frame>
          <draw:connector draw:style-name="gr33" draw:text-style-name="P1" draw:layer="layout" draw:type="line" svg:x1="19.059cm" svg:y1="20.06cm" svg:x2="14.004cm" svg:y2="20.06cm" draw:start-shape="id26" draw:start-glue-point="6" draw:end-shape="id23" draw:end-glue-point="10" svg:d="m19059 20060h-5055" svg:viewBox="0 0 5056 1">
            <text:p/>
          </draw:connector>
          <draw:frame draw:style-name="gr34" draw:text-style-name="P7" draw:layer="layout" svg:width="1.412cm" svg:height="0.687cm" svg:x="15.756cm" svg:y="21.081cm">
            <draw:text-box>
              <text:p><text:span text:style-name="T5">face f</text:span></text:p>
            </draw:text-box>
          </draw:frame>
          <draw:connector draw:style-name="gr33" draw:text-style-name="P1" draw:layer="layout" draw:type="line" svg:x1="19.059cm" svg:y1="22.887cm" svg:x2="14.004cm" svg:y2="22.887cm" draw:start-shape="id25" draw:start-glue-point="6" draw:end-shape="id24" draw:end-glue-point="10" svg:d="m19059 22887h-5055" svg:viewBox="0 0 5056 1">
            <text:p/>
          </draw:connector>
          <draw:frame draw:style-name="gr35" draw:text-style-name="P4" draw:layer="layout" svg:width="0.932cm" svg:height="0.761cm" svg:x="12.931cm" svg:y="21.082cm">
            <draw:text-box>
              <text:p><text:span text:style-name="T1"><text:s/></text:span><text:span text:style-name="T1">e</text:span><text:span text:style-name="T6">0</text:span></text:p>
            </draw:text-box>
          </draw:frame>
          <draw:frame draw:style-name="gr35" draw:text-style-name="P4" draw:layer="layout" svg:width="0.932cm" svg:height="0.761cm" svg:x="12.818cm" svg:y="19.271cm">
            <draw:text-box>
              <text:p><text:span text:style-name="T1"><text:s/></text:span><text:span text:style-name="T1">v</text:span><text:span text:style-name="T6">0</text:span></text:p>
            </draw:text-box>
          </draw:frame>
          <draw:frame draw:style-name="gr35" draw:text-style-name="P4" draw:layer="layout" svg:width="0.932cm" svg:height="0.761cm" svg:x="12.818cm" svg:y="22.871cm">
            <draw:text-box>
              <text:p><text:span text:style-name="T1"><text:s/></text:span><text:span text:style-name="T1">v</text:span><text:span text:style-name="T6">1</text:span></text:p>
            </draw:text-box>
          </draw:frame>
          <draw:frame draw:style-name="gr35" draw:text-style-name="P4" draw:layer="layout" svg:width="0.932cm" svg:height="0.761cm" svg:x="19.299cm" svg:y="22.871cm">
            <draw:text-box>
              <text:p><text:span text:style-name="T1"><text:s/></text:span><text:span text:style-name="T1">v</text:span><text:span text:style-name="T6">2</text:span></text:p>
            </draw:text-box>
          </draw:frame>
          <draw:frame draw:style-name="gr35" draw:text-style-name="P4" draw:layer="layout" svg:width="0.932cm" svg:height="0.761cm" svg:x="19.299cm" svg:y="19.271cm">
            <draw:text-box>
              <text:p><text:span text:style-name="T1"><text:s/></text:span><text:span text:style-name="T1">v</text:span><text:span text:style-name="T6">3</text:span></text:p>
            </draw:text-box>
          </draw:frame>
          <draw:frame draw:style-name="gr35" draw:text-style-name="P4" draw:layer="layout" svg:width="0.932cm" svg:height="0.761cm" svg:x="19.144cm" svg:y="21.083cm">
            <draw:text-box>
              <text:p><text:span text:style-name="T1"><text:s/></text:span><text:span text:style-name="T1">e</text:span><text:span text:style-name="T6">2</text:span></text:p>
            </draw:text-box>
          </draw:frame>
          <draw:frame draw:style-name="gr35" draw:text-style-name="P4" draw:layer="layout" svg:width="0.932cm" svg:height="0.761cm" svg:x="16.051cm" svg:y="22.841cm">
            <draw:text-box>
              <text:p><text:span text:style-name="T1"><text:s/></text:span><text:span text:style-name="T1">e</text:span><text:span text:style-name="T6">1</text:span></text:p>
            </draw:text-box>
          </draw:frame>
          <draw:frame draw:style-name="gr35" draw:text-style-name="P4" draw:layer="layout" svg:width="0.932cm" svg:height="0.761cm" svg:x="16.051cm" svg:y="19.34cm">
            <draw:text-box>
              <text:p><text:span text:style-name="T1"><text:s/></text:span><text:span text:style-name="T1">e</text:span><text:span text:style-name="T6">3</text:span></text:p>
            </draw:text-box>
          </draw:frame>
        </draw:g>
      </draw:page>
      <draw:page draw:name="page3" draw:style-name="dp1" draw:master-page-name="Default">
        <draw:g>
          <draw:polygon draw:style-name="gr25" draw:text-style-name="P1" draw:layer="layout" svg:width="3.578cm" svg:height="2.552cm" draw:transform="rotate (0.785398163397448) translate (4.81cm 19.29cm)" svg:viewBox="0 0 3579 2553" draw:points="3579,13 0,0 0,2540 3579,2553">
            <text:p/>
          </draw:polygon>
          <draw:polygon draw:style-name="gr36" draw:text-style-name="P1" draw:layer="layout" svg:width="2.539cm" svg:height="2.539cm" svg:x="4.81cm" svg:y="16.768cm" svg:viewBox="0 0 2540 2540" draw:points="0,0 2540,0 0,2540">
            <text:p/>
          </draw:polygon>
          <draw:polygon draw:style-name="gr25" draw:text-style-name="P1" draw:layer="layout" svg:width="2.539cm" svg:height="2.539cm" draw:transform="rotate (-3.14159265358979) translate (4.81cm 19.308cm)" svg:viewBox="0 0 2540 2540" draw:points="2540,0 0,0 0,2540 2540,2540">
            <text:p/>
          </draw:polygon>
          <draw:custom-shape draw:style-name="gr16" draw:text-style-name="P1" draw:layer="layout" svg:width="0.277cm" svg:height="0.277cm" svg:x="2.143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4" draw:layer="layout" svg:width="0.794cm" svg:height="0.761cm" svg:x="1.575cm" svg:y="16.133cm">
            <draw:text-box>
              <text:p><text:span text:style-name="T1">v</text:span><text:span text:style-name="T6">0</text:span></text:p>
            </draw:text-box>
          </draw:frame>
          <draw:frame draw:style-name="gr7" draw:text-style-name="P4" draw:layer="layout" svg:width="0.794cm" svg:height="0.761cm" svg:x="1.575cm" svg:y="19.308cm">
            <draw:text-box>
              <text:p><text:span text:style-name="T1">v</text:span><text:span text:style-name="T6">1</text:span></text:p>
            </draw:text-box>
          </draw:frame>
          <draw:frame draw:style-name="gr7" draw:text-style-name="P4" draw:layer="layout" svg:width="0.79cm" svg:height="0.761cm" svg:x="4.175cm" svg:y="19.308cm">
            <draw:text-box>
              <text:p><text:span text:style-name="T1">v</text:span><text:span text:style-name="T6">2</text:span></text:p>
            </draw:text-box>
          </draw:frame>
          <draw:frame draw:style-name="gr7" draw:text-style-name="P4" draw:layer="layout" svg:width="0.794cm" svg:height="0.761cm" svg:x="4.655cm" svg:y="16.134cm">
            <draw:text-box>
              <text:p><text:span text:style-name="T1">v</text:span><text:span text:style-name="T6">3</text:span></text:p>
            </draw:text-box>
          </draw:frame>
          <draw:custom-shape draw:style-name="gr16" draw:text-style-name="P1" draw:layer="layout" svg:width="0.277cm" svg:height="0.277cm" svg:x="2.12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6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3.159cm" svg:y="17.657cm">
            <draw:text-box>
              <text:p><text:span text:style-name="T9">0</text:span></text:p>
            </draw:text-box>
          </draw:frame>
          <draw:frame draw:style-name="gr7" draw:text-style-name="P9" draw:layer="layout" svg:width="0.697cm" svg:height="0.645cm" svg:x="6.608cm" svg:y="18.653cm">
            <draw:text-box>
              <text:p><text:span text:style-name="T9">2</text:span></text:p>
            </draw:text-box>
          </draw:frame>
          <draw:frame draw:style-name="gr7" draw:text-style-name="P4" draw:layer="layout" svg:width="0.79cm" svg:height="0.761cm" svg:x="7.195cm" svg:y="16.135cm">
            <draw:text-box>
              <text:p><text:span text:style-name="T1">v</text:span><text:span text:style-name="T6">4</text:span></text:p>
            </draw:text-box>
          </draw:frame>
          <draw:custom-shape draw:style-name="gr16" draw:text-style-name="P1" draw:layer="layout" svg:width="0.277cm" svg:height="0.277cm" svg:x="7.2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438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978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9.1cm" svg:y="17.911cm">
            <draw:text-box>
              <text:p><text:span text:style-name="T1">v</text:span><text:span text:style-name="T6">6</text:span></text:p>
            </draw:text-box>
          </draw:frame>
          <draw:frame draw:style-name="gr7" draw:text-style-name="P4" draw:layer="layout" svg:width="0.79cm" svg:height="0.761cm" svg:x="5.925cm" svg:y="20.959cm">
            <draw:text-box>
              <text:p><text:span text:style-name="T1">v</text:span><text:span text:style-name="T6">5</text:span></text:p>
            </draw:text-box>
          </draw:frame>
          <draw:frame draw:style-name="gr7" draw:text-style-name="P9" draw:layer="layout" svg:width="0.697cm" svg:height="0.645cm" svg:x="5.285cm" svg:y="17.267cm">
            <draw:text-box>
              <text:p><text:span text:style-name="T9">1</text:span></text:p>
            </draw:text-box>
          </draw:frame>
          <draw:frame draw:style-name="gr7" draw:text-style-name="P4" draw:layer="layout" svg:width="2.526cm" svg:height="0.645cm" svg:x="2.27cm" svg:y="20.395cm">
            <draw:text-box>
              <text:p><text:span text:style-name="T1">coarse mesh</text:span></text:p>
            </draw:text-box>
          </draw:frame>
        </draw:g>
        <draw:g>
          <draw:polygon draw:style-name="gr25" draw:text-style-name="P1" draw:layer="layout" svg:width="3.578cm" svg:height="2.552cm" draw:transform="rotate (0.785398163397448) translate (14.256cm 19.29cm)" svg:viewBox="0 0 3579 2553" draw:points="3579,13 0,0 0,2540 3579,2553">
            <text:p/>
          </draw:polygon>
          <draw:polygon draw:style-name="gr36" draw:text-style-name="P1" draw:layer="layout" svg:width="2.539cm" svg:height="2.539cm" svg:x="14.256cm" svg:y="16.768cm" svg:viewBox="0 0 2540 2540" draw:points="0,0 2540,0 0,2540">
            <text:p/>
          </draw:polygon>
          <draw:polygon draw:style-name="gr25" draw:text-style-name="P1" draw:layer="layout" svg:width="2.539cm" svg:height="2.539cm" draw:transform="rotate (-3.14159265358979) translate (14.256cm 19.308cm)" svg:viewBox="0 0 2540 2540" draw:points="2540,0 0,0 0,2540 2540,2540">
            <text:p/>
          </draw:polygon>
          <draw:custom-shape draw:style-name="gr16" draw:text-style-name="P1" draw:layer="layout" svg:width="0.277cm" svg:height="0.277cm" svg:x="11.589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4" draw:layer="layout" svg:width="0.794cm" svg:height="0.761cm" svg:x="11.021cm" svg:y="16.133cm">
            <draw:text-box>
              <text:p><text:span text:style-name="T1">v</text:span><text:span text:style-name="T6">0</text:span></text:p>
            </draw:text-box>
          </draw:frame>
          <draw:frame draw:style-name="gr7" draw:text-style-name="P4" draw:layer="layout" svg:width="0.794cm" svg:height="0.761cm" svg:x="11.021cm" svg:y="19.308cm">
            <draw:text-box>
              <text:p><text:span text:style-name="T1">v</text:span><text:span text:style-name="T6">1</text:span></text:p>
            </draw:text-box>
          </draw:frame>
          <draw:frame draw:style-name="gr7" draw:text-style-name="P4" draw:layer="layout" svg:width="0.79cm" svg:height="0.761cm" svg:x="13.621cm" svg:y="19.308cm">
            <draw:text-box>
              <text:p><text:span text:style-name="T1">v</text:span><text:span text:style-name="T6">2</text:span></text:p>
            </draw:text-box>
          </draw:frame>
          <draw:frame draw:style-name="gr7" draw:text-style-name="P4" draw:layer="layout" svg:width="0.794cm" svg:height="0.761cm" svg:x="14.101cm" svg:y="16.134cm">
            <draw:text-box>
              <text:p><text:span text:style-name="T1">v</text:span><text:span text:style-name="T6">3</text:span></text:p>
            </draw:text-box>
          </draw:frame>
          <draw:custom-shape draw:style-name="gr16" draw:text-style-name="P1" draw:layer="layout" svg:width="0.277cm" svg:height="0.277cm" svg:x="11.5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10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10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12.605cm" svg:y="17.657cm">
            <draw:text-box>
              <text:p><text:span text:style-name="T9">0</text:span></text:p>
            </draw:text-box>
          </draw:frame>
          <draw:frame draw:style-name="gr7" draw:text-style-name="P9" draw:layer="layout" svg:width="0.697cm" svg:height="0.645cm" svg:x="16.054cm" svg:y="18.653cm">
            <draw:text-box>
              <text:p><text:span text:style-name="T9">4</text:span></text:p>
            </draw:text-box>
          </draw:frame>
          <draw:frame draw:style-name="gr7" draw:text-style-name="P4" draw:layer="layout" svg:width="0.79cm" svg:height="0.761cm" svg:x="16.641cm" svg:y="16.135cm">
            <draw:text-box>
              <text:p><text:span text:style-name="T1">v</text:span><text:span text:style-name="T6">4</text:span></text:p>
            </draw:text-box>
          </draw:frame>
          <draw:custom-shape draw:style-name="gr16" draw:text-style-name="P1" draw:layer="layout" svg:width="0.277cm" svg:height="0.277cm" svg:x="16.646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884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424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8.546cm" svg:y="17.911cm">
            <draw:text-box>
              <text:p><text:span text:style-name="T1">v</text:span><text:span text:style-name="T6">6</text:span></text:p>
            </draw:text-box>
          </draw:frame>
          <draw:frame draw:style-name="gr7" draw:text-style-name="P4" draw:layer="layout" svg:width="0.79cm" svg:height="0.761cm" svg:x="15.371cm" svg:y="20.959cm">
            <draw:text-box>
              <text:p><text:span text:style-name="T1">v</text:span><text:span text:style-name="T6">5</text:span></text:p>
            </draw:text-box>
          </draw:frame>
          <draw:line draw:style-name="gr28" draw:text-style-name="P1" draw:layer="layout" svg:x1="14.256cm" svg:y1="18.038cm" svg:x2="15.145cm" svg:y2="17.594cm">
            <text:p/>
          </draw:line>
          <draw:line draw:style-name="gr28" draw:text-style-name="P1" draw:layer="layout" svg:x1="15.526cm" svg:y1="18.038cm" svg:x2="15.018cm" svg:y2="17.53cm">
            <text:p/>
          </draw:line>
          <draw:line draw:style-name="gr28" draw:text-style-name="P1" draw:layer="layout" svg:x1="15.526cm" svg:y1="16.768cm" svg:x2="15.082cm" svg:y2="17.657cm">
            <text:p/>
          </draw:line>
          <draw:custom-shape draw:style-name="gr16" draw:text-style-name="P1" draw:layer="layout" svg:width="0.277cm" svg:height="0.277cm" svg:x="14.966cm" svg:y="17.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14.317cm" svg:y="17.04cm">
            <draw:text-box>
              <text:p><text:span text:style-name="T9">1</text:span></text:p>
            </draw:text-box>
          </draw:frame>
          <draw:frame draw:style-name="gr7" draw:text-style-name="P5" draw:layer="layout" svg:width="0.79cm" svg:height="0.761cm" svg:x="14.742cm" svg:y="17.58cm">
            <draw:text-box>
              <text:p><text:span text:style-name="T3">v</text:span><text:span text:style-name="T10">7</text:span></text:p>
            </draw:text-box>
          </draw:frame>
          <draw:frame draw:style-name="gr7" draw:text-style-name="P9" draw:layer="layout" svg:width="0.697cm" svg:height="0.645cm" svg:x="15.338cm" svg:y="17.04cm">
            <draw:text-box>
              <text:p><text:span text:style-name="T9">3</text:span></text:p>
            </draw:text-box>
          </draw:frame>
          <draw:frame draw:style-name="gr7" draw:text-style-name="P9" draw:layer="layout" svg:width="0.697cm" svg:height="0.645cm" svg:x="14.317cm" svg:y="18.008cm">
            <draw:text-box>
              <text:p><text:span text:style-name="T9">2</text:span></text:p>
            </draw:text-box>
          </draw:frame>
          <draw:frame draw:style-name="gr7" draw:text-style-name="P4" draw:layer="layout" svg:width="2.957cm" svg:height="0.645cm" svg:x="11.716cm" svg:y="20.228cm">
            <draw:text-box>
              <text:p><text:span text:style-name="T1">quadrangulated</text:span></text:p>
            </draw:text-box>
          </draw:frame>
        </draw:g>
        <draw:g>
          <draw:g>
            <draw:polygon draw:style-name="gr25" draw:text-style-name="P1" draw:layer="layout" svg:width="2.824cm" svg:height="2.852cm" draw:transform="rotate (-3.14159265358979) translate (5.277cm 5.484cm)" svg:viewBox="0 0 2825 2853" draw:points="2825,0 1,0 0,2837 2825,2853">
              <text:p/>
            </draw:polygon>
            <draw:line draw:style-name="gr28" draw:text-style-name="P1" draw:layer="layout" svg:x1="3.872cm" svg:y1="2.638cm" svg:x2="3.869cm" svg:y2="5.48cm">
              <text:p/>
            </draw:line>
            <draw:line draw:style-name="gr28" draw:text-style-name="P1" draw:layer="layout" svg:x1="2.454cm" svg:y1="4.054cm" svg:x2="5.275cm" svg:y2="4.05cm">
              <text:p/>
            </draw:line>
            <draw:custom-shape draw:style-name="gr16" draw:text-style-name="P1" draw:layer="layout" svg:width="0.198cm" svg:height="0.198cm" svg:x="2.326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2.837cm" svg:y="3.012cm">
              <draw:text-box>
                <text:p><text:span text:style-name="T9">0</text:span></text:p>
              </draw:text-box>
            </draw:frame>
            <draw:frame draw:style-name="gr7" draw:text-style-name="P9" draw:layer="layout" svg:width="0.697cm" svg:height="0.645cm" svg:x="2.838cm" svg:y="4.464cm">
              <draw:text-box>
                <text:p><text:span text:style-name="T9">1</text:span></text:p>
              </draw:text-box>
            </draw:frame>
            <draw:frame draw:style-name="gr7" draw:text-style-name="P9" draw:layer="layout" svg:width="0.697cm" svg:height="0.645cm" svg:x="2.838cm" svg:y="3.012cm">
              <draw:text-box>
                <text:p><text:span text:style-name="T9">0</text:span></text:p>
              </draw:text-box>
            </draw:frame>
            <draw:frame draw:style-name="gr7" draw:text-style-name="P9" draw:layer="layout" svg:width="0.697cm" svg:height="0.645cm" svg:x="4.187cm" svg:y="3.012cm">
              <draw:text-box>
                <text:p><text:span text:style-name="T9">3</text:span></text:p>
              </draw:text-box>
            </draw:frame>
            <draw:frame draw:style-name="gr7" draw:text-style-name="P9" draw:layer="layout" svg:width="0.697cm" svg:height="0.645cm" svg:x="4.187cm" svg:y="4.464cm">
              <draw:text-box>
                <text:p><text:span text:style-name="T9">2</text:span></text:p>
              </draw:text-box>
            </draw:frame>
            <draw:frame draw:style-name="gr37" draw:text-style-name="P5" draw:layer="layout" svg:width="0.697cm" svg:height="0.681cm" svg:x="1.818cm" svg:y="1.992cm">
              <draw:text-box>
                <text:p><text:span text:style-name="T3">0</text:span></text:p>
              </draw:text-box>
            </draw:frame>
            <draw:frame draw:style-name="gr37" draw:text-style-name="P5" draw:layer="layout" svg:width="0.697cm" svg:height="0.681cm" svg:x="1.819cm" svg:y="5.422cm">
              <draw:text-box>
                <text:p><text:span text:style-name="T3">1</text:span></text:p>
              </draw:text-box>
            </draw:frame>
            <draw:frame draw:style-name="gr37" draw:text-style-name="P5" draw:layer="layout" svg:width="0.697cm" svg:height="0.681cm" svg:x="5.162cm" svg:y="5.423cm">
              <draw:text-box>
                <text:p><text:span text:style-name="T3">2</text:span></text:p>
              </draw:text-box>
            </draw:frame>
            <draw:frame draw:style-name="gr37" draw:text-style-name="P5" draw:layer="layout" svg:width="0.697cm" svg:height="0.681cm" svg:x="5.163cm" svg:y="1.992cm">
              <draw:text-box>
                <text:p><text:span text:style-name="T3">3</text:span></text:p>
              </draw:text-box>
            </draw:frame>
            <draw:g>
              <draw:frame draw:style-name="gr7" draw:text-style-name="P10" draw:layer="layout" svg:width="0.621cm" svg:height="0.489cm" svg:x="2.356cm" svg:y="2.573cm">
                <draw:text-box>
                  <text:p><text:span text:style-name="T11">0</text:span></text:p>
                </draw:text-box>
              </draw:frame>
              <draw:frame draw:style-name="gr7" draw:text-style-name="P10" draw:layer="layout" svg:width="0.621cm" svg:height="0.489cm" svg:x="2.357cm" svg:y="3.637cm">
                <draw:text-box>
                  <text:p><text:span text:style-name="T11">1</text:span></text:p>
                </draw:text-box>
              </draw:frame>
              <draw:frame draw:style-name="gr7" draw:text-style-name="P10" draw:layer="layout" svg:width="0.625cm" svg:height="0.489cm" svg:x="3.39cm" svg:y="3.638cm">
                <draw:text-box>
                  <text:p><text:span text:style-name="T11">2</text:span></text:p>
                </draw:text-box>
              </draw:frame>
              <draw:frame draw:style-name="gr7" draw:text-style-name="P10" draw:layer="layout" svg:width="0.621cm" svg:height="0.489cm" svg:x="3.391cm" svg:y="2.573cm">
                <draw:text-box>
                  <text:p><text:span text:style-name="T11">3</text:span></text:p>
                </draw:text-box>
              </draw:frame>
            </draw:g>
            <draw:g>
              <draw:frame draw:style-name="gr7" draw:text-style-name="P10" draw:layer="layout" svg:width="0.621cm" svg:height="0.489cm" svg:x="2.356cm" svg:y="3.991cm">
                <draw:text-box>
                  <text:p><text:span text:style-name="T11">0</text:span></text:p>
                </draw:text-box>
              </draw:frame>
              <draw:frame draw:style-name="gr7" draw:text-style-name="P10" draw:layer="layout" svg:width="0.621cm" svg:height="0.489cm" svg:x="2.357cm" svg:y="5.055cm">
                <draw:text-box>
                  <text:p><text:span text:style-name="T11">1</text:span></text:p>
                </draw:text-box>
              </draw:frame>
              <draw:frame draw:style-name="gr7" draw:text-style-name="P10" draw:layer="layout" svg:width="0.625cm" svg:height="0.489cm" svg:x="3.39cm" svg:y="5.056cm">
                <draw:text-box>
                  <text:p><text:span text:style-name="T11">2</text:span></text:p>
                </draw:text-box>
              </draw:frame>
              <draw:frame draw:style-name="gr7" draw:text-style-name="P10" draw:layer="layout" svg:width="0.621cm" svg:height="0.489cm" svg:x="3.391cm" svg:y="3.991cm">
                <draw:text-box>
                  <text:p><text:span text:style-name="T11">3</text:span></text:p>
                </draw:text-box>
              </draw:frame>
            </draw:g>
            <draw:g>
              <draw:frame draw:style-name="gr7" draw:text-style-name="P10" draw:layer="layout" svg:width="0.621cm" svg:height="0.489cm" svg:x="3.699cm" svg:y="2.573cm">
                <draw:text-box>
                  <text:p><text:span text:style-name="T11">0</text:span></text:p>
                </draw:text-box>
              </draw:frame>
              <draw:frame draw:style-name="gr7" draw:text-style-name="P10" draw:layer="layout" svg:width="0.621cm" svg:height="0.489cm" svg:x="3.7cm" svg:y="3.637cm">
                <draw:text-box>
                  <text:p><text:span text:style-name="T11">1</text:span></text:p>
                </draw:text-box>
              </draw:frame>
              <draw:frame draw:style-name="gr7" draw:text-style-name="P10" draw:layer="layout" svg:width="0.625cm" svg:height="0.489cm" svg:x="4.733cm" svg:y="3.638cm">
                <draw:text-box>
                  <text:p><text:span text:style-name="T11">2</text:span></text:p>
                </draw:text-box>
              </draw:frame>
              <draw:frame draw:style-name="gr7" draw:text-style-name="P10" draw:layer="layout" svg:width="0.621cm" svg:height="0.489cm" svg:x="4.734cm" svg:y="2.573cm">
                <draw:text-box>
                  <text:p><text:span text:style-name="T11">3</text:span></text:p>
                </draw:text-box>
              </draw:frame>
            </draw:g>
            <draw:g>
              <draw:frame draw:style-name="gr7" draw:text-style-name="P10" draw:layer="layout" svg:width="0.621cm" svg:height="0.489cm" svg:x="3.699cm" svg:y="3.991cm">
                <draw:text-box>
                  <text:p><text:span text:style-name="T11">0</text:span></text:p>
                </draw:text-box>
              </draw:frame>
              <draw:frame draw:style-name="gr7" draw:text-style-name="P10" draw:layer="layout" svg:width="0.621cm" svg:height="0.489cm" svg:x="3.7cm" svg:y="5.055cm">
                <draw:text-box>
                  <text:p><text:span text:style-name="T11">1</text:span></text:p>
                </draw:text-box>
              </draw:frame>
              <draw:frame draw:style-name="gr7" draw:text-style-name="P10" draw:layer="layout" svg:width="0.625cm" svg:height="0.489cm" svg:x="4.733cm" svg:y="5.056cm">
                <draw:text-box>
                  <text:p><text:span text:style-name="T11">2</text:span></text:p>
                </draw:text-box>
              </draw:frame>
              <draw:frame draw:style-name="gr7" draw:text-style-name="P10" draw:layer="layout" svg:width="0.621cm" svg:height="0.489cm" svg:x="4.734cm" svg:y="3.991cm">
                <draw:text-box>
                  <text:p><text:span text:style-name="T11">3</text:span></text:p>
                </draw:text-box>
              </draw:frame>
            </draw:g>
            <draw:custom-shape draw:style-name="gr16" draw:text-style-name="P1" draw:layer="layout" svg:width="0.198cm" svg:height="0.198cm" svg:x="5.191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2.326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191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31cm" svg:height="0.131cm" svg:x="3.804cm" svg:y="3.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2.377cm" svg:height="0.645cm" svg:x="2.664cm" svg:y="6.333cm">
            <draw:text-box>
              <text:p><text:span text:style-name="T1">regular face</text:span></text:p>
            </draw:text-box>
          </draw:frame>
          <draw:frame draw:style-name="gr29" draw:text-style-name="P4" draw:layer="layout" svg:width="0.794cm" svg:height="0.761cm" svg:x="7.448cm" svg:y="5.471cm">
            <draw:text-box>
              <text:p><text:span text:style-name="T1">v</text:span><text:span text:style-name="T6">2</text:span></text:p>
            </draw:text-box>
          </draw:frame>
          <draw:frame draw:style-name="gr30" draw:text-style-name="P4" draw:layer="layout" svg:width="0.794cm" svg:height="0.761cm" svg:x="10.219cm" svg:y="5.472cm">
            <draw:text-box>
              <text:p><text:span text:style-name="T1">v</text:span><text:span text:style-name="T6">3</text:span></text:p>
            </draw:text-box>
          </draw:frame>
          <draw:g>
            <draw:polygon draw:style-name="gr20" draw:text-style-name="P1" draw:layer="layout" svg:width="3.586cm" svg:height="3.529cm" svg:x="7.366cm" svg:y="1.941cm" svg:viewBox="0 0 3587 3530" draw:points="0,1412 763,3530 2853,3530 3587,1440 1892,0">
              <text:p/>
            </draw:polygon>
            <draw:line draw:style-name="gr28" draw:text-style-name="P1" draw:layer="layout" svg:x1="9.23cm" svg:y1="3.804cm" svg:x2="9.23cm" svg:y2="5.471cm">
              <text:p/>
            </draw:line>
            <draw:line draw:style-name="gr28" draw:text-style-name="P1" draw:layer="layout" svg:x1="10.586cm" svg:y1="4.482cm" svg:x2="9.23cm" svg:y2="3.804cm">
              <text:p/>
            </draw:line>
            <draw:line draw:style-name="gr28" draw:text-style-name="P1" draw:layer="layout" svg:x1="10.106cm" svg:y1="2.647cm" svg:x2="9.23cm" svg:y2="3.804cm">
              <text:p/>
            </draw:line>
            <draw:line draw:style-name="gr28" draw:text-style-name="P1" draw:layer="layout" svg:x1="8.326cm" svg:y1="2.647cm" svg:x2="9.23cm" svg:y2="3.804cm">
              <text:p/>
            </draw:line>
            <draw:line draw:style-name="gr28" draw:text-style-name="P1" draw:layer="layout" svg:x1="7.762cm" svg:y1="4.426cm" svg:x2="9.23cm" svg:y2="3.804cm">
              <text:p/>
            </draw:line>
            <draw:frame draw:style-name="gr31" draw:text-style-name="P4" draw:layer="layout" svg:width="0.794cm" svg:height="0.761cm" svg:x="8.888cm" svg:y="1.206cm">
              <draw:text-box>
                <text:p><text:span text:style-name="T1">v</text:span><text:span text:style-name="T6">0</text:span></text:p>
              </draw:text-box>
            </draw:frame>
            <draw:frame draw:style-name="gr27" draw:text-style-name="P4" draw:layer="layout" svg:width="0.794cm" svg:height="3.715cm" svg:x="6.572cm" svg:y="2.59cm">
              <draw:text-box>
                <text:p><text:span text:style-name="T1">v</text:span><text:span text:style-name="T6">1</text:span></text:p>
              </draw:text-box>
            </draw:frame>
            <draw:frame draw:style-name="gr35" draw:text-style-name="P4" draw:layer="layout" svg:width="0.794cm" svg:height="0.761cm" svg:x="10.925cm" svg:y="2.987cm">
              <draw:text-box>
                <text:p><text:span text:style-name="T1">v</text:span><text:span text:style-name="T6">4</text:span></text:p>
              </draw:text-box>
            </draw:frame>
            <draw:frame draw:style-name="gr7" draw:text-style-name="P9" draw:layer="layout" svg:width="0.697cm" svg:height="0.645cm" svg:x="8.863cm" svg:y="2.421cm">
              <draw:text-box>
                <text:p><text:span text:style-name="T9">0</text:span></text:p>
              </draw:text-box>
            </draw:frame>
            <draw:frame draw:style-name="gr7" draw:text-style-name="P9" draw:layer="layout" svg:width="0.697cm" svg:height="0.645cm" svg:x="7.846cm" svg:y="3.24cm">
              <draw:text-box>
                <text:p><text:span text:style-name="T9">1</text:span></text:p>
              </draw:text-box>
            </draw:frame>
            <draw:frame draw:style-name="gr7" draw:text-style-name="P9" draw:layer="layout" svg:width="0.697cm" svg:height="0.645cm" svg:x="8.27cm" svg:y="4.454cm">
              <draw:text-box>
                <text:p><text:span text:style-name="T9">2</text:span></text:p>
              </draw:text-box>
            </draw:frame>
            <draw:frame draw:style-name="gr7" draw:text-style-name="P9" draw:layer="layout" svg:width="0.697cm" svg:height="0.645cm" svg:x="9.437cm" svg:y="4.454cm">
              <draw:text-box>
                <text:p><text:span text:style-name="T9">3</text:span></text:p>
              </draw:text-box>
            </draw:frame>
            <draw:frame draw:style-name="gr7" draw:text-style-name="P9" draw:layer="layout" svg:width="0.697cm" svg:height="0.645cm" svg:x="9.795cm" svg:y="3.216cm">
              <draw:text-box>
                <text:p><text:span text:style-name="T9">4</text:span></text:p>
              </draw:text-box>
            </draw:frame>
            <draw:frame draw:style-name="gr7" draw:text-style-name="P10" draw:layer="layout" svg:width="0.621cm" svg:height="0.489cm" svg:x="8.934cm" svg:y="2.015cm">
              <draw:text-box>
                <text:p><text:span text:style-name="T11">0</text:span></text:p>
              </draw:text-box>
            </draw:frame>
            <draw:frame draw:style-name="gr7" draw:text-style-name="P10" draw:layer="layout" svg:width="0.621cm" svg:height="0.489cm" svg:x="8.204cm" svg:y="2.434cm">
              <draw:text-box>
                <text:p><text:span text:style-name="T11">1</text:span></text:p>
              </draw:text-box>
            </draw:frame>
            <draw:frame draw:style-name="gr7" draw:text-style-name="P10" draw:layer="layout" svg:width="0.625cm" svg:height="0.489cm" svg:x="8.903cm" svg:y="3.327cm">
              <draw:text-box>
                <text:p><text:span text:style-name="T11">2</text:span></text:p>
              </draw:text-box>
            </draw:frame>
            <draw:frame draw:style-name="gr7" draw:text-style-name="P10" draw:layer="layout" svg:width="0.621cm" svg:height="0.489cm" svg:x="9.614cm" svg:y="2.426cm">
              <draw:text-box>
                <text:p><text:span text:style-name="T11">3</text:span></text:p>
              </draw:text-box>
            </draw:frame>
            <draw:frame draw:style-name="gr7" draw:text-style-name="P10" draw:layer="layout" svg:width="0.621cm" svg:height="0.489cm" svg:x="7.346cm" svg:y="3.189cm">
              <draw:text-box>
                <text:p><text:span text:style-name="T11">0</text:span></text:p>
              </draw:text-box>
            </draw:frame>
            <draw:frame draw:style-name="gr7" draw:text-style-name="P10" draw:layer="layout" svg:width="0.621cm" svg:height="0.489cm" svg:x="7.54cm" svg:y="3.964cm">
              <draw:text-box>
                <text:p><text:span text:style-name="T11">1</text:span></text:p>
              </draw:text-box>
            </draw:frame>
            <draw:frame draw:style-name="gr7" draw:text-style-name="P10" draw:layer="layout" svg:width="0.625cm" svg:height="0.489cm" svg:x="8.669cm" svg:y="3.491cm">
              <draw:text-box>
                <text:p><text:span text:style-name="T11">2</text:span></text:p>
              </draw:text-box>
            </draw:frame>
            <draw:frame draw:style-name="gr7" draw:text-style-name="P10" draw:layer="layout" svg:width="0.621cm" svg:height="0.489cm" svg:x="8.003cm" svg:y="2.599cm">
              <draw:text-box>
                <text:p><text:span text:style-name="T11">3</text:span></text:p>
              </draw:text-box>
            </draw:frame>
            <draw:frame draw:style-name="gr7" draw:text-style-name="P10" draw:layer="layout" svg:width="0.621cm" svg:height="0.489cm" svg:x="7.971cm" svg:y="5.006cm">
              <draw:text-box>
                <text:p><text:span text:style-name="T11">0</text:span></text:p>
              </draw:text-box>
            </draw:frame>
            <draw:frame draw:style-name="gr7" draw:text-style-name="P10" draw:layer="layout" svg:width="0.621cm" svg:height="0.489cm" svg:x="9.786cm" svg:y="5.006cm">
              <draw:text-box>
                <text:p><text:span text:style-name="T11">0</text:span></text:p>
              </draw:text-box>
            </draw:frame>
            <draw:frame draw:style-name="gr7" draw:text-style-name="P10" draw:layer="layout" svg:width="0.621cm" svg:height="0.489cm" svg:x="10.377cm" svg:y="3.19cm">
              <draw:text-box>
                <text:p><text:span text:style-name="T11">0</text:span></text:p>
              </draw:text-box>
            </draw:frame>
            <draw:frame draw:style-name="gr7" draw:text-style-name="P10" draw:layer="layout" svg:width="0.621cm" svg:height="0.489cm" svg:x="8.755cm" svg:y="5.006cm">
              <draw:text-box>
                <text:p><text:span text:style-name="T11">1</text:span></text:p>
              </draw:text-box>
            </draw:frame>
            <draw:frame draw:style-name="gr7" draw:text-style-name="P10" draw:layer="layout" svg:width="0.621cm" svg:height="0.489cm" svg:x="10.1cm" svg:y="4.332cm">
              <draw:text-box>
                <text:p><text:span text:style-name="T11">1</text:span></text:p>
              </draw:text-box>
            </draw:frame>
            <draw:frame draw:style-name="gr7" draw:text-style-name="P10" draw:layer="layout" svg:width="0.621cm" svg:height="0.489cm" svg:x="9.831cm" svg:y="2.612cm">
              <draw:text-box>
                <text:p><text:span text:style-name="T11">1</text:span></text:p>
              </draw:text-box>
            </draw:frame>
            <draw:frame draw:style-name="gr7" draw:text-style-name="P10" draw:layer="layout" svg:width="0.625cm" svg:height="0.489cm" svg:x="8.788cm" svg:y="3.804cm">
              <draw:text-box>
                <text:p><text:span text:style-name="T11">2</text:span></text:p>
              </draw:text-box>
            </draw:frame>
            <draw:frame draw:style-name="gr7" draw:text-style-name="P10" draw:layer="layout" svg:width="0.625cm" svg:height="0.489cm" svg:x="9.096cm" svg:y="3.804cm">
              <draw:text-box>
                <text:p><text:span text:style-name="T11">2</text:span></text:p>
              </draw:text-box>
            </draw:frame>
            <draw:frame draw:style-name="gr7" draw:text-style-name="P10" draw:layer="layout" svg:width="0.625cm" svg:height="0.489cm" svg:x="9.154cm" svg:y="3.514cm">
              <draw:text-box>
                <text:p><text:span text:style-name="T11">2</text:span></text:p>
              </draw:text-box>
            </draw:frame>
            <draw:frame draw:style-name="gr7" draw:text-style-name="P10" draw:layer="layout" svg:width="0.621cm" svg:height="0.489cm" svg:x="7.638cm" svg:y="4.287cm">
              <draw:text-box>
                <text:p><text:span text:style-name="T11">3</text:span></text:p>
              </draw:text-box>
            </draw:frame>
            <draw:frame draw:style-name="gr7" draw:text-style-name="P10" draw:layer="layout" svg:width="0.621cm" svg:height="0.489cm" svg:x="9.096cm" svg:y="5.006cm">
              <draw:text-box>
                <text:p><text:span text:style-name="T11">3</text:span></text:p>
              </draw:text-box>
            </draw:frame>
            <draw:frame draw:style-name="gr7" draw:text-style-name="P10" draw:layer="layout" svg:width="0.621cm" svg:height="0.489cm" svg:x="10.208cm" svg:y="4.052cm">
              <draw:text-box>
                <text:p><text:span text:style-name="T11">3</text:span></text:p>
              </draw:text-box>
            </draw:frame>
            <draw:custom-shape draw:style-name="gr16" draw:text-style-name="P1" draw:layer="layout" svg:width="0.198cm" svg:height="0.198cm" svg:x="7.269cm" svg:y="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8.004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116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828cm" svg:y="3.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9.156cm" svg:y="1.8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31cm" svg:height="0.131cm" svg:x="9.163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3.338cm" svg:height="0.645cm" svg:x="7.476cm" svg:y="6.334cm">
            <draw:text-box>
              <text:p><text:span text:style-name="T1">extraordinary face</text:span></text:p>
            </draw:text-box>
          </draw:frame>
        </draw:g>
        <draw:g>
          <draw:polygon draw:style-name="gr25" draw:text-style-name="P1" draw:layer="layout" svg:width="2.823cm" svg:height="2.852cm" draw:transform="rotate (-3.14159265358979) translate (5.636cm 11.96cm)" svg:viewBox="0 0 2824 2853" draw:points="2824,0 0,0 0,2824 2824,2853">
            <text:p/>
          </draw:polygon>
          <draw:frame draw:style-name="gr7" draw:text-style-name="P4" draw:layer="layout" svg:width="0.794cm" svg:height="0.761cm" svg:x="2.025cm" svg:y="8.601cm">
            <draw:text-box>
              <text:p><text:span text:style-name="T1">v</text:span><text:span text:style-name="T6">0</text:span></text:p>
            </draw:text-box>
          </draw:frame>
          <draw:frame draw:style-name="gr7" draw:text-style-name="P4" draw:layer="layout" svg:width="0.794cm" svg:height="0.761cm" svg:x="2.025cm" svg:y="11.79cm">
            <draw:text-box>
              <text:p><text:span text:style-name="T1">v</text:span><text:span text:style-name="T6">1</text:span></text:p>
            </draw:text-box>
          </draw:frame>
          <draw:frame draw:style-name="gr7" draw:text-style-name="P4" draw:layer="layout" svg:width="0.79cm" svg:height="0.761cm" svg:x="5.628cm" svg:y="11.79cm">
            <draw:text-box>
              <text:p><text:span text:style-name="T1">v</text:span><text:span text:style-name="T6">2</text:span></text:p>
            </draw:text-box>
          </draw:frame>
          <draw:frame draw:style-name="gr7" draw:text-style-name="P4" draw:layer="layout" svg:width="0.794cm" svg:height="0.761cm" svg:x="5.626cm" svg:y="8.601cm">
            <draw:text-box>
              <text:p><text:span text:style-name="T1">v</text:span><text:span text:style-name="T6">3</text:span></text:p>
            </draw:text-box>
          </draw:frame>
          <draw:custom-shape draw:style-name="gr16" draw:text-style-name="P1" draw:layer="layout" svg:width="0.277cm" svg:height="0.277cm" svg:x="2.676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499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676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499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3cm" svg:height="0.645cm" svg:x="2.574cm" svg:y="12.169cm">
            <draw:text-box>
              <text:p><text:span text:style-name="T1">“</text:span><text:span text:style-name="T1">edge and corner”</text:span></text:p>
            </draw:text-box>
          </draw:frame>
          <draw:polygon draw:style-name="gr38" draw:text-style-name="P1" draw:layer="layout" svg:width="2.823cm" svg:height="2.852cm" draw:transform="rotate (-3.14159265358979) translate (10.369cm 11.96cm)" svg:viewBox="0 0 2824 2853" draw:points="2824,0 0,0 0,2824 2824,2853">
            <text:p/>
          </draw:polygon>
          <draw:frame draw:style-name="gr7" draw:text-style-name="P4" draw:layer="layout" svg:width="0.794cm" svg:height="0.761cm" svg:x="6.764cm" svg:y="8.601cm">
            <draw:text-box>
              <text:p><text:span text:style-name="T1">v</text:span><text:span text:style-name="T6">0</text:span></text:p>
            </draw:text-box>
          </draw:frame>
          <draw:frame draw:style-name="gr7" draw:text-style-name="P4" draw:layer="layout" svg:width="0.794cm" svg:height="0.761cm" svg:x="6.764cm" svg:y="11.79cm">
            <draw:text-box>
              <text:p><text:span text:style-name="T1">v</text:span><text:span text:style-name="T6">1</text:span></text:p>
            </draw:text-box>
          </draw:frame>
          <draw:frame draw:style-name="gr7" draw:text-style-name="P4" draw:layer="layout" svg:width="0.79cm" svg:height="0.761cm" svg:x="10.341cm" svg:y="11.79cm">
            <draw:text-box>
              <text:p><text:span text:style-name="T1">v</text:span><text:span text:style-name="T6">2</text:span></text:p>
            </draw:text-box>
          </draw:frame>
          <draw:frame draw:style-name="gr7" draw:text-style-name="P4" draw:layer="layout" svg:width="0.794cm" svg:height="0.761cm" svg:x="10.339cm" svg:y="8.601cm">
            <draw:text-box>
              <text:p><text:span text:style-name="T1">v</text:span><text:span text:style-name="T6">3</text:span></text:p>
            </draw:text-box>
          </draw:frame>
          <draw:custom-shape draw:style-name="gr16" draw:text-style-name="P1" draw:layer="layout" svg:width="0.277cm" svg:height="0.277cm" svg:x="7.415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238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415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238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259cm" svg:height="0.645cm" svg:x="7.828cm" svg:y="12.169cm">
            <draw:text-box>
              <text:p><text:span text:style-name="T1">“</text:span><text:span text:style-name="T1">edge only”</text:span></text:p>
            </draw:text-box>
          </draw:frame>
          <draw:custom-shape draw:style-name="gr39" draw:text-style-name="P1" draw:layer="layout" svg:width="2.469cm" svg:height="2.469cm" svg:x="7.723cm" svg:y="9.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olygon draw:style-name="gr25" draw:text-style-name="P1" draw:layer="layout" svg:width="2.823cm" svg:height="2.852cm" draw:transform="rotate (-3.14159265358979) translate (25.964cm 11.961cm)" svg:viewBox="0 0 2824 2853" draw:points="2824,0 0,0 0,2824 2824,2853">
              <text:p/>
            </draw:polygon>
            <draw:frame draw:style-name="gr7" draw:text-style-name="P4" draw:layer="layout" svg:width="0.794cm" svg:height="0.761cm" svg:x="22.353cm" svg:y="8.602cm">
              <draw:text-box>
                <text:p><text:span text:style-name="T1">v</text:span><text:span text:style-name="T6">0</text:span></text:p>
              </draw:text-box>
            </draw:frame>
            <draw:frame draw:style-name="gr7" draw:text-style-name="P4" draw:layer="layout" svg:width="0.794cm" svg:height="0.761cm" svg:x="22.353cm" svg:y="11.791cm">
              <draw:text-box>
                <text:p><text:span text:style-name="T1">v</text:span><text:span text:style-name="T6">1</text:span></text:p>
              </draw:text-box>
            </draw:frame>
            <draw:frame draw:style-name="gr7" draw:text-style-name="P4" draw:layer="layout" svg:width="0.79cm" svg:height="0.761cm" svg:x="25.956cm" svg:y="11.791cm">
              <draw:text-box>
                <text:p><text:span text:style-name="T1">v</text:span><text:span text:style-name="T6">2</text:span></text:p>
              </draw:text-box>
            </draw:frame>
            <draw:frame draw:style-name="gr7" draw:text-style-name="P4" draw:layer="layout" svg:width="0.794cm" svg:height="0.761cm" svg:x="25.954cm" svg:y="8.602cm">
              <draw:text-box>
                <text:p><text:span text:style-name="T1">v</text:span><text:span text:style-name="T6">3</text:span></text:p>
              </draw:text-box>
            </draw:frame>
            <draw:custom-shape draw:style-name="gr16" draw:text-style-name="P1" draw:layer="layout" svg:width="0.277cm" svg:height="0.277cm" svg:x="23.004cm" svg:y="8.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5.827cm" svg:y="9.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3.004cm" svg:y="11.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5.827cm" svg:y="11.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11" draw:layer="layout" svg:width="5.878cm" svg:height="0.569cm" svg:x="21.615cm" svg:y="12.437cm">
            <draw:text-box>
              <text:p><text:span text:style-name="T12">VTX_BOUNDARY_EDGE_AND_CORNER</text:span></text:p>
            </draw:text-box>
          </draw:frame>
          <draw:frame draw:style-name="gr7" draw:text-style-name="P11" draw:layer="layout" svg:width="4.655cm" svg:height="0.569cm" svg:x="28.533cm" svg:y="12.437cm">
            <draw:text-box>
              <text:p><text:span text:style-name="T12">VTX_BOUNDARY_EDGE_ONLY</text:span></text:p>
            </draw:text-box>
          </draw:frame>
          <draw:g>
            <draw:polygon draw:style-name="gr38" draw:text-style-name="P1" draw:layer="layout" svg:width="2.823cm" svg:height="2.852cm" draw:transform="rotate (-3.14159265358979) translate (32.277cm 11.961cm)" svg:viewBox="0 0 2824 2853" draw:points="2824,0 0,0 0,2824 2824,2853">
              <text:p/>
            </draw:polygon>
            <draw:frame draw:style-name="gr7" draw:text-style-name="P4" draw:layer="layout" svg:width="0.794cm" svg:height="0.761cm" svg:x="28.672cm" svg:y="8.602cm">
              <draw:text-box>
                <text:p><text:span text:style-name="T1">v</text:span><text:span text:style-name="T6">0</text:span></text:p>
              </draw:text-box>
            </draw:frame>
            <draw:frame draw:style-name="gr7" draw:text-style-name="P4" draw:layer="layout" svg:width="0.794cm" svg:height="0.761cm" svg:x="28.672cm" svg:y="11.791cm">
              <draw:text-box>
                <text:p><text:span text:style-name="T1">v</text:span><text:span text:style-name="T6">1</text:span></text:p>
              </draw:text-box>
            </draw:frame>
            <draw:frame draw:style-name="gr7" draw:text-style-name="P4" draw:layer="layout" svg:width="0.79cm" svg:height="0.761cm" svg:x="32.249cm" svg:y="11.791cm">
              <draw:text-box>
                <text:p><text:span text:style-name="T1">v</text:span><text:span text:style-name="T6">2</text:span></text:p>
              </draw:text-box>
            </draw:frame>
            <draw:frame draw:style-name="gr7" draw:text-style-name="P4" draw:layer="layout" svg:width="0.794cm" svg:height="0.761cm" svg:x="32.247cm" svg:y="8.602cm">
              <draw:text-box>
                <text:p><text:span text:style-name="T1">v</text:span><text:span text:style-name="T6">3</text:span></text:p>
              </draw:text-box>
            </draw:frame>
            <draw:custom-shape draw:style-name="gr16" draw:text-style-name="P1" draw:layer="layout" svg:width="0.277cm" svg:height="0.277cm" svg:x="29.323cm" svg:y="8.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2.146cm" svg:y="9.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9.323cm" svg:y="11.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2.146cm" svg:y="11.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2.469cm" svg:height="2.469cm" svg:x="29.631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ge>
      <draw:page draw:name="page4" draw:style-name="dp1" draw:master-page-name="Default">
        <draw:g>
          <draw:rect draw:style-name="gr40" draw:text-style-name="P13" draw:layer="layout" svg:width="5.027cm" svg:height="1.327cm" svg:x="13.594cm" svg:y="22.829cm" draw:corner-radius="0.5cm">
            <text:p text:style-name="P12"><text:span text:style-name="T1">Implementation</text:span></text:p>
          </draw:rect>
          <draw:rect draw:style-name="gr41" draw:text-style-name="P13" draw:layer="layout" svg:width="5.027cm" svg:height="2.541cm" svg:x="13.594cm" svg:y="20.118cm" draw:corner-radius="0.5cm">
            <text:p text:style-name="P12"><text:span text:style-name="T1">Representations</text:span></text:p>
          </draw:rect>
          <draw:rect draw:style-name="gr42" draw:text-style-name="P2" draw:layer="layout" svg:width="1.383cm" svg:height="0.706cm" svg:x="13.905cm" svg:y="20.316cm">
            <text:p text:style-name="P1"><text:span text:style-name="T1">Vtr</text:span></text:p>
          </draw:rect>
          <draw:rect draw:style-name="gr43" draw:text-style-name="P2" draw:layer="layout" svg:width="1.383cm" svg:height="0.706cm" svg:x="13.906cm" svg:y="21.728cm">
            <text:p text:style-name="P1"><text:span text:style-name="T1">Far</text:span></text:p>
          </draw:rect>
          <draw:rect draw:style-name="gr44" draw:text-style-name="P2" draw:layer="layout" svg:width="1.383cm" svg:height="0.706cm" svg:x="13.907cm" svg:y="23.139cm">
            <text:p text:style-name="P1"><text:span text:style-name="T1">Osd</text:span></text:p>
          </draw:rect>
        </draw:g>
        <draw:g>
          <draw:rect draw:style-name="gr45" draw:text-style-name="P2" xml:id="id27" draw:id="id27" draw:layer="layout" svg:width="1.383cm" svg:height="0.706cm" svg:x="6.085cm" svg:y="14.066cm">
            <text:p text:style-name="P1"><text:span text:style-name="T1">Topo</text:span></text:p>
          </draw:rect>
          <draw:rect draw:style-name="gr45" draw:text-style-name="P2" xml:id="id28" draw:id="id28" draw:layer="layout" svg:width="1.383cm" svg:height="0.706cm" svg:x="10.45cm" svg:y="14.066cm">
            <text:p text:style-name="P1"><text:span text:style-name="T1">Far</text:span></text:p>
          </draw:rect>
          <draw:rect draw:style-name="gr45" draw:text-style-name="P2" xml:id="id29" draw:id="id29" draw:layer="layout" svg:width="1.383cm" svg:height="0.706cm" svg:x="14.528cm" svg:y="14.066cm">
            <text:p text:style-name="P1"><text:span text:style-name="T1">Osd</text:span></text:p>
          </draw:rect>
          <draw:connector draw:style-name="gr46" draw:text-style-name="P1" draw:layer="layout" draw:type="line" svg:x1="7.468cm" svg:y1="14.419cm" svg:x2="10.45cm" svg:y2="14.419cm" draw:start-shape="id27" draw:start-glue-point="1" draw:end-shape="id28" draw:end-glue-point="3" svg:d="m7468 14419h2982" svg:viewBox="0 0 2983 1">
            <text:p/>
          </draw:connector>
          <draw:connector draw:style-name="gr46" draw:text-style-name="P1" draw:layer="layout" draw:type="line" svg:x1="11.833cm" svg:y1="14.419cm" svg:x2="14.528cm" svg:y2="14.419cm" draw:start-shape="id28" draw:end-shape="id29" svg:d="m11833 14419h2695" svg:viewBox="0 0 2696 1">
            <text:p/>
          </draw:connector>
          <draw:frame draw:style-name="gr7" draw:text-style-name="P14" draw:layer="layout" svg:width="1.814cm" svg:height="1.039cm" svg:x="5.869cm" svg:y="14.912cm">
            <draw:text-box>
              <text:p text:style-name="P1"><text:span text:style-name="T3">edit</text:span></text:p>
              <text:p text:style-name="P1"><text:span text:style-name="T3">topology</text:span></text:p>
            </draw:text-box>
          </draw:frame>
          <draw:frame draw:style-name="gr7" draw:text-style-name="P2" draw:layer="layout" svg:width="1.814cm" svg:height="1.039cm" svg:x="7.991cm" svg:y="13.911cm">
            <draw:text-box>
              <text:p text:style-name="P1"><text:span text:style-name="T1">serialize</text:span></text:p>
              <text:p text:style-name="P1"><text:span text:style-name="T1">data</text:span></text:p>
            </draw:text-box>
          </draw:frame>
          <draw:frame draw:style-name="gr7" draw:text-style-name="P2" draw:layer="layout" svg:width="1.916cm" svg:height="1.039cm" svg:x="12.149cm" svg:y="13.878cm">
            <draw:text-box>
              <text:p text:style-name="P1"><text:span text:style-name="T1">interop</text:span></text:p>
              <text:p text:style-name="P1"><text:span text:style-name="T1">to device</text:span></text:p>
            </draw:text-box>
          </draw:frame>
          <draw:frame draw:style-name="gr7" draw:text-style-name="P14" draw:layer="layout" svg:width="2.123cm" svg:height="1.039cm" svg:x="14.17cm" svg:y="14.912cm">
            <draw:text-box>
              <text:p text:style-name="P1"><text:span text:style-name="T3">interactive</text:span></text:p>
              <text:p text:style-name="P1"><text:span text:style-name="T3">evaluation</text:span></text:p>
            </draw:text-box>
          </draw:frame>
        </draw:g>
        <draw:g>
          <draw:g>
            <draw:custom-shape draw:style-name="gr47" draw:text-style-name="P2" xml:id="id31" draw:id="id31" draw:layer="layout" svg:width="0.593cm" svg:height="0.593cm" svg:x="6.987cm" svg:y="7.721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8" draw:text-style-name="P1" draw:layer="layout" draw:type="line" svg:x1="7.863cm" svg:y1="9.589cm" svg:x2="7.494cm" svg:y2="8.228cm" draw:start-shape="id30" draw:start-glue-point="5" draw:end-shape="id31" draw:end-glue-point="9" svg:d="m7863 9589-369-1361" svg:viewBox="0 0 370 1362">
              <text:p/>
            </draw:connector>
            <draw:custom-shape draw:style-name="gr49" draw:text-style-name="P2" xml:id="id30" draw:id="id30" draw:layer="layout" svg:width="0.593cm" svg:height="0.593cm" svg:x="7.777cm" svg:y="9.50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xml:id="id32" draw:id="id32" draw:layer="layout" svg:width="0.593cm" svg:height="0.593cm" svg:x="8.794cm" svg:y="7.95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 xml:id="id33" draw:id="id33" draw:layer="layout" svg:width="0.593cm" svg:height="0.593cm" svg:x="5.857cm" svg:y="9.249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8" draw:text-style-name="P1" draw:layer="layout" draw:type="line" svg:x1="8.794cm" svg:y1="8.247cm" svg:x2="7.58cm" svg:y2="8.018cm" draw:start-shape="id32" draw:start-glue-point="6" draw:end-shape="id31" draw:end-glue-point="10" svg:d="m8794 8247-1214-229" svg:viewBox="0 0 1215 230">
              <text:p/>
            </draw:connector>
            <draw:connector draw:style-name="gr48" draw:text-style-name="P1" draw:layer="layout" draw:type="line" svg:x1="6.364cm" svg:y1="9.335cm" svg:x2="7.073cm" svg:y2="8.228cm" draw:start-shape="id33" draw:start-glue-point="11" draw:end-shape="id31" draw:end-glue-point="7" svg:d="m6364 9335 709-1107" svg:viewBox="0 0 710 1108">
              <text:p/>
            </draw:connector>
            <draw:connector draw:style-name="gr48" draw:text-style-name="P1" draw:layer="layout" draw:type="line" svg:x1="7.777cm" svg:y1="9.8cm" svg:x2="6.45cm" svg:y2="9.546cm" draw:start-shape="id30" draw:start-glue-point="6" draw:end-shape="id33" draw:end-glue-point="10" svg:d="m7777 9800-1327-254" svg:viewBox="0 0 1328 255">
              <text:p/>
            </draw:connector>
          </draw:g>
          <draw:frame draw:style-name="gr7" draw:text-style-name="P4" draw:layer="layout" svg:width="2.962cm" svg:height="0.645cm" svg:x="6.146cm" svg:y="10.299cm">
            <draw:text-box>
              <text:p><text:span text:style-name="T1">topological data</text:span></text:p>
            </draw:text-box>
          </draw:frame>
          <draw:g>
            <draw:custom-shape draw:style-name="gr47" draw:text-style-name="P1" draw:layer="layout" svg:width="0.593cm" svg:height="0.593cm" svg:x="10.319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1.025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1" draw:layer="layout" svg:width="0.338cm" svg:height="2.117cm" draw:transform="rotate (-1.5707963267949) translate (12.352cm 8.571cm)" svg:viewBox="0 0 339 2118" draw:points="0,2118 339,2118 339,0 0,0">
              <text:p/>
            </draw:polyline>
            <draw:custom-shape draw:style-name="gr47" draw:text-style-name="P1" draw:layer="layout" svg:width="0.593cm" svg:height="0.593cm" svg:x="12.52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3.229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1.675cm" svg:y="8.233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4.075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4.781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5.6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1" draw:layer="layout" svg:width="0.338cm" svg:height="1.468cm" draw:transform="rotate (-1.5707963267949) translate (13.906cm 8.571cm)" svg:viewBox="0 0 339 1469" draw:points="0,1469 339,1469 339,0 0,0">
              <text:p/>
            </draw:polyline>
            <draw:polyline draw:style-name="gr50" draw:text-style-name="P1" draw:layer="layout" svg:width="0.338cm" svg:height="1.468cm" draw:transform="rotate (-1.5707963267949) translate (15.458cm 8.571cm)" svg:viewBox="0 0 339 1469" draw:points="0,1469 339,1469 339,0 0,0">
              <text:p/>
            </draw:polyline>
            <draw:polyline draw:style-name="gr50" draw:text-style-name="P1" draw:layer="layout" svg:width="0.338cm" svg:height="0.761cm" draw:transform="rotate (-1.5707963267949) translate (16.305cm 8.571cm)" svg:viewBox="0 0 339 762" draw:points="0,762 339,762 339,0 0,0">
              <text:p/>
            </draw:polyline>
            <draw:frame draw:style-name="gr7" draw:text-style-name="P4" draw:layer="layout" svg:width="0.697cm" svg:height="0.645cm" svg:x="10.945cm" svg:y="8.938cm">
              <draw:text-box>
                <text:p><text:span text:style-name="T1">0</text:span></text:p>
              </draw:text-box>
            </draw:frame>
            <draw:frame draw:style-name="gr7" draw:text-style-name="P4" draw:layer="layout" svg:width="0.697cm" svg:height="0.645cm" svg:x="12.823cm" svg:y="8.939cm">
              <draw:text-box>
                <text:p><text:span text:style-name="T1">1</text:span></text:p>
              </draw:text-box>
            </draw:frame>
            <draw:frame draw:style-name="gr7" draw:text-style-name="P4" draw:layer="layout" svg:width="0.697cm" svg:height="0.645cm" svg:x="14.375cm" svg:y="8.939cm">
              <draw:text-box>
                <text:p><text:span text:style-name="T1">2</text:span></text:p>
              </draw:text-box>
            </draw:frame>
            <draw:frame draw:style-name="gr7" draw:text-style-name="P4" draw:layer="layout" svg:width="0.697cm" svg:height="0.645cm" svg:x="15.576cm" svg:y="8.939cm">
              <draw:text-box>
                <text:p><text:span text:style-name="T1">3</text:span></text:p>
              </draw:text-box>
            </draw:frame>
          </draw:g>
          <draw:frame draw:style-name="gr7" draw:text-style-name="P4" draw:layer="layout" svg:width="2.796cm" svg:height="0.645cm" svg:x="11.892cm" svg:y="10.3cm">
            <draw:text-box>
              <text:p><text:span text:style-name="T1">serialized data</text:span></text:p>
            </draw:text-box>
          </draw:frame>
        </draw:g>
        <draw:g>
          <draw:rect draw:style-name="gr51" draw:text-style-name="P13" draw:layer="layout" svg:width="8.846cm" svg:height="2.369cm" svg:x="6.658cm" svg:y="4.675cm" draw:corner-radius="0.212cm">
            <text:p text:style-name="P12"><text:span text:style-name="T1"/></text:p>
            <text:p text:style-name="P12"><text:span text:style-name="T1"/></text:p>
          </draw:rect>
          <draw:rect draw:style-name="gr52" draw:text-style-name="P13" draw:layer="layout" svg:width="9.322cm" svg:height="2.451cm" svg:x="6.42cm" svg:y="3.343cm" draw:corner-radius="0.212cm">
            <text:p text:style-name="P12"><text:span text:style-name="T1"/></text:p>
            <text:p text:style-name="P12"><text:span text:style-name="T1"/></text:p>
          </draw:rect>
          <draw:frame draw:style-name="gr7" draw:layer="layout" svg:width="6.149cm" svg:height="0.645cm" svg:x="6.8cm" svg:y="5.02cm">
            <draw:text-box>
              <text:p text:style-name="P12"><text:span text:style-name="T1">2 : Feature Adaptive Representation</text:span></text:p>
            </draw:text-box>
          </draw:frame>
          <draw:frame draw:style-name="gr53" draw:text-style-name="P12" draw:layer="layout" svg:width="7.11cm" svg:height="0.645cm" svg:x="6.8cm" svg:y="6.214cm">
            <draw:text-box>
              <text:p text:style-name="P12"><text:span text:style-name="T1">1 : Hierarchical Boundary Representation</text:span></text:p>
            </draw:text-box>
          </draw:frame>
          <draw:g>
            <draw:rect draw:style-name="gr54" draw:text-style-name="P2" draw:layer="layout" svg:width="1.383cm" svg:height="0.706cm" svg:x="13.849cm" svg:y="3.555cm">
              <text:p text:style-name="P1"><text:span text:style-name="T1">Osd</text:span></text:p>
            </draw:rect>
            <draw:rect draw:style-name="gr54" draw:text-style-name="P2" draw:layer="layout" svg:width="1.383cm" svg:height="0.706cm" svg:x="13.85cm" svg:y="4.868cm">
              <text:p text:style-name="P1"><text:span text:style-name="T1">Far</text:span></text:p>
            </draw:rect>
            <draw:rect draw:style-name="gr54" draw:text-style-name="P2" draw:layer="layout" svg:width="1.383cm" svg:height="0.706cm" svg:x="13.851cm" svg:y="6.214cm">
              <text:p text:style-name="P1"><text:span text:style-name="T1">Hbr</text:span></text:p>
            </draw:rect>
          </draw:g>
          <draw:frame draw:style-name="gr7" draw:layer="layout" svg:width="2.919cm" svg:height="0.645cm" svg:x="6.8cm" svg:y="3.69cm">
            <draw:text-box>
              <text:p text:style-name="P12"><text:span text:style-name="T1">3 : OpenSubdiv</text:span></text:p>
            </draw:text-box>
          </draw:frame>
        </draw:g>
        <draw:g>
          <draw:rect draw:style-name="gr45" draw:text-style-name="P2" xml:id="id34" draw:id="id34" draw:layer="layout" svg:width="1.383cm" svg:height="0.706cm" svg:x="6.168cm" svg:y="12.14cm">
            <text:p text:style-name="P1"><text:span text:style-name="T1">Topo</text:span></text:p>
          </draw:rect>
          <draw:rect draw:style-name="gr45" draw:text-style-name="P2" xml:id="id35" draw:id="id35" draw:layer="layout" svg:width="1.383cm" svg:height="0.706cm" svg:x="10.533cm" svg:y="12.14cm">
            <text:p text:style-name="P1"><text:span text:style-name="T1">Far</text:span></text:p>
          </draw:rect>
          <draw:rect draw:style-name="gr45" draw:text-style-name="P2" xml:id="id36" draw:id="id36" draw:layer="layout" svg:width="1.383cm" svg:height="0.706cm" svg:x="14.611cm" svg:y="12.14cm">
            <text:p text:style-name="P1"><text:span text:style-name="T1">Osd</text:span></text:p>
          </draw:rect>
          <draw:connector draw:style-name="gr46" draw:text-style-name="P1" draw:layer="layout" draw:type="line" svg:x1="7.551cm" svg:y1="12.493cm" svg:x2="10.533cm" svg:y2="12.493cm" draw:start-shape="id34" draw:start-glue-point="1" draw:end-shape="id35" draw:end-glue-point="3" svg:d="m7551 12493h2982" svg:viewBox="0 0 2983 1">
            <text:p/>
          </draw:connector>
          <draw:connector draw:style-name="gr46" draw:text-style-name="P1" draw:layer="layout" draw:type="line" svg:x1="11.916cm" svg:y1="12.493cm" svg:x2="14.611cm" svg:y2="12.493cm" draw:start-shape="id35" draw:end-shape="id36" svg:d="m11916 12493h2695" svg:viewBox="0 0 2696 1">
            <text:p/>
          </draw:connector>
        </draw:g>
        <draw:g>
          <draw:rect draw:style-name="gr40" draw:text-style-name="P15" draw:layer="layout" svg:width="9.969cm" svg:height="1.327cm" svg:x="2.073cm" svg:y="23.083cm" draw:corner-radius="0.282cm">
            <text:p text:style-name="P12"><text:span text:style-name="T13">Implementation</text:span></text:p>
          </draw:rect>
          <draw:rect draw:style-name="gr41" draw:text-style-name="P15" draw:layer="layout" svg:width="9.969cm" svg:height="2.541cm" svg:x="2.073cm" svg:y="20.372cm" draw:corner-radius="0.282cm">
            <text:p text:style-name="P12"><text:span text:style-name="T13">Representation</text:span></text:p>
          </draw:rect>
          <draw:rect draw:style-name="gr55" draw:text-style-name="P2" draw:layer="layout" svg:width="1.383cm" svg:height="0.706cm" svg:x="2.384cm" svg:y="20.57cm">
            <text:p text:style-name="P1"><text:span text:style-name="T1">Hbr</text:span></text:p>
          </draw:rect>
          <draw:rect draw:style-name="gr55" draw:text-style-name="P2" draw:layer="layout" svg:width="1.383cm" svg:height="0.706cm" svg:x="2.385cm" svg:y="21.983cm">
            <text:p text:style-name="P1"><text:span text:style-name="T1">Far</text:span></text:p>
          </draw:rect>
          <draw:rect draw:style-name="gr55" draw:text-style-name="P2" draw:layer="layout" svg:width="1.383cm" svg:height="0.706cm" svg:x="2.386cm" svg:y="23.393cm">
            <text:p text:style-name="P1"><text:span text:style-name="T1">Osd</text:span></text:p>
          </draw:rect>
          <draw:rect draw:style-name="gr56" draw:text-style-name="P2" draw:layer="layout" svg:width="4.067cm" svg:height="1.496cm" svg:x="3.654cm" svg:y="18.677cm" draw:corner-radius="0.282cm">
            <text:p text:style-name="P1"><text:span text:style-name="T1">Subdivision Mesh</text:span></text:p>
          </draw:rect>
          <draw:rect draw:style-name="gr57" draw:text-style-name="P16" xml:id="id41" draw:id="id41" draw:layer="layout" svg:width="1.383cm" svg:height="0.706cm" svg:x="4.192cm" svg:y="19.327cm" draw:corner-radius="1.058cm">
            <text:p text:style-name="P1"><text:span text:style-name="T12">Topology</text:span></text:p>
          </draw:rect>
          <draw:rect draw:style-name="gr57" draw:text-style-name="P16" xml:id="id37" draw:id="id37" draw:layer="layout" svg:width="1.383cm" svg:height="0.706cm" svg:x="5.8cm" svg:y="19.327cm" draw:corner-radius="1.058cm">
            <text:p text:style-name="P1"><text:span text:style-name="T12">Points</text:span></text:p>
          </draw:rect>
          <draw:rect draw:style-name="gr57" draw:text-style-name="P17" xml:id="id42" draw:id="id42" draw:layer="layout" svg:width="1.383cm" svg:height="0.707cm" svg:x="4.192cm" svg:y="21.982cm" draw:corner-radius="1.058cm">
            <text:p text:style-name="P1"><text:span text:style-name="T14">Subdivision</text:span><text:span text:style-name="T14"><text:line-break/></text:span><text:span text:style-name="T14">Tables</text:span></text:p>
          </draw:rect>
          <draw:rect draw:style-name="gr57" draw:text-style-name="P16" xml:id="id39" draw:id="id39" draw:layer="layout" svg:width="1.383cm" svg:height="0.707cm" svg:x="4.192cm" svg:y="23.392cm" draw:corner-radius="0.282cm">
            <text:p text:style-name="P1"><text:span text:style-name="T12">Compute</text:span></text:p>
          </draw:rect>
          <draw:rect draw:style-name="gr57" draw:text-style-name="P16" xml:id="id40" draw:id="id40" draw:layer="layout" svg:width="1.383cm" svg:height="0.707cm" svg:x="7.665cm" svg:y="23.393cm" draw:corner-radius="0.282cm">
            <text:p text:style-name="P1"><text:span text:style-name="T12">Tessellate</text:span></text:p>
          </draw:rect>
          <draw:rect draw:style-name="gr57" draw:text-style-name="P17" xml:id="id38" draw:id="id38" draw:layer="layout" svg:width="1.383cm" svg:height="0.707cm" svg:x="5.8cm" svg:y="21.982cm" draw:corner-radius="1.058cm">
            <text:p text:style-name="P1"><text:span text:style-name="T14">Vertex</text:span></text:p>
            <text:p text:style-name="P1"><text:span text:style-name="T14">Data</text:span></text:p>
          </draw:rect>
          <draw:connector draw:style-name="gr58" draw:text-style-name="P1" draw:layer="layout" svg:x1="6.491cm" svg:y1="20.033cm" svg:x2="6.491cm" svg:y2="21.982cm" draw:start-shape="id37" draw:start-glue-point="2" draw:end-shape="id38" draw:end-glue-point="0" svg:d="m6491 20033v1949" svg:viewBox="0 0 1 1950">
            <text:p/>
          </draw:connector>
          <draw:connector draw:style-name="gr59" draw:text-style-name="P1" draw:layer="layout" draw:type="curve" svg:x1="6.491cm" svg:y1="22.689cm" svg:x2="5.575cm" svg:y2="23.745cm" draw:start-shape="id38" draw:start-glue-point="2" draw:end-shape="id39" svg:d="m6491 22689c0 704-305 1056-916 1056" svg:viewBox="0 0 917 1057">
            <text:p/>
          </draw:connector>
          <draw:connector draw:style-name="gr60" draw:text-style-name="P1" draw:layer="layout" draw:type="curve" svg:x1="7.183cm" svg:y1="22.335cm" svg:x2="8.356cm" svg:y2="23.393cm" draw:start-shape="id38" draw:start-glue-point="1" draw:end-shape="id40" draw:end-glue-point="0" svg:d="m7183 22335c782 0 1173 352 1173 1058" svg:viewBox="0 0 1174 1059">
            <text:p/>
          </draw:connector>
          <draw:connector draw:style-name="gr58" draw:text-style-name="P1" draw:layer="layout" svg:x1="4.883cm" svg:y1="20.033cm" svg:x2="4.883cm" svg:y2="21.982cm" draw:start-shape="id41" draw:end-shape="id42" draw:end-glue-point="0" svg:d="m4883 20033v1949" svg:viewBox="0 0 1 1950">
            <text:p/>
          </draw:connector>
          <draw:connector draw:style-name="gr58" draw:text-style-name="P1" draw:layer="layout" svg:x1="4.883cm" svg:y1="22.689cm" svg:x2="4.883cm" svg:y2="23.392cm" draw:start-shape="id42" draw:start-glue-point="2" draw:end-shape="id39" draw:end-glue-point="0" svg:d="m4883 22689v703" svg:viewBox="0 0 1 704">
            <text:p/>
          </draw:connector>
          <draw:frame draw:style-name="gr7" draw:text-style-name="P11" draw:layer="layout" svg:width="1.323cm" svg:height="0.569cm" svg:x="6.224cm" svg:y="23.135cm">
            <draw:text-box>
              <text:p><text:span text:style-name="T12">Refine</text:span></text:p>
            </draw:text-box>
          </draw:frame>
          <draw:frame draw:style-name="gr7" draw:text-style-name="P11" draw:layer="layout" svg:width="1.535cm" svg:height="0.569cm" svg:x="7.81cm" svg:y="22.038cm">
            <draw:text-box>
              <text:p><text:span text:style-name="T12">Patches</text:span></text:p>
            </draw:text-box>
          </draw:frame>
        </draw:g>
        <draw:g>
          <draw:rect draw:style-name="gr52" draw:text-style-name="P13" draw:layer="layout" svg:width="9.322cm" svg:height="2.451cm" svg:x="21.756cm" svg:y="3.344cm" draw:corner-radius="0.212cm">
            <text:p text:style-name="P12"><text:span text:style-name="T1"/></text:p>
            <text:p text:style-name="P12"><text:span text:style-name="T1"/></text:p>
          </draw:rect>
          <draw:rect draw:style-name="gr61" draw:text-style-name="P13" draw:layer="layout" svg:width="8.896cm" svg:height="2.4cm" svg:x="21.897cm" svg:y="4.671cm" draw:corner-radius="0.212cm">
            <text:p text:style-name="P12"><text:span text:style-name="T1"/></text:p>
            <text:p text:style-name="P12"><text:span text:style-name="T1"/></text:p>
          </draw:rect>
          <draw:frame draw:style-name="gr7" draw:layer="layout" svg:width="6.149cm" svg:height="0.645cm" svg:x="22.136cm" svg:y="4.938cm">
            <draw:text-box>
              <text:p text:style-name="P12"><text:span text:style-name="T1">2 : Feature Adaptive Representation</text:span></text:p>
            </draw:text-box>
          </draw:frame>
          <draw:rect draw:style-name="gr54" draw:text-style-name="P2" xml:id="id45" draw:id="id45" draw:layer="layout" svg:width="1.383cm" svg:height="0.706cm" svg:x="29.187cm" svg:y="3.585cm">
            <text:p text:style-name="P1"><text:span text:style-name="T1">Osd</text:span></text:p>
          </draw:rect>
          <draw:rect draw:style-name="gr54" draw:text-style-name="P2" xml:id="id43" draw:id="id43" draw:layer="layout" svg:width="1.383cm" svg:height="0.706cm" svg:x="29.187cm" svg:y="4.907cm">
            <text:p text:style-name="P1"><text:span text:style-name="T1">Far</text:span></text:p>
          </draw:rect>
          <draw:rect draw:style-name="gr51" draw:text-style-name="P13" draw:layer="layout" svg:width="8.613cm" svg:height="0.989cm" svg:x="22.18cm" svg:y="7.212cm" draw:corner-radius="0.212cm">
            <text:p text:style-name="P12"><text:span text:style-name="T1"/></text:p>
            <text:p text:style-name="P12"><text:span text:style-name="T1"/></text:p>
          </draw:rect>
          <draw:frame draw:style-name="gr62" draw:text-style-name="P12" draw:layer="layout" svg:width="7.11cm" svg:height="0.645cm" svg:x="22.136cm" svg:y="7.371cm">
            <draw:text-box>
              <text:p text:style-name="P12"><text:span text:style-name="T1">1 : Client Topology Representation</text:span></text:p>
            </draw:text-box>
          </draw:frame>
          <draw:rect draw:style-name="gr54" draw:text-style-name="P2" xml:id="id44" draw:id="id44" draw:layer="layout" svg:width="1.383cm" svg:height="0.706cm" svg:x="29.187cm" svg:y="7.371cm">
            <text:p text:style-name="P1"><text:span text:style-name="T1">???</text:span></text:p>
          </draw:rect>
          <draw:frame draw:style-name="gr7" draw:layer="layout" svg:width="2.919cm" svg:height="0.645cm" svg:x="22.136cm" svg:y="3.616cm">
            <draw:text-box>
              <text:p text:style-name="P12"><text:span text:style-name="T1">3 : OpenSubdiv</text:span></text:p>
            </draw:text-box>
          </draw:frame>
          <draw:rect draw:style-name="gr54" draw:text-style-name="P2" draw:layer="layout" svg:width="1.383cm" svg:height="0.706cm" svg:x="22.067cm" svg:y="6.083cm">
            <text:p text:style-name="P1"><text:span text:style-name="T1">Vtr</text:span></text:p>
          </draw:rect>
          <draw:frame draw:style-name="gr7" draw:layer="layout" svg:width="6.124cm" svg:height="0.645cm" svg:x="23.592cm" svg:y="6.114cm">
            <draw:text-box>
              <text:p text:style-name="P12"><text:span text:style-name="T1">Vectorized Topology Representation</text:span></text:p>
            </draw:text-box>
          </draw:frame>
          <draw:connector draw:style-name="gr63" draw:text-style-name="P1" draw:layer="layout" draw:type="line" svg:x1="29.878cm" svg:y1="5.613cm" svg:x2="29.878cm" svg:y2="7.371cm" draw:start-shape="id43" draw:start-glue-point="2" draw:end-shape="id44" draw:end-glue-point="0" svg:d="m29878 5613v1758" svg:viewBox="0 0 1 1759">
            <text:p/>
          </draw:connector>
          <draw:connector draw:style-name="gr63" draw:text-style-name="P1" draw:layer="layout" draw:type="line" svg:x1="29.878cm" svg:y1="4.291cm" svg:x2="29.878cm" svg:y2="4.907cm" draw:start-shape="id45" draw:start-glue-point="2" draw:end-shape="id43" svg:d="m29878 4291v616" svg:viewBox="0 0 1 617">
            <text:p/>
          </draw:connector>
        </draw:g>
        <draw:g>
          <draw:rect draw:style-name="gr40" draw:text-style-name="P15" draw:layer="layout" svg:width="9.969cm" svg:height="1.327cm" svg:x="22.18cm" svg:y="23.084cm" draw:corner-radius="0.282cm">
            <text:p text:style-name="P12"><text:span text:style-name="T13">Implementation</text:span></text:p>
          </draw:rect>
          <draw:rect draw:style-name="gr41" draw:text-style-name="P15" draw:layer="layout" svg:width="9.969cm" svg:height="2.541cm" svg:x="22.18cm" svg:y="20.373cm" draw:corner-radius="0.282cm">
            <text:p text:style-name="P12"><text:span text:style-name="T13">Representation</text:span></text:p>
          </draw:rect>
          <draw:rect draw:style-name="gr55" draw:text-style-name="P2" draw:layer="layout" svg:width="1.383cm" svg:height="0.706cm" svg:x="22.491cm" svg:y="20.571cm">
            <text:p text:style-name="P1"><text:span text:style-name="T1">Vtr</text:span></text:p>
          </draw:rect>
          <draw:rect draw:style-name="gr55" draw:text-style-name="P2" draw:layer="layout" svg:width="1.383cm" svg:height="0.706cm" svg:x="22.492cm" svg:y="21.984cm">
            <text:p text:style-name="P1"><text:span text:style-name="T1">Far</text:span></text:p>
          </draw:rect>
          <draw:rect draw:style-name="gr55" draw:text-style-name="P2" draw:layer="layout" svg:width="1.383cm" svg:height="0.706cm" svg:x="22.493cm" svg:y="23.394cm">
            <text:p text:style-name="P1"><text:span text:style-name="T1">Osd</text:span></text:p>
          </draw:rect>
          <draw:rect draw:style-name="gr56" draw:text-style-name="P2" draw:layer="layout" svg:width="4.067cm" svg:height="1.496cm" svg:x="23.761cm" svg:y="18.678cm" draw:corner-radius="0.282cm">
            <text:p text:style-name="P1"><text:span text:style-name="T1">Subdivision Mesh</text:span></text:p>
          </draw:rect>
          <draw:rect draw:style-name="gr57" draw:text-style-name="P16" xml:id="id50" draw:id="id50" draw:layer="layout" svg:width="1.383cm" svg:height="0.706cm" svg:x="24.299cm" svg:y="19.328cm" draw:corner-radius="1.058cm">
            <text:p text:style-name="P1"><text:span text:style-name="T12">Topology</text:span></text:p>
          </draw:rect>
          <draw:rect draw:style-name="gr57" draw:text-style-name="P16" xml:id="id46" draw:id="id46" draw:layer="layout" svg:width="1.383cm" svg:height="0.706cm" svg:x="25.907cm" svg:y="19.328cm" draw:corner-radius="1.058cm">
            <text:p text:style-name="P1"><text:span text:style-name="T12">Points</text:span></text:p>
          </draw:rect>
          <draw:rect draw:style-name="gr57" draw:text-style-name="P17" xml:id="id51" draw:id="id51" draw:layer="layout" svg:width="1.383cm" svg:height="0.707cm" svg:x="24.299cm" svg:y="21.983cm" draw:corner-radius="1.058cm">
            <text:p text:style-name="P1"><text:span text:style-name="T14">Subdivision</text:span><text:span text:style-name="T14"><text:line-break/></text:span><text:span text:style-name="T14">Tables</text:span></text:p>
          </draw:rect>
          <draw:rect draw:style-name="gr57" draw:text-style-name="P16" xml:id="id48" draw:id="id48" draw:layer="layout" svg:width="1.383cm" svg:height="0.707cm" svg:x="24.299cm" svg:y="23.393cm" draw:corner-radius="0.282cm">
            <text:p text:style-name="P1"><text:span text:style-name="T12">Compute</text:span></text:p>
          </draw:rect>
          <draw:rect draw:style-name="gr57" draw:text-style-name="P16" xml:id="id49" draw:id="id49" draw:layer="layout" svg:width="1.383cm" svg:height="0.707cm" svg:x="27.772cm" svg:y="23.394cm" draw:corner-radius="0.282cm">
            <text:p text:style-name="P1"><text:span text:style-name="T12">Tessellate</text:span></text:p>
          </draw:rect>
          <draw:rect draw:style-name="gr57" draw:text-style-name="P17" xml:id="id47" draw:id="id47" draw:layer="layout" svg:width="1.383cm" svg:height="0.707cm" svg:x="25.907cm" svg:y="21.983cm" draw:corner-radius="1.058cm">
            <text:p text:style-name="P1"><text:span text:style-name="T14">Vertex</text:span></text:p>
            <text:p text:style-name="P1"><text:span text:style-name="T14">Data</text:span></text:p>
          </draw:rect>
          <draw:connector draw:style-name="gr58" draw:text-style-name="P1" draw:layer="layout" svg:x1="26.598cm" svg:y1="20.034cm" svg:x2="26.598cm" svg:y2="21.983cm" draw:start-shape="id46" draw:start-glue-point="2" draw:end-shape="id47" draw:end-glue-point="0" svg:d="m26598 20034v1949" svg:viewBox="0 0 1 1950">
            <text:p/>
          </draw:connector>
          <draw:connector draw:style-name="gr59" draw:text-style-name="P1" draw:layer="layout" draw:type="curve" svg:x1="26.598cm" svg:y1="22.69cm" svg:x2="25.682cm" svg:y2="23.746cm" draw:start-shape="id47" draw:start-glue-point="2" draw:end-shape="id48" svg:d="m26598 22690c0 704-305 1056-916 1056" svg:viewBox="0 0 917 1057">
            <text:p/>
          </draw:connector>
          <draw:connector draw:style-name="gr60" draw:text-style-name="P1" draw:layer="layout" draw:type="curve" svg:x1="27.29cm" svg:y1="22.336cm" svg:x2="28.463cm" svg:y2="23.394cm" draw:start-shape="id47" draw:start-glue-point="1" draw:end-shape="id49" draw:end-glue-point="0" svg:d="m27290 22336c782 0 1173 352 1173 1058" svg:viewBox="0 0 1174 1059">
            <text:p/>
          </draw:connector>
          <draw:connector draw:style-name="gr58" draw:text-style-name="P1" draw:layer="layout" svg:x1="24.99cm" svg:y1="20.034cm" svg:x2="24.99cm" svg:y2="21.983cm" draw:start-shape="id50" draw:end-shape="id51" draw:end-glue-point="0" svg:d="m24990 20034v1949" svg:viewBox="0 0 1 1950">
            <text:p/>
          </draw:connector>
          <draw:connector draw:style-name="gr58" draw:text-style-name="P1" draw:layer="layout" svg:x1="24.99cm" svg:y1="22.69cm" svg:x2="24.99cm" svg:y2="23.393cm" draw:start-shape="id51" draw:start-glue-point="2" draw:end-shape="id48" draw:end-glue-point="0" svg:d="m24990 22690v703" svg:viewBox="0 0 1 704">
            <text:p/>
          </draw:connector>
          <draw:frame draw:style-name="gr7" draw:text-style-name="P11" draw:layer="layout" svg:width="1.323cm" svg:height="0.569cm" svg:x="26.331cm" svg:y="23.136cm">
            <draw:text-box>
              <text:p><text:span text:style-name="T12">Refine</text:span></text:p>
            </draw:text-box>
          </draw:frame>
          <draw:frame draw:style-name="gr7" draw:text-style-name="P11" draw:layer="layout" svg:width="1.535cm" svg:height="0.569cm" svg:x="27.917cm" svg:y="22.039cm">
            <draw:text-box>
              <text:p><text:span text:style-name="T12">Patches</text:span></text:p>
            </draw:text-box>
          </draw:frame>
        </draw:g>
      </draw:page>
      <draw:page draw:name="page5" draw:style-name="dp1" draw:master-page-name="Default">
        <draw:g>
          <draw:rect draw:style-name="gr64" draw:text-style-name="P13" draw:layer="layout" svg:width="9.743cm" svg:height="3.671cm" svg:x="2.129cm" svg:y="5.094cm" draw:corner-radius="0.212cm">
            <text:p text:style-name="P12"><text:span text:style-name="T15">Far</text:span></text:p>
          </draw:rect>
          <draw:custom-shape draw:style-name="gr65" draw:text-style-name="P2" xml:id="id52" draw:id="id52" draw:layer="layout" svg:width="3.107cm" svg:height="0.988cm" svg:x="1.14cm" svg:y="1.141cm">
            <text:p text:style-name="P1"><text:span text:style-name="T1">Mesh</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6" draw:text-style-name="P2" xml:id="id53" draw:id="id53" draw:layer="layout" svg:width="7.06cm" svg:height="0.988cm" svg:x="2.271cm" svg:y="5.376cm">
            <text:p text:style-name="P1"><text:span text:style-name="T1">Topology Ref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8" draw:layer="layout" svg:width="2.118cm" svg:height="0.988cm" svg:x="7.212cm" svg:y="3.258cm">
            <text:p text:style-name="P1"><text:span text:style-name="T16">Vt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8" draw:layer="layout" svg:width="2.118cm" svg:height="0.988cm" svg:x="7.213cm" svg:y="1.141cm">
            <text:p text:style-name="P1"><text:span text:style-name="T16">S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2" xml:id="id54" draw:id="id54" draw:layer="layout" svg:width="3.106cm" svg:height="0.988cm" svg:x="1.141cm" svg:y="3.258cm">
            <text:p text:style-name="P1"><text:span text:style-name="T1">Client</text:span></text:p>
            <text:p text:style-name="P1"><text:span text:style-name="T1">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 draw:layer="layout" draw:type="curve" svg:x1="4.247cm" svg:y1="1.635cm" svg:x2="5.801cm" svg:y2="5.376cm" draw:start-shape="id52" draw:start-glue-point="7" draw:end-shape="id53" draw:end-glue-point="0" svg:d="m4247 1635c1036 0 1554 1247 1554 3741" svg:viewBox="0 0 1555 3742">
            <text:p/>
          </draw:connector>
          <draw:connector draw:style-name="gr58" draw:text-style-name="P1" draw:layer="layout" svg:x1="2.694cm" svg:y1="2.129cm" svg:x2="2.694cm" svg:y2="3.258cm" draw:start-shape="id52" draw:start-glue-point="6" draw:end-shape="id54" draw:end-glue-point="0" svg:d="m2694 2129v1129" svg:viewBox="0 0 1 1130">
            <text:p/>
          </draw:connector>
          <draw:connector draw:style-name="gr68" draw:text-style-name="P1" draw:layer="layout" draw:line-skew="0.139cm" svg:x1="8.345cm" svg:y1="4.251cm" svg:x2="8.342cm" svg:y2="5.376cm" svg:d="m8345 4251v702h-3v423" svg:viewBox="0 0 4 1126">
            <text:p/>
          </draw:connector>
          <draw:connector draw:style-name="gr68" draw:text-style-name="P1" draw:layer="layout" draw:line-skew="0.139cm" svg:x1="8.345cm" svg:y1="2.133cm" svg:x2="8.342cm" svg:y2="3.258cm" svg:d="m8345 2133v702h-3v423" svg:viewBox="0 0 4 1126">
            <text:p/>
          </draw:connector>
          <draw:custom-shape draw:style-name="gr69" draw:text-style-name="P2" xml:id="id55" draw:id="id55" draw:layer="layout" svg:width="9.46cm" svg:height="2.118cm" svg:x="2.271cm" svg:y="9.612cm">
            <text:p text:style-name="P1"><text:span text:style-name="T15">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2" draw:layer="layout" svg:width="3.107cm" svg:height="0.988cm" svg:x="2.271cm" svg:y="7.494cm">
            <text:p text:style-name="P1"><text:span text:style-name="T1">Stencil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70" draw:text-style-name="P2" draw:layer="layout" svg:width="3.107cm" svg:height="0.988cm" svg:x="6.224cm" svg:y="7.494cm">
            <text:p text:style-name="P1"><text:span text:style-name="T1">Patch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1" draw:text-style-name="P1" draw:layer="layout" draw:line-skew="0.139cm" svg:x1="7.777cm" svg:y1="6.369cm" svg:x2="7.774cm" svg:y2="7.494cm" svg:d="m7777 6369v702h-3v423" svg:viewBox="0 0 4 1126">
            <text:p/>
          </draw:connector>
          <draw:connector draw:style-name="gr71" draw:text-style-name="P1" draw:layer="layout" draw:line-skew="0.139cm" svg:x1="7.78cm" svg:y1="8.487cm" svg:x2="7.777cm" svg:y2="9.612cm" svg:d="m7780 8487v702h-3v423" svg:viewBox="0 0 4 1126">
            <text:p/>
          </draw:connector>
          <draw:connector draw:style-name="gr71" draw:text-style-name="P1" draw:layer="layout" draw:line-skew="0.139cm" svg:x1="3.824cm" svg:y1="6.365cm" svg:x2="3.821cm" svg:y2="7.49cm" svg:d="m3824 6365v702h-3v423" svg:viewBox="0 0 4 1126">
            <text:p/>
          </draw:connector>
          <draw:connector draw:style-name="gr71" draw:text-style-name="P1" draw:layer="layout" draw:line-skew="0.139cm" svg:x1="3.824cm" svg:y1="8.483cm" svg:x2="3.821cm" svg:y2="9.608cm" svg:d="m3824 8483v702h-3v423" svg:viewBox="0 0 4 1126">
            <text:p/>
          </draw:connector>
          <draw:custom-shape draw:style-name="gr65" draw:text-style-name="P2" xml:id="id56" draw:id="id56" draw:layer="layout" svg:width="3.107cm" svg:height="0.988cm" svg:x="5.448cm" svg:y="12.719cm">
            <text:p text:style-name="P1"><text:span text:style-name="T1">Resul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1" draw:text-style-name="P1" draw:layer="layout" svg:x1="7.001cm" svg:y1="11.73cm" svg:x2="7.002cm" svg:y2="12.719cm" draw:start-shape="id55" draw:start-glue-point="2" draw:end-shape="id56" draw:end-glue-point="4" svg:d="m7001 11730v495h1v494" svg:viewBox="0 0 2 990">
            <text:p/>
          </draw:connector>
          <draw:line draw:style-name="gr72" draw:text-style-name="P1" draw:layer="layout" svg:x1="2.694cm" svg:y1="4.246cm" svg:x2="3.824cm" svg:y2="5.376cm">
            <text:p/>
          </draw:line>
        </draw:g>
        <draw:g>
          <draw:custom-shape draw:style-name="gr73" draw:text-style-name="P19" xml:id="id57" draw:id="id57" draw:layer="layout" svg:width="6.353cm" svg:height="0.988cm" svg:x="1.988cm" svg:y="20.413cm">
            <text:p text:style-name="P1"><text:span text:style-name="T17">FarTopologyRefiner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1" draw:text-style-name="P1" draw:layer="layout" svg:x1="5.164cm" svg:y1="21.401cm" svg:x2="5.165cm" svg:y2="22.814cm" draw:start-shape="id57" draw:start-glue-point="2" draw:end-shape="id58" draw:end-glue-point="4" svg:d="m5164 21401v707h1v706" svg:viewBox="0 0 2 1414">
            <text:p/>
          </draw:connector>
          <draw:custom-shape draw:style-name="gr74" draw:text-style-name="P20" xml:id="id58" draw:id="id58" draw:layer="layout" svg:width="1.413cm" svg:height="1.413cm" svg:x="4.458cm" svg:y="22.814cm">
            <text:p text:style-name="P1"><text:span text:style-name="T1">Crea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svg:x1="5.165cm" svg:y1="24.227cm" svg:x2="5.164cm" svg:y2="25.462cm" draw:start-shape="id58" draw:start-glue-point="8" draw:end-shape="id59" draw:end-glue-point="0" svg:d="m5165 24227v618h-1v617" svg:viewBox="0 0 2 1236">
            <text:p/>
          </draw:connector>
          <draw:g xml:id="id66" draw:id="id66">
            <draw:custom-shape draw:style-name="gr75" draw:text-style-name="P21" draw:layer="layout" svg:width="6.354cm" svg:height="7.414cm" svg:x="12.578cm" svg:y="22.814cm">
              <text:p text:style-name="P1"><text:span text:style-name="T18">FarTopologyRefiner</text:span></text:p>
              <draw:enhanced-geometry svg:viewBox="0 0 21600 21600" draw:mirror-horizontal="false" draw:mirror-vertical="false" draw:path-stretchpoint-x="10800" draw:path-stretchpoint-y="10800" draw:text-areas="?f3 ?f4 ?f5 ?f6" draw:type="round-rectangle" draw:modifiers="1443.159154367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6" draw:text-style-name="P20" xml:id="id61" draw:id="id61" draw:layer="layout" svg:width="2.966cm" svg:height="0.777cm" svg:x="15.543cm" svg:y="25.003cm">
                <text:p text:style-name="P1"><text:span text:style-name="T19">VtrRefinement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0" draw:id="id60" draw:layer="layout" svg:width="2.119cm" svg:height="0.777cm" svg:x="13.002cm" svg:y="23.945cm">
                <text:p text:style-name="P1"><text:span text:style-name="T19">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2" draw:id="id62" draw:layer="layout" svg:width="2.119cm" svg:height="0.777cm" svg:x="13.001cm" svg:y="25.991cm">
                <text:p text:style-name="P1"><text:span text:style-name="T19">VtrLevel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4" draw:id="id64" draw:layer="layout" svg:width="2.119cm" svg:height="0.777cm" svg:x="13.001cm" svg:y="28.18cm">
                <text:p text:style-name="P1"><text:span text:style-name="T19">VtrLevel 2</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3" draw:id="id63" draw:layer="layout" svg:width="2.966cm" svg:height="0.777cm" svg:x="15.543cm" svg:y="27.192cm">
                <text:p text:style-name="P1"><text:span text:style-name="T19">VtrRefinement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60" draw:text-style-name="P1" draw:layer="layout" draw:type="curve" svg:x1="15.121cm" svg:y1="24.333cm" svg:x2="17.026cm" svg:y2="25.003cm" draw:start-shape="id60" draw:start-glue-point="1" draw:end-shape="id61" draw:end-glue-point="0" svg:d="m15121 24333c1270 0 1905 223 1905 670" svg:viewBox="0 0 1906 671">
              <text:p/>
            </draw:connector>
            <draw:connector draw:style-name="gr60" draw:text-style-name="P1" draw:layer="layout" draw:type="curve" svg:x1="17.026cm" svg:y1="25.78cm" svg:x2="15.12cm" svg:y2="26.379cm" draw:start-shape="id61" draw:start-glue-point="2" draw:end-shape="id62" draw:end-glue-point="1" svg:d="m17026 25780c0 400-635 599-1906 599" svg:viewBox="0 0 1907 600">
              <text:p/>
            </draw:connector>
            <draw:connector draw:style-name="gr60" draw:text-style-name="P1" draw:layer="layout" draw:type="curve" svg:x1="15.12cm" svg:y1="26.379cm" svg:x2="17.026cm" svg:y2="27.192cm" draw:start-shape="id62" draw:start-glue-point="1" draw:end-shape="id63" svg:d="m15120 26379c1271 0 1906 271 1906 813" svg:viewBox="0 0 1907 814">
              <text:p/>
            </draw:connector>
            <draw:connector draw:style-name="gr60" draw:text-style-name="P1" draw:layer="layout" draw:type="curve" svg:x1="17.026cm" svg:y1="27.969cm" svg:x2="15.12cm" svg:y2="28.568cm" draw:start-shape="id63" draw:start-glue-point="2" draw:end-shape="id64" draw:end-glue-point="1" svg:d="m17026 27969c0 400-635 599-1906 599" svg:viewBox="0 0 1907 600">
              <text:p/>
            </draw:connector>
            <draw:connector draw:style-name="gr60" draw:text-style-name="P1" draw:layer="layout" draw:type="curve" svg:x1="15.119cm" svg:y1="28.567cm" svg:x2="17.025cm" svg:y2="29.38cm" svg:d="m15119 28567c1271 0 1906 271 1906 813" svg:viewBox="0 0 1907 814">
              <text:p/>
            </draw:connector>
            <draw:frame draw:style-name="gr7" draw:layer="layout" svg:width="1.035cm" svg:height="0.962cm" svg:x="15.214cm" svg:y="28.983cm">
              <draw:text-box>
                <text:p>...</text:p>
              </draw:text-box>
            </draw:frame>
          </draw:g>
          <draw:g xml:id="id59" draw:id="id59">
            <draw:custom-shape draw:style-name="gr75" draw:text-style-name="P21" draw:layer="layout" svg:width="6.354cm" svg:height="2.118cm" svg:x="1.987cm" svg:y="25.462cm">
              <text:p text:style-name="P1"><text:span text:style-name="T18">FarTopologyRefiner</text:span></text:p>
              <draw:enhanced-geometry svg:viewBox="0 0 21600 21600" draw:mirror-horizontal="false" draw:mirror-vertical="false" draw:path-stretchpoint-x="10800" draw:path-stretchpoint-y="10800" draw:text-areas="?f3 ?f4 ?f5 ?f6" draw:type="round-rectangle" draw:modifiers="1443.159154367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draw:layer="layout" svg:width="2.119cm" svg:height="0.777cm" svg:x="2.411cm" svg:y="26.593cm">
              <text:p text:style-name="P1"><text:span text:style-name="T19">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4" draw:text-style-name="P20" xml:id="id65" draw:id="id65" draw:layer="layout" svg:width="1.413cm" svg:height="1.413cm" svg:x="9.753cm" svg:y="25.815cm">
            <text:p text:style-name="P1"><text:span text:style-name="T1">Refin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svg:x1="11.166cm" svg:y1="26.522cm" svg:x2="12.578cm" svg:y2="26.521cm" draw:start-shape="id65" draw:start-glue-point="10" draw:end-shape="id66" draw:end-glue-point="3" svg:d="m11166 26522h706v-1h706" svg:viewBox="0 0 1413 2">
            <text:p/>
          </draw:connector>
          <draw:connector draw:style-name="gr71" draw:text-style-name="P1" draw:layer="layout" svg:x1="8.341cm" svg:y1="26.521cm" svg:x2="9.753cm" svg:y2="26.522cm" draw:start-shape="id59" draw:start-glue-point="1" draw:end-shape="id65" draw:end-glue-point="6" svg:d="m8341 26521h706v1h706" svg:viewBox="0 0 1413 2">
            <text:p/>
          </draw:connector>
        </draw:g>
        <draw:g>
          <draw:custom-shape draw:style-name="gr77" draw:text-style-name="P20" xml:id="id68" draw:id="id68" draw:layer="layout" svg:width="2.966cm" svg:height="0.777cm" svg:x="17.659cm" svg:y="2.235cm">
            <text:p text:style-name="P1"><text:span text:style-name="T19">VtrRefinement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20" xml:id="id67" draw:id="id67" draw:layer="layout" svg:width="2.119cm" svg:height="0.777cm" svg:x="15.118cm" svg:y="1cm">
            <text:p text:style-name="P1"><text:span text:style-name="T19">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8" draw:text-style-name="P20" xml:id="id69" draw:id="id69" draw:layer="layout" svg:width="2.119cm" svg:height="0.777cm" svg:x="15.117cm" svg:y="3.47cm">
              <text:p text:style-name="P1"><text:span text:style-name="T19">VtrLevel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20" xml:id="id71" draw:id="id71" draw:layer="layout" svg:width="2.119cm" svg:height="0.777cm" svg:x="15.118cm" svg:y="5.94cm">
              <text:p text:style-name="P1"><text:span text:style-name="T19">VtrLevel 2</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7" draw:text-style-name="P20" xml:id="id70" draw:id="id70" draw:layer="layout" svg:width="2.966cm" svg:height="0.777cm" svg:x="17.66cm" svg:y="4.705cm">
            <text:p text:style-name="P1"><text:span text:style-name="T19">VtrRefinement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 draw:layer="layout" draw:type="curve" svg:x1="17.237cm" svg:y1="1.388cm" svg:x2="19.142cm" svg:y2="2.235cm" draw:start-shape="id67" draw:start-glue-point="1" draw:end-shape="id68" draw:end-glue-point="0" svg:d="m17237 1388c1270 0 1905 282 1905 847" svg:viewBox="0 0 1906 848">
            <text:p/>
          </draw:connector>
          <draw:connector draw:style-name="gr60" draw:text-style-name="P1" draw:layer="layout" draw:type="curve" svg:x1="19.142cm" svg:y1="3.012cm" svg:x2="17.236cm" svg:y2="3.858cm" draw:start-shape="id68" draw:start-glue-point="2" draw:end-shape="id69" draw:end-glue-point="1" svg:d="m19142 3012c0 564-635 846-1906 846" svg:viewBox="0 0 1907 847">
            <text:p/>
          </draw:connector>
          <draw:connector draw:style-name="gr60" draw:text-style-name="P1" draw:layer="layout" draw:type="curve" svg:x1="17.236cm" svg:y1="3.858cm" svg:x2="19.143cm" svg:y2="4.705cm" draw:start-shape="id69" draw:start-glue-point="1" draw:end-shape="id70" svg:d="m17236 3858c1272 0 1907 282 1907 847" svg:viewBox="0 0 1908 848">
            <text:p/>
          </draw:connector>
          <draw:connector draw:style-name="gr60" draw:text-style-name="P1" draw:layer="layout" draw:type="curve" svg:x1="19.143cm" svg:y1="5.482cm" svg:x2="17.237cm" svg:y2="6.328cm" draw:start-shape="id70" draw:start-glue-point="2" draw:end-shape="id71" draw:end-glue-point="1" svg:d="m19143 5482c0 564-635 846-1906 846" svg:viewBox="0 0 1907 847">
            <text:p/>
          </draw:connector>
          <draw:connector draw:style-name="gr60" draw:text-style-name="P1" draw:layer="layout" draw:type="curve" svg:x1="17.307cm" svg:y1="6.294cm" svg:x2="19.213cm" svg:y2="7.107cm" svg:d="m17307 6294c1271 0 1906 271 1906 813" svg:viewBox="0 0 1907 814">
            <text:p/>
          </draw:connector>
          <draw:frame draw:style-name="gr7" draw:text-style-name="P22" draw:layer="layout" svg:width="1.404cm" svg:height="0.607cm" svg:x="17.103cm" svg:y="1.352cm">
            <draw:text-box>
              <text:p><text:span text:style-name="T19">parent</text:span></text:p>
            </draw:text-box>
          </draw:frame>
          <draw:frame draw:style-name="gr7" draw:text-style-name="P22" draw:layer="layout" svg:width="1.158cm" svg:height="0.607cm" svg:x="19.043cm" svg:y="3.004cm">
            <draw:text-box>
              <text:p><text:span text:style-name="T19">child</text:span></text:p>
            </draw:text-box>
          </draw:frame>
          <draw:frame draw:style-name="gr7" draw:text-style-name="P22" draw:layer="layout" svg:width="1.404cm" svg:height="0.607cm" svg:x="17.095cm" svg:y="3.893cm">
            <draw:text-box>
              <text:p><text:span text:style-name="T19">parent</text:span></text:p>
            </draw:text-box>
          </draw:frame>
          <draw:frame draw:style-name="gr7" draw:text-style-name="P22" draw:layer="layout" svg:width="1.158cm" svg:height="0.607cm" svg:x="19.043cm" svg:y="5.404cm">
            <draw:text-box>
              <text:p><text:span text:style-name="T19">child</text:span></text:p>
            </draw:text-box>
          </draw:frame>
          <draw:frame draw:style-name="gr7" draw:text-style-name="P23" draw:layer="layout" svg:width="0.908cm" svg:height="0.806cm" svg:x="18.791cm" svg:y="6.83cm">
            <draw:text-box>
              <text:p><text:span text:style-name="T20">...</text:span></text:p>
            </draw:text-box>
          </draw:frame>
        </draw:g>
      </draw:page>
      <draw:page draw:name="page6" draw:style-name="dp1" draw:master-page-name="Default">
        <draw:g>
          <draw:custom-shape draw:style-name="gr79" draw:text-style-name="P24" draw:layer="layout" svg:width="2.683cm" svg:height="1.553cm" svg:x="4.529cm" svg:y="3.259cm">
            <text:p text:style-name="P1"><text:span text:style-name="T21">PatchArray 0</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1" draw:layer="layout" svg:width="1.802cm" svg:height="0.569cm" svg:x="4.705cm" svg:y="3.748cm">
            <draw:text-box>
              <text:p><text:span text:style-name="T12">Descriptor</text:span></text:p>
            </draw:text-box>
          </draw:frame>
          <draw:custom-shape draw:style-name="gr80" draw:text-style-name="P24" draw:layer="layout" svg:width="21.885cm" svg:height="0.706cm" svg:x="2.412cm" svg:y="7.071cm">
            <text:p text:style-name="P1"><text:span text:style-name="T2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1" draw:layer="layout" svg:width="0.141cm" svg:height="0.142cm" svg:x="4.671cm" svg:y="3.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1" draw:layer="layout" draw:type="curve" svg:x1="4.671cm" svg:y1="4.527cm" svg:x2="2.447cm" svg:y2="7.071cm" draw:start-shape="id72" draw:start-glue-point="6" draw:end-shape="id73" draw:end-glue-point="0" svg:d="m4671 4527c-1483 0-2224 848-2224 2544" svg:viewBox="0 0 2225 2545">
            <text:p/>
          </draw:connector>
          <draw:custom-shape draw:style-name="gr81" draw:text-style-name="P1" xml:id="id72" draw:id="id72" draw:layer="layout" svg:width="0.141cm" svg:height="0.142cm" svg:x="4.671cm" svg:y="4.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1" draw:layer="layout" svg:width="1.344cm" svg:height="0.569cm" svg:x="4.739cm" svg:y="4.243cm">
            <draw:text-box>
              <text:p><text:span text:style-name="T12">Range</text:span></text:p>
            </draw:text-box>
          </draw:frame>
          <draw:connector draw:style-name="gr72" draw:text-style-name="P1" draw:layer="layout" draw:type="curve" svg:x1="4.671cm" svg:y1="4.527cm" svg:x2="6.612cm" svg:y2="7.072cm" draw:start-shape="id72" draw:start-glue-point="6" draw:end-shape="id74" draw:end-glue-point="0" svg:d="m4671 4527c-753 0-627 654 46 827s1895-137 1895 1718" svg:viewBox="0 0 2456 2546">
            <text:p/>
          </draw:connector>
          <draw:custom-shape draw:style-name="gr82" draw:text-style-name="P1" xml:id="id73" draw:id="id73" draw:layer="layout" svg:width="0.071cm" svg:height="0.705cm" svg:x="2.412cm" svg:y="7.071cm">
            <text:p/>
            <draw:enhanced-geometry svg:viewBox="0 0 21600 21600" draw:type="rectangle" draw:enhanced-path="M 0 0 L 21600 0 21600 21600 0 21600 0 0 Z N"/>
          </draw:custom-shape>
          <draw:custom-shape draw:style-name="gr82" draw:text-style-name="P1" xml:id="id74" draw:id="id74" draw:layer="layout" svg:width="0.071cm" svg:height="0.705cm" svg:x="6.577cm" svg:y="7.072cm">
            <text:p/>
            <draw:enhanced-geometry svg:viewBox="0 0 21600 21600" draw:type="rectangle" draw:enhanced-path="M 0 0 L 21600 0 21600 21600 0 21600 0 0 Z N"/>
          </draw:custom-shape>
          <draw:custom-shape draw:style-name="gr81" draw:text-style-name="P1" draw:layer="layout" svg:width="0.035cm" svg:height="0.706cm" svg:x="3.753cm" svg:y="7.071cm">
            <text:p/>
            <draw:enhanced-geometry svg:viewBox="0 0 21600 21600" draw:type="rectangle" draw:enhanced-path="M 0 0 L 21600 0 21600 21600 0 21600 0 0 Z N"/>
          </draw:custom-shape>
          <draw:custom-shape draw:style-name="gr81" draw:text-style-name="P1" draw:layer="layout" svg:width="0.035cm" svg:height="0.706cm" svg:x="5.165cm" svg:y="7.072cm">
            <text:p/>
            <draw:enhanced-geometry svg:viewBox="0 0 21600 21600" draw:type="rectangle" draw:enhanced-path="M 0 0 L 21600 0 21600 21600 0 21600 0 0 Z N"/>
          </draw:custom-shape>
          <draw:frame draw:style-name="gr7" draw:text-style-name="P11" draw:layer="layout" svg:width="1.48cm" svg:height="0.569cm" svg:x="2.344cm" svg:y="7.208cm">
            <draw:text-box>
              <text:p><text:span text:style-name="T12">Patch 0</text:span></text:p>
            </draw:text-box>
          </draw:frame>
          <draw:frame draw:style-name="gr7" draw:text-style-name="P11" draw:layer="layout" svg:width="1.476cm" svg:height="0.569cm" svg:x="3.756cm" svg:y="7.209cm">
            <draw:text-box>
              <text:p><text:span text:style-name="T12">Patch 1</text:span></text:p>
            </draw:text-box>
          </draw:frame>
          <draw:frame draw:style-name="gr7" draw:text-style-name="P11" draw:layer="layout" svg:width="1.476cm" svg:height="0.569cm" svg:x="5.168cm" svg:y="7.212cm">
            <draw:text-box draw:corner-radius="0.068cm">
              <text:p><text:span text:style-name="T12">Patch 2</text:span></text:p>
            </draw:text-box>
          </draw:frame>
          <draw:custom-shape draw:style-name="gr83" draw:text-style-name="P24" draw:layer="layout" svg:width="2.683cm" svg:height="1.553cm" svg:x="8.624cm" svg:y="3.258cm">
            <text:p text:style-name="P1"><text:span text:style-name="T21">PatchArray 1</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1" draw:layer="layout" svg:width="1.802cm" svg:height="0.569cm" svg:x="8.8cm" svg:y="3.747cm">
            <draw:text-box>
              <text:p><text:span text:style-name="T12">Descriptor</text:span></text:p>
            </draw:text-box>
          </draw:frame>
          <draw:custom-shape draw:style-name="gr81" draw:text-style-name="P1" draw:layer="layout" svg:width="0.141cm" svg:height="0.142cm" svg:x="8.766cm" svg:y="3.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1" draw:layer="layout" draw:type="curve" svg:x1="8.766cm" svg:y1="4.526cm" svg:x2="6.612cm" svg:y2="7.072cm" draw:start-shape="id75" draw:start-glue-point="6" draw:end-shape="id74" draw:end-glue-point="0" svg:d="m8766 4526c-1436 0-2154 848-2154 2546" svg:viewBox="0 0 2155 2547">
            <text:p/>
          </draw:connector>
          <draw:custom-shape draw:style-name="gr81" draw:text-style-name="P1" xml:id="id75" draw:id="id75" draw:layer="layout" svg:width="0.141cm" svg:height="0.142cm" svg:x="8.766cm" svg:y="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1" draw:layer="layout" svg:width="1.344cm" svg:height="0.569cm" svg:x="8.834cm" svg:y="4.242cm">
            <draw:text-box>
              <text:p><text:span text:style-name="T12">Range</text:span></text:p>
            </draw:text-box>
          </draw:frame>
          <draw:connector draw:style-name="gr72" draw:text-style-name="P1" draw:layer="layout" draw:type="curve" draw:line-skew="0.125cm 0.675cm" svg:x1="8.766cm" svg:y1="4.526cm" svg:x2="15.154cm" svg:y2="7.072cm" draw:start-shape="id75" draw:start-glue-point="6" draw:end-shape="id76" draw:end-glue-point="0" svg:d="m8766 4526c-565 0-471 992 1267 1418s5121 285 5121 1128" svg:viewBox="0 0 6698 2547">
            <text:p/>
          </draw:connector>
          <draw:custom-shape draw:style-name="gr81" draw:text-style-name="P1" draw:layer="layout" svg:width="0.035cm" svg:height="0.706cm" svg:x="8.766cm" svg:y="7.072cm">
            <text:p/>
            <draw:enhanced-geometry svg:viewBox="0 0 21600 21600" draw:type="rectangle" draw:enhanced-path="M 0 0 L 21600 0 21600 21600 0 21600 0 0 Z N"/>
          </draw:custom-shape>
          <draw:custom-shape draw:style-name="gr81" draw:text-style-name="P1" draw:layer="layout" svg:width="0.035cm" svg:height="0.706cm" svg:x="10.884cm" svg:y="7.071cm">
            <text:p/>
            <draw:enhanced-geometry svg:viewBox="0 0 21600 21600" draw:type="rectangle" draw:enhanced-path="M 0 0 L 21600 0 21600 21600 0 21600 0 0 Z N"/>
          </draw:custom-shape>
          <draw:custom-shape draw:style-name="gr81" draw:text-style-name="P1" draw:layer="layout" svg:width="0.035cm" svg:height="0.706cm" svg:x="13.001cm" svg:y="7.072cm">
            <text:p/>
            <draw:enhanced-geometry svg:viewBox="0 0 21600 21600" draw:type="rectangle" draw:enhanced-path="M 0 0 L 21600 0 21600 21600 0 21600 0 0 Z N"/>
          </draw:custom-shape>
          <draw:custom-shape draw:style-name="gr82" draw:text-style-name="P1" xml:id="id76" draw:id="id76" draw:layer="layout" svg:width="0.071cm" svg:height="0.705cm" svg:x="15.119cm" svg:y="7.072cm">
            <text:p/>
            <draw:enhanced-geometry svg:viewBox="0 0 21600 21600" draw:type="rectangle" draw:enhanced-path="M 0 0 L 21600 0 21600 21600 0 21600 0 0 Z N"/>
          </draw:custom-shape>
          <draw:frame draw:style-name="gr7" draw:text-style-name="P11" draw:layer="layout" svg:width="1.48cm" svg:height="0.569cm" svg:x="6.93cm" svg:y="7.212cm">
            <draw:text-box>
              <text:p><text:span text:style-name="T12">Patch 0</text:span></text:p>
            </draw:text-box>
          </draw:frame>
          <draw:frame draw:style-name="gr7" draw:text-style-name="P11" draw:layer="layout" svg:width="1.476cm" svg:height="0.569cm" svg:x="9.121cm" svg:y="7.208cm">
            <draw:text-box>
              <text:p><text:span text:style-name="T12">Patch 1</text:span></text:p>
            </draw:text-box>
          </draw:frame>
          <draw:frame draw:style-name="gr7" draw:text-style-name="P11" draw:layer="layout" svg:width="1.476cm" svg:height="0.569cm" svg:x="11.166cm" svg:y="7.212cm">
            <draw:text-box>
              <text:p><text:span text:style-name="T12">Patch 2</text:span></text:p>
            </draw:text-box>
          </draw:frame>
          <draw:frame draw:style-name="gr7" draw:text-style-name="P11" draw:layer="layout" svg:width="1.476cm" svg:height="0.569cm" svg:x="13.357cm" svg:y="7.212cm">
            <draw:text-box>
              <text:p><text:span text:style-name="T12">Patch 3</text:span></text:p>
            </draw:text-box>
          </draw:frame>
          <draw:custom-shape draw:style-name="gr84" draw:text-style-name="P24" draw:layer="layout" svg:width="2.683cm" svg:height="1.553cm" svg:x="23.274cm" svg:y="3.258cm">
            <text:p text:style-name="P1"><text:span text:style-name="T21">PatchArray </text:span><text:span text:style-name="T22">n</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1" draw:layer="layout" svg:width="1.802cm" svg:height="0.569cm" svg:x="23.45cm" svg:y="3.747cm">
            <draw:text-box>
              <text:p><text:span text:style-name="T12">Descriptor</text:span></text:p>
            </draw:text-box>
          </draw:frame>
          <draw:custom-shape draw:style-name="gr81" draw:text-style-name="P1" draw:layer="layout" svg:width="0.141cm" svg:height="0.142cm" svg:x="23.416cm" svg:y="3.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1" draw:layer="layout" draw:type="curve" svg:x1="23.416cm" svg:y1="4.526cm" svg:x2="20.097cm" svg:y2="7.072cm" draw:start-shape="id77" draw:start-glue-point="6" draw:end-shape="id78" draw:end-glue-point="0" svg:d="m23416 4526c-2213 0-3319 848-3319 2546" svg:viewBox="0 0 3320 2547">
            <text:p/>
          </draw:connector>
          <draw:custom-shape draw:style-name="gr81" draw:text-style-name="P1" xml:id="id77" draw:id="id77" draw:layer="layout" svg:width="0.141cm" svg:height="0.142cm" svg:x="23.416cm" svg:y="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1" draw:layer="layout" svg:width="1.344cm" svg:height="0.569cm" svg:x="23.484cm" svg:y="4.242cm">
            <draw:text-box>
              <text:p><text:span text:style-name="T12">Range</text:span></text:p>
            </draw:text-box>
          </draw:frame>
          <draw:connector draw:style-name="gr72" draw:text-style-name="P1" draw:layer="layout" draw:type="curve" svg:x1="23.416cm" svg:y1="4.526cm" svg:x2="24.261cm" svg:y2="7.072cm" draw:start-shape="id77" draw:start-glue-point="6" draw:end-shape="id79" draw:end-glue-point="0" svg:d="m23416 4526c-753 0-627 655-228 828s1073-137 1073 1718" svg:viewBox="0 0 1393 2547">
            <text:p/>
          </draw:connector>
          <draw:custom-shape draw:style-name="gr82" draw:text-style-name="P1" xml:id="id79" draw:id="id79" draw:layer="layout" svg:width="0.071cm" svg:height="0.705cm" svg:x="24.226cm" svg:y="7.072cm">
            <text:p/>
            <draw:enhanced-geometry svg:viewBox="0 0 21600 21600" draw:type="rectangle" draw:enhanced-path="M 0 0 L 21600 0 21600 21600 0 21600 0 0 Z N"/>
          </draw:custom-shape>
          <draw:custom-shape draw:style-name="gr82" draw:text-style-name="P1" xml:id="id78" draw:id="id78" draw:layer="layout" svg:width="0.071cm" svg:height="0.705cm" svg:x="20.062cm" svg:y="7.072cm">
            <text:p/>
            <draw:enhanced-geometry svg:viewBox="0 0 21600 21600" draw:type="rectangle" draw:enhanced-path="M 0 0 L 21600 0 21600 21600 0 21600 0 0 Z N"/>
          </draw:custom-shape>
          <draw:custom-shape draw:style-name="gr81" draw:text-style-name="P1" draw:layer="layout" svg:width="0.035cm" svg:height="0.706cm" svg:x="22.886cm" svg:y="7.071cm">
            <text:p/>
            <draw:enhanced-geometry svg:viewBox="0 0 21600 21600" draw:type="rectangle" draw:enhanced-path="M 0 0 L 21600 0 21600 21600 0 21600 0 0 Z N"/>
          </draw:custom-shape>
          <draw:custom-shape draw:style-name="gr81" draw:text-style-name="P1" draw:layer="layout" svg:width="0.035cm" svg:height="0.706cm" svg:x="21.474cm" svg:y="7.071cm">
            <text:p/>
            <draw:enhanced-geometry svg:viewBox="0 0 21600 21600" draw:type="rectangle" draw:enhanced-path="M 0 0 L 21600 0 21600 21600 0 21600 0 0 Z N"/>
          </draw:custom-shape>
          <draw:frame draw:style-name="gr7" draw:text-style-name="P25" draw:layer="layout" svg:width="1.201cm" svg:height="1.195cm" svg:x="16.849cm" svg:y="6.648cm">
            <draw:text-box>
              <text:p><text:span text:style-name="T23">...</text:span></text:p>
            </draw:text-box>
          </draw:frame>
          <draw:frame draw:style-name="gr7" draw:text-style-name="P25" draw:layer="layout" svg:width="1.201cm" svg:height="1.195cm" svg:x="16.849cm" svg:y="3.335cm">
            <draw:text-box>
              <text:p><text:span text:style-name="T23">...</text:span></text:p>
            </draw:text-box>
          </draw:frame>
          <draw:frame draw:style-name="gr7" draw:text-style-name="P22" draw:layer="layout" svg:width="2.839cm" svg:height="0.607cm" svg:x="11.935cm" svg:y="7.918cm">
            <draw:text-box>
              <text:p><text:span text:style-name="T19">CV indices array</text:span></text:p>
            </draw:text-box>
          </draw:frame>
          <draw:custom-shape draw:style-name="gr85" draw:text-style-name="P1" draw:layer="layout" svg:width="2.965cm" svg:height="1.977cm" svg:x="16.249cm" svg:y="3.117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polygon draw:style-name="gr86" draw:text-style-name="P1" draw:layer="layout" svg:width="1.41cm" svg:height="1.414cm" draw:transform="rotate (-3.14159265358979) translate (13.001cm 15.119cm)" svg:viewBox="0 0 1411 1415" draw:points="1411,0 0,0 0,1407 1411,1415">
            <text:p/>
          </draw:polygon>
          <draw:polygon draw:style-name="gr87" draw:text-style-name="P1" draw:layer="layout" svg:width="1.41cm" svg:height="0.278cm" svg:x="11.59cm" svg:y="13.425cm" svg:viewBox="0 0 1411 279" draw:points="0,0 1411,0 1411,277 0,279">
            <text:p/>
          </draw:polygon>
          <draw:polygon draw:style-name="gr25" draw:text-style-name="P1" draw:layer="layout" svg:width="4.235cm" svg:height="4.376cm" draw:transform="rotate (-3.14159265358979) translate (7.353cm 16.673cm)" svg:viewBox="0 0 4236 4377" draw:points="4236,0 1,0 0,4352 4236,4377">
            <text:p/>
          </draw:polygon>
          <draw:frame draw:style-name="gr88" draw:text-style-name="P5" draw:layer="layout" svg:width="0.697cm" svg:height="0.645cm" svg:x="2.567cm" svg:y="12.188cm">
            <draw:text-box>
              <text:p><text:span text:style-name="T3">0</text:span></text:p>
            </draw:text-box>
          </draw:frame>
          <draw:frame draw:style-name="gr89" draw:text-style-name="P5" draw:layer="layout" svg:width="0.697cm" svg:height="0.682cm" svg:x="2.568cm" svg:y="13.703cm">
            <draw:text-box>
              <text:p><text:span text:style-name="T3">1</text:span></text:p>
            </draw:text-box>
          </draw:frame>
          <draw:frame draw:style-name="gr37" draw:text-style-name="P5" draw:layer="layout" svg:width="0.697cm" svg:height="0.681cm" svg:x="2.579cm" svg:y="15.116cm">
            <draw:text-box>
              <text:p><text:span text:style-name="T3">2</text:span></text:p>
            </draw:text-box>
          </draw:frame>
          <draw:frame draw:style-name="gr37" draw:text-style-name="P5" draw:layer="layout" svg:width="0.697cm" svg:height="0.681cm" svg:x="2.558cm" svg:y="16.647cm">
            <draw:text-box>
              <text:p><text:span text:style-name="T3">3</text:span></text:p>
            </draw:text-box>
          </draw:frame>
          <draw:frame draw:style-name="gr7" draw:text-style-name="P4" draw:layer="layout" svg:width="2.564cm" svg:height="0.645cm" svg:x="3.953cm" svg:y="11.485cm">
            <draw:text-box>
              <text:p><text:span text:style-name="T1">regular patch</text:span></text:p>
            </draw:text-box>
          </draw:frame>
          <draw:line draw:style-name="gr28" draw:text-style-name="P1" draw:layer="layout" svg:x1="4.53cm" svg:y1="12.296cm" svg:x2="4.53cm" svg:y2="16.673cm">
            <text:p/>
          </draw:line>
          <draw:line draw:style-name="gr28" draw:text-style-name="P1" draw:layer="layout" svg:x1="5.942cm" svg:y1="12.297cm" svg:x2="5.942cm" svg:y2="16.674cm">
            <text:p/>
          </draw:line>
          <draw:line draw:style-name="gr28" draw:text-style-name="P1" draw:layer="layout" svg:x1="3.118cm" svg:y1="15.119cm" svg:x2="7.353cm" svg:y2="15.119cm">
            <text:p/>
          </draw:line>
          <draw:line draw:style-name="gr28" draw:text-style-name="P1" draw:layer="layout" svg:x1="3.118cm" svg:y1="13.707cm" svg:x2="7.353cm" svg:y2="13.707cm">
            <text:p/>
          </draw:line>
          <draw:custom-shape draw:style-name="gr16" draw:text-style-name="P1" draw:layer="layout" svg:width="0.198cm" svg:height="0.198cm" svg:x="3.01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4.43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4.43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4.43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4.43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84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84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84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84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7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6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9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7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8" draw:text-style-name="P5" draw:layer="layout" svg:width="0.697cm" svg:height="0.645cm" svg:x="3.939cm" svg:y="12.188cm">
            <draw:text-box>
              <text:p><text:span text:style-name="T3">4</text:span></text:p>
            </draw:text-box>
          </draw:frame>
          <draw:frame draw:style-name="gr89" draw:text-style-name="P5" draw:layer="layout" svg:width="0.697cm" svg:height="0.682cm" svg:x="3.94cm" svg:y="13.703cm">
            <draw:text-box>
              <text:p><text:span text:style-name="T3">5</text:span></text:p>
            </draw:text-box>
          </draw:frame>
          <draw:frame draw:style-name="gr37" draw:text-style-name="P5" draw:layer="layout" svg:width="0.697cm" svg:height="0.681cm" svg:x="3.951cm" svg:y="15.116cm">
            <draw:text-box>
              <text:p><text:span text:style-name="T3">6</text:span></text:p>
            </draw:text-box>
          </draw:frame>
          <draw:frame draw:style-name="gr37" draw:text-style-name="P5" draw:layer="layout" svg:width="0.697cm" svg:height="0.681cm" svg:x="3.93cm" svg:y="16.647cm">
            <draw:text-box>
              <text:p><text:span text:style-name="T3">7</text:span></text:p>
            </draw:text-box>
          </draw:frame>
          <draw:frame draw:style-name="gr88" draw:text-style-name="P5" draw:layer="layout" svg:width="0.701cm" svg:height="0.645cm" svg:x="5.382cm" svg:y="12.188cm">
            <draw:text-box>
              <text:p><text:span text:style-name="T3">8</text:span></text:p>
            </draw:text-box>
          </draw:frame>
          <draw:frame draw:style-name="gr89" draw:text-style-name="P5" draw:layer="layout" svg:width="0.701cm" svg:height="0.682cm" svg:x="5.383cm" svg:y="13.703cm">
            <draw:text-box>
              <text:p><text:span text:style-name="T3">9</text:span></text:p>
            </draw:text-box>
          </draw:frame>
          <draw:frame draw:style-name="gr37" draw:text-style-name="P5" draw:layer="layout" svg:width="0.891cm" svg:height="0.681cm" svg:x="5.237cm" svg:y="15.116cm">
            <draw:text-box>
              <text:p><text:span text:style-name="T3">10</text:span></text:p>
            </draw:text-box>
          </draw:frame>
          <draw:frame draw:style-name="gr90" draw:text-style-name="P5" draw:layer="layout" svg:width="0.866cm" svg:height="0.681cm" svg:x="5.273cm" svg:y="16.647cm">
            <draw:text-box>
              <text:p><text:span text:style-name="T3">11</text:span></text:p>
            </draw:text-box>
          </draw:frame>
          <draw:frame draw:style-name="gr91" draw:text-style-name="P5" draw:layer="layout" svg:width="0.891cm" svg:height="0.645cm" svg:x="6.625cm" svg:y="12.188cm">
            <draw:text-box>
              <text:p><text:span text:style-name="T3">12</text:span></text:p>
            </draw:text-box>
          </draw:frame>
          <draw:frame draw:style-name="gr89" draw:text-style-name="P5" draw:layer="layout" svg:width="0.891cm" svg:height="0.682cm" svg:x="6.626cm" svg:y="13.703cm">
            <draw:text-box>
              <text:p><text:span text:style-name="T3">13</text:span></text:p>
            </draw:text-box>
          </draw:frame>
          <draw:frame draw:style-name="gr37" draw:text-style-name="P5" draw:layer="layout" svg:width="0.891cm" svg:height="0.681cm" svg:x="6.637cm" svg:y="15.116cm">
            <draw:text-box>
              <text:p><text:span text:style-name="T3">14</text:span></text:p>
            </draw:text-box>
          </draw:frame>
          <draw:frame draw:style-name="gr37" draw:text-style-name="P5" draw:layer="layout" svg:width="0.891cm" svg:height="0.681cm" svg:x="6.616cm" svg:y="16.647cm">
            <draw:text-box>
              <text:p><text:span text:style-name="T3">15</text:span></text:p>
            </draw:text-box>
          </draw:frame>
          <draw:polygon draw:style-name="gr25" draw:text-style-name="P1" draw:layer="layout" svg:width="4.235cm" svg:height="2.97cm" draw:transform="rotate (-3.14159265358979) translate (14.426cm 16.674cm)" svg:viewBox="0 0 4236 2971" draw:points="4236,0 1,0 0,2954 4236,2971">
            <text:p/>
          </draw:polygon>
          <draw:frame draw:style-name="gr89" draw:text-style-name="P5" draw:layer="layout" svg:width="0.697cm" svg:height="0.682cm" svg:x="9.641cm" svg:y="13.704cm">
            <draw:text-box>
              <text:p><text:span text:style-name="T3">3</text:span></text:p>
            </draw:text-box>
          </draw:frame>
          <draw:frame draw:style-name="gr37" draw:text-style-name="P5" draw:layer="layout" svg:width="0.697cm" svg:height="0.681cm" svg:x="9.652cm" svg:y="15.117cm">
            <draw:text-box>
              <text:p><text:span text:style-name="T3">7</text:span></text:p>
            </draw:text-box>
          </draw:frame>
          <draw:frame draw:style-name="gr37" draw:text-style-name="P5" draw:layer="layout" svg:width="0.866cm" svg:height="0.681cm" svg:x="9.531cm" svg:y="16.648cm">
            <draw:text-box>
              <text:p><text:span text:style-name="T3">11</text:span></text:p>
            </draw:text-box>
          </draw:frame>
          <draw:frame draw:style-name="gr7" draw:text-style-name="P4" draw:layer="layout" svg:width="2.919cm" svg:height="0.645cm" svg:x="10.849cm" svg:y="11.486cm">
            <draw:text-box>
              <text:p><text:span text:style-name="T1">boundary patch</text:span></text:p>
            </draw:text-box>
          </draw:frame>
          <draw:line draw:style-name="gr28" draw:text-style-name="P1" draw:layer="layout" svg:x1="11.603cm" svg:y1="13.703cm" svg:x2="11.603cm" svg:y2="16.674cm">
            <text:p/>
          </draw:line>
          <draw:line draw:style-name="gr28" draw:text-style-name="P1" draw:layer="layout" svg:x1="13.015cm" svg:y1="13.703cm" svg:x2="13.015cm" svg:y2="16.675cm">
            <text:p/>
          </draw:line>
          <draw:line draw:style-name="gr28" draw:text-style-name="P1" draw:layer="layout" svg:x1="10.191cm" svg:y1="15.12cm" svg:x2="14.426cm" svg:y2="15.12cm">
            <text:p/>
          </draw:line>
          <draw:line draw:style-name="gr28" draw:text-style-name="P1" draw:layer="layout" svg:x1="10.191cm" svg:y1="13.708cm" svg:x2="14.426cm" svg:y2="13.708cm">
            <text:p/>
          </draw:line>
          <draw:custom-shape draw:style-name="gr16" draw:text-style-name="P1" draw:layer="layout" svg:width="0.198cm" svg:height="0.198cm" svg:x="10.08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08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08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1.50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1.50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1.50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2.91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2.91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2.91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4.32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4.32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4.32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0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089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0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 draw:layer="layout" svg:width="0.697cm" svg:height="0.682cm" svg:x="11.013cm" svg:y="13.704cm">
            <draw:text-box>
              <text:p><text:span text:style-name="T3">2</text:span></text:p>
            </draw:text-box>
          </draw:frame>
          <draw:frame draw:style-name="gr37" draw:text-style-name="P5" draw:layer="layout" svg:width="0.697cm" svg:height="0.681cm" svg:x="11.024cm" svg:y="15.117cm">
            <draw:text-box>
              <text:p><text:span text:style-name="T3">6</text:span></text:p>
            </draw:text-box>
          </draw:frame>
          <draw:frame draw:style-name="gr37" draw:text-style-name="P5" draw:layer="layout" svg:width="0.891cm" svg:height="0.681cm" svg:x="10.884cm" svg:y="16.648cm">
            <draw:text-box>
              <text:p><text:span text:style-name="T3">10</text:span></text:p>
            </draw:text-box>
          </draw:frame>
          <draw:frame draw:style-name="gr89" draw:text-style-name="P5" draw:layer="layout" svg:width="0.697cm" svg:height="0.682cm" svg:x="12.456cm" svg:y="13.704cm">
            <draw:text-box>
              <text:p><text:span text:style-name="T3">1</text:span></text:p>
            </draw:text-box>
          </draw:frame>
          <draw:frame draw:style-name="gr37" draw:text-style-name="P5" draw:layer="layout" svg:width="0.697cm" svg:height="0.681cm" svg:x="12.31cm" svg:y="15.117cm">
            <draw:text-box>
              <text:p><text:span text:style-name="T3">5</text:span></text:p>
            </draw:text-box>
          </draw:frame>
          <draw:frame draw:style-name="gr90" draw:text-style-name="P5" draw:layer="layout" svg:width="0.798cm" svg:height="0.681cm" svg:x="12.346cm" svg:y="16.648cm">
            <draw:text-box>
              <text:p><text:span text:style-name="T3">9</text:span></text:p>
            </draw:text-box>
          </draw:frame>
          <draw:frame draw:style-name="gr89" draw:text-style-name="P5" draw:layer="layout" svg:width="0.697cm" svg:height="0.682cm" svg:x="13.699cm" svg:y="13.704cm">
            <draw:text-box>
              <text:p><text:span text:style-name="T3">0</text:span></text:p>
            </draw:text-box>
          </draw:frame>
          <draw:frame draw:style-name="gr37" draw:text-style-name="P5" draw:layer="layout" svg:width="0.697cm" svg:height="0.681cm" svg:x="13.71cm" svg:y="15.117cm">
            <draw:text-box>
              <text:p><text:span text:style-name="T3">4</text:span></text:p>
            </draw:text-box>
          </draw:frame>
          <draw:frame draw:style-name="gr37" draw:text-style-name="P5" draw:layer="layout" svg:width="0.701cm" svg:height="0.681cm" svg:x="13.689cm" svg:y="16.648cm">
            <draw:text-box>
              <text:p><text:span text:style-name="T3">8</text:span></text:p>
            </draw:text-box>
          </draw:frame>
          <draw:polygon draw:style-name="gr87" draw:text-style-name="P1" draw:layer="layout" svg:width="1.694cm" svg:height="1.692cm" svg:x="16.955cm" svg:y="13.426cm" svg:viewBox="0 0 1695 1693" draw:points="0,0 1694,0 1695,1684 0,1693">
            <text:p/>
          </draw:polygon>
          <draw:polygon draw:style-name="gr25" draw:text-style-name="P1" draw:layer="layout" svg:width="2.811cm" svg:height="2.97cm" draw:transform="rotate (-3.14159265358979) translate (20.062cm 16.675cm)" svg:viewBox="0 0 2812 2971" draw:points="2812,0 1,0 0,2954 2812,2971">
            <text:p/>
          </draw:polygon>
          <draw:frame draw:style-name="gr89" draw:text-style-name="P5" draw:layer="layout" svg:width="0.697cm" svg:height="0.682cm" svg:x="17.106cm" svg:y="13.705cm">
            <draw:text-box>
              <text:p><text:span text:style-name="T3">2</text:span></text:p>
            </draw:text-box>
          </draw:frame>
          <draw:frame draw:style-name="gr37" draw:text-style-name="P5" draw:layer="layout" svg:width="0.697cm" svg:height="0.681cm" svg:x="17.117cm" svg:y="15.118cm">
            <draw:text-box>
              <text:p><text:span text:style-name="T3">5</text:span></text:p>
            </draw:text-box>
          </draw:frame>
          <draw:frame draw:style-name="gr7" draw:text-style-name="P4" draw:layer="layout" svg:width="2.458cm" svg:height="0.645cm" svg:x="17.427cm" svg:y="11.487cm">
            <draw:text-box>
              <text:p><text:span text:style-name="T1">corner patch</text:span></text:p>
            </draw:text-box>
          </draw:frame>
          <draw:line draw:style-name="gr28" draw:text-style-name="P1" draw:layer="layout" svg:x1="18.663cm" svg:y1="13.704cm" svg:x2="18.663cm" svg:y2="16.675cm">
            <text:p/>
          </draw:line>
          <draw:line draw:style-name="gr28" draw:text-style-name="P1" draw:layer="layout" svg:x1="17.251cm" svg:y1="15.121cm" svg:x2="20.062cm" svg:y2="15.119cm">
            <text:p/>
          </draw:line>
          <draw:custom-shape draw:style-name="gr16" draw:text-style-name="P1" draw:layer="layout" svg:width="0.198cm" svg:height="0.198cm" svg:x="17.14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7.14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7.14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8.56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8.56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8.56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9.97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9.97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9.97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7.15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7.149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7.15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 draw:layer="layout" svg:width="0.697cm" svg:height="0.682cm" svg:x="18.478cm" svg:y="13.705cm">
            <draw:text-box>
              <text:p><text:span text:style-name="T3">1</text:span></text:p>
            </draw:text-box>
          </draw:frame>
          <draw:frame draw:style-name="gr37" draw:text-style-name="P5" draw:layer="layout" svg:width="0.697cm" svg:height="0.681cm" svg:x="18.489cm" svg:y="15.118cm">
            <draw:text-box>
              <text:p><text:span text:style-name="T3">4</text:span></text:p>
            </draw:text-box>
          </draw:frame>
          <draw:frame draw:style-name="gr37" draw:text-style-name="P5" draw:layer="layout" svg:width="0.697cm" svg:height="0.681cm" svg:x="18.468cm" svg:y="16.649cm">
            <draw:text-box>
              <text:p><text:span text:style-name="T3">7</text:span></text:p>
            </draw:text-box>
          </draw:frame>
          <draw:frame draw:style-name="gr89" draw:text-style-name="P5" draw:layer="layout" svg:width="0.697cm" svg:height="0.682cm" svg:x="19.987cm" svg:y="13.705cm">
            <draw:text-box>
              <text:p><text:span text:style-name="T3">0</text:span></text:p>
            </draw:text-box>
          </draw:frame>
          <draw:frame draw:style-name="gr37" draw:text-style-name="P5" draw:layer="layout" svg:width="0.697cm" svg:height="0.681cm" svg:x="19.841cm" svg:y="15.118cm">
            <draw:text-box>
              <text:p><text:span text:style-name="T3">3</text:span></text:p>
            </draw:text-box>
          </draw:frame>
          <draw:frame draw:style-name="gr90" draw:text-style-name="P5" draw:layer="layout" svg:width="0.798cm" svg:height="0.681cm" svg:x="19.877cm" svg:y="16.649cm">
            <draw:text-box>
              <text:p><text:span text:style-name="T3">6</text:span></text:p>
            </draw:text-box>
          </draw:frame>
          <draw:frame draw:style-name="gr37" draw:text-style-name="P5" draw:layer="layout" svg:width="0.701cm" svg:height="0.681cm" svg:x="17.096cm" svg:y="16.649cm">
            <draw:text-box>
              <text:p><text:span text:style-name="T3">8</text:span></text:p>
            </draw:text-box>
          </draw:frame>
        </draw:g>
        <draw:g>
          <draw:g>
            <draw:polygon draw:style-name="gr92" draw:text-style-name="P1" draw:layer="layout" svg:width="1.411cm" svg:height="1.411cm" draw:transform="rotate (-3.14159265358979) translate (23.592cm 22.18cm)" svg:viewBox="0 0 1412 1412" draw:points="1412,0 0,0 0,1404 1412,1412">
              <text:p/>
            </draw:polygon>
            <draw:polygon draw:style-name="gr92" draw:text-style-name="P1" draw:layer="layout" svg:width="1.411cm" svg:height="1.411cm" draw:transform="rotate (-3.14159265358979) translate (21.474cm 22.18cm)" svg:viewBox="0 0 1412 1412" draw:points="1412,0 0,0 0,1404 1412,1412">
              <text:p/>
            </draw:polygon>
            <draw:polygon draw:style-name="gr92" draw:text-style-name="P1" draw:layer="layout" svg:width="1.411cm" svg:height="1.411cm" draw:transform="rotate (-3.14159265358979) translate (15.119cm 23.592cm)" svg:viewBox="0 0 1412 1412" draw:points="1412,0 0,0 0,1404 1412,1412">
              <text:p/>
            </draw:polygon>
            <draw:polygon draw:style-name="gr92" draw:text-style-name="P1" draw:layer="layout" svg:width="1.411cm" svg:height="1.411cm" draw:transform="rotate (-3.14159265358979) translate (11.59cm 22.18cm)" svg:viewBox="0 0 1412 1412" draw:points="1412,0 0,0 0,1404 1412,1412">
              <text:p/>
            </draw:polygon>
            <draw:polygon draw:style-name="gr93" draw:text-style-name="P1" draw:layer="layout" svg:width="1.411cm" svg:height="1.411cm" draw:transform="rotate (-3.14159265358979) translate (5.236cm 22.18cm)" svg:viewBox="0 0 1412 1412" draw:points="1412,0 0,0 0,1404 1412,1412">
              <text:p/>
            </draw:polygon>
            <draw:polygon draw:style-name="gr92" draw:text-style-name="P1" draw:layer="layout" svg:width="1.411cm" svg:height="1.411cm" draw:transform="rotate (-3.14159265358979) translate (5.236cm 20.768cm)" svg:viewBox="0 0 1412 1412" draw:points="1412,0 0,0 0,1404 1412,1412">
              <text:p/>
            </draw:polygon>
            <draw:polygon draw:style-name="gr94" draw:text-style-name="P1" draw:layer="layout" svg:width="4.235cm" svg:height="1.411cm" draw:transform="rotate (-3.14159265358979) translate (6.648cm 22.18cm)" svg:viewBox="0 0 4236 1412" draw:points="4236,0 1,0 0,1404 4236,1412">
              <text:p/>
            </draw:polygon>
            <draw:polygon draw:style-name="gr94" draw:text-style-name="P1" draw:layer="layout" svg:width="1.411cm" svg:height="4.235cm" draw:transform="rotate (-3.14159265358979) translate (5.237cm 23.592cm)" svg:viewBox="0 0 1412 4236" draw:points="1412,0 0,0 0,4212 1412,4236">
              <text:p/>
            </draw:polygon>
            <draw:line draw:style-name="gr28" draw:text-style-name="P1" draw:layer="layout" svg:x1="3.824cm" svg:y1="20.062cm" svg:x2="5.236cm" svg:y2="20.062cm">
              <text:p/>
            </draw:line>
            <draw:line draw:style-name="gr28" draw:text-style-name="P1" draw:layer="layout" svg:x1="4.53cm" svg:y1="20.768cm" svg:x2="4.53cm" svg:y2="19.356cm">
              <text:p/>
            </draw:line>
            <draw:line draw:style-name="gr28" draw:text-style-name="P1" draw:layer="layout" svg:x1="4.53cm" svg:y1="20.768cm" svg:x2="5.236cm" svg:y2="22.18cm">
              <text:p/>
            </draw:line>
            <draw:line draw:style-name="gr28" draw:text-style-name="P1" draw:layer="layout" svg:x1="3.824cm" svg:y1="22.18cm" svg:x2="4.53cm" svg:y2="20.768cm">
              <text:p/>
            </draw:line>
            <draw:polygon draw:style-name="gr93" draw:text-style-name="P1" draw:layer="layout" svg:width="1.411cm" svg:height="1.411cm" draw:transform="rotate (-3.14159265358979) translate (10.177cm 22.18cm)" svg:viewBox="0 0 1412 1412" draw:points="1412,0 0,0 0,1404 1412,1412">
              <text:p/>
            </draw:polygon>
            <draw:polygon draw:style-name="gr92" draw:text-style-name="P1" draw:layer="layout" svg:width="1.411cm" svg:height="1.411cm" draw:transform="rotate (-3.14159265358979) translate (10.177cm 20.768cm)" svg:viewBox="0 0 1412 1412" draw:points="1412,0 0,0 0,1404 1412,1412">
              <text:p/>
            </draw:polygon>
            <draw:polygon draw:style-name="gr94" draw:text-style-name="P1" draw:layer="layout" svg:width="4.235cm" svg:height="1.411cm" draw:transform="rotate (-3.14159265358979) translate (11.589cm 22.18cm)" svg:viewBox="0 0 4236 1412" draw:points="4236,0 1,0 0,1404 4236,1412">
              <text:p/>
            </draw:polygon>
            <draw:polygon draw:style-name="gr94" draw:text-style-name="P1" draw:layer="layout" svg:width="1.411cm" svg:height="4.235cm" draw:transform="rotate (-3.14159265358979) translate (10.178cm 23.592cm)" svg:viewBox="0 0 1412 4236" draw:points="1412,0 0,0 0,4212 1412,4236">
              <text:p/>
            </draw:polygon>
            <draw:line draw:style-name="gr28" draw:text-style-name="P1" draw:layer="layout" svg:x1="8.765cm" svg:y1="20.062cm" svg:x2="10.177cm" svg:y2="20.062cm">
              <text:p/>
            </draw:line>
            <draw:line draw:style-name="gr28" draw:text-style-name="P1" draw:layer="layout" svg:x1="9.471cm" svg:y1="20.768cm" svg:x2="9.471cm" svg:y2="19.356cm">
              <text:p/>
            </draw:line>
            <draw:line draw:style-name="gr28" draw:text-style-name="P1" draw:layer="layout" svg:x1="9.471cm" svg:y1="20.768cm" svg:x2="10.178cm" svg:y2="21.474cm">
              <text:p/>
            </draw:line>
            <draw:line draw:style-name="gr28" draw:text-style-name="P1" draw:layer="layout" svg:x1="8.765cm" svg:y1="22.18cm" svg:x2="9.471cm" svg:y2="20.768cm">
              <text:p/>
            </draw:line>
            <draw:line draw:style-name="gr28" draw:text-style-name="P1" draw:layer="layout" svg:x1="10.178cm" svg:y1="21.474cm" svg:x2="11.59cm" svg:y2="21.474cm">
              <text:p/>
            </draw:line>
            <draw:line draw:style-name="gr28" draw:text-style-name="P1" draw:layer="layout" svg:x1="10.884cm" svg:y1="22.18cm" svg:x2="10.884cm" svg:y2="20.768cm">
              <text:p/>
            </draw:line>
            <draw:line draw:style-name="gr28" draw:text-style-name="P1" draw:layer="layout" svg:x1="8.766cm" svg:y1="22.18cm" svg:x2="10.179cm" svg:y2="21.474cm">
              <text:p/>
            </draw:line>
            <draw:polygon draw:style-name="gr93" draw:text-style-name="P1" draw:layer="layout" svg:width="1.411cm" svg:height="1.411cm" draw:transform="rotate (-3.14159265358979) translate (15.12cm 22.18cm)" svg:viewBox="0 0 1412 1412" draw:points="1412,0 0,0 0,1404 1412,1412">
              <text:p/>
            </draw:polygon>
            <draw:polygon draw:style-name="gr92" draw:text-style-name="P1" draw:layer="layout" svg:width="1.411cm" svg:height="1.411cm" draw:transform="rotate (-3.14159265358979) translate (15.12cm 20.768cm)" svg:viewBox="0 0 1412 1412" draw:points="1412,0 0,0 0,1404 1412,1412">
              <text:p/>
            </draw:polygon>
            <draw:polygon draw:style-name="gr94" draw:text-style-name="P1" draw:layer="layout" svg:width="4.235cm" svg:height="1.411cm" draw:transform="rotate (-3.14159265358979) translate (16.532cm 22.18cm)" svg:viewBox="0 0 4236 1412" draw:points="4236,0 1,0 0,1404 4236,1412">
              <text:p/>
            </draw:polygon>
            <draw:polygon draw:style-name="gr94" draw:text-style-name="P1" draw:layer="layout" svg:width="1.411cm" svg:height="4.235cm" draw:transform="rotate (-3.14159265358979) translate (15.121cm 23.592cm)" svg:viewBox="0 0 1412 4236" draw:points="1412,0 0,0 0,4212 1412,4236">
              <text:p/>
            </draw:polygon>
            <draw:line draw:style-name="gr28" draw:text-style-name="P1" draw:layer="layout" svg:x1="13.708cm" svg:y1="20.062cm" svg:x2="15.12cm" svg:y2="20.062cm">
              <text:p/>
            </draw:line>
            <draw:line draw:style-name="gr28" draw:text-style-name="P1" draw:layer="layout" svg:x1="14.414cm" svg:y1="20.768cm" svg:x2="14.414cm" svg:y2="19.356cm">
              <text:p/>
            </draw:line>
            <draw:line draw:style-name="gr28" draw:text-style-name="P1" draw:layer="layout" svg:x1="14.413cm" svg:y1="22.18cm" svg:x2="14.414cm" svg:y2="20.768cm">
              <text:p/>
            </draw:line>
            <draw:line draw:style-name="gr28" draw:text-style-name="P1" draw:layer="layout" svg:x1="13.708cm" svg:y1="22.886cm" svg:x2="15.12cm" svg:y2="22.886cm">
              <text:p/>
            </draw:line>
            <draw:line draw:style-name="gr28" draw:text-style-name="P1" draw:layer="layout" svg:x1="14.414cm" svg:y1="23.592cm" svg:x2="14.414cm" svg:y2="22.18cm">
              <text:p/>
            </draw:line>
            <draw:polygon draw:style-name="gr92" draw:text-style-name="P1" draw:layer="layout" svg:width="1.411cm" svg:height="1.411cm" draw:transform="rotate (-3.14159265358979) translate (20.061cm 23.592cm)" svg:viewBox="0 0 1412 1412" draw:points="1412,0 0,0 0,1404 1412,1412">
              <text:p/>
            </draw:polygon>
            <draw:polygon draw:style-name="gr93" draw:text-style-name="P1" draw:layer="layout" svg:width="1.411cm" svg:height="1.411cm" draw:transform="rotate (-3.14159265358979) translate (20.062cm 22.18cm)" svg:viewBox="0 0 1412 1412" draw:points="1412,0 0,0 0,1404 1412,1412">
              <text:p/>
            </draw:polygon>
            <draw:polygon draw:style-name="gr92" draw:text-style-name="P1" draw:layer="layout" svg:width="1.411cm" svg:height="1.411cm" draw:transform="rotate (-3.14159265358979) translate (20.062cm 20.768cm)" svg:viewBox="0 0 1412 1412" draw:points="1412,0 0,0 0,1404 1412,1412">
              <text:p/>
            </draw:polygon>
            <draw:polygon draw:style-name="gr94" draw:text-style-name="P1" draw:layer="layout" svg:width="4.235cm" svg:height="1.411cm" draw:transform="rotate (-3.14159265358979) translate (21.474cm 22.18cm)" svg:viewBox="0 0 4236 1412" draw:points="4236,0 1,0 0,1404 4236,1412">
              <text:p/>
            </draw:polygon>
            <draw:polygon draw:style-name="gr94" draw:text-style-name="P1" draw:layer="layout" svg:width="1.411cm" svg:height="4.235cm" draw:transform="rotate (-3.14159265358979) translate (20.063cm 23.592cm)" svg:viewBox="0 0 1412 4236" draw:points="1412,0 0,0 0,4212 1412,4236">
              <text:p/>
            </draw:polygon>
            <draw:line draw:style-name="gr28" draw:text-style-name="P1" draw:layer="layout" svg:x1="18.65cm" svg:y1="20.062cm" svg:x2="20.062cm" svg:y2="20.062cm">
              <text:p/>
            </draw:line>
            <draw:line draw:style-name="gr28" draw:text-style-name="P1" draw:layer="layout" svg:x1="19.356cm" svg:y1="20.768cm" svg:x2="19.356cm" svg:y2="19.356cm">
              <text:p/>
            </draw:line>
            <draw:line draw:style-name="gr28" draw:text-style-name="P1" draw:layer="layout" svg:x1="19.355cm" svg:y1="22.18cm" svg:x2="19.356cm" svg:y2="20.768cm">
              <text:p/>
            </draw:line>
            <draw:line draw:style-name="gr28" draw:text-style-name="P1" draw:layer="layout" svg:x1="18.65cm" svg:y1="22.886cm" svg:x2="20.062cm" svg:y2="22.886cm">
              <text:p/>
            </draw:line>
            <draw:line draw:style-name="gr28" draw:text-style-name="P1" draw:layer="layout" svg:x1="19.356cm" svg:y1="23.592cm" svg:x2="19.356cm" svg:y2="22.18cm">
              <text:p/>
            </draw:line>
            <draw:line draw:style-name="gr28" draw:text-style-name="P1" draw:layer="layout" svg:x1="20.062cm" svg:y1="21.474cm" svg:x2="21.474cm" svg:y2="21.474cm">
              <text:p/>
            </draw:line>
            <draw:line draw:style-name="gr28" draw:text-style-name="P1" draw:layer="layout" svg:x1="20.768cm" svg:y1="22.18cm" svg:x2="20.768cm" svg:y2="20.768cm">
              <text:p/>
            </draw:line>
            <draw:line draw:style-name="gr28" draw:text-style-name="P1" draw:layer="layout" svg:x1="19.356cm" svg:y1="22.18cm" svg:x2="20.062cm" svg:y2="21.474cm">
              <text:p/>
            </draw:line>
            <draw:line draw:style-name="gr28" draw:text-style-name="P1" draw:layer="layout" svg:x1="20.062cm" svg:y1="21.474cm" svg:x2="19.357cm" svg:y2="20.768cm">
              <text:p/>
            </draw:line>
            <draw:polygon draw:style-name="gr92" draw:text-style-name="P1" draw:layer="layout" svg:width="1.411cm" svg:height="1.411cm" draw:transform="rotate (-3.14159265358979) translate (26.416cm 22.18cm)" svg:viewBox="0 0 1412 1412" draw:points="1412,0 0,0 0,1404 1412,1412">
              <text:p/>
            </draw:polygon>
            <draw:polygon draw:style-name="gr92" draw:text-style-name="P1" draw:layer="layout" svg:width="1.411cm" svg:height="1.411cm" draw:transform="rotate (-3.14159265358979) translate (25.003cm 23.592cm)" svg:viewBox="0 0 1412 1412" draw:points="1412,0 0,0 0,1404 1412,1412">
              <text:p/>
            </draw:polygon>
            <draw:polygon draw:style-name="gr93" draw:text-style-name="P1" draw:layer="layout" svg:width="1.411cm" svg:height="1.411cm" draw:transform="rotate (-3.14159265358979) translate (25.004cm 22.18cm)" svg:viewBox="0 0 1412 1412" draw:points="1412,0 0,0 0,1404 1412,1412">
              <text:p/>
            </draw:polygon>
            <draw:polygon draw:style-name="gr92" draw:text-style-name="P1" draw:layer="layout" svg:width="1.411cm" svg:height="1.411cm" draw:transform="rotate (-3.14159265358979) translate (25.004cm 20.768cm)" svg:viewBox="0 0 1412 1412" draw:points="1412,0 0,0 0,1404 1412,1412">
              <text:p/>
            </draw:polygon>
            <draw:polygon draw:style-name="gr94" draw:text-style-name="P1" draw:layer="layout" svg:width="4.235cm" svg:height="1.411cm" draw:transform="rotate (-3.14159265358979) translate (26.416cm 22.18cm)" svg:viewBox="0 0 4236 1412" draw:points="4236,0 1,0 0,1404 4236,1412">
              <text:p/>
            </draw:polygon>
            <draw:polygon draw:style-name="gr94" draw:text-style-name="P1" draw:layer="layout" svg:width="1.411cm" svg:height="4.235cm" draw:transform="rotate (-3.14159265358979) translate (25.005cm 23.592cm)" svg:viewBox="0 0 1412 4236" draw:points="1412,0 0,0 0,4212 1412,4236">
              <text:p/>
            </draw:polygon>
            <draw:line draw:style-name="gr28" draw:text-style-name="P1" draw:layer="layout" svg:x1="23.592cm" svg:y1="20.062cm" svg:x2="25.004cm" svg:y2="20.062cm">
              <text:p/>
            </draw:line>
            <draw:line draw:style-name="gr28" draw:text-style-name="P1" draw:layer="layout" svg:x1="24.298cm" svg:y1="20.768cm" svg:x2="24.298cm" svg:y2="19.356cm">
              <text:p/>
            </draw:line>
            <draw:line draw:style-name="gr28" draw:text-style-name="P1" draw:layer="layout" svg:x1="24.297cm" svg:y1="22.18cm" svg:x2="24.298cm" svg:y2="20.768cm">
              <text:p/>
            </draw:line>
            <draw:line draw:style-name="gr28" draw:text-style-name="P1" draw:layer="layout" svg:x1="23.592cm" svg:y1="22.886cm" svg:x2="25.004cm" svg:y2="22.886cm">
              <text:p/>
            </draw:line>
            <draw:line draw:style-name="gr28" draw:text-style-name="P1" draw:layer="layout" svg:x1="24.298cm" svg:y1="23.592cm" svg:x2="24.298cm" svg:y2="22.18cm">
              <text:p/>
            </draw:line>
            <draw:line draw:style-name="gr28" draw:text-style-name="P1" draw:layer="layout" svg:x1="25.004cm" svg:y1="21.474cm" svg:x2="26.416cm" svg:y2="21.474cm">
              <text:p/>
            </draw:line>
            <draw:line draw:style-name="gr28" draw:text-style-name="P1" draw:layer="layout" svg:x1="25.71cm" svg:y1="22.18cm" svg:x2="25.71cm" svg:y2="20.768cm">
              <text:p/>
            </draw:line>
            <draw:line draw:style-name="gr28" draw:text-style-name="P1" draw:layer="layout" svg:x1="23.592cm" svg:y1="21.474cm" svg:x2="25.004cm" svg:y2="21.474cm">
              <text:p/>
            </draw:line>
            <draw:line draw:style-name="gr28" draw:text-style-name="P1" draw:layer="layout" svg:x1="22.18cm" svg:y1="21.474cm" svg:x2="23.592cm" svg:y2="21.474cm">
              <text:p/>
            </draw:line>
            <draw:line draw:style-name="gr28" draw:text-style-name="P1" draw:layer="layout" svg:x1="22.886cm" svg:y1="22.18cm" svg:x2="22.886cm" svg:y2="20.768cm">
              <text:p/>
            </draw:line>
          </draw:g>
          <draw:frame draw:style-name="gr7" draw:text-style-name="P4" draw:layer="layout" svg:width="3.453cm" svg:height="0.645cm" svg:x="12.688cm" svg:y="18.508cm">
            <draw:text-box>
              <text:p><text:span text:style-name="T1">Transition Patterns</text:span></text:p>
            </draw:text-box>
          </draw:frame>
        </draw:g>
      </draw:page>
      <draw:page draw:name="page7" draw:style-name="dp1" draw:master-page-name="Default">
        <draw:g>
          <draw:custom-shape draw:style-name="gr95" draw:text-style-name="P26" draw:layer="layout" svg:width="24.286cm" svg:height="25.275cm" svg:x="5.942cm" svg:y="4.106cm">
            <text:p text:style-name="P1"><text:span text:style-name="T24">FAR</text:span></text:p>
            <draw:enhanced-geometry svg:viewBox="0 0 21600 21600" draw:type="rectangle" draw:enhanced-path="M 0 0 L 21600 0 21600 21600 0 21600 0 0 Z N"/>
          </draw:custom-shape>
          <draw:custom-shape draw:style-name="gr96" draw:text-style-name="P27" draw:layer="layout" svg:width="19.627cm" svg:height="13.414cm" svg:x="10.601cm" svg:y="15.967cm">
            <text:p text:style-name="P1"><text:span text:style-name="T25">OSD</text:span></text:p>
            <draw:enhanced-geometry svg:viewBox="0 0 21600 21600" draw:type="rectangle" draw:enhanced-path="M 0 0 L 21600 0 21600 21600 0 21600 0 0 Z N"/>
          </draw:custom-shape>
          <draw:custom-shape draw:style-name="gr97" draw:text-style-name="P20" xml:id="id81" draw:id="id81" draw:layer="layout" svg:width="2.824cm" svg:height="2.118cm" svg:x="11.262cm" svg:y="6.506cm">
            <text:p text:style-name="P1"><text:span text:style-name="T19">surface</text:span></text:p>
            <text:p text:style-name="P1"><text:span text:style-name="T19">limit ?</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7" draw:text-style-name="P20" xml:id="id87" draw:id="id87" draw:layer="layout" svg:width="2.824cm" svg:height="1.977cm" svg:x="11.262cm" svg:y="16.532cm">
            <text:p text:style-name="P1"><text:span text:style-name="T19">multi-thread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8" draw:text-style-name="P1" draw:layer="layout" svg:x1="10.602cm" svg:y1="8.484cm" svg:x2="11.262cm" svg:y2="7.565cm" draw:start-shape="id80" draw:start-glue-point="4" draw:end-shape="id81" draw:end-glue-point="5" svg:d="m10602 8484v-919h660" svg:viewBox="0 0 661 920">
            <text:p/>
          </draw:connector>
          <draw:connector draw:style-name="gr98" draw:text-style-name="P1" draw:layer="layout" svg:x1="12.674cm" svg:y1="6.506cm" svg:x2="12.674cm" svg:y2="5.659cm" draw:start-shape="id81" draw:start-glue-point="4" draw:end-shape="id82" draw:end-glue-point="6" svg:d="m12674 6506v-847" svg:viewBox="0 0 1 848">
            <text:p/>
          </draw:connector>
          <draw:custom-shape draw:style-name="gr97" draw:text-style-name="P16" xml:id="id83" draw:id="id83" draw:layer="layout" svg:width="2.824cm" svg:height="2.136cm" svg:x="11.262cm" svg:y="11.43cm">
            <text:p text:style-name="P1"><text:span text:style-name="T12">refine more </text:span></text:p>
            <text:p text:style-name="P1"><text:span text:style-name="T12">than once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8" draw:text-style-name="P1" draw:layer="layout" svg:x1="12.674cm" svg:y1="11.43cm" svg:x2="10.602cm" svg:y2="9.897cm" draw:start-shape="id83" draw:start-glue-point="4" draw:end-shape="id80" draw:end-glue-point="8" svg:d="m12674 11430v-766h-2072v-767" svg:viewBox="0 0 2073 1534">
            <text:p/>
          </draw:connector>
          <draw:connector draw:style-name="gr98" draw:text-style-name="P1" draw:layer="layout" svg:x1="12.674cm" svg:y1="14.552cm" svg:x2="12.674cm" svg:y2="13.566cm" draw:start-shape="id84" draw:start-glue-point="4" draw:end-shape="id83" draw:end-glue-point="6" svg:d="m12674 14552v-986" svg:viewBox="0 0 1 987">
            <text:p/>
          </draw:connector>
          <draw:connector draw:style-name="gr98" draw:text-style-name="P1" draw:layer="layout" svg:x1="14.979cm" svg:y1="8.483cm" svg:x2="14.086cm" svg:y2="7.565cm" draw:start-shape="id85" draw:start-glue-point="4" draw:end-shape="id81" draw:end-glue-point="7" svg:d="m14979 8483v-918h-893" svg:viewBox="0 0 894 919">
            <text:p/>
          </draw:connector>
          <draw:connector draw:style-name="gr98" draw:text-style-name="P1" draw:layer="layout" svg:x1="12.674cm" svg:y1="4.809cm" svg:x2="9.613cm" svg:y2="3.682cm" draw:start-shape="id82" draw:start-glue-point="4" draw:end-shape="id86" draw:end-glue-point="7" svg:d="m12674 4809v-563h-3061v-564" svg:viewBox="0 0 3062 1128">
            <text:p/>
          </draw:connector>
          <draw:connector draw:style-name="gr98" draw:text-style-name="P1" draw:layer="layout" svg:x1="12.674cm" svg:y1="11.43cm" svg:x2="14.979cm" svg:y2="9.896cm" draw:start-shape="id83" draw:start-glue-point="4" draw:end-shape="id85" draw:end-glue-point="8" svg:d="m12674 11430v-767h2305v-767" svg:viewBox="0 0 2306 1535">
            <text:p/>
          </draw:connector>
          <draw:custom-shape draw:style-name="gr97" draw:text-style-name="P16" xml:id="id80" draw:id="id80" draw:layer="layout" svg:width="1.413cm" svg:height="1.413cm" svg:x="9.895cm" svg:y="8.484cm">
            <text:p text:style-name="P1"><text:span text:style-name="T12">Refine</text:span></text:p>
            <text:p text:style-name="P1"><text:span text:style-name="T12">Unifor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6" xml:id="id85" draw:id="id85" draw:layer="layout" svg:width="1.413cm" svg:height="1.413cm" svg:x="14.272cm" svg:y="8.483cm">
            <text:p text:style-name="P1"><text:span text:style-name="T12">Refine</text:span></text:p>
            <text:p text:style-name="P1"><text:span text:style-name="T12">Adapti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 draw:layer="layout" svg:x1="12.674cm" svg:y1="16.532cm" svg:x2="12.674cm" svg:y2="15.402cm" draw:start-shape="id87" draw:start-glue-point="4" draw:end-shape="id84" draw:end-glue-point="6" svg:d="m12674 16532v-1130" svg:viewBox="0 0 1 1131">
            <text:p/>
          </draw:connector>
          <draw:connector draw:style-name="gr98" draw:text-style-name="P1" draw:layer="layout" svg:x1="17.167cm" svg:y1="17.52cm" svg:x2="14.086cm" svg:y2="17.521cm" draw:start-shape="id88" draw:start-glue-point="5" draw:end-shape="id87" draw:end-glue-point="7" svg:d="m17167 17520h-1540v1h-1541" svg:viewBox="0 0 3082 2">
            <text:p/>
          </draw:connector>
          <draw:custom-shape draw:style-name="gr99" draw:text-style-name="P2" xml:id="id86" draw:id="id86" draw:layer="layout" svg:width="1.977cm" svg:height="1.412cm" svg:x="8.624cm" svg:y="2.27cm">
            <text:p text:style-name="P1"><text:span text:style-name="T1">Topology</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9" draw:text-style-name="P2" xml:id="id96" draw:id="id96" draw:layer="layout" svg:width="1.977cm" svg:height="1.412cm" svg:x="5.8cm" svg:y="2.27cm">
            <text:p text:style-name="P1"><text:span text:style-name="T1">Primvar</text:span><text:span text:style-name="T1"><text:line-break/></text:span><text:span text:style-name="T1">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8" draw:text-style-name="P1" draw:layer="layout" svg:x1="8.978cm" svg:y1="21.898cm" svg:x2="12.674cm" svg:y2="18.509cm" draw:start-shape="id89" draw:start-glue-point="10" draw:end-shape="id87" draw:end-glue-point="6" svg:d="m8978 21898h3696v-3389" svg:viewBox="0 0 3697 3390">
            <text:p/>
          </draw:connector>
          <draw:custom-shape draw:style-name="gr97" draw:text-style-name="P20" xml:id="id90" draw:id="id90" draw:layer="layout" svg:width="2.824cm" svg:height="1.977cm" svg:x="22.365cm" svg:y="19.214cm">
            <text:p text:style-name="P1"><text:span text:style-name="T19">Draw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8" draw:text-style-name="P1" draw:layer="layout" svg:x1="23.777cm" svg:y1="19.214cm" svg:x2="20.645cm" svg:y2="17.52cm" draw:start-shape="id90" draw:start-glue-point="4" draw:end-shape="id88" draw:end-glue-point="7" svg:d="m23777 19214v-1694h-3132" svg:viewBox="0 0 3133 1695">
            <text:p/>
          </draw:connector>
          <draw:connector draw:style-name="gr98" draw:text-style-name="P1" draw:layer="layout" svg:x1="23.777cm" svg:y1="22.318cm" svg:x2="23.777cm" svg:y2="21.191cm" draw:start-shape="id91" draw:start-glue-point="4" draw:end-shape="id90" draw:end-glue-point="6" svg:d="m23777 22318v-1127" svg:viewBox="0 0 1 1128">
            <text:p/>
          </draw:connector>
          <draw:custom-shape draw:style-name="gr97" draw:text-style-name="P20" xml:id="id92" draw:id="id92" draw:layer="layout" svg:width="1.413cm" svg:height="1.413cm" svg:x="18.2cm" svg:y="19.496cm">
            <text:p text:style-name="P1"><text:span text:style-name="T19">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 draw:layer="layout" svg:x1="18.907cm" svg:y1="19.496cm" svg:x2="18.906cm" svg:y2="17.945cm" draw:start-shape="id92" draw:start-glue-point="4" draw:end-shape="id88" draw:end-glue-point="6" svg:d="m18907 19496v-775h-1v-776" svg:viewBox="0 0 2 1552">
            <text:p/>
          </draw:connector>
          <draw:connector draw:style-name="gr98" draw:text-style-name="P1" draw:layer="layout" draw:line-skew="0.564cm" svg:x1="23.071cm" svg:y1="26.132cm" svg:x2="19.895cm" svg:y2="24.065cm" draw:start-shape="id93" draw:end-shape="id94" svg:d="m23071 26132h-1024v-2067h-2152" svg:viewBox="0 0 3177 2068">
            <text:p/>
          </draw:connector>
          <draw:connector draw:style-name="gr98" draw:text-style-name="P1" draw:layer="layout" svg:x1="13.76cm" svg:y1="20.202cm" svg:x2="6.789cm" svg:y2="3.682cm" draw:start-shape="id95" draw:start-glue-point="5" draw:end-shape="id96" draw:end-glue-point="7" svg:d="m13760 20202h-6971v-16520" svg:viewBox="0 0 6972 16521">
            <text:p/>
          </draw:connector>
          <draw:custom-shape draw:style-name="gr97" draw:text-style-name="P2" xml:id="id93" draw:id="id93" draw:layer="layout" svg:width="1.413cm" svg:height="1.413cm" svg:x="23.071cm" svg:y="25.426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 draw:layer="layout" svg:x1="23.778cm" svg:y1="25.426cm" svg:x2="23.777cm" svg:y2="23.168cm" draw:start-shape="id93" draw:start-glue-point="4" draw:end-shape="id91" draw:end-glue-point="6" svg:d="m23778 25426v-1129h-1v-1129" svg:viewBox="0 0 2 2259">
            <text:p/>
          </draw:connector>
          <draw:custom-shape draw:style-name="gr100" draw:text-style-name="P1" xml:id="id106" draw:id="id106" draw:layer="layout" svg:width="2.118cm" svg:height="0.706cm" svg:x="22.718cm" svg:y="29.945cm">
            <text:p text:style-name="P1"><text:span text:style-name="T26">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23.778cm" svg:y1="27.685cm" svg:x2="23.778cm" svg:y2="26.839cm" draw:start-shape="id97" draw:start-glue-point="5" draw:end-shape="id93" draw:end-glue-point="8" svg:d="m23778 27685v-846" svg:viewBox="0 0 1 847">
            <text:p/>
          </draw:connector>
          <draw:custom-shape draw:style-name="gr97" draw:text-style-name="P20" xml:id="id99" draw:id="id99" draw:layer="layout" svg:width="2.824cm" svg:height="1.977cm" svg:x="26.653cm" svg:y="19.214cm">
            <text:p text:style-name="P1"><text:span text:style-name="T19">Evaluate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8" draw:text-style-name="P1" draw:layer="layout" svg:x1="28.065cm" svg:y1="22.318cm" svg:x2="28.065cm" svg:y2="21.191cm" draw:start-shape="id98" draw:start-glue-point="4" draw:end-shape="id99" draw:end-glue-point="6" svg:d="m28065 22318v-1127" svg:viewBox="0 0 1 1128">
            <text:p/>
          </draw:connector>
          <draw:custom-shape draw:style-name="gr97" draw:text-style-name="P2" xml:id="id100" draw:id="id100" draw:layer="layout" svg:width="1.413cm" svg:height="1.413cm" svg:x="27.359cm" svg:y="25.426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 draw:layer="layout" svg:x1="28.066cm" svg:y1="25.426cm" svg:x2="28.065cm" svg:y2="23.168cm" draw:start-shape="id100" draw:start-glue-point="4" draw:end-shape="id98" draw:end-glue-point="6" svg:d="m28066 25426v-1129h-1v-1129" svg:viewBox="0 0 2 2259">
            <text:p/>
          </draw:connector>
          <draw:custom-shape draw:style-name="gr100" draw:text-style-name="P1" xml:id="id105" draw:id="id105" draw:layer="layout" svg:width="2.118cm" svg:height="0.706cm" svg:x="27.006cm" svg:y="29.945cm">
            <text:p text:style-name="P1"><text:span text:style-name="T26">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28.066cm" svg:y1="27.685cm" svg:x2="28.066cm" svg:y2="26.839cm" draw:start-shape="id101" draw:start-glue-point="5" draw:end-shape="id100" draw:end-glue-point="8" svg:d="m28066 27685v-846" svg:viewBox="0 0 1 847">
            <text:p/>
          </draw:connector>
          <draw:custom-shape draw:style-name="gr97" draw:text-style-name="P2" xml:id="id89" draw:id="id89" draw:layer="layout" svg:width="1.413cm" svg:height="1.413cm" svg:x="7.565cm" svg:y="21.191cm">
            <text:p text:style-name="P1"><text:span text:style-name="T1">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 draw:layer="layout" svg:x1="8.272cm" svg:y1="21.191cm" svg:x2="11.262cm" svg:y2="12.498cm" draw:start-shape="id89" draw:start-glue-point="4" draw:end-shape="id83" draw:end-glue-point="5" svg:d="m8272 21191v-8693h2990" svg:viewBox="0 0 2991 8694">
            <text:p/>
          </draw:connector>
          <draw:connector draw:style-name="gr98" draw:text-style-name="P1" draw:layer="layout" svg:x1="7.565cm" svg:y1="21.898cm" svg:x2="6.789cm" svg:y2="3.682cm" draw:start-shape="id89" draw:start-glue-point="6" draw:end-shape="id96" draw:end-glue-point="7" svg:d="m7565 21898h-776v-18216" svg:viewBox="0 0 777 18217">
            <text:p/>
          </draw:connector>
          <draw:frame draw:style-name="gr7" draw:text-style-name="P4" draw:layer="layout" svg:width="1.057cm" svg:height="0.645cm" svg:x="14.062cm" svg:y="6.991cm">
            <draw:text-box>
              <text:p><text:span text:style-name="T1">yes</text:span></text:p>
            </draw:text-box>
          </draw:frame>
          <draw:frame draw:style-name="gr7" draw:text-style-name="P4" draw:layer="layout" svg:width="0.887cm" svg:height="0.645cm" svg:x="10.459cm" svg:y="6.992cm">
            <draw:text-box>
              <text:p><text:span text:style-name="T1">no</text:span></text:p>
            </draw:text-box>
          </draw:frame>
          <draw:frame draw:style-name="gr7" draw:text-style-name="P4" draw:layer="layout" svg:width="1.057cm" svg:height="0.645cm" svg:x="13.849cm" svg:y="16.814cm">
            <draw:text-box>
              <text:p><text:span text:style-name="T1">yes</text:span></text:p>
            </draw:text-box>
          </draw:frame>
          <draw:custom-shape draw:style-name="gr100" draw:text-style-name="P1" xml:id="id104" draw:id="id104" draw:layer="layout" svg:width="2.118cm" svg:height="0.706cm" svg:x="17.847cm" svg:y="25.548cm">
            <text:p text:style-name="P1"><text:span text:style-name="T26">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18.907cm" svg:y1="23.359cm" svg:x2="18.907cm" svg:y2="20.909cm" draw:start-shape="id94" draw:start-glue-point="5" draw:end-shape="id92" draw:end-glue-point="8" svg:d="m18907 23359v-2450" svg:viewBox="0 0 1 2451">
            <text:p/>
          </draw:connector>
          <draw:custom-shape draw:style-name="gr99" draw:text-style-name="P16" xml:id="id102" draw:id="id102" draw:layer="layout" svg:width="1.977cm" svg:height="1.412cm" svg:x="7.283cm" svg:y="23.359cm">
            <text:p text:style-name="P1"><text:span text:style-name="T12">Refined</text:span><text:span text:style-name="T12"><text:line-break/></text:span><text:span text:style-name="T12">Prim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8" draw:text-style-name="P1" draw:layer="layout" svg:x1="8.272cm" svg:y1="23.359cm" svg:x2="8.272cm" svg:y2="22.604cm" draw:start-shape="id102" draw:start-glue-point="5" draw:end-shape="id89" draw:end-glue-point="8" svg:d="m8272 23359v-755" svg:viewBox="0 0 1 756">
            <text:p/>
          </draw:connector>
          <draw:custom-shape draw:style-name="gr100" draw:text-style-name="P1" xml:id="id103" draw:id="id103" draw:layer="layout" svg:width="2.118cm" svg:height="0.706cm" svg:x="7.212cm" svg:y="25.548cm">
            <text:p text:style-name="P1"><text:span text:style-name="T26">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8.271cm" svg:y1="25.548cm" svg:x2="8.272cm" svg:y2="24.771cm" draw:start-shape="id103" draw:start-glue-point="4" draw:end-shape="id102" draw:end-glue-point="7" svg:d="m8271 25548v-388h1v-389" svg:viewBox="0 0 2 778">
            <text:p/>
          </draw:connector>
          <draw:connector draw:style-name="gr98" draw:text-style-name="P1" draw:layer="layout" draw:line-skew="2.753cm" svg:x1="27.359cm" svg:y1="26.133cm" svg:x2="19.895cm" svg:y2="24.065cm" draw:start-shape="id100" draw:start-glue-point="6" draw:end-shape="id94" draw:end-glue-point="8" svg:d="m27359 26133h-979v-2068h-6485" svg:viewBox="0 0 7465 2069">
            <text:p/>
          </draw:connector>
          <draw:custom-shape draw:style-name="gr99" draw:text-style-name="P16" xml:id="id94" draw:id="id94" draw:layer="layout" svg:width="1.977cm" svg:height="1.412cm" svg:x="17.918cm" svg:y="23.359cm">
            <text:p text:style-name="P1"><text:span text:style-name="T12">Refined</text:span><text:span text:style-name="T12"><text:line-break/></text:span><text:span text:style-name="T12">Prim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8" draw:text-style-name="P1" draw:layer="layout" svg:x1="18.906cm" svg:y1="25.548cm" svg:x2="18.907cm" svg:y2="24.771cm" draw:start-shape="id104" draw:start-glue-point="4" draw:end-shape="id94" draw:end-glue-point="7" svg:d="m18906 25548v-388h1v-389" svg:viewBox="0 0 2 778">
            <text:p/>
          </draw:connector>
          <draw:custom-shape draw:style-name="gr99" draw:text-style-name="P16" xml:id="id97" draw:id="id97" draw:layer="layout" svg:width="1.977cm" svg:height="1.412cm" svg:x="22.789cm" svg:y="27.685cm">
            <text:p text:style-name="P1"><text:span text:style-name="T12">Image</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9" draw:text-style-name="P16" xml:id="id101" draw:id="id101" draw:layer="layout" svg:width="1.977cm" svg:height="1.412cm" svg:x="27.077cm" svg:y="27.685cm">
            <text:p text:style-name="P1"><text:span text:style-name="T12">Limit</text:span></text:p>
            <text:p text:style-name="P1"><text:span text:style-name="T12">Primi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8" draw:text-style-name="P1" draw:layer="layout" svg:x1="28.065cm" svg:y1="29.945cm" svg:x2="28.066cm" svg:y2="29.097cm" draw:start-shape="id105" draw:start-glue-point="4" draw:end-shape="id101" draw:end-glue-point="7" svg:d="m28065 29945v-423h1v-425" svg:viewBox="0 0 2 849">
            <text:p/>
          </draw:connector>
          <draw:connector draw:style-name="gr98" draw:text-style-name="P1" draw:layer="layout" svg:x1="23.777cm" svg:y1="29.945cm" svg:x2="23.778cm" svg:y2="29.097cm" draw:start-shape="id106" draw:start-glue-point="4" draw:end-shape="id97" draw:end-glue-point="7" svg:d="m23777 29945v-423h1v-425" svg:viewBox="0 0 2 849">
            <text:p/>
          </draw:connector>
          <draw:frame draw:style-name="gr7" draw:text-style-name="P4" draw:layer="layout" svg:width="0.887cm" svg:height="0.645cm" svg:x="12.679cm" svg:y="18.226cm">
            <draw:text-box>
              <text:p><text:span text:style-name="T1">no</text:span></text:p>
            </draw:text-box>
          </draw:frame>
          <draw:frame draw:style-name="gr7" draw:text-style-name="P4" draw:layer="layout" svg:width="0.887cm" svg:height="0.645cm" svg:x="10.561cm" svg:y="11.872cm">
            <draw:text-box>
              <text:p><text:span text:style-name="T1">no</text:span></text:p>
            </draw:text-box>
          </draw:frame>
          <draw:frame draw:style-name="gr7" draw:text-style-name="P4" draw:layer="layout" svg:width="1.057cm" svg:height="0.645cm" svg:x="12.719cm" svg:y="13.345cm">
            <draw:text-box>
              <text:p><text:span text:style-name="T1">yes</text:span></text:p>
            </draw:text-box>
          </draw:frame>
          <draw:connector draw:style-name="gr98" draw:text-style-name="P1" draw:layer="layout" svg:x1="17.167cm" svg:y1="9.191cm" svg:x2="15.685cm" svg:y2="9.19cm" draw:start-shape="id107" draw:start-glue-point="5" draw:end-shape="id85" draw:end-glue-point="10" svg:d="m17167 9191h-741v-1h-741" svg:viewBox="0 0 1483 2">
            <text:p/>
          </draw:connector>
          <draw:connector draw:style-name="gr98" draw:text-style-name="P1" draw:layer="layout" svg:x1="23.777cm" svg:y1="19.214cm" svg:x2="20.645cm" svg:y2="9.191cm" draw:start-shape="id90" draw:start-glue-point="4" draw:end-shape="id107" draw:end-glue-point="7" svg:d="m23777 19214v-10023h-3132" svg:viewBox="0 0 3133 10024">
            <text:p/>
          </draw:connector>
          <draw:connector draw:style-name="gr98" draw:text-style-name="P1" draw:layer="layout" svg:x1="28.065cm" svg:y1="19.214cm" svg:x2="20.645cm" svg:y2="9.191cm" draw:start-shape="id99" draw:start-glue-point="4" draw:end-shape="id107" draw:end-glue-point="7" svg:d="m28065 19214v-10023h-7420" svg:viewBox="0 0 7421 10024">
            <text:p/>
          </draw:connector>
          <draw:custom-shape draw:style-name="gr100" draw:text-style-name="P28" xml:id="id108" draw:id="id108" draw:layer="layout" svg:width="2.118cm" svg:height="0.706cm" svg:x="7.141cm" svg:y="0.294cm">
            <text:p text:style-name="P1"><text:span text:style-name="T26">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9.613cm" svg:y1="2.27cm" svg:x2="8.2cm" svg:y2="1cm" draw:start-shape="id86" draw:start-glue-point="5" draw:end-shape="id108" draw:end-glue-point="6" svg:d="m9613 2270v-634h-1413v-636" svg:viewBox="0 0 1414 1271">
            <text:p/>
          </draw:connector>
          <draw:custom-shape draw:style-name="gr67" draw:text-style-name="P20" xml:id="id82" draw:id="id82" draw:layer="layout" svg:width="3.478cm" svg:height="0.85cm" svg:x="10.935cm" svg:y="4.809cm">
            <text:p text:style-name="P1"><text:span text:style-name="T19">FarTopologyRefin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84" draw:id="id84" draw:layer="layout" svg:width="3.478cm" svg:height="0.85cm" svg:x="10.935cm" svg:y="14.552cm">
            <text:p text:style-name="P1"><text:span text:style-name="T19">FarStencilTabl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107" draw:id="id107" draw:layer="layout" svg:width="3.478cm" svg:height="0.85cm" svg:x="17.167cm" svg:y="8.766cm">
            <text:p text:style-name="P1"><text:span text:style-name="T19">FarPatchTabl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88" draw:id="id88" draw:layer="layout" svg:width="3.478cm" svg:height="0.85cm" svg:x="17.167cm" svg:y="17.095cm">
            <text:p text:style-name="P1"><text:span text:style-name="T19">OsdCompute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6.789cm" svg:y1="2.27cm" svg:x2="8.2cm" svg:y2="1cm" draw:start-shape="id96" draw:start-glue-point="5" draw:end-shape="id108" draw:end-glue-point="6" svg:d="m6789 2270v-634h1411v-636" svg:viewBox="0 0 1412 1271">
            <text:p/>
          </draw:connector>
          <draw:custom-shape draw:style-name="gr67" draw:text-style-name="P20" xml:id="id95" draw:id="id95" draw:layer="layout" svg:width="3.478cm" svg:height="0.85cm" svg:x="13.76cm" svg:y="19.777cm">
            <text:p text:style-name="P1"><text:span text:style-name="T19">OsdVertexBuff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18.2cm" svg:y1="20.203cm" svg:x2="17.238cm" svg:y2="20.202cm" draw:start-shape="id92" draw:start-glue-point="6" draw:end-shape="id95" draw:end-glue-point="7" svg:d="m18200 20203h-481v-1h-481" svg:viewBox="0 0 963 2">
            <text:p/>
          </draw:connector>
          <draw:custom-shape draw:style-name="gr67" draw:text-style-name="P20" xml:id="id91" draw:id="id91" draw:layer="layout" svg:width="3.478cm" svg:height="0.85cm" svg:x="22.038cm" svg:y="22.318cm">
            <text:p text:style-name="P1"><text:span text:style-name="T19">OsdDraw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98" draw:id="id98" draw:layer="layout" svg:width="3.478cm" svg:height="0.85cm" svg:x="26.326cm" svg:y="22.318cm">
            <text:p text:style-name="P1"><text:span text:style-name="T19">OsdEval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draw:line-skew="-0.597cm" svg:x1="28.065cm" svg:y1="19.214cm" svg:x2="20.645cm" svg:y2="17.521cm" draw:start-shape="id99" draw:start-glue-point="4" svg:d="m28065 19214v-1694h-7420v1" svg:viewBox="0 0 7421 1695">
            <text:p/>
          </draw:connector>
        </draw:g>
      </draw:page>
      <draw:page draw:name="page8" draw:style-name="dp1" draw:master-page-name="Default">
        <draw:g>
          <draw:rect draw:style-name="gr40" draw:text-style-name="P15" draw:layer="layout" svg:width="9.969cm" svg:height="1.327cm" svg:x="2.074cm" svg:y="23.084cm" draw:corner-radius="0.282cm">
            <text:p text:style-name="P12"><text:span text:style-name="T13">Implementation</text:span></text:p>
          </draw:rect>
          <draw:rect draw:style-name="gr41" draw:text-style-name="P15" draw:layer="layout" svg:width="9.969cm" svg:height="2.541cm" svg:x="2.074cm" svg:y="20.373cm" draw:corner-radius="0.282cm">
            <text:p text:style-name="P12"><text:span text:style-name="T13">Representation</text:span></text:p>
          </draw:rect>
          <draw:rect draw:style-name="gr55" draw:text-style-name="P2" draw:layer="layout" svg:width="1.383cm" svg:height="0.706cm" svg:x="2.385cm" svg:y="20.571cm">
            <text:p text:style-name="P1"><text:span text:style-name="T1">Hbr</text:span></text:p>
          </draw:rect>
          <draw:rect draw:style-name="gr55" draw:text-style-name="P2" draw:layer="layout" svg:width="1.383cm" svg:height="0.706cm" svg:x="2.386cm" svg:y="21.984cm">
            <text:p text:style-name="P1"><text:span text:style-name="T1">Far</text:span></text:p>
          </draw:rect>
          <draw:rect draw:style-name="gr55" draw:text-style-name="P2" draw:layer="layout" svg:width="1.383cm" svg:height="0.706cm" svg:x="2.387cm" svg:y="23.394cm">
            <text:p text:style-name="P1"><text:span text:style-name="T1">Osd</text:span></text:p>
          </draw:rect>
          <draw:rect draw:style-name="gr56" draw:text-style-name="P2" draw:layer="layout" svg:width="4.067cm" svg:height="1.496cm" svg:x="3.655cm" svg:y="18.678cm" draw:corner-radius="0.282cm">
            <text:p text:style-name="P1"><text:span text:style-name="T1">Subdivision Mesh</text:span></text:p>
          </draw:rect>
          <draw:rect draw:style-name="gr57" draw:text-style-name="P16" xml:id="id112" draw:id="id112" draw:layer="layout" svg:width="1.383cm" svg:height="0.706cm" svg:x="4.193cm" svg:y="19.328cm" draw:corner-radius="1.058cm">
            <text:p text:style-name="P1"><text:span text:style-name="T12">Topology</text:span></text:p>
          </draw:rect>
          <draw:rect draw:style-name="gr57" draw:text-style-name="P16" xml:id="id109" draw:id="id109" draw:layer="layout" svg:width="1.383cm" svg:height="0.706cm" svg:x="5.801cm" svg:y="19.328cm" draw:corner-radius="1.058cm">
            <text:p text:style-name="P1"><text:span text:style-name="T12">Points</text:span></text:p>
          </draw:rect>
          <draw:rect draw:style-name="gr57" draw:text-style-name="P17" xml:id="id113" draw:id="id113" draw:layer="layout" svg:width="1.383cm" svg:height="0.707cm" svg:x="4.193cm" svg:y="21.983cm" draw:corner-radius="1.058cm">
            <text:p text:style-name="P1"><text:span text:style-name="T14">Stencil</text:span><text:span text:style-name="T14"><text:line-break/></text:span><text:span text:style-name="T14">Tables</text:span></text:p>
          </draw:rect>
          <draw:rect draw:style-name="gr57" draw:text-style-name="P16" xml:id="id111" draw:id="id111" draw:layer="layout" svg:width="1.383cm" svg:height="0.707cm" svg:x="4.193cm" svg:y="23.393cm" draw:corner-radius="0.282cm">
            <text:p text:style-name="P1"><text:span text:style-name="T12">Eval</text:span></text:p>
          </draw:rect>
          <draw:rect draw:style-name="gr57" draw:text-style-name="P17" xml:id="id110" draw:id="id110" draw:layer="layout" svg:width="1.383cm" svg:height="0.707cm" svg:x="5.801cm" svg:y="21.983cm" draw:corner-radius="1.058cm">
            <text:p text:style-name="P1"><text:span text:style-name="T14">Vertex</text:span></text:p>
            <text:p text:style-name="P1"><text:span text:style-name="T14">Data</text:span></text:p>
          </draw:rect>
          <draw:connector draw:style-name="gr58" draw:text-style-name="P1" draw:layer="layout" svg:x1="6.492cm" svg:y1="20.034cm" svg:x2="6.492cm" svg:y2="21.983cm" draw:start-shape="id109" draw:start-glue-point="2" draw:end-shape="id110" draw:end-glue-point="0" svg:d="m6492 20034v1949" svg:viewBox="0 0 1 1950">
            <text:p/>
          </draw:connector>
          <draw:connector draw:style-name="gr60" draw:text-style-name="P1" draw:layer="layout" draw:type="curve" svg:x1="6.492cm" svg:y1="22.69cm" svg:x2="5.576cm" svg:y2="23.746cm" draw:start-shape="id110" draw:start-glue-point="2" draw:end-shape="id111" svg:d="m6492 22690c0 704-305 1056-916 1056" svg:viewBox="0 0 917 1057">
            <text:p/>
          </draw:connector>
          <draw:connector draw:style-name="gr58" draw:text-style-name="P1" draw:layer="layout" svg:x1="4.884cm" svg:y1="20.034cm" svg:x2="4.884cm" svg:y2="21.983cm" draw:start-shape="id112" draw:end-shape="id113" draw:end-glue-point="0" svg:d="m4884 20034v1949" svg:viewBox="0 0 1 1950">
            <text:p/>
          </draw:connector>
          <draw:connector draw:style-name="gr58" draw:text-style-name="P1" draw:layer="layout" svg:x1="4.884cm" svg:y1="22.69cm" svg:x2="4.884cm" svg:y2="23.393cm" draw:start-shape="id113" draw:start-glue-point="2" draw:end-shape="id111" draw:end-glue-point="0" svg:d="m4884 22690v703" svg:viewBox="0 0 1 704">
            <text:p/>
          </draw:connector>
          <draw:connector draw:style-name="gr60" draw:text-style-name="P1" draw:layer="layout" draw:type="curve" svg:x1="5.576cm" svg:y1="23.746cm" svg:x2="7.665cm" svg:y2="23.746cm" draw:start-shape="id111" draw:start-glue-point="1" draw:end-shape="id114" draw:end-glue-point="3" svg:d="m5576 23746h2089" svg:viewBox="0 0 2090 1">
            <text:p/>
          </draw:connector>
          <draw:rect draw:style-name="gr57" draw:text-style-name="P17" xml:id="id114" draw:id="id114" draw:layer="layout" svg:width="1.383cm" svg:height="0.707cm" svg:x="7.665cm" svg:y="23.393cm" draw:corner-radius="1.058cm">
            <text:p text:style-name="P1"><text:span text:style-name="T14">Limit</text:span></text:p>
            <text:p text:style-name="P1"><text:span text:style-name="T14">Values</text:span></text:p>
          </draw:rect>
        </draw:g>
        <draw:g>
          <draw:custom-shape draw:style-name="gr65" draw:text-style-name="P2" xml:id="id117" draw:id="id117" draw:layer="layout" svg:width="1.751cm" svg:height="1.751cm" svg:x="8.042cm" svg:y="13.141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15" draw:id="id115" draw:layer="layout" svg:width="1.751cm" svg:height="1.751cm" svg:x="11.657cm" svg:y="13.141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16" draw:id="id116" draw:layer="layout" svg:width="1.751cm" svg:height="1.751cm" svg:x="15.186cm" svg:y="13.141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svg:x1="13.408cm" svg:y1="14.017cm" svg:x2="15.186cm" svg:y2="14.016cm" draw:start-shape="id115" draw:start-glue-point="10" draw:end-shape="id116" svg:d="m13408 14017h889v-1h889" svg:viewBox="0 0 1779 2">
            <text:p/>
          </draw:connector>
          <draw:connector draw:style-name="gr101" draw:text-style-name="P1" draw:layer="layout" draw:type="line" svg:x1="11.657cm" svg:y1="14.017cm" svg:x2="9.793cm" svg:y2="14.017cm" draw:start-shape="id115" draw:start-glue-point="6" draw:end-shape="id117" draw:end-glue-point="10" svg:d="m11657 14017h-1864" svg:viewBox="0 0 1865 1">
            <text:p/>
          </draw:connector>
          <draw:custom-shape draw:style-name="gr65" draw:text-style-name="P2" xml:id="id118" draw:id="id118" draw:layer="layout" svg:width="1.751cm" svg:height="1.751cm" svg:x="4.653cm" svg:y="13.141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draw:type="line" svg:x1="6.404cm" svg:y1="14.016cm" svg:x2="8.042cm" svg:y2="14.017cm" draw:start-shape="id118" draw:end-shape="id117" draw:end-glue-point="6" svg:d="m6404 14016 1638 1" svg:viewBox="0 0 1639 2">
            <text:p/>
          </draw:connector>
          <draw:frame draw:style-name="gr7" draw:text-style-name="P4" draw:layer="layout" svg:width="1.383cm" svg:height="0.645cm" svg:x="13.578cm" svg:y="14.374cm">
            <draw:text-box>
              <text:p><text:span text:style-name="T1">Binds</text:span></text:p>
            </draw:text-box>
          </draw:frame>
          <draw:frame draw:style-name="gr7" draw:text-style-name="P4" draw:layer="layout" svg:width="1.404cm" svg:height="0.645cm" svg:x="9.878cm" svg:y="14.374cm">
            <draw:text-box>
              <text:p><text:span text:style-name="T1">Owns</text:span></text:p>
            </draw:text-box>
          </draw:frame>
          <draw:frame draw:style-name="gr7" draw:text-style-name="P4" draw:layer="layout" svg:width="1.81cm" svg:height="0.645cm" svg:x="6.232cm" svg:y="14.374cm">
            <draw:text-box>
              <text:p><text:span text:style-name="T1">Updates</text:span></text:p>
            </draw:text-box>
          </draw:frame>
          <draw:custom-shape draw:style-name="gr102" draw:text-style-name="P16" draw:layer="layout" svg:width="2.428cm" svg:height="0.701cm" draw:transform="rotate (0.785572696322648) translate (6.488cm 16.74cm)">
            <text:p text:style-name="P1"><text:span text:style-name="T12">CPU</text:span></text:p>
            <draw:enhanced-geometry svg:viewBox="0 0 21600 21600" draw:type="rectangle" draw:enhanced-path="M 0 0 L 21600 0 21600 21600 0 21600 0 0 Z N"/>
          </draw:custom-shape>
          <draw:custom-shape draw:style-name="gr103" draw:text-style-name="P16" draw:layer="layout" svg:width="2.428cm" svg:height="0.701cm" draw:transform="rotate (0.785572696322648) translate (7.645cm 16.74cm)">
            <text:p text:style-name="P1"><text:span text:style-name="T12">OpenGL</text:span></text:p>
            <draw:enhanced-geometry svg:viewBox="0 0 21600 21600" draw:type="rectangle" draw:enhanced-path="M 0 0 L 21600 0 21600 21600 0 21600 0 0 Z N"/>
          </draw:custom-shape>
          <draw:custom-shape draw:style-name="gr104" draw:text-style-name="P16" draw:layer="layout" svg:width="2.428cm" svg:height="0.701cm" draw:transform="rotate (0.785572696322648) translate (10.489cm 16.741cm)">
            <text:p text:style-name="P1"><text:span text:style-name="T12">TBB</text:span></text:p>
            <draw:enhanced-geometry svg:viewBox="0 0 21600 21600" draw:type="rectangle" draw:enhanced-path="M 0 0 L 21600 0 21600 21600 0 21600 0 0 Z N"/>
          </draw:custom-shape>
          <draw:custom-shape draw:style-name="gr104" draw:text-style-name="P16" draw:layer="layout" svg:width="2.428cm" svg:height="0.701cm" draw:transform="rotate (0.785572696322648) translate (13.831cm 16.742cm)">
            <text:p text:style-name="P1"><text:span text:style-name="T12">TBB</text:span></text:p>
            <draw:enhanced-geometry svg:viewBox="0 0 21600 21600" draw:type="rectangle" draw:enhanced-path="M 0 0 L 21600 0 21600 21600 0 21600 0 0 Z N"/>
          </draw:custom-shape>
        </draw:g>
        <draw:g>
          <draw:g>
            <draw:frame draw:style-name="gr29" draw:text-style-name="P4" draw:layer="layout" svg:width="0.794cm" svg:height="0.761cm" svg:x="5.547cm" svg:y="7.649cm">
              <draw:text-box>
                <text:p><text:span text:style-name="T1">v</text:span><text:span text:style-name="T6">2</text:span></text:p>
              </draw:text-box>
            </draw:frame>
            <draw:frame draw:style-name="gr30" draw:text-style-name="P4" draw:layer="layout" svg:width="0.794cm" svg:height="0.761cm" svg:x="8.318cm" svg:y="7.65cm">
              <draw:text-box>
                <text:p><text:span text:style-name="T1">v</text:span><text:span text:style-name="T6">3</text:span></text:p>
              </draw:text-box>
            </draw:frame>
            <draw:polygon draw:style-name="gr20" draw:text-style-name="P1" draw:layer="layout" svg:width="3.586cm" svg:height="3.529cm" svg:x="5.465cm" svg:y="4.119cm" svg:viewBox="0 0 3587 3530" draw:points="0,1412 763,3530 2853,3530 3587,1440 1892,0">
              <text:p/>
            </draw:polygon>
            <draw:line draw:style-name="gr28" draw:text-style-name="P1" draw:layer="layout" svg:x1="7.329cm" svg:y1="5.982cm" svg:x2="7.329cm" svg:y2="7.649cm">
              <text:p/>
            </draw:line>
            <draw:line draw:style-name="gr28" draw:text-style-name="P1" draw:layer="layout" svg:x1="8.685cm" svg:y1="6.66cm" svg:x2="7.329cm" svg:y2="5.982cm">
              <text:p/>
            </draw:line>
            <draw:line draw:style-name="gr28" draw:text-style-name="P1" draw:layer="layout" svg:x1="8.205cm" svg:y1="4.825cm" svg:x2="7.329cm" svg:y2="5.982cm">
              <text:p/>
            </draw:line>
            <draw:line draw:style-name="gr28" draw:text-style-name="P1" draw:layer="layout" svg:x1="6.425cm" svg:y1="4.825cm" svg:x2="7.329cm" svg:y2="5.982cm">
              <text:p/>
            </draw:line>
            <draw:line draw:style-name="gr28" draw:text-style-name="P1" draw:layer="layout" svg:x1="5.861cm" svg:y1="6.604cm" svg:x2="7.329cm" svg:y2="5.982cm">
              <text:p/>
            </draw:line>
            <draw:frame draw:style-name="gr31" draw:text-style-name="P4" draw:layer="layout" svg:width="0.794cm" svg:height="0.761cm" svg:x="6.987cm" svg:y="3.384cm">
              <draw:text-box>
                <text:p><text:span text:style-name="T1">v</text:span><text:span text:style-name="T6">0</text:span></text:p>
              </draw:text-box>
            </draw:frame>
            <draw:frame draw:style-name="gr105" draw:text-style-name="P4" draw:layer="layout" svg:width="0.794cm" svg:height="0.761cm" svg:x="4.671cm" svg:y="4.768cm">
              <draw:text-box>
                <text:p><text:span text:style-name="T1">v</text:span><text:span text:style-name="T6">1</text:span></text:p>
              </draw:text-box>
            </draw:frame>
            <draw:frame draw:style-name="gr35" draw:text-style-name="P4" draw:layer="layout" svg:width="0.794cm" svg:height="0.761cm" svg:x="9.024cm" svg:y="5.165cm">
              <draw:text-box>
                <text:p><text:span text:style-name="T1">v</text:span><text:span text:style-name="T6">4</text:span></text:p>
              </draw:text-box>
            </draw:frame>
            <draw:frame draw:style-name="gr7" draw:text-style-name="P9" draw:layer="layout" svg:width="0.811cm" svg:height="0.729cm" svg:x="6.962cm" svg:y="4.599cm">
              <draw:text-box>
                <text:p><text:span text:style-name="T9">q</text:span><text:span text:style-name="T27">0</text:span></text:p>
              </draw:text-box>
            </draw:frame>
            <draw:frame draw:style-name="gr7" draw:text-style-name="P9" draw:layer="layout" svg:width="0.811cm" svg:height="0.729cm" svg:x="5.945cm" svg:y="5.418cm">
              <draw:text-box>
                <text:p><text:span text:style-name="T9">q</text:span><text:span text:style-name="T27">1</text:span></text:p>
              </draw:text-box>
            </draw:frame>
            <draw:frame draw:style-name="gr7" draw:text-style-name="P9" draw:layer="layout" svg:width="0.807cm" svg:height="0.729cm" svg:x="6.369cm" svg:y="6.632cm">
              <draw:text-box>
                <text:p><text:span text:style-name="T9">q</text:span><text:span text:style-name="T27">2</text:span></text:p>
              </draw:text-box>
            </draw:frame>
            <draw:frame draw:style-name="gr7" draw:text-style-name="P9" draw:layer="layout" svg:width="0.811cm" svg:height="0.729cm" svg:x="7.536cm" svg:y="6.632cm">
              <draw:text-box>
                <text:p><text:span text:style-name="T9">q</text:span><text:span text:style-name="T27">3</text:span></text:p>
              </draw:text-box>
            </draw:frame>
            <draw:frame draw:style-name="gr7" draw:text-style-name="P9" draw:layer="layout" svg:width="0.807cm" svg:height="0.729cm" svg:x="7.894cm" svg:y="5.394cm">
              <draw:text-box>
                <text:p><text:span text:style-name="T9">q</text:span><text:span text:style-name="T27">4</text:span></text:p>
              </draw:text-box>
            </draw:frame>
            <draw:custom-shape draw:style-name="gr16" draw:text-style-name="P1" draw:layer="layout" svg:width="0.198cm" svg:height="0.198cm" svg:x="5.368cm" svg:y="5.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6.103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8.215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8.927cm" svg:y="5.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5cm" svg:y="4.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31cm" svg:height="0.131cm" svg:x="7.262cm" svg:y="5.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 draw:text-style-name="P29" draw:layer="layout" svg:width="3.525cm" svg:height="0.645cm" svg:x="5.482cm" svg:y="8.483cm">
            <draw:text-box>
              <text:p><text:span text:style-name="T28">sub-face quadrants</text:span></text:p>
            </draw:text-box>
          </draw:frame>
          <draw:frame draw:style-name="gr7" draw:text-style-name="P4" draw:layer="layout" svg:width="1.467cm" svg:height="0.761cm" svg:x="6.592cm" svg:y="7.495cm">
            <draw:text-box>
              <text:p><text:span text:style-name="T1">P</text:span><text:span text:style-name="T6">(F,q,u,v)</text:span></text:p>
            </draw:text-box>
          </draw:frame>
          <draw:custom-shape draw:style-name="gr106" draw:text-style-name="P1" draw:layer="layout" svg:width="0.176cm" svg:height="0.176cm" svg:x="6.613cm" svg:y="7.3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rect draw:style-name="gr107" draw:text-style-name="P15" draw:layer="layout" svg:width="8.134cm" svg:height="1.129cm" svg:x="9.527cm" svg:y="29.664cm" draw:corner-radius="0.282cm">
              <text:p/>
            </draw:rect>
            <draw:rect draw:style-name="gr8" draw:text-style-name="P15" draw:layer="layout" svg:width="8.134cm" svg:height="1.13cm" svg:x="9.527cm" svg:y="27.969cm" draw:corner-radius="0.282cm">
              <text:p/>
            </draw:rect>
            <draw:rect draw:style-name="gr55" draw:text-style-name="P2" draw:layer="layout" svg:width="1.383cm" svg:height="0.706cm" svg:x="9.87cm" svg:y="28.181cm">
              <text:p text:style-name="P1"><text:span text:style-name="T1">Far</text:span></text:p>
            </draw:rect>
            <draw:rect draw:style-name="gr55" draw:text-style-name="P2" draw:layer="layout" svg:width="1.383cm" svg:height="0.706cm" svg:x="9.871cm" svg:y="29.861cm">
              <text:p text:style-name="P1"><text:span text:style-name="T1">Osd</text:span></text:p>
            </draw:rect>
            <draw:rect draw:style-name="gr56" draw:text-style-name="P2" draw:layer="layout" svg:width="4.067cm" svg:height="1.496cm" svg:x="11.139cm" svg:y="25.993cm" draw:corner-radius="0.282cm">
              <text:p text:style-name="P1"><text:span text:style-name="T1">Subdivision Mesh</text:span></text:p>
            </draw:rect>
            <draw:rect draw:style-name="gr57" draw:text-style-name="P16" xml:id="id122" draw:id="id122" draw:layer="layout" svg:width="1.383cm" svg:height="0.706cm" svg:x="11.677cm" svg:y="26.643cm" draw:corner-radius="1.058cm">
              <text:p text:style-name="P1"><text:span text:style-name="T12">Topology</text:span></text:p>
            </draw:rect>
            <draw:rect draw:style-name="gr57" draw:text-style-name="P16" xml:id="id119" draw:id="id119" draw:layer="layout" svg:width="1.383cm" svg:height="0.706cm" svg:x="13.285cm" svg:y="26.643cm" draw:corner-radius="1.058cm">
              <text:p text:style-name="P1"><text:span text:style-name="T12">Points</text:span></text:p>
            </draw:rect>
            <draw:rect draw:style-name="gr57" draw:text-style-name="P17" xml:id="id123" draw:id="id123" draw:layer="layout" svg:width="1.383cm" svg:height="0.707cm" svg:x="11.677cm" svg:y="28.181cm" draw:corner-radius="1.058cm">
              <text:p text:style-name="P1"><text:span text:style-name="T14">Stencil</text:span><text:span text:style-name="T14"><text:line-break/></text:span><text:span text:style-name="T14">Table</text:span></text:p>
            </draw:rect>
            <draw:rect draw:style-name="gr57" draw:text-style-name="P16" xml:id="id121" draw:id="id121" draw:layer="layout" svg:width="1.383cm" svg:height="0.707cm" svg:x="11.677cm" svg:y="29.86cm" draw:corner-radius="0.282cm">
              <text:p text:style-name="P1"><text:span text:style-name="T12">Evaluator</text:span></text:p>
            </draw:rect>
            <draw:rect draw:style-name="gr57" draw:text-style-name="P17" xml:id="id120" draw:id="id120" draw:layer="layout" svg:width="1.383cm" svg:height="0.707cm" svg:x="13.285cm" svg:y="28.181cm" draw:corner-radius="1.058cm">
              <text:p text:style-name="P1"><text:span text:style-name="T14">Vertex</text:span></text:p>
              <text:p text:style-name="P1"><text:span text:style-name="T14">Data</text:span></text:p>
            </draw:rect>
            <draw:connector draw:style-name="gr58" draw:text-style-name="P1" draw:layer="layout" svg:x1="13.976cm" svg:y1="27.349cm" svg:x2="13.976cm" svg:y2="28.181cm" draw:start-shape="id119" draw:start-glue-point="2" draw:end-shape="id120" draw:end-glue-point="0" svg:d="m13976 27349v832" svg:viewBox="0 0 1 833">
              <text:p/>
            </draw:connector>
            <draw:connector draw:style-name="gr60" draw:text-style-name="P1" draw:layer="layout" draw:type="curve" svg:x1="13.976cm" svg:y1="28.888cm" svg:x2="13.06cm" svg:y2="30.213cm" draw:start-shape="id120" draw:start-glue-point="2" draw:end-shape="id121" svg:d="m13976 28888c0 884-305 1325-916 1325" svg:viewBox="0 0 917 1326">
              <text:p/>
            </draw:connector>
            <draw:connector draw:style-name="gr58" draw:text-style-name="P1" draw:layer="layout" svg:x1="12.368cm" svg:y1="27.349cm" svg:x2="12.368cm" svg:y2="28.181cm" draw:start-shape="id122" draw:end-shape="id123" draw:end-glue-point="0" svg:d="m12368 27349v832" svg:viewBox="0 0 1 833">
              <text:p/>
            </draw:connector>
            <draw:connector draw:style-name="gr58" draw:text-style-name="P1" draw:layer="layout" svg:x1="12.368cm" svg:y1="28.888cm" svg:x2="12.368cm" svg:y2="29.86cm" draw:start-shape="id123" draw:start-glue-point="2" draw:end-shape="id121" draw:end-glue-point="0" svg:d="m12368 28888v972" svg:viewBox="0 0 1 973">
              <text:p/>
            </draw:connector>
            <draw:connector draw:style-name="gr60" draw:text-style-name="P1" draw:layer="layout" draw:type="curve" svg:x1="13.06cm" svg:y1="30.213cm" svg:x2="15.149cm" svg:y2="30.213cm" draw:start-shape="id121" draw:start-glue-point="1" draw:end-shape="id124" draw:end-glue-point="3" svg:d="m13060 30213h2089" svg:viewBox="0 0 2090 1">
              <text:p/>
            </draw:connector>
            <draw:rect draw:style-name="gr57" draw:text-style-name="P17" xml:id="id124" draw:id="id124" draw:layer="layout" svg:width="1.383cm" svg:height="0.707cm" svg:x="15.149cm" svg:y="29.86cm" draw:corner-radius="1.058cm">
              <text:p text:style-name="P1"><text:span text:style-name="T14">Subdivided</text:span></text:p>
              <text:p text:style-name="P1"><text:span text:style-name="T14">Vertex Data</text:span></text:p>
            </draw:rect>
          </draw:g>
          <draw:g>
            <draw:rect draw:style-name="gr8" draw:text-style-name="P15" draw:layer="layout" svg:width="5.931cm" svg:height="1.13cm" svg:x="2.129cm" svg:y="27.969cm" draw:corner-radius="0.282cm">
              <text:p/>
            </draw:rect>
            <draw:rect draw:style-name="gr55" draw:text-style-name="P2" draw:layer="layout" svg:width="1.383cm" svg:height="0.706cm" svg:x="2.472cm" svg:y="28.181cm">
              <text:p text:style-name="P1"><text:span text:style-name="T1">Far</text:span></text:p>
            </draw:rect>
            <draw:rect draw:style-name="gr56" draw:text-style-name="P2" draw:layer="layout" svg:width="4.067cm" svg:height="1.496cm" svg:x="3.741cm" svg:y="25.993cm" draw:corner-radius="0.282cm">
              <text:p text:style-name="P1"><text:span text:style-name="T1">Subdivision Mesh</text:span></text:p>
            </draw:rect>
            <draw:rect draw:style-name="gr57" draw:text-style-name="P16" xml:id="id127" draw:id="id127" draw:layer="layout" svg:width="1.383cm" svg:height="0.706cm" svg:x="4.263cm" svg:y="26.643cm" draw:corner-radius="1.058cm">
              <text:p text:style-name="P1"><text:span text:style-name="T12">Topology</text:span></text:p>
            </draw:rect>
            <draw:rect draw:style-name="gr57" draw:text-style-name="P16" xml:id="id125" draw:id="id125" draw:layer="layout" svg:width="1.383cm" svg:height="0.706cm" svg:x="5.887cm" svg:y="26.643cm" draw:corner-radius="1.058cm">
              <text:p text:style-name="P1"><text:span text:style-name="T12">Points</text:span></text:p>
            </draw:rect>
            <draw:rect draw:style-name="gr57" draw:text-style-name="P17" xml:id="id126" draw:id="id126" draw:layer="layout" svg:width="1.383cm" svg:height="0.707cm" svg:x="4.263cm" svg:y="28.181cm" draw:corner-radius="1.058cm">
              <text:p text:style-name="P1"><text:span text:style-name="T14">Stencil</text:span><text:span text:style-name="T14"><text:line-break/></text:span><text:span text:style-name="T14">Table</text:span></text:p>
            </draw:rect>
            <draw:connector draw:style-name="gr58" draw:text-style-name="P1" draw:layer="layout" draw:type="curve" svg:x1="6.578cm" svg:y1="27.349cm" svg:x2="5.646cm" svg:y2="28.534cm" draw:start-shape="id125" draw:start-glue-point="2" draw:end-shape="id126" draw:end-glue-point="1" svg:d="m6578 27349c0 790-310 1185-932 1185" svg:viewBox="0 0 933 1186">
              <text:p/>
            </draw:connector>
            <draw:connector draw:style-name="gr58" draw:text-style-name="P1" draw:layer="layout" svg:x1="4.954cm" svg:y1="27.349cm" svg:x2="4.954cm" svg:y2="28.181cm" draw:start-shape="id127" draw:end-shape="id126" draw:end-glue-point="0" svg:d="m4954 27349v832" svg:viewBox="0 0 1 833">
              <text:p/>
            </draw:connector>
            <draw:connector draw:style-name="gr58" draw:text-style-name="P1" draw:layer="layout" svg:x1="4.954cm" svg:y1="28.888cm" svg:x2="4.954cm" svg:y2="29.946cm" draw:start-shape="id126" draw:start-glue-point="2" draw:end-shape="id128" draw:end-glue-point="0" svg:d="m4954 28888v1058" svg:viewBox="0 0 1 1059">
              <text:p/>
            </draw:connector>
            <draw:rect draw:style-name="gr57" draw:text-style-name="P17" xml:id="id128" draw:id="id128" draw:layer="layout" svg:width="1.383cm" svg:height="0.707cm" svg:x="4.263cm" svg:y="29.946cm" draw:corner-radius="1.058cm">
              <text:p text:style-name="P1"><text:span text:style-name="T14">Subdivided</text:span></text:p>
              <text:p text:style-name="P1"><text:span text:style-name="T14">Vertex Data</text:span></text:p>
            </draw:rect>
          </draw:g>
        </draw:g>
        <draw:g>
          <draw:custom-shape draw:style-name="gr108" draw:text-style-name="P30" draw:layer="layout" svg:width="1.412cm" svg:height="0.706cm" svg:x="18.367cm" svg:y="3.541cm">
            <text:p text:style-name="P1"><text:span text:style-name="T29">level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30" draw:layer="layout" svg:width="2.824cm" svg:height="0.706cm" svg:x="19.92cm" svg:y="3.541cm">
            <text:p text:style-name="P1"><text:span text:style-name="T29">level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30" draw:layer="layout" svg:width="5.648cm" svg:height="0.706cm" svg:x="22.885cm" svg:y="3.541cm">
            <text:p text:style-name="P1"><text:span text:style-name="T29">level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8" draw:text-style-name="P30" draw:layer="layout" svg:width="5.648cm" svg:height="0.706cm" svg:x="28.675cm" svg:y="3.541cm">
              <text:p text:style-name="P1"><text:span text:style-name="T29">level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 draw:layer="layout" svg:width="0.938cm" svg:height="0.706cm" draw:transform="rotate (1.05714592793297) translate (33.67cm 4.21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g>
          <draw:frame draw:style-name="gr7" draw:text-style-name="P4" draw:layer="layout" svg:width="2.259cm" svg:height="0.645cm" svg:x="15.825cm" svg:y="3.572cm">
            <draw:text-box>
              <text:p><text:span text:style-name="T1">vertex data</text:span></text:p>
            </draw:text-box>
          </draw:frame>
          <draw:g>
            <draw:custom-shape draw:style-name="gr110" draw:text-style-name="P1" draw:layer="layout" svg:width="1.554cm" svg:height="1.554cm" svg:x="19.184cm" svg:y="5.8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7" draw:text-style-name="P4" draw:layer="layout" svg:width="2.623cm" svg:height="0.645cm" svg:x="18.65cm" svg:y="5.236cm">
              <draw:text-box>
                <text:p><text:span text:style-name="T1">apply stencils</text:span></text:p>
              </draw:text-box>
            </draw:frame>
          </draw:g>
          <draw:g>
            <draw:custom-shape draw:style-name="gr111" draw:text-style-name="P1" draw:layer="layout" svg:width="1.554cm" svg:height="1.554cm" svg:x="22.101cm" svg:y="2.69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7" draw:text-style-name="P4" draw:layer="layout" svg:width="1.992cm" svg:height="0.645cm" svg:x="21.882cm" svg:y="2.13cm">
              <draw:text-box>
                <text:p><text:span text:style-name="T1">subdivide</text:span></text:p>
              </draw:text-box>
            </draw:frame>
          </draw:g>
          <draw:custom-shape draw:style-name="gr108" draw:text-style-name="P30" draw:layer="layout" svg:width="1.412cm" svg:height="0.706cm" svg:x="18.367cm" svg:y="6.647cm">
            <text:p text:style-name="P1"><text:span text:style-name="T29">level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8" draw:text-style-name="P30" draw:layer="layout" svg:width="5.648cm" svg:height="0.706cm" svg:x="19.921cm" svg:y="6.647cm">
              <text:p text:style-name="P1"><text:span text:style-name="T29">level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 draw:layer="layout" svg:width="0.938cm" svg:height="0.706cm" draw:transform="rotate (1.05714592793297) translate (24.916cm 7.32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g>
          <draw:g>
            <draw:custom-shape draw:style-name="gr108" draw:text-style-name="P30" draw:layer="layout" svg:width="5.648cm" svg:height="0.706cm" svg:x="28.676cm" svg:y="3.541cm">
              <text:p text:style-name="P1"><text:span text:style-name="T29">level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 draw:layer="layout" svg:width="0.938cm" svg:height="0.706cm" draw:transform="rotate (1.05714592793297) translate (33.671cm 4.21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g>
          <draw:g>
            <draw:custom-shape draw:style-name="gr111" draw:text-style-name="P1" draw:layer="layout" svg:width="1.554cm" svg:height="1.554cm" svg:x="27.764cm" svg:y="2.694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7" draw:text-style-name="P4" draw:layer="layout" svg:width="1.992cm" svg:height="0.645cm" svg:x="27.545cm" svg:y="2.131cm">
              <draw:text-box>
                <text:p><text:span text:style-name="T1">subdivide</text:span></text:p>
              </draw:text-box>
            </draw:frame>
          </draw:g>
          <draw:g>
            <draw:custom-shape draw:style-name="gr111" draw:text-style-name="P1" draw:layer="layout" svg:width="1.554cm" svg:height="1.554cm" svg:x="19.01cm" svg:y="2.694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7" draw:text-style-name="P4" draw:layer="layout" svg:width="1.992cm" svg:height="0.645cm" svg:x="18.791cm" svg:y="2.131cm">
              <draw:text-box>
                <text:p><text:span text:style-name="T1">subdivide</text:span></text:p>
              </draw:text-box>
            </draw:frame>
          </draw:g>
          <draw:frame draw:style-name="gr7" draw:text-style-name="P4" draw:layer="layout" svg:width="2.259cm" svg:height="0.645cm" svg:x="15.826cm" svg:y="6.678cm">
            <draw:text-box>
              <text:p><text:span text:style-name="T1">vertex data</text:span></text:p>
            </draw:text-box>
          </draw:frame>
        </draw:g>
        <draw:g>
          <draw:g>
            <draw:custom-shape draw:style-name="gr110" draw:text-style-name="P1" draw:layer="layout" svg:width="1.554cm" svg:height="1.554cm" svg:x="21.115cm" svg:y="9.38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12" draw:text-style-name="P4" draw:layer="layout" svg:width="2.623cm" svg:height="0.645cm" svg:x="20.581cm" svg:y="8.819cm">
              <draw:text-box>
                <text:p><text:span text:style-name="T1">apply stencils</text:span></text:p>
              </draw:text-box>
            </draw:frame>
          </draw:g>
          <draw:frame draw:style-name="gr113" draw:text-style-name="P4" draw:layer="layout" svg:width="2.259cm" svg:height="0.645cm" svg:x="16.628cm" svg:y="10.35cm">
            <draw:text-box>
              <text:p><text:span text:style-name="T1">vertex data</text:span></text:p>
            </draw:text-box>
          </draw:frame>
          <draw:custom-shape draw:style-name="gr108" draw:text-style-name="P30" draw:layer="layout" svg:width="2.824cm" svg:height="0.706cm" svg:x="18.886cm" svg:y="10.319cm">
            <text:p text:style-name="P1"><text:span text:style-name="T29">level 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30" draw:layer="layout" svg:width="2.824cm" svg:height="0.706cm" svg:x="21.852cm" svg:y="10.319cm">
            <text:p text:style-name="P1"><text:span text:style-name="T29">level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30" draw:layer="layout" svg:width="2.824cm" svg:height="0.706cm" svg:x="24.817cm" svg:y="10.319cm">
            <text:p text:style-name="P1"><text:span text:style-name="T29">Level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4" draw:text-style-name="P1" draw:layer="layout" svg:width="1.554cm" svg:height="1.554cm" svg:x="23.934cm" svg:y="9.38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15" draw:text-style-name="P4" draw:layer="layout" svg:width="2.187cm" svg:height="0.645cm" svg:x="23.618cm" svg:y="8.819cm">
              <draw:text-box>
                <text:p><text:span text:style-name="T1">apply edits</text:span></text:p>
              </draw:text-box>
            </draw:frame>
          </draw:g>
          <draw:g>
            <draw:custom-shape draw:style-name="gr110" draw:text-style-name="P1" draw:layer="layout" svg:width="1.554cm" svg:height="1.554cm" svg:x="27.045cm" svg:y="9.38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12" draw:text-style-name="P4" draw:layer="layout" svg:width="2.623cm" svg:height="0.645cm" svg:x="26.511cm" svg:y="8.819cm">
              <draw:text-box>
                <text:p><text:span text:style-name="T1">apply stencils</text:span></text:p>
              </draw:text-box>
            </draw:frame>
          </draw:g>
          <draw:custom-shape draw:style-name="gr108" draw:text-style-name="P30" draw:layer="layout" svg:width="2.824cm" svg:height="0.706cm" svg:x="27.782cm" svg:y="10.319cm">
            <text:p text:style-name="P1"><text:span text:style-name="T29">level 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6" draw:text-style-name="P31" draw:layer="layout" svg:width="1.315cm" svg:height="1.352cm" svg:x="30.607cm" svg:y="9.666cm">
            <draw:text-box>
              <text:p><text:span text:style-name="T30">...</text:span></text:p>
            </draw:text-box>
          </draw:frame>
        </draw:g>
      </draw:page>
      <draw:page draw:name="page9" draw:style-name="dp1" draw:master-page-name="Default">
        <draw:g>
          <draw:path draw:style-name="gr117" draw:text-style-name="P1" draw:layer="layout" svg:width="7.058cm" svg:height="2.929cm" svg:x="2.27cm" svg:y="3.05cm" svg:viewBox="0 0 7059 2930" svg:d="m1411 530c-706 565-1129 1412-1411 2400 2541-1129 4518-1129 7059 0-282-988-706-1835-1411-2400-1412-707-2824-707-4237 0z">
            <text:p/>
          </draw:path>
          <draw:g>
            <draw:path draw:style-name="gr118" draw:text-style-name="P1" draw:layer="layout" svg:width="3.084cm" svg:height="2.901cm" draw:transform="rotate (0.754854901487547) translate (3.681cm 4.173cm)" svg:viewBox="0 0 3085 2902" svg:d="m0 0c1491 433 2097-5 2509 382s11 1019 576 2520z">
              <text:p/>
            </draw:path>
            <draw:path draw:style-name="gr119" draw:text-style-name="P1" draw:layer="layout" svg:width="3.084cm" svg:height="2.901cm" draw:transform="rotate (0.754854901487547) translate (3.681cm 4.173cm)" svg:viewBox="0 0 3085 2902" svg:d="m0 0c1491 433 2097-5 2509 382s11 1019 576 2520">
              <text:p/>
            </draw:path>
          </draw:g>
        </draw:g>
        <draw:g>
          <draw:path draw:style-name="gr120" draw:text-style-name="P1" draw:layer="layout" svg:width="4.162cm" svg:height="2.915cm" draw:transform="rotate (0.611039771123215) translate (13.425cm 2.945cm)" svg:viewBox="0 0 4163 2916" svg:d="m0 0 427 127c1563 233 2719 1043 3471 2431 265 358 265 358 265 358">
            <text:p/>
          </draw:path>
          <draw:path draw:style-name="gr120" draw:text-style-name="P1" draw:layer="layout" svg:width="4.038cm" svg:height="2.56cm" draw:transform="rotate (0.611039771123215) translate (10.9676426572633cm 4.80031955643521cm)" svg:viewBox="0 0 4039 2561" svg:d="m0 2561c0 0 414-933 973-1387 797-648 1629-1099 2531-1157 705-45 510 12 510 12">
            <text:p/>
          </draw:path>
          <draw:path draw:style-name="gr120" draw:text-style-name="P1" draw:layer="layout" svg:width="8.21cm" svg:height="5.828cm" draw:transform="skewX (-7.78356026735316E-017) rotate (0.611039771123215) translate (10.9808435433306cm 6.1299614640915cm)" svg:viewBox="0 0 8211 5829" svg:d="m0 77c0 0 983-173 1724 0 2729 533 4348 1667 5782 4050 415 637 705 1702 705 1702">
            <text:p/>
          </draw:path>
          <draw:path draw:style-name="gr117" draw:text-style-name="P1" draw:layer="layout" svg:width="7.058cm" svg:height="2.929cm" svg:x="12.437cm" svg:y="2.275cm" svg:viewBox="0 0 7059 2930" svg:d="m1411 530c-706 565-1129 1412-1411 2400 2541-1129 4518-1129 7059 0-282-988-706-1835-1411-2400-1412-707-2824-707-4237 0z">
            <text:p/>
          </draw:path>
          <draw:g>
            <draw:polyline draw:style-name="gr28" draw:text-style-name="P1" draw:layer="layout" svg:width="4.411cm" svg:height="1.674cm" draw:transform="rotate (1.25401906755793) translate (11.589cm 5.628cm)" svg:viewBox="0 0 4412 1675" draw:points="0,0 1740,322 3433,955 4412,1675">
              <text:p/>
            </draw:polyline>
            <draw:polyline draw:style-name="gr28" draw:text-style-name="P1" draw:layer="layout" svg:width="4.411cm" svg:height="1.673cm" draw:transform="rotate (-1.25401906755793) translate (18.9696484887474cm 1.43555910036301cm)" svg:viewBox="0 0 4412 1674" draw:points="4412,0 2672,322 979,955 0,1674">
              <text:p/>
            </draw:polyline>
            <draw:polyline draw:style-name="gr28" draw:text-style-name="P1" draw:layer="layout" svg:width="3.349cm" svg:height="0.305cm" draw:transform="rotate (1.25401906755793) translate (14.2643566396663cm 4.9677222963728cm)" svg:viewBox="0 0 3350 306" draw:points="0,306 1386,0 2725,6 3350,99">
              <text:p/>
            </draw:polyline>
            <draw:polyline draw:style-name="gr28" draw:text-style-name="P1" draw:layer="layout" svg:width="3.35cm" svg:height="0.304cm" draw:transform="rotate (-1.25384453463273) translate (16.6246933996376cm 1.78426764205679cm)" svg:viewBox="0 0 3351 305" draw:points="3351,305 1965,0 625,6 0,99">
              <text:p/>
            </draw:polyline>
            <draw:polyline draw:style-name="gr28" draw:text-style-name="P1" draw:layer="layout" svg:width="2.726cm" svg:height="8.318cm" draw:transform="rotate (1.25401906755793) translate (11.589cm 5.628cm)" svg:viewBox="0 0 2727 8319" draw:points="0,0 1461,2642 2341,5326 2727,8319">
              <text:p/>
            </draw:polyline>
            <draw:polyline draw:style-name="gr28" draw:text-style-name="P1" draw:layer="layout" svg:width="2.198cm" svg:height="6.707cm" draw:transform="rotate (1.25401906755793) translate (12.437cm 4.075cm)" svg:viewBox="0 0 2199 6708" draw:points="0,0 1107,2015 1898,4429 2199,6708">
              <text:p/>
            </draw:polyline>
            <draw:polyline draw:style-name="gr28" draw:text-style-name="P1" draw:layer="layout" svg:width="1.495cm" svg:height="4.561cm" draw:transform="rotate (1.25401906755793) translate (13.566cm 2.663cm)" svg:viewBox="0 0 1496 4562" draw:points="0,0 753,1388 1281,2998 1496,4562">
              <text:p/>
            </draw:polyline>
            <draw:polyline draw:style-name="gr28" draw:text-style-name="P1" draw:layer="layout" svg:width="0.879cm" svg:height="2.682cm" draw:transform="rotate (1.25401906755793) translate (14.555cm 1.957cm)" svg:viewBox="0 0 880 2683" draw:points="0,0 399,761 750,1833 880,2683">
              <text:p/>
            </draw:polyline>
          </draw:g>
          <draw:path draw:style-name="gr120" draw:text-style-name="P1" draw:layer="layout" svg:width="4.038cm" svg:height="2.559cm" draw:transform="rotate (-0.611214304048415) translate (17.6573837532906cm 2.48316412432295cm)" svg:viewBox="0 0 4039 2560" svg:d="m4039 2560c0 0-414-933-973-1386-797-648-1629-1099-2532-1157-704-45-509 12-509 12">
            <text:p/>
          </draw:path>
          <draw:polygon draw:style-name="gr121" draw:text-style-name="P1" draw:layer="layout" svg:width="1.874cm" svg:height="2.41cm" draw:transform="rotate (-1.89211144208705) translate (17.5756675512477cm 2.63352072627686cm)" svg:viewBox="0 0 1875 2411" draw:points="535,2411 1875,2411 1072,0 0,803">
            <text:p/>
          </draw:polygon>
        </draw:g>
        <draw:g>
          <draw:path draw:style-name="gr117" draw:text-style-name="P1" draw:layer="layout" svg:width="7.058cm" svg:height="2.929cm" svg:x="2.27cm" svg:y="10.549cm" svg:viewBox="0 0 7059 2930" svg:d="m1411 530c-706 565-1129 1412-1411 2400 2541-1129 4518-1129 7059 0-282-988-706-1835-1411-2400-1412-707-2824-707-4237 0z">
            <text:p/>
          </draw:path>
          <draw:g>
            <draw:path draw:style-name="gr118" draw:text-style-name="P1" draw:layer="layout" svg:width="3.084cm" svg:height="2.901cm" draw:transform="rotate (0.754854901487547) translate (3.682cm 11.672cm)" svg:viewBox="0 0 3085 2902" svg:d="m0 0c1491 433 2097-5 2509 382s11 1019 576 2520z">
              <text:p/>
            </draw:path>
            <draw:path draw:style-name="gr119" draw:text-style-name="P1" draw:layer="layout" svg:width="3.084cm" svg:height="2.901cm" draw:transform="rotate (0.754854901487547) translate (3.682cm 11.672cm)" svg:viewBox="0 0 3085 2902" svg:d="m0 0c1491 433 2097-5 2509 382s11 1019 576 2520">
              <text:p/>
            </draw:path>
          </draw:g>
          <draw:frame draw:style-name="gr7" draw:text-style-name="P4" draw:layer="layout" svg:width="1.51cm" svg:height="0.761cm" svg:x="4.953cm" svg:y="11.079cm">
            <draw:text-box>
              <text:p><text:span text:style-name="T1">P</text:span><text:span text:style-name="T6">limit(u,v)</text:span></text:p>
            </draw:text-box>
          </draw:frame>
          <draw:custom-shape draw:style-name="gr106" draw:text-style-name="P1" draw:layer="layout" svg:width="0.282cm" svg:height="0.282cm" svg:x="4.953cm" svg:y="11.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2" draw:layer="layout" svg:width="3.733cm" svg:height="1.136cm" svg:x="3.933cm" svg:y="13.473cm">
            <text:p draw:class-id="00000000-0000-0000-0000-000000000000"/>
            <draw:object-ole xlink:href="./Object 2" xlink:type="simple" xlink:show="embed" xlink:actuate="onLoad"/>
            <draw:image xlink:href="./ObjectReplacements/Object 2" xlink:type="simple" xlink:show="embed" xlink:actuate="onLoad"/>
          </draw:frame>
        </draw:g>
        <draw:g>
          <draw:polyline draw:style-name="gr123" draw:text-style-name="P1" draw:layer="layout" svg:width="4.942cm" svg:height="5.648cm" draw:transform="rotate (1.5707963267949) translate (13.257cm 14.523cm)" svg:viewBox="0 0 4943 5649" draw:points="0,706 2118,0 4237,706 4943,2825 4237,4943 2118,5649 0,4943">
            <text:p/>
          </draw:polyline>
          <draw:polyline draw:style-name="gr124" draw:text-style-name="P1" draw:layer="layout" svg:width="5.648cm" svg:height="5.648cm" draw:transform="rotate (1.5707963267949) translate (13.257cm 15.229cm)" svg:viewBox="0 0 5649 5649" draw:points="0,0 5649,0 5649,5649 0,5649">
            <text:p/>
          </draw:polyline>
          <draw:custom-shape draw:style-name="gr16" draw:text-style-name="P1" draw:layer="layout" svg:width="0.329cm" svg:height="0.329cm" svg:x="13.07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8.718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3.07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8.718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176cm" svg:height="0.176cm" svg:x="13.877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176cm" svg:height="0.176cm" svg:x="13.16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176cm" svg:height="0.176cm" svg:x="13.873cm" svg:y="10.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176cm" svg:height="0.176cm" svg:x="15.999cm" svg:y="9.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176cm" svg:height="0.176cm" svg:x="18.812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176cm" svg:height="0.176cm" svg:x="18.118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176cm" svg:height="0.176cm" svg:x="18.097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26" draw:text-style-name="P1" draw:layer="layout" svg:width="3.953cm" svg:height="4.625cm" draw:transform="rotate (1.5707963267949) translate (13.7556894122199cm 14.099cm)" svg:viewBox="0 0 3954 4626" svg:d="m0 684c1412-1412 3954-529 3954 1642s-2542 3018-3954 1606">
            <text:p/>
          </draw:path>
          <draw:frame draw:style-name="gr7" draw:text-style-name="P5" draw:layer="layout" svg:width="1.133cm" svg:height="0.645cm" svg:x="16.673cm" svg:y="13.566cm">
            <draw:text-box>
              <text:p><text:span text:style-name="T3">limit</text:span></text:p>
            </draw:text-box>
          </draw:frame>
          <draw:frame draw:style-name="gr7" draw:text-style-name="P4" draw:layer="layout" svg:width="0.794cm" svg:height="0.761cm" svg:x="12.375cm" svg:y="15.064cm">
            <draw:text-box>
              <text:p><text:span text:style-name="T1">v</text:span><text:span text:style-name="T6">3</text:span></text:p>
            </draw:text-box>
          </draw:frame>
          <draw:frame draw:style-name="gr7" draw:text-style-name="P4" draw:layer="layout" svg:width="0.794cm" svg:height="0.761cm" svg:x="18.906cm" svg:y="15.032cm">
            <draw:text-box>
              <text:p><text:span text:style-name="T1">v</text:span><text:span text:style-name="T6">0</text:span></text:p>
            </draw:text-box>
          </draw:frame>
          <draw:frame draw:style-name="gr7" draw:text-style-name="P4" draw:layer="layout" svg:width="0.794cm" svg:height="0.761cm" svg:x="18.906cm" svg:y="9.039cm">
            <draw:text-box>
              <text:p><text:span text:style-name="T1">v</text:span><text:span text:style-name="T6">1</text:span></text:p>
            </draw:text-box>
          </draw:frame>
          <draw:frame draw:style-name="gr7" draw:text-style-name="P4" draw:layer="layout" svg:width="0.79cm" svg:height="0.761cm" svg:x="12.375cm" svg:y="9.016cm">
            <draw:text-box>
              <text:p><text:span text:style-name="T1">v</text:span><text:span text:style-name="T6">2</text:span></text:p>
            </draw:text-box>
          </draw:frame>
          <draw:frame draw:style-name="gr7" draw:text-style-name="P4" draw:layer="layout" svg:width="1.459cm" svg:height="0.645cm" svg:x="13.284cm" svg:y="15.18cm">
            <draw:text-box>
              <text:p><text:span text:style-name="T1">step 0</text:span></text:p>
            </draw:text-box>
          </draw:frame>
          <draw:frame draw:style-name="gr7" draw:text-style-name="P6" draw:layer="layout" svg:width="1.459cm" svg:height="0.645cm" svg:x="13.99cm" svg:y="14.413cm">
            <draw:text-box>
              <text:p><text:span text:style-name="T4">step 1</text:span></text:p>
            </draw:text-box>
          </draw:frame>
        </draw:g>
        <draw:g>
          <draw:custom-shape draw:style-name="gr127" draw:text-style-name="P1" draw:layer="layout" svg:width="2.824cm" svg:height="2.824cm" svg:x="9.466cm" svg:y="20.304cm">
            <text:p/>
            <draw:enhanced-geometry svg:viewBox="0 0 21600 21600" draw:type="rectangle" draw:enhanced-path="M 0 0 L 21600 0 21600 21600 0 21600 0 0 Z N"/>
          </draw:custom-shape>
          <draw:custom-shape draw:style-name="gr106" draw:text-style-name="P1" draw:layer="layout" svg:width="0.329cm" svg:height="0.329cm" svg:x="10.031cm" svg:y="22.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141cm" svg:height="0.761cm" svg:x="10.302cm" svg:y="21.802cm">
            <draw:text-box>
              <text:p><text:span text:style-name="T1">P</text:span><text:span text:style-name="T6">(u,v)</text:span></text:p>
            </draw:text-box>
          </draw:frame>
          <draw:custom-shape draw:style-name="gr128" draw:text-style-name="P1" draw:layer="layout" svg:width="2.824cm" svg:height="2.824cm" svg:x="12.291cm" svg:y="20.304cm">
            <text:p/>
            <draw:enhanced-geometry svg:viewBox="0 0 21600 21600" draw:type="rectangle" draw:enhanced-path="M 0 0 L 21600 0 21600 21600 0 21600 0 0 Z N"/>
          </draw:custom-shape>
          <draw:custom-shape draw:style-name="gr128" draw:text-style-name="P1" draw:layer="layout" svg:width="2.824cm" svg:height="2.824cm" svg:x="12.291cm" svg:y="17.48cm">
            <text:p/>
            <draw:enhanced-geometry svg:viewBox="0 0 21600 21600" draw:type="rectangle" draw:enhanced-path="M 0 0 L 21600 0 21600 21600 0 21600 0 0 Z N"/>
          </draw:custom-shape>
          <draw:custom-shape draw:style-name="gr128" draw:text-style-name="P1" draw:layer="layout" svg:width="2.824cm" svg:height="2.824cm" svg:x="12.291cm" svg:y="23.127cm">
            <text:p/>
            <draw:enhanced-geometry svg:viewBox="0 0 21600 21600" draw:type="rectangle" draw:enhanced-path="M 0 0 L 21600 0 21600 21600 0 21600 0 0 Z N"/>
          </draw:custom-shape>
          <draw:custom-shape draw:style-name="gr128" draw:text-style-name="P1" draw:layer="layout" svg:width="2.824cm" svg:height="2.824cm" svg:x="9.466cm" svg:y="17.48cm">
            <text:p/>
            <draw:enhanced-geometry svg:viewBox="0 0 21600 21600" draw:type="rectangle" draw:enhanced-path="M 0 0 L 21600 0 21600 21600 0 21600 0 0 Z N"/>
          </draw:custom-shape>
          <draw:custom-shape draw:style-name="gr128" draw:text-style-name="P1" draw:layer="layout" svg:width="2.824cm" svg:height="2.824cm" svg:x="9.467cm" svg:y="23.127cm">
            <text:p/>
            <draw:enhanced-geometry svg:viewBox="0 0 21600 21600" draw:type="rectangle" draw:enhanced-path="M 0 0 L 21600 0 21600 21600 0 21600 0 0 Z N"/>
          </draw:custom-shape>
          <draw:custom-shape draw:style-name="gr128" draw:text-style-name="P1" draw:layer="layout" svg:width="2.824cm" svg:height="2.824cm" svg:x="6.643cm" svg:y="23.128cm">
            <text:p/>
            <draw:enhanced-geometry svg:viewBox="0 0 21600 21600" draw:type="rectangle" draw:enhanced-path="M 0 0 L 21600 0 21600 21600 0 21600 0 0 Z N"/>
          </draw:custom-shape>
          <draw:custom-shape draw:style-name="gr128" draw:text-style-name="P1" draw:layer="layout" svg:width="2.824cm" svg:height="2.824cm" svg:x="6.643cm" svg:y="20.304cm">
            <text:p/>
            <draw:enhanced-geometry svg:viewBox="0 0 21600 21600" draw:type="rectangle" draw:enhanced-path="M 0 0 L 21600 0 21600 21600 0 21600 0 0 Z N"/>
          </draw:custom-shape>
          <draw:custom-shape draw:style-name="gr16" draw:text-style-name="P1" draw:layer="layout" svg:width="0.329cm" svg:height="0.329cm" svg:x="12.103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352cm" svg:height="0.645cm" svg:x="9.749cm" svg:y="24.398cm">
            <draw:text-box>
              <text:p><text:span text:style-name="T1">1-ring faces</text:span></text:p>
            </draw:text-box>
          </draw:frame>
          <draw:custom-shape draw:style-name="gr16" draw:text-style-name="P1" draw:layer="layout" svg:width="0.329cm" svg:height="0.329cm" svg:x="9.279cm" svg:y="22.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2.103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2.103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6.501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6.501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9.279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2.103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2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9" draw:text-style-name="P1" draw:layer="layout" svg:width="3.952cm" svg:height="3.953cm" draw:transform="rotate (-3.14159265358979) translate (9.466cm 20.304cm)" svg:viewBox="0 0 3953 3954" draw:points="0,0 2823,0 3953,2118 2117,3954 0,2824">
            <text:p/>
          </draw:polygon>
          <draw:custom-shape draw:style-name="gr16" draw:text-style-name="P1" draw:layer="layout" svg:width="0.329cm" svg:height="0.329cm" svg:x="9.279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6.455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9.325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7.207cm" svg:y="1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5.372cm" svg:y="18.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1.806cm" svg:height="1.039cm" svg:x="6.784cm" svg:y="17.994cm">
            <draw:text-box>
              <text:p><text:span text:style-name="T3">irregular</text:span></text:p>
              <text:p text:style-name="P1"><text:span text:style-name="T3">face</text:span></text:p>
            </draw:text-box>
          </draw:frame>
          <draw:frame draw:style-name="gr7" draw:text-style-name="P4" draw:layer="layout" svg:width="0.968cm" svg:height="0.761cm" svg:x="7.207cm" svg:y="16.436cm">
            <draw:text-box>
              <text:p><text:span text:style-name="T1">cv</text:span><text:span text:style-name="T6">6</text:span></text:p>
            </draw:text-box>
          </draw:frame>
          <draw:frame draw:style-name="gr7" draw:text-style-name="P4" draw:layer="layout" svg:width="1.087cm" svg:height="0.761cm" svg:x="9.483cm" svg:y="17.48cm">
            <draw:text-box>
              <text:p><text:span text:style-name="T1">cv</text:span><text:span text:style-name="T6">18</text:span></text:p>
            </draw:text-box>
          </draw:frame>
          <draw:frame draw:style-name="gr7" draw:text-style-name="P4" draw:layer="layout" svg:width="1.082cm" svg:height="0.761cm" svg:x="12.307cm" svg:y="17.48cm">
            <draw:text-box>
              <text:p><text:span text:style-name="T1">cv</text:span><text:span text:style-name="T6">17</text:span></text:p>
            </draw:text-box>
          </draw:frame>
          <draw:frame draw:style-name="gr7" draw:text-style-name="P4" draw:layer="layout" svg:width="1.082cm" svg:height="0.761cm" svg:x="15.114cm" svg:y="17.48cm">
            <draw:text-box>
              <text:p><text:span text:style-name="T1">cv</text:span><text:span text:style-name="T6">16</text:span></text:p>
            </draw:text-box>
          </draw:frame>
          <draw:frame draw:style-name="gr7" draw:text-style-name="P4" draw:layer="layout" svg:width="1.082cm" svg:height="0.761cm" svg:x="15.114cm" svg:y="20.304cm">
            <draw:text-box>
              <text:p><text:span text:style-name="T1">cv</text:span><text:span text:style-name="T6">15</text:span></text:p>
            </draw:text-box>
          </draw:frame>
          <draw:frame draw:style-name="gr7" draw:text-style-name="P4" draw:layer="layout" svg:width="1.082cm" svg:height="0.761cm" svg:x="15.131cm" svg:y="23.128cm">
            <draw:text-box>
              <text:p><text:span text:style-name="T1">cv</text:span><text:span text:style-name="T6">14</text:span></text:p>
            </draw:text-box>
          </draw:frame>
          <draw:frame draw:style-name="gr7" draw:text-style-name="P4" draw:layer="layout" svg:width="1.087cm" svg:height="0.761cm" svg:x="15.131cm" svg:y="25.951cm">
            <draw:text-box>
              <text:p><text:span text:style-name="T1">cv</text:span><text:span text:style-name="T6">13</text:span></text:p>
            </draw:text-box>
          </draw:frame>
          <draw:frame draw:style-name="gr7" draw:text-style-name="P4" draw:layer="layout" svg:width="0.972cm" svg:height="0.761cm" svg:x="12.291cm" svg:y="20.304cm">
            <draw:text-box>
              <text:p><text:span text:style-name="T1">cv</text:span><text:span text:style-name="T6">3</text:span></text:p>
            </draw:text-box>
          </draw:frame>
          <draw:frame draw:style-name="gr7" draw:text-style-name="P4" draw:layer="layout" svg:width="0.968cm" svg:height="0.761cm" svg:x="12.291cm" svg:y="23.128cm">
            <draw:text-box>
              <text:p><text:span text:style-name="T1">cv</text:span><text:span text:style-name="T6">2</text:span></text:p>
            </draw:text-box>
          </draw:frame>
          <draw:frame draw:style-name="gr7" draw:text-style-name="P4" draw:layer="layout" svg:width="1.082cm" svg:height="0.761cm" svg:x="12.291cm" svg:y="25.951cm">
            <draw:text-box>
              <text:p><text:span text:style-name="T1">cv</text:span><text:span text:style-name="T6">12</text:span></text:p>
            </draw:text-box>
          </draw:frame>
          <draw:frame draw:style-name="gr7" draw:text-style-name="P4" draw:layer="layout" svg:width="1.07cm" svg:height="0.761cm" svg:x="9.466cm" svg:y="25.951cm">
            <draw:text-box>
              <text:p><text:span text:style-name="T1">cv</text:span><text:span text:style-name="T6">11</text:span></text:p>
            </draw:text-box>
          </draw:frame>
          <draw:frame draw:style-name="gr7" draw:text-style-name="P4" draw:layer="layout" svg:width="1.087cm" svg:height="0.761cm" svg:x="6.659cm" svg:y="25.951cm">
            <draw:text-box>
              <text:p><text:span text:style-name="T1">cv</text:span><text:span text:style-name="T6">10</text:span></text:p>
            </draw:text-box>
          </draw:frame>
          <draw:frame draw:style-name="gr7" draw:text-style-name="P4" draw:layer="layout" svg:width="0.972cm" svg:height="0.761cm" svg:x="6.643cm" svg:y="23.128cm">
            <draw:text-box>
              <text:p><text:span text:style-name="T1">cv</text:span><text:span text:style-name="T6">9</text:span></text:p>
            </draw:text-box>
          </draw:frame>
          <draw:frame draw:style-name="gr7" draw:text-style-name="P4" draw:layer="layout" svg:width="0.972cm" svg:height="0.761cm" svg:x="9.466cm" svg:y="23.128cm">
            <draw:text-box>
              <text:p><text:span text:style-name="T1">cv</text:span><text:span text:style-name="T6">1</text:span></text:p>
            </draw:text-box>
          </draw:frame>
          <draw:frame draw:style-name="gr7" draw:text-style-name="P4" draw:layer="layout" svg:width="0.972cm" svg:height="0.761cm" svg:x="6.659cm" svg:y="20.304cm">
            <draw:text-box>
              <text:p><text:span text:style-name="T1">cv</text:span><text:span text:style-name="T6">8</text:span></text:p>
            </draw:text-box>
          </draw:frame>
          <draw:frame draw:style-name="gr7" draw:text-style-name="P4" draw:layer="layout" svg:width="0.968cm" svg:height="0.761cm" svg:x="5.529cm" svg:y="18.186cm">
            <draw:text-box>
              <text:p><text:span text:style-name="T1">cv</text:span><text:span text:style-name="T6">7</text:span></text:p>
            </draw:text-box>
          </draw:frame>
          <draw:frame draw:style-name="gr7" draw:text-style-name="P4" draw:layer="layout" svg:width="0.972cm" svg:height="0.761cm" svg:x="9.483cm" svg:y="20.304cm">
            <draw:text-box>
              <text:p><text:span text:style-name="T1">cv</text:span><text:span text:style-name="T6">0</text:span></text:p>
            </draw:text-box>
          </draw:frame>
        </draw:g>
      </draw:page>
      <draw:page draw:name="page10" draw:style-name="dp1" draw:master-page-name="Default">
        <draw:g>
          <draw:g>
            <draw:path draw:style-name="gr120" draw:text-style-name="P1" draw:layer="layout" svg:width="5.516cm" svg:height="3.863cm" draw:transform="rotate (0.611039771123215) translate (7.33320947630923cm 8.00334862842893cm)" svg:viewBox="0 0 5517 3864" svg:d="m0 0 566 169c2071 308 3603 1381 4599 3221 352 474 352 474 352 474">
              <text:p/>
            </draw:path>
            <draw:path draw:style-name="gr120" draw:text-style-name="P1" draw:layer="layout" svg:width="5.35cm" svg:height="3.395cm" draw:transform="skewX (-0.000174532925199374) rotate (0.610690705272816) translate (4.07644355944085cm 10.4599866118979cm)" svg:viewBox="0 0 5351 3396" svg:d="m0 3396c0 0 549-1237 1289-1839 1056-858 2158-1457 3354-1534 933-60 675 15 675 15">
              <text:p/>
            </draw:path>
            <draw:path draw:style-name="gr120" draw:text-style-name="P1" draw:layer="layout" svg:width="10.882cm" svg:height="7.722cm" draw:transform="skewX (0.000349065850398816) rotate (0.611039771123215) translate (4.09451799887518cm 12.223680133257cm)" svg:viewBox="0 0 10883 7723" svg:d="m0 102c0 0 1303-230 2284 0 3617 706 5763 2209 7663 5367 552 843 936 2254 936 2254">
              <text:p/>
            </draw:path>
            <draw:path draw:style-name="gr117" draw:text-style-name="P1" draw:layer="layout" svg:width="9.353cm" svg:height="3.881cm" svg:x="6.024cm" svg:y="7.115cm" svg:viewBox="0 0 9354 3882" svg:d="m1870 702c-936 748-1496 1871-1870 3180 3367-1496 5987-1496 9354 0-374-1309-936-2432-1870-3180-1871-936-3742-936-5614 0z">
              <text:p/>
            </draw:path>
            <draw:g>
              <draw:polyline draw:style-name="gr28" draw:text-style-name="P1" draw:layer="layout" svg:width="5.846cm" svg:height="2.217cm" draw:transform="rotate (1.25384453463273) translate (4.90034922693267cm 11.5585578054863cm)" svg:viewBox="0 0 5847 2218" draw:points="0,0 2306,426 4550,1265 5847,2218">
                <text:p/>
              </draw:polyline>
              <draw:polyline draw:style-name="gr28" draw:text-style-name="P1" draw:layer="layout" svg:width="5.846cm" svg:height="2.217cm" draw:transform="skewX (-0.000174532925199431) rotate (-1.25401906755793) translate (14.6802320764282cm 6.00283981825586cm)" svg:viewBox="0 0 5847 2218" draw:points="5847,0 3541,427 1297,1265 0,2218">
                <text:p/>
              </draw:polyline>
              <draw:polyline draw:style-name="gr28" draw:text-style-name="P1" draw:layer="layout" svg:width="4.438cm" svg:height="0.403cm" draw:transform="skewX (0.000872664625997235) rotate (1.25471719925872) translate (8.44667028377797cm 10.6839645047752cm)" svg:viewBox="0 0 4439 404" draw:points="0,404 1836,0 3611,9 4439,133">
                <text:p/>
              </draw:polyline>
              <draw:polyline draw:style-name="gr28" draw:text-style-name="P1" draw:layer="layout" svg:width="4.439cm" svg:height="0.403cm" draw:transform="skewX (-0.00017453292519947) rotate (-1.25419360048313) translate (11.5739530986377cm 6.46501554717502cm)" svg:viewBox="0 0 4440 404" draw:points="4440,404 2603,0 828,8 0,132">
                <text:p/>
              </draw:polyline>
              <draw:polyline draw:style-name="gr28" draw:text-style-name="P1" draw:layer="layout" svg:width="3.613cm" svg:height="11.023cm" draw:transform="skewX (4.67522775992627E-017) rotate (1.25401906755793) translate (4.90034922693267cm 11.5585578054863cm)" svg:viewBox="0 0 3614 11024" draw:points="0,0 1936,3501 3101,7057 3614,11024">
                <text:p/>
              </draw:polyline>
              <draw:polyline draw:style-name="gr28" draw:text-style-name="P1" draw:layer="layout" svg:width="2.913cm" svg:height="8.887cm" draw:transform="rotate (1.25401906755793) translate (6.02402324189526cm 9.50069725685786cm)" svg:viewBox="0 0 2914 8888" draw:points="0,0 1466,2669 2515,5869 2914,8888">
                <text:p/>
              </draw:polyline>
              <draw:polyline draw:style-name="gr28" draw:text-style-name="P1" draw:layer="layout" svg:width="1.965cm" svg:height="6.044cm" draw:transform="skewX (-0.00261799387799151) rotate (1.25401906755793) translate (7.52004678304239cm 7.62967401496259cm)" svg:viewBox="0 0 1966 6045" draw:points="0,0 993,1839 1687,3973 1966,6045">
                <text:p/>
              </draw:polyline>
              <draw:polyline draw:style-name="gr28" draw:text-style-name="P1" draw:layer="layout" svg:width="1.165cm" svg:height="3.555cm" draw:transform="rotate (1.25384453463273) translate (8.83055810473816cm 6.69416239401496cm)" svg:viewBox="0 0 1166 3556" draw:points="0,0 529,1008 995,2429 1166,3556">
                <text:p/>
              </draw:polyline>
            </draw:g>
            <draw:path draw:style-name="gr120" draw:text-style-name="P1" draw:layer="layout" svg:width="5.351cm" svg:height="3.393cm" draw:transform="skewX (0.00017453292519946) rotate (-0.611039771123215) translate (12.9414706281948cm 7.39139966029cm)" svg:viewBox="0 0 5352 3394" svg:d="m5352 3394c0 0-549-1237-1289-1838-1056-858-2159-1456-3355-1533-933-60-675 15-675 15">
              <text:p/>
            </draw:path>
            <draw:polygon draw:style-name="gr130" draw:text-style-name="P1" draw:layer="layout" svg:width="2.484cm" svg:height="3.194cm" draw:transform="skewX (0.000523598775598296) rotate (-1.89176237623665) translate (12.8326770884932cm 7.59063084627877cm)" svg:viewBox="0 0 2485 3195" draw:points="710,3195 2485,3195 1421,0 0,1063">
              <text:p/>
            </draw:polygon>
          </draw:g>
          <draw:frame draw:style-name="gr7" draw:text-style-name="P4" draw:layer="layout" svg:width="0.718cm" svg:height="0.645cm" svg:x="11.154cm" svg:y="7.273cm">
            <draw:text-box>
              <text:p><text:span text:style-name="T1">F</text:span></text:p>
            </draw:text-box>
          </draw:frame>
          <draw:frame draw:style-name="gr7" draw:text-style-name="P4" draw:layer="layout" svg:width="1.256cm" svg:height="0.761cm" svg:x="9.66cm" svg:y="8.017cm">
            <draw:text-box>
              <text:p><text:span text:style-name="T1">P</text:span><text:span text:style-name="T6">(f,u,v)</text:span></text:p>
            </draw:text-box>
          </draw:frame>
          <draw:frame draw:style-name="gr7" draw:text-style-name="P4" draw:layer="layout" svg:width="1.103cm" svg:height="0.761cm" svg:x="6.743cm" svg:y="9.459cm">
            <draw:text-box>
              <text:p><text:span text:style-name="T1">P</text:span><text:span text:style-name="T6">limit</text:span></text:p>
            </draw:text-box>
          </draw:frame>
          <draw:custom-shape draw:style-name="gr106" draw:text-style-name="P1" draw:layer="layout" svg:width="0.329cm" svg:height="0.329cm" svg:x="9.483cm" svg:y="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1" draw:text-style-name="P1" draw:layer="layout" svg:x1="7.977cm" svg:y1="9.711cm" svg:x2="9.53cm" svg:y2="8.722cm">
            <text:p/>
          </draw:line>
          <draw:custom-shape draw:style-name="gr106" draw:text-style-name="P1" draw:layer="layout" svg:width="0.329cm" svg:height="0.329cm" svg:x="7.694cm" svg:y="9.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133cm" svg:height="0.645cm" svg:x="13.766cm" svg:y="9.772cm">
            <draw:text-box>
              <text:p><text:span text:style-name="T1">limit</text:span></text:p>
            </draw:text-box>
          </draw:frame>
          <draw:frame draw:style-name="gr7" draw:text-style-name="P4" draw:layer="layout" svg:width="2.647cm" svg:height="0.761cm" svg:x="9.472cm" svg:y="11.307cm">
            <draw:text-box>
              <text:p><text:span text:style-name="T1">P </text:span><text:span text:style-name="T31">(F, u, v)</text:span><text:span text:style-name="T1"> </text:span><text:span text:style-name="T32">→</text:span><text:span text:style-name="T1"> P</text:span><text:span text:style-name="T33">limit</text:span></text:p>
            </draw:text-box>
          </draw:frame>
        </draw:g>
        <draw:g>
          <draw:g>
            <draw:path draw:style-name="gr120" draw:text-style-name="P1" draw:layer="layout" svg:width="5.516cm" svg:height="3.863cm" draw:transform="rotate (0.611039771123215) translate (7.33320947630923cm 15.6693486284289cm)" svg:viewBox="0 0 5517 3864" svg:d="m0 0 566 169c2071 308 3603 1381 4599 3221 352 474 352 474 352 474">
              <text:p/>
            </draw:path>
            <draw:path draw:style-name="gr120" draw:text-style-name="P1" draw:layer="layout" svg:width="5.35cm" svg:height="3.395cm" draw:transform="skewX (-0.000174532925199374) rotate (0.610690705272816) translate (4.07644355944085cm 18.1259866118979cm)" svg:viewBox="0 0 5351 3396" svg:d="m0 3396c0 0 549-1237 1289-1839 1056-858 2158-1457 3354-1534 933-60 675 15 675 15">
              <text:p/>
            </draw:path>
            <draw:path draw:style-name="gr120" draw:text-style-name="P1" draw:layer="layout" svg:width="10.882cm" svg:height="7.722cm" draw:transform="skewX (0.000349065850398816) rotate (0.611039771123215) translate (4.09451799887518cm 19.889680133257cm)" svg:viewBox="0 0 10883 7723" svg:d="m0 102c0 0 1303-230 2284 0 3617 706 5763 2209 7663 5367 552 843 936 2254 936 2254">
              <text:p/>
            </draw:path>
            <draw:path draw:style-name="gr117" draw:text-style-name="P1" draw:layer="layout" svg:width="9.353cm" svg:height="3.881cm" svg:x="6.024cm" svg:y="14.781cm" svg:viewBox="0 0 9354 3882" svg:d="m1870 702c-936 748-1496 1871-1870 3180 3367-1496 5987-1496 9354 0-374-1309-936-2432-1870-3180-1871-936-3742-936-5614 0z">
              <text:p/>
            </draw:path>
            <draw:g>
              <draw:polyline draw:style-name="gr28" draw:text-style-name="P1" draw:layer="layout" svg:width="5.846cm" svg:height="2.217cm" draw:transform="rotate (1.25384453463273) translate (4.90034922693267cm 19.2245578054863cm)" svg:viewBox="0 0 5847 2218" draw:points="0,0 2306,426 4550,1265 5847,2218">
                <text:p/>
              </draw:polyline>
              <draw:polyline draw:style-name="gr28" draw:text-style-name="P1" draw:layer="layout" svg:width="5.846cm" svg:height="2.217cm" draw:transform="skewX (-0.000174532925199467) rotate (-1.25401906755793) translate (14.6802320764282cm 13.6688398182559cm)" svg:viewBox="0 0 5847 2218" draw:points="5847,0 3541,427 1297,1265 0,2218">
                <text:p/>
              </draw:polyline>
              <draw:polyline draw:style-name="gr28" draw:text-style-name="P1" draw:layer="layout" svg:width="4.438cm" svg:height="0.403cm" draw:transform="skewX (0.000872664625997171) rotate (1.25471719925872) translate (8.44667028377808cm 18.3499645047752cm)" svg:viewBox="0 0 4439 404" draw:points="0,404 1836,0 3611,9 4439,133">
                <text:p/>
              </draw:polyline>
              <draw:polyline draw:style-name="gr28" draw:text-style-name="P1" draw:layer="layout" svg:width="4.439cm" svg:height="0.403cm" draw:transform="skewX (-0.000174532925199404) rotate (-1.25419360048313) translate (11.5739530986377cm 14.131015547175cm)" svg:viewBox="0 0 4440 404" draw:points="4440,404 2603,0 828,8 0,132">
                <text:p/>
              </draw:polyline>
              <draw:polyline draw:style-name="gr28" draw:text-style-name="P1" draw:layer="layout" svg:width="3.613cm" svg:height="11.023cm" draw:transform="rotate (1.25401906755793) translate (4.90034922693267cm 19.2245578054863cm)" svg:viewBox="0 0 3614 11024" draw:points="0,0 1936,3501 3101,7057 3614,11024">
                <text:p/>
              </draw:polyline>
              <draw:polyline draw:style-name="gr28" draw:text-style-name="P1" draw:layer="layout" svg:width="2.913cm" svg:height="8.887cm" draw:transform="rotate (1.25401906755793) translate (6.02402324189526cm 17.1666972568579cm)" svg:viewBox="0 0 2914 8888" draw:points="0,0 1466,2669 2515,5869 2914,8888">
                <text:p/>
              </draw:polyline>
              <draw:polyline draw:style-name="gr28" draw:text-style-name="P1" draw:layer="layout" svg:width="1.965cm" svg:height="6.044cm" draw:transform="skewX (-0.00261799387799148) rotate (1.25401906755793) translate (7.52004678304239cm 15.2956740149626cm)" svg:viewBox="0 0 1966 6045" draw:points="0,0 993,1839 1687,3973 1966,6045">
                <text:p/>
              </draw:polyline>
              <draw:polyline draw:style-name="gr28" draw:text-style-name="P1" draw:layer="layout" svg:width="1.165cm" svg:height="3.555cm" draw:transform="rotate (1.25384453463273) translate (8.83055810473816cm 14.360162394015cm)" svg:viewBox="0 0 1166 3556" draw:points="0,0 529,1008 995,2429 1166,3556">
                <text:p/>
              </draw:polyline>
            </draw:g>
            <draw:path draw:style-name="gr120" draw:text-style-name="P1" draw:layer="layout" svg:width="5.351cm" svg:height="3.393cm" draw:transform="skewX (0.00017453292519946) rotate (-0.611039771123215) translate (12.9414706281948cm 15.05739966029cm)" svg:viewBox="0 0 5352 3394" svg:d="m5352 3394c0 0-549-1237-1289-1838-1056-858-2159-1456-3355-1533-933-60-675 15-675 15">
              <text:p/>
            </draw:path>
            <draw:polygon draw:style-name="gr130" draw:text-style-name="P1" draw:layer="layout" svg:width="2.484cm" svg:height="3.194cm" draw:transform="skewX (0.000523598775598296) rotate (-1.89176237623665) translate (12.8326770884932cm 15.2566308462786cm)" svg:viewBox="0 0 2485 3195" draw:points="710,3195 2485,3195 1421,0 0,1063">
              <text:p/>
            </draw:polygon>
          </draw:g>
          <draw:frame draw:style-name="gr7" draw:text-style-name="P4" draw:layer="layout" svg:width="0.718cm" svg:height="0.645cm" svg:x="11.154cm" svg:y="14.898cm">
            <draw:text-box>
              <text:p><text:span text:style-name="T1">F</text:span></text:p>
            </draw:text-box>
          </draw:frame>
          <draw:custom-shape draw:style-name="gr132" draw:text-style-name="P1" draw:layer="layout" svg:width="0.329cm" svg:height="0.329cm" svg:x="8.683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133cm" svg:height="0.645cm" svg:x="13.766cm" svg:y="17.438cm">
            <draw:text-box>
              <text:p><text:span text:style-name="T1">limit</text:span></text:p>
            </draw:text-box>
          </draw:frame>
          <draw:custom-shape draw:style-name="gr132" draw:text-style-name="P1" draw:layer="layout" svg:width="0.329cm" svg:height="0.329cm" svg:x="9.766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1.319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2.449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7.366cm" svg:y="15.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9.389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1.648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3.72cm" svg:y="1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5.178cm" svg:y="1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2.213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8.824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5.859cm" svg:y="16.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4.729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8.683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2.449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6.261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166cm" svg:height="0.645cm" svg:x="8.917cm" svg:y="18.831cm">
            <draw:text-box>
              <text:p><text:span text:style-name="T1">1-ring CVs</text:span></text:p>
            </draw:text-box>
          </draw:frame>
        </draw:g>
      </draw:page>
      <draw:page draw:name="page11" draw:style-name="dp1" draw:master-page-name="Default">
        <draw:g>
          <draw:polygon draw:style-name="gr25" draw:text-style-name="P1" draw:layer="layout" svg:width="2.64cm" svg:height="2.662cm" draw:transform="skewX (0.00488692190558412) rotate (2.51501945212383) translate (8.35184608986775cm 18.1034759729506cm)" svg:viewBox="0 0 2641 2663" draw:points="2641,0 1,1 0,2649 2641,2663">
            <text:p/>
          </draw:polygon>
          <draw:polygon draw:style-name="gr133" draw:text-style-name="P1" draw:layer="layout" svg:width="4.062cm" svg:height="4.369cm" draw:transform="skewX (-0.0755727566113544) rotate (-0.385368698840349) translate (4.56571714364657cm 11.1789136838681cm)" svg:viewBox="0 0 4063 4370" draw:points="0,1747 865,4369 3232,4370 4063,1783 2143,0">
            <text:p/>
          </draw:polygon>
          <draw:polygon draw:style-name="gr25" draw:text-style-name="P1" draw:layer="layout" svg:width="2.824cm" svg:height="2.852cm" draw:transform="rotate (-3.14159265358979) translate (4.031cm 15.68cm)" svg:viewBox="0 0 2825 2853" draw:points="2825,0 1,0 0,2837 2825,2853">
            <text:p/>
          </draw:polygon>
          <draw:custom-shape draw:style-name="gr16" draw:text-style-name="P1" draw:layer="layout" svg:width="0.277cm" svg:height="0.277cm" svg:x="1.06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3.329cm" svg:y="12.148cm">
            <draw:text-box>
              <text:p><text:span text:style-name="T1">v</text:span><text:span text:style-name="T6">0</text:span></text:p>
            </draw:text-box>
          </draw:frame>
          <draw:frame draw:style-name="gr7" draw:text-style-name="P4" draw:layer="layout" svg:width="0.794cm" svg:height="0.761cm" svg:x="3.329cm" svg:y="15.589cm">
            <draw:text-box>
              <text:p><text:span text:style-name="T1">v</text:span><text:span text:style-name="T6">1</text:span></text:p>
            </draw:text-box>
          </draw:frame>
          <draw:frame draw:style-name="gr7" draw:text-style-name="P4" draw:layer="layout" svg:width="0.79cm" svg:height="0.761cm" svg:x="5.578cm" svg:y="16.455cm">
            <draw:text-box>
              <text:p><text:span text:style-name="T1">v</text:span><text:span text:style-name="T6">2</text:span></text:p>
            </draw:text-box>
          </draw:frame>
          <draw:frame draw:style-name="gr7" draw:text-style-name="P4" draw:layer="layout" svg:width="0.794cm" svg:height="0.761cm" svg:x="7.667cm" svg:y="13.833cm">
            <draw:text-box>
              <text:p><text:span text:style-name="T1">v</text:span><text:span text:style-name="T6">3</text:span></text:p>
            </draw:text-box>
          </draw:frame>
          <draw:custom-shape draw:style-name="gr16" draw:text-style-name="P1" draw:layer="layout" svg:width="0.277cm" svg:height="0.277cm" svg:x="1.06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361cm" svg:height="0.645cm" svg:x="1.223cm" svg:y="16.447cm">
            <draw:text-box>
              <text:p><text:span text:style-name="T1">path = </text:span><text:span text:style-name="T34">655</text:span><text:span text:style-name="T1">, </text:span></text:p>
            </draw:text-box>
          </draw:frame>
          <draw:custom-shape draw:style-name="gr16" draw:text-style-name="P1" draw:layer="layout" svg:width="0.277cm" svg:height="0.277cm" svg:x="6.069cm" svg:y="16.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14.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11.401cm">
            <draw:text-box>
              <text:p><text:span text:style-name="T1">v</text:span><text:span text:style-name="T6">4</text:span></text:p>
            </draw:text-box>
          </draw:frame>
          <draw:frame draw:style-name="gr7" draw:text-style-name="P32" draw:layer="layout" svg:width="0.663cm" svg:height="0.569cm" svg:x="4.462cm" svg:y="13.227cm">
            <draw:text-box>
              <text:p><text:span text:style-name="T35">0</text:span></text:p>
            </draw:text-box>
          </draw:frame>
          <draw:line draw:style-name="gr123" draw:text-style-name="P1" draw:layer="layout" svg:x1="5.742cm" svg:y1="14.337cm" svg:x2="5.14cm" svg:y2="16.121cm">
            <text:p/>
          </draw:line>
          <draw:line draw:style-name="gr123" draw:text-style-name="P1" draw:layer="layout" svg:x1="7.181cm" svg:y1="13.226cm" svg:x2="5.736cm" svg:y2="14.346cm">
            <text:p/>
          </draw:line>
          <draw:line draw:style-name="gr123" draw:text-style-name="P1" draw:layer="layout" svg:x1="7.021cm" svg:y1="15.457cm" svg:x2="5.736cm" svg:y2="14.337cm">
            <text:p/>
          </draw:line>
          <draw:line draw:style-name="gr123" draw:text-style-name="P1" draw:layer="layout" svg:x1="5.736cm" svg:y1="14.343cm" svg:x2="4.026cm" svg:y2="14.3cm">
            <text:p/>
          </draw:line>
          <draw:line draw:style-name="gr123" draw:text-style-name="P1" draw:layer="layout" svg:x1="5.321cm" svg:y1="12.406cm" svg:x2="5.744cm" svg:y2="14.352cm">
            <text:p/>
          </draw:line>
          <draw:frame draw:style-name="gr7" draw:text-style-name="P32" draw:layer="layout" svg:width="0.659cm" svg:height="0.569cm" svg:x="4.463cm" svg:y="14.784cm">
            <draw:text-box>
              <text:p><text:span text:style-name="T35">1</text:span></text:p>
            </draw:text-box>
          </draw:frame>
          <draw:frame draw:style-name="gr7" draw:text-style-name="P32" draw:layer="layout" svg:width="0.659cm" svg:height="0.569cm" svg:x="5.723cm" svg:y="15.287cm">
            <draw:text-box>
              <text:p><text:span text:style-name="T35">2</text:span></text:p>
            </draw:text-box>
          </draw:frame>
          <draw:frame draw:style-name="gr7" draw:text-style-name="P32" draw:layer="layout" svg:width="0.663cm" svg:height="0.569cm" svg:x="5.841cm" svg:y="12.679cm">
            <draw:text-box>
              <text:p><text:span text:style-name="T35">4</text:span></text:p>
            </draw:text-box>
          </draw:frame>
          <draw:custom-shape draw:style-name="gr16" draw:text-style-name="P1" draw:layer="layout" svg:width="0.148cm" svg:height="0.148cm" svg:x="5.657cm" svg:y="14.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677cm" svg:y="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17.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1" draw:layer="layout" svg:width="0.916cm" svg:height="0.916cm" svg:x="5.244cm" svg:y="13.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33" draw:layer="layout" svg:width="1.086cm" svg:height="0.645cm" svg:x="5.159cm" svg:y="14.039cm">
            <draw:text-box>
              <text:p><text:span text:style-name="T34">655</text:span></text:p>
            </draw:text-box>
          </draw:frame>
          <draw:frame draw:style-name="gr7" draw:text-style-name="P9" draw:layer="layout" svg:width="1.086cm" svg:height="0.645cm" svg:x="2.047cm" svg:y="13.912cm">
            <draw:text-box>
              <text:p><text:span text:style-name="T9">654</text:span></text:p>
            </draw:text-box>
          </draw:frame>
          <draw:frame draw:style-name="gr7" draw:text-style-name="P9" draw:layer="layout" svg:width="1.086cm" svg:height="0.645cm" svg:x="7.696cm" svg:y="15.913cm">
            <draw:text-box>
              <text:p><text:span text:style-name="T9">656</text:span></text:p>
            </draw:text-box>
          </draw:frame>
          <draw:frame draw:style-name="gr7" draw:text-style-name="P32" draw:layer="layout" svg:width="0.659cm" svg:height="0.569cm" svg:x="6.651cm" svg:y="14.052cm">
            <draw:text-box>
              <text:p><text:span text:style-name="T35">3</text:span></text:p>
            </draw:text-box>
          </draw:frame>
        </draw:g>
        <draw:g>
          <draw:frame draw:style-name="gr7" draw:text-style-name="P34" draw:layer="layout" svg:width="0.621cm" svg:height="0.489cm" svg:x="5.835cm" svg:y="26.112cm">
            <draw:text-box>
              <text:p><text:span text:style-name="T36">0</text:span></text:p>
            </draw:text-box>
          </draw:frame>
          <draw:frame draw:style-name="gr7" draw:text-style-name="P34" draw:layer="layout" svg:width="0.616cm" svg:height="0.489cm" svg:x="6.216cm" svg:y="25.455cm">
            <draw:text-box>
              <text:p><text:span text:style-name="T36">1</text:span></text:p>
            </draw:text-box>
          </draw:frame>
          <draw:frame draw:style-name="gr7" draw:text-style-name="P34" draw:layer="layout" svg:width="0.621cm" svg:height="0.489cm" svg:x="5.606cm" svg:y="24.966cm">
            <draw:text-box>
              <text:p><text:span text:style-name="T36">2</text:span></text:p>
            </draw:text-box>
          </draw:frame>
          <draw:frame draw:style-name="gr7" draw:text-style-name="P34" draw:layer="layout" svg:width="0.621cm" svg:height="0.489cm" svg:x="5.25cm" svg:y="25.808cm">
            <draw:text-box>
              <text:p><text:span text:style-name="T36">3</text:span></text:p>
            </draw:text-box>
          </draw:frame>
          <draw:custom-shape draw:style-name="gr16" draw:text-style-name="P1" draw:layer="layout" svg:width="0.148cm" svg:height="0.148cm" svg:x="5.967cm" svg:y="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33" draw:text-style-name="P1" draw:layer="layout" svg:width="4.062cm" svg:height="4.369cm" draw:transform="skewX (-0.0755727566113544) rotate (-0.385368698840349) translate (4.56571714364657cm 21.4199136838681cm)" svg:viewBox="0 0 4063 4370" draw:points="0,1747 865,4369 3232,4370 4063,1783 2143,0">
            <text:p/>
          </draw:polygon>
          <draw:line draw:style-name="gr123" draw:text-style-name="P1" draw:layer="layout" svg:x1="6.638cm" svg:y1="26.238cm" svg:x2="5.453cm" svg:y2="25.446cm">
            <text:p/>
          </draw:line>
          <draw:line draw:style-name="gr123" draw:text-style-name="P1" draw:layer="layout" svg:x1="6.374cm" svg:y1="25.136cm" svg:x2="5.67cm" svg:y2="26.569cm">
            <text:p/>
          </draw:line>
          <draw:custom-shape draw:style-name="gr137" draw:text-style-name="P1" draw:layer="layout" svg:width="0.506cm" svg:height="0.506cm" svg:x="5.799cm" svg:y="25.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2" draw:layer="layout" svg:width="0.659cm" svg:height="0.569cm" svg:x="6.652cm" svg:y="24.293cm">
            <draw:text-box>
              <text:p><text:span text:style-name="T35">3</text:span></text:p>
            </draw:text-box>
          </draw:frame>
          <draw:polygon draw:style-name="gr25" draw:text-style-name="P1" draw:layer="layout" svg:width="2.64cm" svg:height="2.662cm" draw:transform="skewX (0.00488692190558412) rotate (2.51501945212383) translate (8.35184608986777cm 28.3444759729506cm)" svg:viewBox="0 0 2641 2663" draw:points="2641,0 1,1 0,2649 2641,2663">
            <text:p/>
          </draw:polygon>
          <draw:polygon draw:style-name="gr25" draw:text-style-name="P1" draw:layer="layout" svg:width="2.824cm" svg:height="2.852cm" draw:transform="rotate (-3.14159265358979) translate (4.031cm 25.921cm)" svg:viewBox="0 0 2825 2853" draw:points="2825,0 1,0 0,2837 2825,2853">
            <text:p/>
          </draw:polygon>
          <draw:custom-shape draw:style-name="gr16" draw:text-style-name="P1" draw:layer="layout" svg:width="0.277cm" svg:height="0.277cm" svg:x="1.06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3.329cm" svg:y="22.389cm">
            <draw:text-box>
              <text:p><text:span text:style-name="T1">v</text:span><text:span text:style-name="T6">0</text:span></text:p>
            </draw:text-box>
          </draw:frame>
          <draw:frame draw:style-name="gr7" draw:text-style-name="P4" draw:layer="layout" svg:width="0.794cm" svg:height="0.761cm" svg:x="3.329cm" svg:y="25.83cm">
            <draw:text-box>
              <text:p><text:span text:style-name="T1">v</text:span><text:span text:style-name="T6">1</text:span></text:p>
            </draw:text-box>
          </draw:frame>
          <draw:frame draw:style-name="gr7" draw:text-style-name="P4" draw:layer="layout" svg:width="0.79cm" svg:height="0.761cm" svg:x="5.578cm" svg:y="26.696cm">
            <draw:text-box>
              <text:p><text:span text:style-name="T1">v</text:span><text:span text:style-name="T6">2</text:span></text:p>
            </draw:text-box>
          </draw:frame>
          <draw:frame draw:style-name="gr7" draw:text-style-name="P4" draw:layer="layout" svg:width="0.794cm" svg:height="0.761cm" svg:x="7.667cm" svg:y="24.074cm">
            <draw:text-box>
              <text:p><text:span text:style-name="T1">v</text:span><text:span text:style-name="T6">3</text:span></text:p>
            </draw:text-box>
          </draw:frame>
          <draw:custom-shape draw:style-name="gr16" draw:text-style-name="P1" draw:layer="layout" svg:width="0.277cm" svg:height="0.277cm" svg:x="1.06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22.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848cm" svg:height="0.645cm" svg:x="1.223cm" svg:y="26.688cm">
            <draw:text-box>
              <text:p><text:span text:style-name="T1">path = </text:span><text:span text:style-name="T34">655</text:span><text:span text:style-name="T1">, </text:span><text:span text:style-name="T37">2</text:span><text:span text:style-name="T1">, <text:s/></text:span></text:p>
            </draw:text-box>
          </draw:frame>
          <draw:custom-shape draw:style-name="gr16" draw:text-style-name="P1" draw:layer="layout" svg:width="0.277cm" svg:height="0.277cm" svg:x="6.388cm" svg:y="22.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21.642cm">
            <draw:text-box>
              <text:p><text:span text:style-name="T1">v</text:span><text:span text:style-name="T6">4</text:span></text:p>
            </draw:text-box>
          </draw:frame>
          <draw:frame draw:style-name="gr7" draw:text-style-name="P32" draw:layer="layout" svg:width="0.663cm" svg:height="0.569cm" svg:x="4.462cm" svg:y="23.468cm">
            <draw:text-box>
              <text:p><text:span text:style-name="T35">0</text:span></text:p>
            </draw:text-box>
          </draw:frame>
          <draw:line draw:style-name="gr123" draw:text-style-name="P1" draw:layer="layout" svg:x1="5.742cm" svg:y1="24.578cm" svg:x2="5.14cm" svg:y2="26.362cm">
            <text:p/>
          </draw:line>
          <draw:line draw:style-name="gr123" draw:text-style-name="P1" draw:layer="layout" svg:x1="7.181cm" svg:y1="23.467cm" svg:x2="5.736cm" svg:y2="24.587cm">
            <text:p/>
          </draw:line>
          <draw:line draw:style-name="gr123" draw:text-style-name="P1" draw:layer="layout" svg:x1="7.021cm" svg:y1="25.698cm" svg:x2="5.736cm" svg:y2="24.578cm">
            <text:p/>
          </draw:line>
          <draw:line draw:style-name="gr123" draw:text-style-name="P1" draw:layer="layout" svg:x1="5.736cm" svg:y1="24.584cm" svg:x2="4.026cm" svg:y2="24.541cm">
            <text:p/>
          </draw:line>
          <draw:line draw:style-name="gr123" draw:text-style-name="P1" draw:layer="layout" svg:x1="5.321cm" svg:y1="22.647cm" svg:x2="5.744cm" svg:y2="24.593cm">
            <text:p/>
          </draw:line>
          <draw:frame draw:style-name="gr7" draw:text-style-name="P32" draw:layer="layout" svg:width="0.659cm" svg:height="0.569cm" svg:x="4.463cm" svg:y="25.025cm">
            <draw:text-box>
              <text:p><text:span text:style-name="T35">1</text:span></text:p>
            </draw:text-box>
          </draw:frame>
          <draw:frame draw:style-name="gr7" draw:text-style-name="P32" draw:layer="layout" svg:width="0.659cm" svg:height="0.569cm" svg:x="5.723cm" svg:y="25.528cm">
            <draw:text-box>
              <text:p><text:span text:style-name="T35">2</text:span></text:p>
            </draw:text-box>
          </draw:frame>
          <draw:frame draw:style-name="gr7" draw:text-style-name="P32" draw:layer="layout" svg:width="0.663cm" svg:height="0.569cm" svg:x="5.841cm" svg:y="22.92cm">
            <draw:text-box>
              <text:p><text:span text:style-name="T35">4</text:span></text:p>
            </draw:text-box>
          </draw:frame>
          <draw:custom-shape draw:style-name="gr16" draw:text-style-name="P1" draw:layer="layout" svg:width="0.148cm" svg:height="0.148cm" svg:x="5.057cm" svg:y="26.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5.378cm" svg:y="25.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5.66cm" svg:y="24.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301cm" svg:y="25.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93cm" svg:y="2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568cm" svg:y="2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5.596cm" svg:y="26.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677cm" svg:y="26.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126cm" svg:y="26.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2.047cm" svg:y="24.153cm">
            <draw:text-box>
              <text:p><text:span text:style-name="T9">654</text:span></text:p>
            </draw:text-box>
          </draw:frame>
          <draw:frame draw:style-name="gr7" draw:text-style-name="P9" draw:layer="layout" svg:width="1.086cm" svg:height="0.645cm" svg:x="7.696cm" svg:y="26.154cm">
            <draw:text-box>
              <text:p><text:span text:style-name="T9">656</text:span></text:p>
            </draw:text-box>
          </draw:frame>
          <draw:custom-shape draw:style-name="gr16" draw:text-style-name="P1" draw:layer="layout" svg:width="0.277cm" svg:height="0.277cm" svg:x="7.618cm" svg:y="2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layer="layout" svg:width="6.92cm" svg:height="0.962cm" svg:x="7.969cm" svg:y="2.179cm">
          <draw:text-box>
            <text:p>Hierarchical Edit Paths</text:p>
          </draw:text-box>
        </draw:frame>
        <draw:g>
          <draw:polygon draw:style-name="gr25" draw:text-style-name="P1" draw:layer="layout" svg:width="2.64cm" svg:height="2.662cm" draw:transform="skewX (0.00488692190558412) rotate (2.51501945212383) translate (8.35184608986777cm 12.8064759729507cm)" svg:viewBox="0 0 2641 2663" draw:points="2641,0 1,1 0,2649 2641,2663">
            <text:p/>
          </draw:polygon>
          <draw:polygon draw:style-name="gr138" draw:text-style-name="P1" draw:layer="layout" svg:width="4.062cm" svg:height="4.369cm" draw:transform="skewX (-0.0755727566113544) rotate (-0.385368698840349) translate (4.56571714364657cm 5.8819136838681cm)" svg:viewBox="0 0 4063 4370" draw:points="0,1747 865,4369 3232,4370 4063,1783 2143,0">
            <text:p/>
          </draw:polygon>
          <draw:polygon draw:style-name="gr25" draw:text-style-name="P1" draw:layer="layout" svg:width="2.824cm" svg:height="2.852cm" draw:transform="rotate (-3.14159265358979) translate (4.031cm 10.383cm)" svg:viewBox="0 0 2825 2853" draw:points="2825,0 1,0 0,2837 2825,2853">
            <text:p/>
          </draw:polygon>
          <draw:custom-shape draw:style-name="gr16" draw:text-style-name="P1" draw:layer="layout" svg:width="0.277cm" svg:height="0.277cm" svg:x="1.06cm" svg:y="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3.329cm" svg:y="6.851cm">
            <draw:text-box>
              <text:p><text:span text:style-name="T1">v</text:span><text:span text:style-name="T6">0</text:span></text:p>
            </draw:text-box>
          </draw:frame>
          <draw:frame draw:style-name="gr7" draw:text-style-name="P4" draw:layer="layout" svg:width="0.794cm" svg:height="0.761cm" svg:x="3.329cm" svg:y="10.292cm">
            <draw:text-box>
              <text:p><text:span text:style-name="T1">v</text:span><text:span text:style-name="T6">1</text:span></text:p>
            </draw:text-box>
          </draw:frame>
          <draw:frame draw:style-name="gr7" draw:text-style-name="P4" draw:layer="layout" svg:width="0.79cm" svg:height="0.761cm" svg:x="5.578cm" svg:y="11.158cm">
            <draw:text-box>
              <text:p><text:span text:style-name="T1">v</text:span><text:span text:style-name="T6">2</text:span></text:p>
            </draw:text-box>
          </draw:frame>
          <draw:frame draw:style-name="gr7" draw:text-style-name="P4" draw:layer="layout" svg:width="0.794cm" svg:height="0.761cm" svg:x="7.667cm" svg:y="8.536cm">
            <draw:text-box>
              <text:p><text:span text:style-name="T1">v</text:span><text:span text:style-name="T6">3</text:span></text:p>
            </draw:text-box>
          </draw:frame>
          <draw:custom-shape draw:style-name="gr16" draw:text-style-name="P1" draw:layer="layout" svg:width="0.277cm" svg:height="0.277cm" svg:x="1.06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263cm" svg:height="0.645cm" svg:x="1.223cm" svg:y="11.15cm">
            <draw:text-box>
              <text:p><text:span text:style-name="T1">path = </text:span><text:span text:style-name="T34">655</text:span><text:span text:style-name="T1"> </text:span></text:p>
            </draw:text-box>
          </draw:frame>
          <draw:custom-shape draw:style-name="gr16" draw:text-style-name="P1" draw:layer="layout" svg:width="0.277cm" svg:height="0.277cm" svg:x="6.069cm" svg:y="11.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8.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6.104cm">
            <draw:text-box>
              <text:p><text:span text:style-name="T1">v</text:span><text:span text:style-name="T6">4</text:span></text:p>
            </draw:text-box>
          </draw:frame>
          <draw:custom-shape draw:style-name="gr16" draw:text-style-name="P1" draw:layer="layout" svg:width="0.277cm" svg:height="0.277cm" svg:x="9.677cm" svg:y="1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12.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1" draw:layer="layout" svg:width="0.916cm" svg:height="0.916cm" svg:x="5.244cm" svg:y="8.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33" draw:layer="layout" svg:width="1.086cm" svg:height="0.645cm" svg:x="5.159cm" svg:y="8.742cm">
            <draw:text-box>
              <text:p><text:span text:style-name="T34">655</text:span></text:p>
            </draw:text-box>
          </draw:frame>
          <draw:frame draw:style-name="gr7" draw:text-style-name="P9" draw:layer="layout" svg:width="1.086cm" svg:height="0.645cm" svg:x="2.047cm" svg:y="8.615cm">
            <draw:text-box>
              <text:p><text:span text:style-name="T9">654</text:span></text:p>
            </draw:text-box>
          </draw:frame>
          <draw:frame draw:style-name="gr7" draw:text-style-name="P9" draw:layer="layout" svg:width="1.086cm" svg:height="0.645cm" svg:x="7.696cm" svg:y="10.616cm">
            <draw:text-box>
              <text:p><text:span text:style-name="T9">656</text:span></text:p>
            </draw:text-box>
          </draw:frame>
        </draw:g>
        <draw:g>
          <draw:polygon draw:style-name="gr25" draw:text-style-name="P1" draw:layer="layout" svg:width="2.64cm" svg:height="2.662cm" draw:transform="skewX (0.00488692190558412) rotate (2.51501945212383) translate (8.35184608986777cm 23.4244759729506cm)" svg:viewBox="0 0 2641 2663" draw:points="2641,0 1,1 0,2649 2641,2663">
            <text:p/>
          </draw:polygon>
          <draw:polygon draw:style-name="gr139" draw:text-style-name="P1" draw:layer="layout" svg:width="4.062cm" svg:height="4.369cm" draw:transform="skewX (-0.0755727566113544) rotate (-0.385368698840349) translate (4.56571714364657cm 16.4999136838681cm)" svg:viewBox="0 0 4063 4370" draw:points="0,1747 865,4369 3232,4370 4063,1783 2143,0">
            <text:p/>
          </draw:polygon>
          <draw:polygon draw:style-name="gr25" draw:text-style-name="P1" draw:layer="layout" svg:width="2.824cm" svg:height="2.852cm" draw:transform="rotate (-3.14159265358979) translate (4.031cm 21.001cm)" svg:viewBox="0 0 2825 2853" draw:points="2825,0 1,0 0,2837 2825,2853">
            <text:p/>
          </draw:polygon>
          <draw:custom-shape draw:style-name="gr16" draw:text-style-name="P1" draw:layer="layout" svg:width="0.277cm" svg:height="0.277cm" svg:x="1.06cm" svg:y="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3.329cm" svg:y="17.469cm">
            <draw:text-box>
              <text:p><text:span text:style-name="T1">v</text:span><text:span text:style-name="T6">0</text:span></text:p>
            </draw:text-box>
          </draw:frame>
          <draw:frame draw:style-name="gr7" draw:text-style-name="P4" draw:layer="layout" svg:width="0.794cm" svg:height="0.761cm" svg:x="3.329cm" svg:y="20.91cm">
            <draw:text-box>
              <text:p><text:span text:style-name="T1">v</text:span><text:span text:style-name="T6">1</text:span></text:p>
            </draw:text-box>
          </draw:frame>
          <draw:frame draw:style-name="gr7" draw:text-style-name="P4" draw:layer="layout" svg:width="0.79cm" svg:height="0.761cm" svg:x="5.578cm" svg:y="21.776cm">
            <draw:text-box>
              <text:p><text:span text:style-name="T1">v</text:span><text:span text:style-name="T6">2</text:span></text:p>
            </draw:text-box>
          </draw:frame>
          <draw:frame draw:style-name="gr7" draw:text-style-name="P4" draw:layer="layout" svg:width="0.794cm" svg:height="0.761cm" svg:x="7.667cm" svg:y="19.154cm">
            <draw:text-box>
              <text:p><text:span text:style-name="T1">v</text:span><text:span text:style-name="T6">3</text:span></text:p>
            </draw:text-box>
          </draw:frame>
          <draw:custom-shape draw:style-name="gr16" draw:text-style-name="P1" draw:layer="layout" svg:width="0.277cm" svg:height="0.277cm" svg:x="1.06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18.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848cm" svg:height="0.645cm" svg:x="1.223cm" svg:y="21.768cm">
            <draw:text-box>
              <text:p><text:span text:style-name="T1">path = </text:span><text:span text:style-name="T34">655</text:span><text:span text:style-name="T1">, </text:span><text:span text:style-name="T37">2</text:span><text:span text:style-name="T1">, <text:s/></text:span></text:p>
            </draw:text-box>
          </draw:frame>
          <draw:custom-shape draw:style-name="gr16" draw:text-style-name="P1" draw:layer="layout" svg:width="0.277cm" svg:height="0.277cm" svg:x="6.069cm" svg:y="21.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1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17.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16.722cm">
            <draw:text-box>
              <text:p><text:span text:style-name="T1">v</text:span><text:span text:style-name="T6">4</text:span></text:p>
            </draw:text-box>
          </draw:frame>
          <draw:frame draw:style-name="gr7" draw:text-style-name="P32" draw:layer="layout" svg:width="0.663cm" svg:height="0.569cm" svg:x="4.462cm" svg:y="18.548cm">
            <draw:text-box>
              <text:p><text:span text:style-name="T35">0</text:span></text:p>
            </draw:text-box>
          </draw:frame>
          <draw:line draw:style-name="gr123" draw:text-style-name="P1" draw:layer="layout" svg:x1="5.742cm" svg:y1="19.658cm" svg:x2="5.14cm" svg:y2="21.442cm">
            <text:p/>
          </draw:line>
          <draw:line draw:style-name="gr123" draw:text-style-name="P1" draw:layer="layout" svg:x1="7.181cm" svg:y1="18.547cm" svg:x2="5.736cm" svg:y2="19.667cm">
            <text:p/>
          </draw:line>
          <draw:line draw:style-name="gr123" draw:text-style-name="P1" draw:layer="layout" svg:x1="7.021cm" svg:y1="20.778cm" svg:x2="5.736cm" svg:y2="19.658cm">
            <text:p/>
          </draw:line>
          <draw:line draw:style-name="gr123" draw:text-style-name="P1" draw:layer="layout" svg:x1="5.736cm" svg:y1="19.664cm" svg:x2="4.026cm" svg:y2="19.621cm">
            <text:p/>
          </draw:line>
          <draw:line draw:style-name="gr123" draw:text-style-name="P1" draw:layer="layout" svg:x1="5.321cm" svg:y1="17.727cm" svg:x2="5.744cm" svg:y2="19.673cm">
            <text:p/>
          </draw:line>
          <draw:frame draw:style-name="gr7" draw:text-style-name="P32" draw:layer="layout" svg:width="0.659cm" svg:height="0.569cm" svg:x="4.463cm" svg:y="20.105cm">
            <draw:text-box>
              <text:p><text:span text:style-name="T35">1</text:span></text:p>
            </draw:text-box>
          </draw:frame>
          <draw:custom-shape draw:style-name="gr137" draw:text-style-name="P1" draw:layer="layout" svg:width="0.506cm" svg:height="0.506cm" svg:x="5.799cm" svg:y="20.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2" draw:layer="layout" svg:width="0.659cm" svg:height="0.569cm" svg:x="5.723cm" svg:y="20.608cm">
            <draw:text-box>
              <text:p><text:span text:style-name="T35">2</text:span></text:p>
            </draw:text-box>
          </draw:frame>
          <draw:frame draw:style-name="gr7" draw:text-style-name="P32" draw:layer="layout" svg:width="0.659cm" svg:height="0.569cm" svg:x="6.65cm" svg:y="19.372cm">
            <draw:text-box>
              <text:p><text:span text:style-name="T35">3</text:span></text:p>
            </draw:text-box>
          </draw:frame>
          <draw:frame draw:style-name="gr7" draw:text-style-name="P32" draw:layer="layout" svg:width="0.663cm" svg:height="0.569cm" svg:x="5.841cm" svg:y="18cm">
            <draw:text-box>
              <text:p><text:span text:style-name="T35">4</text:span></text:p>
            </draw:text-box>
          </draw:frame>
          <draw:custom-shape draw:style-name="gr16" draw:text-style-name="P1" draw:layer="layout" svg:width="0.148cm" svg:height="0.148cm" svg:x="5.657cm" svg:y="19.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677cm" svg:y="21.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2.047cm" svg:y="19.233cm">
            <draw:text-box>
              <text:p><text:span text:style-name="T9">654</text:span></text:p>
            </draw:text-box>
          </draw:frame>
          <draw:frame draw:style-name="gr7" draw:text-style-name="P9" draw:layer="layout" svg:width="1.086cm" svg:height="0.645cm" svg:x="7.696cm" svg:y="21.234cm">
            <draw:text-box>
              <text:p><text:span text:style-name="T9">656</text:span></text:p>
            </draw:text-box>
          </draw:frame>
        </draw:g>
        <draw:g>
          <draw:polygon draw:style-name="gr133" draw:text-style-name="P1" draw:layer="layout" svg:width="4.062cm" svg:height="4.369cm" draw:transform="skewX (-0.0755727566113545) rotate (-0.385368698840349) translate (15.2017171436466cm 3.6419136838681cm)" svg:viewBox="0 0 4063 4370" draw:points="0,1747 865,4369 3232,4370 4063,1783 2143,0">
            <text:p/>
          </draw:polygon>
          <draw:frame draw:style-name="gr7" draw:text-style-name="P34" draw:layer="layout" svg:width="0.621cm" svg:height="0.489cm" svg:x="16.471cm" svg:y="8.334cm">
            <draw:text-box>
              <text:p><text:span text:style-name="T36">0</text:span></text:p>
            </draw:text-box>
          </draw:frame>
          <draw:frame draw:style-name="gr7" draw:text-style-name="P34" draw:layer="layout" svg:width="0.616cm" svg:height="0.489cm" svg:x="16.852cm" svg:y="7.677cm">
            <draw:text-box>
              <text:p><text:span text:style-name="T36">1</text:span></text:p>
            </draw:text-box>
          </draw:frame>
          <draw:frame draw:style-name="gr7" draw:text-style-name="P34" draw:layer="layout" svg:width="0.621cm" svg:height="0.489cm" svg:x="16.242cm" svg:y="7.188cm">
            <draw:text-box>
              <text:p><text:span text:style-name="T36">2</text:span></text:p>
            </draw:text-box>
          </draw:frame>
          <draw:frame draw:style-name="gr7" draw:text-style-name="P34" draw:layer="layout" svg:width="0.621cm" svg:height="0.489cm" svg:x="15.886cm" svg:y="8.03cm">
            <draw:text-box>
              <text:p><text:span text:style-name="T36">3</text:span></text:p>
            </draw:text-box>
          </draw:frame>
          <draw:line draw:style-name="gr123" draw:text-style-name="P1" draw:layer="layout" svg:x1="17.274cm" svg:y1="8.46cm" svg:x2="16.089cm" svg:y2="7.668cm">
            <text:p/>
          </draw:line>
          <draw:line draw:style-name="gr123" draw:text-style-name="P1" draw:layer="layout" svg:x1="17.01cm" svg:y1="7.358cm" svg:x2="16.306cm" svg:y2="8.791cm">
            <text:p/>
          </draw:line>
          <draw:frame draw:style-name="gr7" draw:text-style-name="P32" draw:layer="layout" svg:width="0.659cm" svg:height="0.569cm" svg:x="17.288cm" svg:y="6.515cm">
            <draw:text-box>
              <text:p><text:span text:style-name="T35">3</text:span></text:p>
            </draw:text-box>
          </draw:frame>
          <draw:polygon draw:style-name="gr25" draw:text-style-name="P1" draw:layer="layout" svg:width="2.64cm" svg:height="2.662cm" draw:transform="skewX (0.00488692190558418) rotate (2.51501945212383) translate (18.9878460898678cm 10.5664759729506cm)" svg:viewBox="0 0 2641 2663" draw:points="2641,0 1,1 0,2649 2641,2663">
            <text:p/>
          </draw:polygon>
          <draw:polygon draw:style-name="gr25" draw:text-style-name="P1" draw:layer="layout" svg:width="2.824cm" svg:height="2.852cm" draw:transform="rotate (-3.14159265358979) translate (14.667cm 8.143cm)" svg:viewBox="0 0 2825 2853" draw:points="2825,0 1,0 0,2837 2825,2853">
            <text:p/>
          </draw:polygon>
          <draw:custom-shape draw:style-name="gr16" draw:text-style-name="P1" draw:layer="layout" svg:width="0.277cm" svg:height="0.277cm" svg:x="11.696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13.965cm" svg:y="4.611cm">
            <draw:text-box>
              <text:p><text:span text:style-name="T1">v</text:span><text:span text:style-name="T6">0</text:span></text:p>
            </draw:text-box>
          </draw:frame>
          <draw:frame draw:style-name="gr7" draw:text-style-name="P4" draw:layer="layout" svg:width="0.794cm" svg:height="0.761cm" svg:x="13.965cm" svg:y="8.052cm">
            <draw:text-box>
              <text:p><text:span text:style-name="T1">v</text:span><text:span text:style-name="T6">1</text:span></text:p>
            </draw:text-box>
          </draw:frame>
          <draw:frame draw:style-name="gr7" draw:text-style-name="P4" draw:layer="layout" svg:width="0.79cm" svg:height="0.761cm" svg:x="16.214cm" svg:y="8.918cm">
            <draw:text-box>
              <text:p><text:span text:style-name="T1">v</text:span><text:span text:style-name="T6">2</text:span></text:p>
            </draw:text-box>
          </draw:frame>
          <draw:frame draw:style-name="gr7" draw:text-style-name="P4" draw:layer="layout" svg:width="0.794cm" svg:height="0.761cm" svg:x="18.303cm" svg:y="6.296cm">
            <draw:text-box>
              <text:p><text:span text:style-name="T1">v</text:span><text:span text:style-name="T6">3</text:span></text:p>
            </draw:text-box>
          </draw:frame>
          <draw:custom-shape draw:style-name="gr16" draw:text-style-name="P1" draw:layer="layout" svg:width="0.277cm" svg:height="0.277cm" svg:x="11.69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5.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848cm" svg:height="0.645cm" svg:x="11.859cm" svg:y="8.91cm">
            <draw:text-box>
              <text:p><text:span text:style-name="T1">path = </text:span><text:span text:style-name="T34">655</text:span><text:span text:style-name="T1">, </text:span><text:span text:style-name="T37">2</text:span><text:span text:style-name="T1">, <text:s/></text:span></text:p>
            </draw:text-box>
          </draw:frame>
          <draw:custom-shape draw:style-name="gr16" draw:text-style-name="P1" draw:layer="layout" svg:width="0.277cm" svg:height="0.277cm" svg:x="17.024cm" svg:y="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3.864cm">
            <draw:text-box>
              <text:p><text:span text:style-name="T1">v</text:span><text:span text:style-name="T6">4</text:span></text:p>
            </draw:text-box>
          </draw:frame>
          <draw:frame draw:style-name="gr7" draw:text-style-name="P32" draw:layer="layout" svg:width="0.663cm" svg:height="0.569cm" svg:x="15.098cm" svg:y="5.69cm">
            <draw:text-box>
              <text:p><text:span text:style-name="T35">0</text:span></text:p>
            </draw:text-box>
          </draw:frame>
          <draw:line draw:style-name="gr123" draw:text-style-name="P1" draw:layer="layout" svg:x1="16.378cm" svg:y1="6.8cm" svg:x2="15.776cm" svg:y2="8.584cm">
            <text:p/>
          </draw:line>
          <draw:line draw:style-name="gr123" draw:text-style-name="P1" draw:layer="layout" svg:x1="17.817cm" svg:y1="5.689cm" svg:x2="16.372cm" svg:y2="6.809cm">
            <text:p/>
          </draw:line>
          <draw:line draw:style-name="gr123" draw:text-style-name="P1" draw:layer="layout" svg:x1="17.657cm" svg:y1="7.92cm" svg:x2="16.372cm" svg:y2="6.8cm">
            <text:p/>
          </draw:line>
          <draw:line draw:style-name="gr123" draw:text-style-name="P1" draw:layer="layout" svg:x1="16.372cm" svg:y1="6.806cm" svg:x2="14.662cm" svg:y2="6.763cm">
            <text:p/>
          </draw:line>
          <draw:line draw:style-name="gr123" draw:text-style-name="P1" draw:layer="layout" svg:x1="15.957cm" svg:y1="4.869cm" svg:x2="16.38cm" svg:y2="6.815cm">
            <text:p/>
          </draw:line>
          <draw:frame draw:style-name="gr7" draw:text-style-name="P32" draw:layer="layout" svg:width="0.659cm" svg:height="0.569cm" svg:x="15.099cm" svg:y="7.247cm">
            <draw:text-box>
              <text:p><text:span text:style-name="T35">1</text:span></text:p>
            </draw:text-box>
          </draw:frame>
          <draw:frame draw:style-name="gr7" draw:text-style-name="P32" draw:layer="layout" svg:width="0.663cm" svg:height="0.569cm" svg:x="16.477cm" svg:y="5.142cm">
            <draw:text-box>
              <text:p><text:span text:style-name="T35">4</text:span></text:p>
            </draw:text-box>
          </draw:frame>
          <draw:custom-shape draw:style-name="gr16" draw:text-style-name="P1" draw:layer="layout" svg:width="0.148cm" svg:height="0.148cm" svg:x="15.693cm" svg:y="8.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7.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6.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7.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32cm" svg:y="8.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10.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7.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12.683cm" svg:y="6.375cm">
            <draw:text-box>
              <text:p><text:span text:style-name="T9">654</text:span></text:p>
            </draw:text-box>
          </draw:frame>
          <draw:frame draw:style-name="gr7" draw:text-style-name="P9" draw:layer="layout" svg:width="1.086cm" svg:height="0.645cm" svg:x="18.332cm" svg:y="8.376cm">
            <draw:text-box>
              <text:p><text:span text:style-name="T9">656</text:span></text:p>
            </draw:text-box>
          </draw:frame>
          <draw:custom-shape draw:style-name="gr16" draw:text-style-name="P1" draw:layer="layout" svg:width="0.277cm" svg:height="0.277cm" svg:x="18.254cm" svg:y="6.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33" draw:text-style-name="P1" draw:layer="layout" svg:width="4.062cm" svg:height="4.369cm" draw:transform="skewX (-0.0755727566113544) rotate (-0.385368698840349) translate (15.2017171436466cm 8.7119136838681cm)" svg:viewBox="0 0 4063 4370" draw:points="0,1747 865,4369 3232,4370 4063,1783 2143,0">
            <text:p/>
          </draw:polygon>
          <draw:frame draw:style-name="gr7" draw:text-style-name="P34" draw:layer="layout" svg:width="0.621cm" svg:height="0.489cm" svg:x="16.471cm" svg:y="13.404cm">
            <draw:text-box>
              <text:p><text:span text:style-name="T36">0</text:span></text:p>
            </draw:text-box>
          </draw:frame>
          <draw:frame draw:style-name="gr7" draw:text-style-name="P34" draw:layer="layout" svg:width="0.616cm" svg:height="0.489cm" svg:x="16.852cm" svg:y="12.747cm">
            <draw:text-box>
              <text:p><text:span text:style-name="T36">1</text:span></text:p>
            </draw:text-box>
          </draw:frame>
          <draw:frame draw:style-name="gr7" draw:text-style-name="P34" draw:layer="layout" svg:width="0.621cm" svg:height="0.489cm" svg:x="16.242cm" svg:y="12.258cm">
            <draw:text-box>
              <text:p><text:span text:style-name="T36">2</text:span></text:p>
            </draw:text-box>
          </draw:frame>
          <draw:custom-shape draw:style-name="gr140" draw:text-style-name="P1" draw:layer="layout" svg:width="0.277cm" svg:height="0.277cm" svg:x="16.058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4" draw:layer="layout" svg:width="0.621cm" svg:height="0.489cm" svg:x="15.886cm" svg:y="13.1cm">
            <draw:text-box>
              <text:p><text:span text:style-name="T36">3</text:span></text:p>
            </draw:text-box>
          </draw:frame>
          <draw:line draw:style-name="gr123" draw:text-style-name="P1" draw:layer="layout" svg:x1="17.274cm" svg:y1="13.53cm" svg:x2="16.089cm" svg:y2="12.738cm">
            <text:p/>
          </draw:line>
          <draw:line draw:style-name="gr123" draw:text-style-name="P1" draw:layer="layout" svg:x1="17.01cm" svg:y1="12.428cm" svg:x2="16.306cm" svg:y2="13.861cm">
            <text:p/>
          </draw:line>
          <draw:frame draw:style-name="gr7" draw:text-style-name="P32" draw:layer="layout" svg:width="0.659cm" svg:height="0.569cm" svg:x="17.288cm" svg:y="11.585cm">
            <draw:text-box>
              <text:p><text:span text:style-name="T35">3</text:span></text:p>
            </draw:text-box>
          </draw:frame>
          <draw:polygon draw:style-name="gr25" draw:text-style-name="P1" draw:layer="layout" svg:width="2.64cm" svg:height="2.662cm" draw:transform="skewX (0.00488692190558418) rotate (2.51501945212383) translate (18.9878460898678cm 15.6364759729507cm)" svg:viewBox="0 0 2641 2663" draw:points="2641,0 1,1 0,2649 2641,2663">
            <text:p/>
          </draw:polygon>
          <draw:polygon draw:style-name="gr25" draw:text-style-name="P1" draw:layer="layout" svg:width="2.824cm" svg:height="2.852cm" draw:transform="rotate (-3.14159265358979) translate (14.667cm 13.213cm)" svg:viewBox="0 0 2825 2853" draw:points="2825,0 1,0 0,2837 2825,2853">
            <text:p/>
          </draw:polygon>
          <draw:custom-shape draw:style-name="gr16" draw:text-style-name="P1" draw:layer="layout" svg:width="0.277cm" svg:height="0.277cm" svg:x="11.696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13.965cm" svg:y="9.681cm">
            <draw:text-box>
              <text:p><text:span text:style-name="T1">v</text:span><text:span text:style-name="T6">0</text:span></text:p>
            </draw:text-box>
          </draw:frame>
          <draw:frame draw:style-name="gr7" draw:text-style-name="P4" draw:layer="layout" svg:width="0.794cm" svg:height="0.761cm" svg:x="13.965cm" svg:y="13.122cm">
            <draw:text-box>
              <text:p><text:span text:style-name="T1">v</text:span><text:span text:style-name="T6">1</text:span></text:p>
            </draw:text-box>
          </draw:frame>
          <draw:frame draw:style-name="gr7" draw:text-style-name="P4" draw:layer="layout" svg:width="0.79cm" svg:height="0.761cm" svg:x="16.214cm" svg:y="13.988cm">
            <draw:text-box>
              <text:p><text:span text:style-name="T1">v</text:span><text:span text:style-name="T6">2</text:span></text:p>
            </draw:text-box>
          </draw:frame>
          <draw:frame draw:style-name="gr7" draw:text-style-name="P4" draw:layer="layout" svg:width="0.794cm" svg:height="0.761cm" svg:x="18.303cm" svg:y="11.366cm">
            <draw:text-box>
              <text:p><text:span text:style-name="T1">v</text:span><text:span text:style-name="T6">3</text:span></text:p>
            </draw:text-box>
          </draw:frame>
          <draw:custom-shape draw:style-name="gr16" draw:text-style-name="P1" draw:layer="layout" svg:width="0.277cm" svg:height="0.277cm" svg:x="11.69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10.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141cm" svg:height="0.645cm" svg:x="11.859cm" svg:y="13.98cm">
            <draw:text-box>
              <text:p><text:span text:style-name="T1">path = </text:span><text:span text:style-name="T34">655</text:span><text:span text:style-name="T1">, </text:span><text:span text:style-name="T37">2</text:span><text:span text:style-name="T1">, </text:span><text:span text:style-name="T38">3</text:span><text:span text:style-name="T1"> <text:s/></text:span></text:p>
            </draw:text-box>
          </draw:frame>
          <draw:custom-shape draw:style-name="gr16" draw:text-style-name="P1" draw:layer="layout" svg:width="0.277cm" svg:height="0.277cm" svg:x="17.02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8.934cm">
            <draw:text-box>
              <text:p><text:span text:style-name="T1">v</text:span><text:span text:style-name="T6">4</text:span></text:p>
            </draw:text-box>
          </draw:frame>
          <draw:frame draw:style-name="gr7" draw:text-style-name="P32" draw:layer="layout" svg:width="0.663cm" svg:height="0.569cm" svg:x="15.098cm" svg:y="10.76cm">
            <draw:text-box>
              <text:p><text:span text:style-name="T35">0</text:span></text:p>
            </draw:text-box>
          </draw:frame>
          <draw:line draw:style-name="gr123" draw:text-style-name="P1" draw:layer="layout" svg:x1="16.378cm" svg:y1="11.87cm" svg:x2="15.776cm" svg:y2="13.654cm">
            <text:p/>
          </draw:line>
          <draw:line draw:style-name="gr123" draw:text-style-name="P1" draw:layer="layout" svg:x1="17.817cm" svg:y1="10.759cm" svg:x2="16.372cm" svg:y2="11.879cm">
            <text:p/>
          </draw:line>
          <draw:line draw:style-name="gr123" draw:text-style-name="P1" draw:layer="layout" svg:x1="17.657cm" svg:y1="12.99cm" svg:x2="16.372cm" svg:y2="11.87cm">
            <text:p/>
          </draw:line>
          <draw:line draw:style-name="gr123" draw:text-style-name="P1" draw:layer="layout" svg:x1="16.372cm" svg:y1="11.876cm" svg:x2="14.662cm" svg:y2="11.833cm">
            <text:p/>
          </draw:line>
          <draw:line draw:style-name="gr123" draw:text-style-name="P1" draw:layer="layout" svg:x1="15.957cm" svg:y1="9.939cm" svg:x2="16.38cm" svg:y2="11.885cm">
            <text:p/>
          </draw:line>
          <draw:frame draw:style-name="gr7" draw:text-style-name="P32" draw:layer="layout" svg:width="0.659cm" svg:height="0.569cm" svg:x="15.099cm" svg:y="12.317cm">
            <draw:text-box>
              <text:p><text:span text:style-name="T35">1</text:span></text:p>
            </draw:text-box>
          </draw:frame>
          <draw:frame draw:style-name="gr7" draw:text-style-name="P32" draw:layer="layout" svg:width="0.663cm" svg:height="0.569cm" svg:x="16.477cm" svg:y="10.212cm">
            <draw:text-box>
              <text:p><text:span text:style-name="T35">4</text:span></text:p>
            </draw:text-box>
          </draw:frame>
          <draw:custom-shape draw:style-name="gr16" draw:text-style-name="P1" draw:layer="layout" svg:width="0.148cm" svg:height="0.148cm" svg:x="15.693cm" svg:y="13.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12.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12.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1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13.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32cm" svg:y="13.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15.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1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1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12.683cm" svg:y="11.445cm">
            <draw:text-box>
              <text:p><text:span text:style-name="T9">654</text:span></text:p>
            </draw:text-box>
          </draw:frame>
          <draw:frame draw:style-name="gr7" draw:text-style-name="P9" draw:layer="layout" svg:width="1.086cm" svg:height="0.645cm" svg:x="18.332cm" svg:y="13.446cm">
            <draw:text-box>
              <text:p><text:span text:style-name="T9">656</text:span></text:p>
            </draw:text-box>
          </draw:frame>
          <draw:custom-shape draw:style-name="gr16" draw:text-style-name="P1" draw:layer="layout" svg:width="0.277cm" svg:height="0.277cm" svg:x="18.254cm" svg:y="11.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33" draw:text-style-name="P1" draw:layer="layout" svg:width="4.062cm" svg:height="4.369cm" draw:transform="skewX (-0.0755727566113544) rotate (-0.385368698840349) translate (15.2017171436466cm 14.4799136838681cm)" svg:viewBox="0 0 4063 4370" draw:points="0,1747 865,4369 3232,4370 4063,1783 2143,0">
            <text:p/>
          </draw:polygon>
          <draw:frame draw:style-name="gr7" draw:text-style-name="P34" draw:layer="layout" svg:width="0.621cm" svg:height="0.489cm" svg:x="16.471cm" svg:y="19.172cm">
            <draw:text-box>
              <text:p><text:span text:style-name="T36">0</text:span></text:p>
            </draw:text-box>
          </draw:frame>
          <draw:frame draw:style-name="gr7" draw:text-style-name="P34" draw:layer="layout" svg:width="0.616cm" svg:height="0.489cm" svg:x="16.852cm" svg:y="18.515cm">
            <draw:text-box>
              <text:p><text:span text:style-name="T36">1</text:span></text:p>
            </draw:text-box>
          </draw:frame>
          <draw:frame draw:style-name="gr7" draw:text-style-name="P34" draw:layer="layout" svg:width="0.621cm" svg:height="0.489cm" svg:x="16.242cm" svg:y="18.026cm">
            <draw:text-box>
              <text:p><text:span text:style-name="T36">2</text:span></text:p>
            </draw:text-box>
          </draw:frame>
          <draw:line draw:style-name="gr123" draw:text-style-name="P1" draw:layer="layout" svg:x1="17.274cm" svg:y1="19.298cm" svg:x2="16.089cm" svg:y2="18.506cm">
            <text:p/>
          </draw:line>
          <draw:line draw:style-name="gr123" draw:text-style-name="P1" draw:layer="layout" svg:x1="17.01cm" svg:y1="18.196cm" svg:x2="16.306cm" svg:y2="19.629cm">
            <text:p/>
          </draw:line>
          <draw:frame draw:style-name="gr7" draw:text-style-name="P32" draw:layer="layout" svg:width="0.659cm" svg:height="0.569cm" svg:x="17.288cm" svg:y="17.353cm">
            <draw:text-box>
              <text:p><text:span text:style-name="T35">3</text:span></text:p>
            </draw:text-box>
          </draw:frame>
          <draw:polygon draw:style-name="gr25" draw:text-style-name="P1" draw:layer="layout" svg:width="2.64cm" svg:height="2.662cm" draw:transform="skewX (0.00488692190558412) rotate (2.51501945212383) translate (18.9878460898678cm 21.4044759729507cm)" svg:viewBox="0 0 2641 2663" draw:points="2641,0 1,1 0,2649 2641,2663">
            <text:p/>
          </draw:polygon>
          <draw:polygon draw:style-name="gr25" draw:text-style-name="P1" draw:layer="layout" svg:width="2.824cm" svg:height="2.852cm" draw:transform="rotate (-3.14159265358979) translate (14.667cm 18.981cm)" svg:viewBox="0 0 2825 2853" draw:points="2825,0 1,0 0,2837 2825,2853">
            <text:p/>
          </draw:polygon>
          <draw:custom-shape draw:style-name="gr16" draw:text-style-name="P1" draw:layer="layout" svg:width="0.277cm" svg:height="0.277cm" svg:x="11.69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13.965cm" svg:y="15.449cm">
            <draw:text-box>
              <text:p><text:span text:style-name="T1">v</text:span><text:span text:style-name="T6">0</text:span></text:p>
            </draw:text-box>
          </draw:frame>
          <draw:frame draw:style-name="gr7" draw:text-style-name="P4" draw:layer="layout" svg:width="0.794cm" svg:height="0.761cm" svg:x="13.965cm" svg:y="18.89cm">
            <draw:text-box>
              <text:p><text:span text:style-name="T1">v</text:span><text:span text:style-name="T6">1</text:span></text:p>
            </draw:text-box>
          </draw:frame>
          <draw:frame draw:style-name="gr7" draw:text-style-name="P4" draw:layer="layout" svg:width="0.79cm" svg:height="0.761cm" svg:x="16.214cm" svg:y="19.756cm">
            <draw:text-box>
              <text:p><text:span text:style-name="T1">v</text:span><text:span text:style-name="T6">2</text:span></text:p>
            </draw:text-box>
          </draw:frame>
          <draw:frame draw:style-name="gr7" draw:text-style-name="P4" draw:layer="layout" svg:width="0.794cm" svg:height="0.761cm" svg:x="18.303cm" svg:y="17.134cm">
            <draw:text-box>
              <text:p><text:span text:style-name="T1">v</text:span><text:span text:style-name="T6">3</text:span></text:p>
            </draw:text-box>
          </draw:frame>
          <draw:custom-shape draw:style-name="gr16" draw:text-style-name="P1" draw:layer="layout" svg:width="0.277cm" svg:height="0.277cm" svg:x="11.69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1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141cm" svg:height="0.645cm" svg:x="11.859cm" svg:y="19.748cm">
            <draw:text-box>
              <text:p><text:span text:style-name="T1">path = </text:span><text:span text:style-name="T34">655</text:span><text:span text:style-name="T1">, </text:span><text:span text:style-name="T37">2</text:span><text:span text:style-name="T1">, </text:span><text:span text:style-name="T38">3</text:span><text:span text:style-name="T1"> <text:s/></text:span></text:p>
            </draw:text-box>
          </draw:frame>
          <draw:custom-shape draw:style-name="gr16" draw:text-style-name="P1" draw:layer="layout" svg:width="0.277cm" svg:height="0.277cm" svg:x="17.024cm" svg:y="15.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14.702cm">
            <draw:text-box>
              <text:p><text:span text:style-name="T1">v</text:span><text:span text:style-name="T6">4</text:span></text:p>
            </draw:text-box>
          </draw:frame>
          <draw:frame draw:style-name="gr7" draw:text-style-name="P32" draw:layer="layout" svg:width="0.663cm" svg:height="0.569cm" svg:x="15.098cm" svg:y="16.528cm">
            <draw:text-box>
              <text:p><text:span text:style-name="T35">0</text:span></text:p>
            </draw:text-box>
          </draw:frame>
          <draw:line draw:style-name="gr123" draw:text-style-name="P1" draw:layer="layout" svg:x1="16.378cm" svg:y1="17.638cm" svg:x2="15.776cm" svg:y2="19.422cm">
            <text:p/>
          </draw:line>
          <draw:line draw:style-name="gr123" draw:text-style-name="P1" draw:layer="layout" svg:x1="17.817cm" svg:y1="16.527cm" svg:x2="16.372cm" svg:y2="17.647cm">
            <text:p/>
          </draw:line>
          <draw:line draw:style-name="gr123" draw:text-style-name="P1" draw:layer="layout" svg:x1="17.657cm" svg:y1="18.758cm" svg:x2="16.372cm" svg:y2="17.638cm">
            <text:p/>
          </draw:line>
          <draw:line draw:style-name="gr123" draw:text-style-name="P1" draw:layer="layout" svg:x1="16.372cm" svg:y1="17.644cm" svg:x2="14.662cm" svg:y2="17.601cm">
            <text:p/>
          </draw:line>
          <draw:line draw:style-name="gr123" draw:text-style-name="P1" draw:layer="layout" svg:x1="15.957cm" svg:y1="15.707cm" svg:x2="16.38cm" svg:y2="17.653cm">
            <text:p/>
          </draw:line>
          <draw:frame draw:style-name="gr7" draw:text-style-name="P32" draw:layer="layout" svg:width="0.659cm" svg:height="0.569cm" svg:x="15.099cm" svg:y="18.085cm">
            <draw:text-box>
              <text:p><text:span text:style-name="T35">1</text:span></text:p>
            </draw:text-box>
          </draw:frame>
          <draw:frame draw:style-name="gr7" draw:text-style-name="P32" draw:layer="layout" svg:width="0.663cm" svg:height="0.569cm" svg:x="16.477cm" svg:y="15.98cm">
            <draw:text-box>
              <text:p><text:span text:style-name="T35">4</text:span></text:p>
            </draw:text-box>
          </draw:frame>
          <draw:custom-shape draw:style-name="gr16" draw:text-style-name="P1" draw:layer="layout" svg:width="0.148cm" svg:height="0.148cm" svg:x="15.693cm" svg:y="19.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18.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17.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18.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18.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19.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32cm" svg:y="1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19.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19.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1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5" draw:layer="layout" svg:width="0.599cm" svg:height="0.45cm" svg:x="15.84cm" svg:y="18.461cm">
            <draw:text-box>
              <text:p><text:span text:style-name="T39">2</text:span></text:p>
            </draw:text-box>
          </draw:frame>
          <draw:frame draw:style-name="gr7" draw:text-style-name="P35" draw:layer="layout" svg:width="0.604cm" svg:height="0.45cm" svg:x="15.615cm" svg:y="19.106cm">
            <draw:text-box>
              <text:p><text:span text:style-name="T39">3</text:span></text:p>
            </draw:text-box>
          </draw:frame>
          <draw:frame draw:style-name="gr7" draw:text-style-name="P35" draw:layer="layout" svg:width="0.604cm" svg:height="0.45cm" svg:x="15.964cm" svg:y="19.261cm">
            <draw:text-box>
              <text:p><text:span text:style-name="T39">0</text:span></text:p>
            </draw:text-box>
          </draw:frame>
          <draw:frame draw:style-name="gr7" draw:text-style-name="P35" draw:layer="layout" svg:width="0.604cm" svg:height="0.45cm" svg:x="16.213cm" svg:y="18.695cm">
            <draw:text-box>
              <text:p><text:span text:style-name="T39">1</text:span></text:p>
            </draw:text-box>
          </draw:frame>
          <draw:frame draw:style-name="gr7" draw:text-style-name="P9" draw:layer="layout" svg:width="1.086cm" svg:height="0.645cm" svg:x="12.683cm" svg:y="17.213cm">
            <draw:text-box>
              <text:p><text:span text:style-name="T9">654</text:span></text:p>
            </draw:text-box>
          </draw:frame>
          <draw:frame draw:style-name="gr7" draw:text-style-name="P9" draw:layer="layout" svg:width="1.086cm" svg:height="0.645cm" svg:x="18.332cm" svg:y="19.214cm">
            <draw:text-box>
              <text:p><text:span text:style-name="T9">656</text:span></text:p>
            </draw:text-box>
          </draw:frame>
          <draw:custom-shape draw:style-name="gr16" draw:text-style-name="P1" draw:layer="layout" svg:width="0.277cm" svg:height="0.277cm" svg:x="18.254cm" svg:y="17.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33" draw:text-style-name="P1" draw:layer="layout" svg:width="4.062cm" svg:height="4.369cm" draw:transform="skewX (-0.0755727566113544) rotate (-0.385368698840349) translate (15.2017171436466cm 20.6309136838681cm)" svg:viewBox="0 0 4063 4370" draw:points="0,1747 865,4369 3232,4370 4063,1783 2143,0">
            <text:p/>
          </draw:polygon>
          <draw:frame draw:style-name="gr7" draw:text-style-name="P34" draw:layer="layout" svg:width="0.621cm" svg:height="0.489cm" svg:x="16.471cm" svg:y="25.323cm">
            <draw:text-box>
              <text:p><text:span text:style-name="T36">0</text:span></text:p>
            </draw:text-box>
          </draw:frame>
          <draw:frame draw:style-name="gr7" draw:text-style-name="P34" draw:layer="layout" svg:width="0.616cm" svg:height="0.489cm" svg:x="16.852cm" svg:y="24.666cm">
            <draw:text-box>
              <text:p><text:span text:style-name="T36">1</text:span></text:p>
            </draw:text-box>
          </draw:frame>
          <draw:frame draw:style-name="gr7" draw:text-style-name="P34" draw:layer="layout" svg:width="0.621cm" svg:height="0.489cm" svg:x="16.242cm" svg:y="24.177cm">
            <draw:text-box>
              <text:p><text:span text:style-name="T36">2</text:span></text:p>
            </draw:text-box>
          </draw:frame>
          <draw:line draw:style-name="gr123" draw:text-style-name="P1" draw:layer="layout" svg:x1="17.274cm" svg:y1="25.449cm" svg:x2="16.089cm" svg:y2="24.657cm">
            <text:p/>
          </draw:line>
          <draw:line draw:style-name="gr123" draw:text-style-name="P1" draw:layer="layout" svg:x1="17.01cm" svg:y1="24.347cm" svg:x2="16.306cm" svg:y2="25.78cm">
            <text:p/>
          </draw:line>
          <draw:frame draw:style-name="gr7" draw:text-style-name="P32" draw:layer="layout" svg:width="0.659cm" svg:height="0.569cm" svg:x="17.288cm" svg:y="23.504cm">
            <draw:text-box>
              <text:p><text:span text:style-name="T35">3</text:span></text:p>
            </draw:text-box>
          </draw:frame>
          <draw:polygon draw:style-name="gr25" draw:text-style-name="P1" draw:layer="layout" svg:width="2.64cm" svg:height="2.662cm" draw:transform="skewX (0.00488692190558411) rotate (2.51501945212383) translate (18.9878460898678cm 27.5554759729507cm)" svg:viewBox="0 0 2641 2663" draw:points="2641,0 1,1 0,2649 2641,2663">
            <text:p/>
          </draw:polygon>
          <draw:polygon draw:style-name="gr25" draw:text-style-name="P1" draw:layer="layout" svg:width="2.824cm" svg:height="2.852cm" draw:transform="rotate (-3.14159265358979) translate (14.667cm 25.132cm)" svg:viewBox="0 0 2825 2853" draw:points="2825,0 1,0 0,2837 2825,2853">
            <text:p/>
          </draw:polygon>
          <draw:custom-shape draw:style-name="gr16" draw:text-style-name="P1" draw:layer="layout" svg:width="0.277cm" svg:height="0.277cm" svg:x="11.696cm" svg:y="22.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13.965cm" svg:y="21.6cm">
            <draw:text-box>
              <text:p><text:span text:style-name="T1">v</text:span><text:span text:style-name="T6">0</text:span></text:p>
            </draw:text-box>
          </draw:frame>
          <draw:frame draw:style-name="gr7" draw:text-style-name="P4" draw:layer="layout" svg:width="0.794cm" svg:height="0.761cm" svg:x="13.965cm" svg:y="25.041cm">
            <draw:text-box>
              <text:p><text:span text:style-name="T1">v</text:span><text:span text:style-name="T6">1</text:span></text:p>
            </draw:text-box>
          </draw:frame>
          <draw:frame draw:style-name="gr7" draw:text-style-name="P4" draw:layer="layout" svg:width="0.79cm" svg:height="0.761cm" svg:x="16.214cm" svg:y="25.907cm">
            <draw:text-box>
              <text:p><text:span text:style-name="T1">v</text:span><text:span text:style-name="T6">2</text:span></text:p>
            </draw:text-box>
          </draw:frame>
          <draw:frame draw:style-name="gr7" draw:text-style-name="P4" draw:layer="layout" svg:width="0.794cm" svg:height="0.761cm" svg:x="18.303cm" svg:y="23.285cm">
            <draw:text-box>
              <text:p><text:span text:style-name="T1">v</text:span><text:span text:style-name="T6">3</text:span></text:p>
            </draw:text-box>
          </draw:frame>
          <draw:custom-shape draw:style-name="gr16" draw:text-style-name="P1" draw:layer="layout" svg:width="0.277cm" svg:height="0.277cm" svg:x="11.69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22.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53cm" svg:height="0.645cm" svg:x="11.859cm" svg:y="25.899cm">
            <draw:text-box>
              <text:p><text:span text:style-name="T1">path = </text:span><text:span text:style-name="T34">655</text:span><text:span text:style-name="T1">, </text:span><text:span text:style-name="T37">2</text:span><text:span text:style-name="T1">, </text:span><text:span text:style-name="T38">3</text:span><text:span text:style-name="T40">,</text:span><text:span text:style-name="T38"> </text:span><text:span text:style-name="T41">0</text:span><text:span text:style-name="T1"> <text:s/></text:span></text:p>
            </draw:text-box>
          </draw:frame>
          <draw:custom-shape draw:style-name="gr16" draw:text-style-name="P1" draw:layer="layout" svg:width="0.277cm" svg:height="0.277cm" svg:x="17.024cm" svg:y="21.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20.853cm">
            <draw:text-box>
              <text:p><text:span text:style-name="T1">v</text:span><text:span text:style-name="T6">4</text:span></text:p>
            </draw:text-box>
          </draw:frame>
          <draw:frame draw:style-name="gr7" draw:text-style-name="P32" draw:layer="layout" svg:width="0.663cm" svg:height="0.569cm" svg:x="15.098cm" svg:y="22.679cm">
            <draw:text-box>
              <text:p><text:span text:style-name="T35">0</text:span></text:p>
            </draw:text-box>
          </draw:frame>
          <draw:line draw:style-name="gr123" draw:text-style-name="P1" draw:layer="layout" svg:x1="16.378cm" svg:y1="23.789cm" svg:x2="15.776cm" svg:y2="25.573cm">
            <text:p/>
          </draw:line>
          <draw:line draw:style-name="gr123" draw:text-style-name="P1" draw:layer="layout" svg:x1="17.817cm" svg:y1="22.678cm" svg:x2="16.372cm" svg:y2="23.798cm">
            <text:p/>
          </draw:line>
          <draw:line draw:style-name="gr123" draw:text-style-name="P1" draw:layer="layout" svg:x1="17.657cm" svg:y1="24.909cm" svg:x2="16.372cm" svg:y2="23.789cm">
            <text:p/>
          </draw:line>
          <draw:line draw:style-name="gr123" draw:text-style-name="P1" draw:layer="layout" svg:x1="16.372cm" svg:y1="23.795cm" svg:x2="14.662cm" svg:y2="23.752cm">
            <text:p/>
          </draw:line>
          <draw:line draw:style-name="gr123" draw:text-style-name="P1" draw:layer="layout" svg:x1="15.957cm" svg:y1="21.858cm" svg:x2="16.38cm" svg:y2="23.804cm">
            <text:p/>
          </draw:line>
          <draw:frame draw:style-name="gr7" draw:text-style-name="P32" draw:layer="layout" svg:width="0.659cm" svg:height="0.569cm" svg:x="15.099cm" svg:y="24.236cm">
            <draw:text-box>
              <text:p><text:span text:style-name="T35">1</text:span></text:p>
            </draw:text-box>
          </draw:frame>
          <draw:frame draw:style-name="gr7" draw:text-style-name="P32" draw:layer="layout" svg:width="0.663cm" svg:height="0.569cm" svg:x="16.477cm" svg:y="22.131cm">
            <draw:text-box>
              <text:p><text:span text:style-name="T35">4</text:span></text:p>
            </draw:text-box>
          </draw:frame>
          <draw:custom-shape draw:style-name="gr16" draw:text-style-name="P1" draw:layer="layout" svg:width="0.148cm" svg:height="0.148cm" svg:x="15.693cm" svg:y="2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2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2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24.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2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2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1" draw:layer="layout" svg:width="0.277cm" svg:height="0.277cm" svg:x="16.168cm" svg:y="25.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25.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27.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25.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24.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5" draw:layer="layout" svg:width="0.599cm" svg:height="0.45cm" svg:x="15.84cm" svg:y="24.612cm">
            <draw:text-box>
              <text:p><text:span text:style-name="T39">2</text:span></text:p>
            </draw:text-box>
          </draw:frame>
          <draw:frame draw:style-name="gr7" draw:text-style-name="P35" draw:layer="layout" svg:width="0.604cm" svg:height="0.45cm" svg:x="15.615cm" svg:y="25.257cm">
            <draw:text-box>
              <text:p><text:span text:style-name="T39">3</text:span></text:p>
            </draw:text-box>
          </draw:frame>
          <draw:frame draw:style-name="gr7" draw:text-style-name="P35" draw:layer="layout" svg:width="0.604cm" svg:height="0.45cm" svg:x="16cm" svg:y="25.562cm">
            <draw:text-box>
              <text:p><text:span text:style-name="T39">0</text:span></text:p>
            </draw:text-box>
          </draw:frame>
          <draw:frame draw:style-name="gr7" draw:text-style-name="P35" draw:layer="layout" svg:width="0.604cm" svg:height="0.45cm" svg:x="16.213cm" svg:y="24.846cm">
            <draw:text-box>
              <text:p><text:span text:style-name="T39">1</text:span></text:p>
            </draw:text-box>
          </draw:frame>
          <draw:frame draw:style-name="gr7" draw:text-style-name="P9" draw:layer="layout" svg:width="1.086cm" svg:height="0.645cm" svg:x="12.683cm" svg:y="23.364cm">
            <draw:text-box>
              <text:p><text:span text:style-name="T9">654</text:span></text:p>
            </draw:text-box>
          </draw:frame>
          <draw:frame draw:style-name="gr7" draw:text-style-name="P9" draw:layer="layout" svg:width="1.086cm" svg:height="0.645cm" svg:x="18.332cm" svg:y="25.365cm">
            <draw:text-box>
              <text:p><text:span text:style-name="T9">656</text:span></text:p>
            </draw:text-box>
          </draw:frame>
          <draw:custom-shape draw:style-name="gr16" draw:text-style-name="P1" draw:layer="layout" svg:width="0.277cm" svg:height="0.277cm" svg:x="18.254cm" svg:y="2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25" draw:text-style-name="P1" draw:layer="layout" svg:width="2.64cm" svg:height="2.662cm" draw:transform="skewX (0.00488692190558419) rotate (2.51501945212383) translate (8.35184608986777cm 7.70247597295065cm)" svg:viewBox="0 0 2641 2663" draw:points="2641,0 1,1 0,2649 2641,2663">
            <text:p/>
          </draw:polygon>
          <draw:polygon draw:style-name="gr138" draw:text-style-name="P1" draw:layer="layout" svg:width="4.062cm" svg:height="4.369cm" draw:transform="skewX (-0.0755727566113544) rotate (-0.385368698840349) translate (4.56571714364657cm 0.777913683868146cm)" svg:viewBox="0 0 4063 4370" draw:points="0,1747 865,4369 3232,4370 4063,1783 2143,0">
            <text:p/>
          </draw:polygon>
          <draw:polygon draw:style-name="gr25" draw:text-style-name="P1" draw:layer="layout" svg:width="2.824cm" svg:height="2.852cm" draw:transform="rotate (-3.14159265358979) translate (4.031cm 5.279cm)" svg:viewBox="0 0 2825 2853" draw:points="2825,0 1,0 0,2837 2825,2853">
            <text:p/>
          </draw:polygon>
          <draw:custom-shape draw:style-name="gr16" draw:text-style-name="P1" draw:layer="layout" svg:width="0.277cm" svg:height="0.277cm" svg:x="1.06cm" svg:y="2.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3.329cm" svg:y="1.747cm">
            <draw:text-box>
              <text:p><text:span text:style-name="T1">v</text:span><text:span text:style-name="T6">0</text:span></text:p>
            </draw:text-box>
          </draw:frame>
          <draw:frame draw:style-name="gr7" draw:text-style-name="P4" draw:layer="layout" svg:width="0.794cm" svg:height="0.761cm" svg:x="3.329cm" svg:y="5.188cm">
            <draw:text-box>
              <text:p><text:span text:style-name="T1">v</text:span><text:span text:style-name="T6">1</text:span></text:p>
            </draw:text-box>
          </draw:frame>
          <draw:frame draw:style-name="gr7" draw:text-style-name="P4" draw:layer="layout" svg:width="0.79cm" svg:height="0.761cm" svg:x="5.578cm" svg:y="6.054cm">
            <draw:text-box>
              <text:p><text:span text:style-name="T1">v</text:span><text:span text:style-name="T6">2</text:span></text:p>
            </draw:text-box>
          </draw:frame>
          <draw:frame draw:style-name="gr7" draw:text-style-name="P4" draw:layer="layout" svg:width="0.794cm" svg:height="0.761cm" svg:x="7.667cm" svg:y="3.432cm">
            <draw:text-box>
              <text:p><text:span text:style-name="T1">v</text:span><text:span text:style-name="T6">3</text:span></text:p>
            </draw:text-box>
          </draw:frame>
          <draw:custom-shape draw:style-name="gr16" draw:text-style-name="P1" draw:layer="layout" svg:width="0.277cm" svg:height="0.277cm" svg:x="1.06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2.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679cm" svg:height="0.645cm" svg:x="1.223cm" svg:y="6.046cm">
            <draw:text-box>
              <text:p><text:span text:style-name="T1">path = <text:s/></text:span></text:p>
            </draw:text-box>
          </draw:frame>
          <draw:custom-shape draw:style-name="gr16" draw:text-style-name="P1" draw:layer="layout" svg:width="0.277cm" svg:height="0.277cm" svg:x="6.069cm" svg:y="6.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3.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1.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1cm">
            <draw:text-box>
              <text:p><text:span text:style-name="T1">v</text:span><text:span text:style-name="T6">4</text:span></text:p>
            </draw:text-box>
          </draw:frame>
          <draw:custom-shape draw:style-name="gr16" draw:text-style-name="P1" draw:layer="layout" svg:width="0.277cm" svg:height="0.277cm" svg:x="9.677cm" svg:y="5.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7.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36" draw:layer="layout" svg:width="1.086cm" svg:height="0.645cm" svg:x="5.159cm" svg:y="3.638cm">
            <draw:text-box>
              <text:p><text:span text:style-name="T42">655</text:span></text:p>
            </draw:text-box>
          </draw:frame>
          <draw:frame draw:style-name="gr7" draw:text-style-name="P9" draw:layer="layout" svg:width="1.086cm" svg:height="0.645cm" svg:x="2.047cm" svg:y="3.511cm">
            <draw:text-box>
              <text:p><text:span text:style-name="T9">654</text:span></text:p>
            </draw:text-box>
          </draw:frame>
          <draw:frame draw:style-name="gr7" draw:text-style-name="P9" draw:layer="layout" svg:width="1.086cm" svg:height="0.645cm" svg:x="7.696cm" svg:y="5.512cm">
            <draw:text-box>
              <text:p><text:span text:style-name="T9">656</text:span></text:p>
            </draw:text-box>
          </draw:frame>
        </draw:g>
      </draw:page>
      <draw:page draw:name="page12" draw:style-name="dp1" draw:master-page-name="Default">
        <draw:g>
          <draw:custom-shape draw:style-name="gr142" draw:text-style-name="P37" draw:layer="layout" svg:width="5.171cm" svg:height="7.564cm" draw:transform="rotate (1.5707963267949) translate (4.251cm 6.764cm)">
            <text:p text:style-name="P1"><text:span text:style-name="T43">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33" draw:id="id133">
            <draw:custom-shape draw:style-name="gr65" draw:text-style-name="P2" xml:id="id129" draw:id="id129" draw:layer="layout" svg:width="1.403cm" svg:height="1.403cm" svg:x="4.485cm" svg:y="3.477cm">
              <text:p text:style-name="P1"><text:span text:style-name="T1">Ref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xml:id="id130" draw:id="id130" draw:layer="layout" svg:width="1.403cm" svg:height="1.403cm" svg:x="7.371cm" svg:y="1.888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xml:id="id131" draw:id="id131" draw:layer="layout" svg:width="1.403cm" svg:height="1.403cm" svg:x="7.371cm" svg:y="5.065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3" draw:text-style-name="P1" draw:layer="layout" draw:type="line" svg:x1="5.683cm" svg:y1="3.682cm" svg:x2="7.371cm" svg:y2="2.59cm" draw:start-shape="id129" draw:start-glue-point="11" draw:end-shape="id130" draw:end-glue-point="6" svg:d="m5683 3682 1688-1092" svg:viewBox="0 0 1689 1093">
              <text:p/>
            </draw:connector>
            <draw:connector draw:style-name="gr143" draw:text-style-name="P1" draw:layer="layout" draw:type="line" svg:x1="5.683cm" svg:y1="4.675cm" svg:x2="7.371cm" svg:y2="5.767cm" draw:start-shape="id129" draw:start-glue-point="9" draw:end-shape="id131" draw:end-glue-point="6" svg:d="m5683 4675 1688 1092" svg:viewBox="0 0 1689 1093">
              <text:p/>
            </draw:connector>
            <draw:connector draw:style-name="gr143" draw:text-style-name="P1" draw:layer="layout" draw:type="line" svg:x1="8.072cm" svg:y1="5.065cm" svg:x2="8.072cm" svg:y2="3.291cm" draw:start-shape="id131" draw:end-shape="id130" svg:d="m8072 5065v-1774" svg:viewBox="0 0 1 1775">
              <text:p/>
            </draw:connector>
          </draw:g>
          <draw:rect draw:style-name="gr144" draw:text-style-name="P2" xml:id="id132" draw:id="id132" draw:layer="layout" svg:width="1.383cm" svg:height="0.706cm" svg:x="1.608cm" svg:y="3.825cm">
            <text:p text:style-name="P1"><text:span text:style-name="T1">Far</text:span></text:p>
          </draw:rect>
          <draw:connector draw:style-name="gr143" draw:text-style-name="P1" draw:layer="layout" draw:type="line" svg:x1="2.991cm" svg:y1="4.178cm" svg:x2="4.485cm" svg:y2="4.178cm" draw:start-shape="id132" draw:start-glue-point="1" draw:end-shape="id133" svg:d="m2991 4178h1494" svg:viewBox="0 0 1495 1">
            <text:p/>
          </draw:connector>
        </draw:g>
        <draw:g>
          <draw:rect draw:style-name="gr145" draw:text-style-name="P38" draw:layer="layout" svg:width="4.462cm" svg:height="4.01cm" svg:x="8.85cm" svg:y="7.58cm" draw:corner-radius="0.282cm">
            <text:p text:style-name="P1"><text:span text:style-name="T44">Singleton</text:span></text:p>
          </draw:rect>
          <draw:rect draw:style-name="gr145" draw:text-style-name="P38" draw:layer="layout" svg:width="6.325cm" svg:height="4.01cm" svg:x="1.706cm" svg:y="7.58cm" draw:corner-radius="0.282cm">
            <text:p text:style-name="P1"><text:span text:style-name="T44">Per-Primitive</text:span></text:p>
          </draw:rect>
          <draw:custom-shape draw:style-name="gr65" draw:text-style-name="P2" xml:id="id134" draw:id="id134" draw:layer="layout" svg:width="1.751cm" svg:height="1.751cm" svg:x="2.242cm" svg:y="9.35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xml:id="id135" draw:id="id135" draw:layer="layout" svg:width="1.751cm" svg:height="1.751cm" svg:x="5.744cm" svg:y="9.359cm">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3" draw:text-style-name="P1" draw:layer="layout" draw:type="curve" svg:x1="3.993cm" svg:y1="10.235cm" svg:x2="5.744cm" svg:y2="10.235cm" draw:start-shape="id134" draw:start-glue-point="10" draw:end-shape="id135" draw:end-glue-point="6" svg:d="m3993 10235h1751" svg:viewBox="0 0 1752 1">
            <text:p/>
          </draw:connector>
          <draw:custom-shape draw:style-name="gr65" draw:text-style-name="P2" xml:id="id136" draw:id="id136" draw:layer="layout" svg:width="1.751cm" svg:height="1.751cm" svg:x="10.206cm" svg:y="9.359cm">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404cm" svg:height="0.645cm" svg:x="4.166cm" svg:y="10.419cm">
            <draw:text-box>
              <text:p><text:span text:style-name="T1">Owns</text:span></text:p>
            </draw:text-box>
          </draw:frame>
          <draw:connector draw:style-name="gr63" draw:text-style-name="P1" draw:layer="layout" draw:type="curve" svg:x1="10.206cm" svg:y1="10.235cm" svg:x2="7.495cm" svg:y2="10.235cm" draw:start-shape="id136" draw:start-glue-point="6" draw:end-shape="id135" draw:end-glue-point="10" svg:d="m10206 10235h-2711" svg:viewBox="0 0 2712 1">
            <text:p/>
          </draw:connector>
          <draw:frame draw:style-name="gr7" draw:text-style-name="P4" draw:layer="layout" svg:width="1.383cm" svg:height="0.645cm" svg:x="7.729cm" svg:y="10.419cm">
            <draw:text-box>
              <text:p><text:span text:style-name="T1">Binds</text:span></text:p>
            </draw:text-box>
          </draw:frame>
          <draw:custom-shape draw:style-name="gr103" draw:text-style-name="P16" draw:layer="layout" svg:width="2.428cm" svg:height="0.701cm" draw:transform="rotate (0.785572696322648) translate (6.779cm 9.156cm)">
            <text:p text:style-name="P1"><text:span text:style-name="T12">OpenGL</text:span></text:p>
            <draw:enhanced-geometry svg:viewBox="0 0 21600 21600" draw:type="rectangle" draw:enhanced-path="M 0 0 L 21600 0 21600 21600 0 21600 0 0 Z N"/>
          </draw:custom-shape>
          <draw:custom-shape draw:style-name="gr103" draw:text-style-name="P16" draw:layer="layout" svg:width="2.428cm" svg:height="0.701cm" draw:transform="rotate (0.785572696322648) translate (11.222cm 9.157cm)">
            <text:p text:style-name="P1"><text:span text:style-name="T12">OpenGL</text:span></text:p>
            <draw:enhanced-geometry svg:viewBox="0 0 21600 21600" draw:type="rectangle" draw:enhanced-path="M 0 0 L 21600 0 21600 21600 0 21600 0 0 Z N"/>
          </draw:custom-shape>
        </draw:g>
        <draw:g>
          <draw:custom-shape draw:style-name="gr65" draw:text-style-name="P2" xml:id="id143" draw:id="id143" draw:layer="layout" svg:width="1.751cm" svg:height="1.751cm" svg:x="5.136cm" svg:y="19.807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2" xml:id="id141" draw:id="id141" draw:layer="layout" svg:width="1.751cm" svg:height="1.751cm" svg:x="2.72cm" svg:y="16.927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2" xml:id="id142" draw:id="id142" draw:layer="layout" svg:width="1.751cm" svg:height="1.751cm" svg:x="2.721cm" svg:y="14.074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39" draw:id="id139" draw:layer="layout" svg:width="1.751cm" svg:height="1.751cm" svg:x="7.549cm" svg:y="16.927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40" draw:id="id140" draw:layer="layout" svg:width="1.751cm" svg:height="1.751cm" svg:x="7.55cm" svg:y="14.074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37" draw:id="id137" draw:layer="layout" svg:width="1.751cm" svg:height="1.751cm" svg:x="5.135cm" svg:y="16.927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38" draw:id="id138" draw:layer="layout" svg:width="1.751cm" svg:height="1.751cm" svg:x="5.135cm" svg:y="14.074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svg:x1="6.011cm" svg:y1="16.927cm" svg:x2="6.011cm" svg:y2="15.825cm" draw:start-shape="id137" draw:start-glue-point="4" draw:end-shape="id138" draw:end-glue-point="8" svg:d="m6011 16927v-1102" svg:viewBox="0 0 1 1103">
            <text:p/>
          </draw:connector>
          <draw:connector draw:style-name="gr101" draw:text-style-name="P1" draw:layer="layout" svg:x1="8.425cm" svg:y1="16.927cm" svg:x2="8.426cm" svg:y2="15.825cm" draw:start-shape="id139" draw:start-glue-point="4" draw:end-shape="id140" draw:end-glue-point="8" svg:d="m8425 16927v-551h1v-551" svg:viewBox="0 0 2 1103">
            <text:p/>
          </draw:connector>
          <draw:connector draw:style-name="gr101" draw:text-style-name="P1" draw:layer="layout" svg:x1="3.596cm" svg:y1="16.927cm" svg:x2="3.597cm" svg:y2="15.825cm" draw:start-shape="id141" draw:start-glue-point="4" draw:end-shape="id142" draw:end-glue-point="8" svg:d="m3596 16927v-551h1v-551" svg:viewBox="0 0 2 1103">
            <text:p/>
          </draw:connector>
          <draw:connector draw:style-name="gr101" draw:text-style-name="P1" draw:layer="layout" draw:type="line" svg:x1="4.215cm" svg:y1="18.422cm" svg:x2="5.392cm" svg:y2="20.063cm" draw:start-shape="id141" draw:start-glue-point="9" draw:end-shape="id143" draw:end-glue-point="5" svg:d="m4215 18422 1177 1641" svg:viewBox="0 0 1178 1642">
            <text:p/>
          </draw:connector>
          <draw:connector draw:style-name="gr101" draw:text-style-name="P1" draw:layer="layout" draw:type="line" svg:x1="6.011cm" svg:y1="18.678cm" svg:x2="6.012cm" svg:y2="19.807cm" draw:start-shape="id137" draw:start-glue-point="8" draw:end-shape="id143" draw:end-glue-point="4" svg:d="m6011 18678 1 1129" svg:viewBox="0 0 2 1130">
            <text:p/>
          </draw:connector>
          <draw:connector draw:style-name="gr101" draw:text-style-name="P1" draw:layer="layout" draw:type="line" svg:x1="7.805cm" svg:y1="18.422cm" svg:x2="6.631cm" svg:y2="20.063cm" draw:start-shape="id139" draw:start-glue-point="7" draw:end-shape="id143" draw:end-glue-point="11" svg:d="m7805 18422-1174 1641" svg:viewBox="0 0 1175 1642">
            <text:p/>
          </draw:connector>
          <draw:custom-shape draw:style-name="gr65" draw:text-style-name="P2" xml:id="id144" draw:id="id144" draw:layer="layout" svg:width="1.751cm" svg:height="1.751cm" svg:x="5.137cm" svg:y="22.772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draw:type="line" svg:x1="6.013cm" svg:y1="22.772cm" svg:x2="6.012cm" svg:y2="21.558cm" draw:start-shape="id144" draw:start-glue-point="4" draw:end-shape="id143" draw:end-glue-point="8" svg:d="m6013 22772-1-1214" svg:viewBox="0 0 2 1215">
            <text:p/>
          </draw:connector>
          <draw:frame draw:style-name="gr7" draw:text-style-name="P4" draw:layer="layout" svg:width="1.383cm" svg:height="0.645cm" svg:x="1.79cm" svg:y="16.022cm">
            <draw:text-box>
              <text:p><text:span text:style-name="T1">Binds</text:span></text:p>
            </draw:text-box>
          </draw:frame>
          <draw:frame draw:style-name="gr7" draw:text-style-name="P4" draw:layer="layout" svg:width="1.404cm" svg:height="0.645cm" svg:x="3.266cm" svg:y="19.101cm">
            <draw:text-box>
              <text:p><text:span text:style-name="T1">Owns</text:span></text:p>
            </draw:text-box>
          </draw:frame>
          <draw:frame draw:style-name="gr7" draw:text-style-name="P4" draw:layer="layout" svg:width="1.81cm" svg:height="0.645cm" svg:x="4.017cm" svg:y="21.925cm">
            <draw:text-box>
              <text:p><text:span text:style-name="T1">Updates</text:span></text:p>
            </draw:text-box>
          </draw:frame>
        </draw:g>
        <draw:g>
          <draw:custom-shape draw:style-name="gr65" draw:text-style-name="P2" xml:id="id149" draw:id="id149" draw:layer="layout" svg:width="1.751cm" svg:height="1.751cm" svg:x="15.203cm" svg:y="19.77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2" xml:id="id147" draw:id="id147" draw:layer="layout" svg:width="1.751cm" svg:height="1.751cm" svg:x="13.113cm" svg:y="16.899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2" xml:id="id148" draw:id="id148" draw:layer="layout" svg:width="1.751cm" svg:height="1.751cm" svg:x="13.114cm" svg:y="14.046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45" draw:id="id145" draw:layer="layout" svg:width="1.751cm" svg:height="1.751cm" svg:x="17.293cm" svg:y="16.899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46" draw:id="id146" draw:layer="layout" svg:width="1.751cm" svg:height="1.751cm" svg:x="17.293cm" svg:y="14.046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svg:x1="18.169cm" svg:y1="16.899cm" svg:x2="18.169cm" svg:y2="15.797cm" draw:start-shape="id145" draw:start-glue-point="4" draw:end-shape="id146" draw:end-glue-point="8" svg:d="m18169 16899v-1102" svg:viewBox="0 0 1 1103">
            <text:p/>
          </draw:connector>
          <draw:connector draw:style-name="gr101" draw:text-style-name="P1" draw:layer="layout" svg:x1="13.989cm" svg:y1="16.899cm" svg:x2="13.99cm" svg:y2="15.797cm" draw:start-shape="id147" draw:start-glue-point="4" draw:end-shape="id148" draw:end-glue-point="8" svg:d="m13989 16899v-551h1v-551" svg:viewBox="0 0 2 1103">
            <text:p/>
          </draw:connector>
          <draw:connector draw:style-name="gr101" draw:text-style-name="P1" draw:layer="layout" draw:type="line" svg:x1="14.608cm" svg:y1="18.394cm" svg:x2="15.459cm" svg:y2="20.035cm" draw:start-shape="id147" draw:start-glue-point="9" draw:end-shape="id149" draw:end-glue-point="5" svg:d="m14608 18394 851 1641" svg:viewBox="0 0 852 1642">
            <text:p/>
          </draw:connector>
          <draw:connector draw:style-name="gr101" draw:text-style-name="P1" draw:layer="layout" draw:type="line" svg:x1="18.169cm" svg:y1="18.65cm" svg:x2="16.698cm" svg:y2="20.035cm" draw:start-shape="id145" draw:start-glue-point="8" draw:end-shape="id149" draw:end-glue-point="11" svg:d="m18169 18650-1471 1385" svg:viewBox="0 0 1472 1386">
            <text:p/>
          </draw:connector>
          <draw:custom-shape draw:style-name="gr65" draw:text-style-name="P2" xml:id="id150" draw:id="id150" draw:layer="layout" svg:width="1.751cm" svg:height="1.751cm" svg:x="15.203cm" svg:y="22.744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draw:type="line" svg:x1="16.079cm" svg:y1="22.744cm" svg:x2="16.079cm" svg:y2="21.53cm" draw:start-shape="id150" draw:start-glue-point="4" draw:end-shape="id149" draw:end-glue-point="8" svg:d="m16079 22744v-1214" svg:viewBox="0 0 1 1215">
            <text:p/>
          </draw:connector>
          <draw:custom-shape draw:style-name="gr147" draw:text-style-name="P16" draw:layer="layout" svg:width="2.428cm" svg:height="0.701cm" draw:transform="rotate (0.000174532925199433) translate (10.601cm 14.571cm)">
            <text:p text:style-name="P1"><text:span text:style-name="T12">CUDA</text:span></text:p>
            <draw:enhanced-geometry svg:viewBox="0 0 21600 21600" draw:type="rectangle" draw:enhanced-path="M 0 0 L 21600 0 21600 21600 0 21600 0 0 Z N"/>
          </draw:custom-shape>
          <draw:custom-shape draw:style-name="gr147" draw:text-style-name="P16" draw:layer="layout" svg:width="2.428cm" svg:height="0.701cm" draw:transform="rotate (0.000174532925199433) translate (10.601cm 17.424cm)">
            <text:p text:style-name="P1"><text:span text:style-name="T12">CUDA</text:span></text:p>
            <draw:enhanced-geometry svg:viewBox="0 0 21600 21600" draw:type="rectangle" draw:enhanced-path="M 0 0 L 21600 0 21600 21600 0 21600 0 0 Z N"/>
          </draw:custom-shape>
          <draw:custom-shape draw:style-name="gr103" draw:text-style-name="P16" draw:layer="layout" svg:width="2.428cm" svg:height="0.701cm" draw:transform="rotate (0.000174532925199433) translate (19.13cm 14.571cm)">
            <text:p text:style-name="P1"><text:span text:style-name="T12">OpenGL</text:span></text:p>
            <draw:enhanced-geometry svg:viewBox="0 0 21600 21600" draw:type="rectangle" draw:enhanced-path="M 0 0 L 21600 0 21600 21600 0 21600 0 0 Z N"/>
          </draw:custom-shape>
          <draw:custom-shape draw:style-name="gr103" draw:text-style-name="P16" draw:layer="layout" svg:width="2.428cm" svg:height="0.701cm" draw:transform="rotate (0.000174532925199433) translate (19.13cm 17.424cm)">
            <text:p text:style-name="P1"><text:span text:style-name="T12">OpenGL</text:span></text:p>
            <draw:enhanced-geometry svg:viewBox="0 0 21600 21600" draw:type="rectangle" draw:enhanced-path="M 0 0 L 21600 0 21600 21600 0 21600 0 0 Z N"/>
          </draw:custom-shape>
          <draw:custom-shape draw:style-name="gr102" draw:text-style-name="P16" draw:layer="layout" svg:width="2.428cm" svg:height="0.701cm" draw:transform="rotate (0.000174532925199433) translate (17.04cm 23.269cm)">
            <text:p text:style-name="P1"><text:span text:style-name="T12">CPU</text:span></text:p>
            <draw:enhanced-geometry svg:viewBox="0 0 21600 21600" draw:type="rectangle" draw:enhanced-path="M 0 0 L 21600 0 21600 21600 0 21600 0 0 Z N"/>
          </draw:custom-shape>
          <draw:custom-shape draw:style-name="gr102" draw:text-style-name="P16" draw:layer="layout" svg:width="2.428cm" svg:height="0.701cm" draw:transform="rotate (0.785572696322648) translate (16.832cm 21.383cm)">
            <text:p text:style-name="P1"><text:span text:style-name="T12">CPU</text:span></text:p>
            <draw:enhanced-geometry svg:viewBox="0 0 21600 21600" draw:mirror-horizontal="false" draw:mirror-vertical="false" draw:type="rectangle" draw:enhanced-path="M 0 0 L 21600 0 21600 21600 0 21600 0 0 Z N"/>
          </draw:custom-shape>
          <draw:custom-shape draw:style-name="gr103" draw:text-style-name="P16" draw:layer="layout" svg:width="2.428cm" svg:height="0.701cm" draw:transform="rotate (0.785572696322648) translate (19.119cm 21.383cm)">
            <text:p text:style-name="P1"><text:span text:style-name="T12">OpenGL</text:span></text:p>
            <draw:enhanced-geometry svg:viewBox="0 0 21600 21600" draw:type="rectangle" draw:enhanced-path="M 0 0 L 21600 0 21600 21600 0 21600 0 0 Z N"/>
          </draw:custom-shape>
          <draw:custom-shape draw:style-name="gr147" draw:text-style-name="P16" draw:layer="layout" svg:width="2.428cm" svg:height="0.701cm" draw:transform="rotate (0.785572696322648) translate (17.99cm 21.383cm)">
            <text:p text:style-name="P1"><text:span text:style-name="T12">CUDA</text:span></text:p>
            <draw:enhanced-geometry svg:viewBox="0 0 21600 21600" draw:mirror-horizontal="false" draw:mirror-vertical="false" draw:type="rectangle" draw:enhanced-path="M 0 0 L 21600 0 21600 21600 0 21600 0 0 Z N"/>
          </draw:custom-shape>
        </draw:g>
        <draw:g>
          <draw:custom-shape draw:style-name="gr65" draw:text-style-name="P2" xml:id="id155" draw:id="id155" draw:layer="layout" svg:width="1.751cm" svg:height="1.751cm" svg:x="17.379cm" svg:y="8.144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2" xml:id="id153" draw:id="id153" draw:layer="layout" svg:width="1.751cm" svg:height="1.751cm" svg:x="15.289cm" svg:y="5.264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2" xml:id="id154" draw:id="id154" draw:layer="layout" svg:width="1.751cm" svg:height="1.751cm" svg:x="15.29cm" svg:y="2.411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51" draw:id="id151" draw:layer="layout" svg:width="1.751cm" svg:height="1.751cm" svg:x="19.469cm" svg:y="5.264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52" draw:id="id152" draw:layer="layout" svg:width="1.751cm" svg:height="1.751cm" svg:x="19.469cm" svg:y="2.411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svg:x1="20.345cm" svg:y1="5.264cm" svg:x2="20.345cm" svg:y2="4.162cm" draw:start-shape="id151" draw:start-glue-point="4" draw:end-shape="id152" draw:end-glue-point="8" svg:d="m20345 5264v-1102" svg:viewBox="0 0 1 1103">
            <text:p/>
          </draw:connector>
          <draw:connector draw:style-name="gr101" draw:text-style-name="P1" draw:layer="layout" svg:x1="16.165cm" svg:y1="5.264cm" svg:x2="16.166cm" svg:y2="4.162cm" draw:start-shape="id153" draw:start-glue-point="4" draw:end-shape="id154" draw:end-glue-point="8" svg:d="m16165 5264v-551h1v-551" svg:viewBox="0 0 2 1103">
            <text:p/>
          </draw:connector>
          <draw:connector draw:style-name="gr101" draw:text-style-name="P1" draw:layer="layout" draw:type="line" svg:x1="16.784cm" svg:y1="6.759cm" svg:x2="17.635cm" svg:y2="8.4cm" draw:start-shape="id153" draw:start-glue-point="9" draw:end-shape="id155" draw:end-glue-point="5" svg:d="m16784 6759 851 1641" svg:viewBox="0 0 852 1642">
            <text:p/>
          </draw:connector>
          <draw:connector draw:style-name="gr101" draw:text-style-name="P1" draw:layer="layout" draw:type="line" svg:x1="20.345cm" svg:y1="7.015cm" svg:x2="18.874cm" svg:y2="8.4cm" draw:start-shape="id151" draw:start-glue-point="8" draw:end-shape="id155" draw:end-glue-point="11" svg:d="m20345 7015-1471 1385" svg:viewBox="0 0 1472 1386">
            <text:p/>
          </draw:connector>
          <draw:custom-shape draw:style-name="gr65" draw:text-style-name="P2" xml:id="id156" draw:id="id156" draw:layer="layout" svg:width="1.751cm" svg:height="1.751cm" svg:x="17.379cm" svg:y="11.109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draw:type="line" svg:x1="18.255cm" svg:y1="11.109cm" svg:x2="18.255cm" svg:y2="9.895cm" draw:start-shape="id156" draw:start-glue-point="4" draw:end-shape="id155" draw:end-glue-point="8" svg:d="m18255 11109v-1214" svg:viewBox="0 0 1 1215">
            <text:p/>
          </draw:connector>
        </draw:g>
      </draw:page>
      <draw:page draw:name="page13" draw:style-name="dp1" draw:master-page-name="Default">
        <draw:g>
          <draw:custom-shape draw:style-name="gr148" draw:text-style-name="P1" draw:layer="layout" svg:width="5.196cm" svg:height="5.196cm" draw:transform="rotate (2.0943951023932) translate (5.039cm 15.446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49" draw:text-style-name="P1" draw:layer="layout" svg:width="5.196cm" svg:height="5.196cm" draw:transform="rotate (-2.0943951023932) translate (9.556cm 10.658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0" draw:text-style-name="P1" draw:layer="layout" svg:width="5.196cm" svg:height="5.196cm" svg:x="3.151cm" svg:y="9.148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 draw:text-style-name="P4" draw:layer="layout" svg:width="1.92cm" svg:height="0.645cm" svg:x="3.327cm" svg:y="11.424cm">
            <draw:text-box>
              <text:p><text:span text:style-name="T1">Compute</text:span></text:p>
            </draw:text-box>
          </draw:frame>
          <draw:frame draw:style-name="gr7" draw:text-style-name="P4" draw:layer="layout" svg:width="1.328cm" svg:height="0.645cm" svg:x="6.122cm" svg:y="10.165cm">
            <draw:text-box>
              <text:p><text:span text:style-name="T1">Draw</text:span></text:p>
            </draw:text-box>
          </draw:frame>
          <draw:frame draw:style-name="gr7" draw:text-style-name="P4" draw:layer="layout" svg:width="1.196cm" svg:height="0.645cm" svg:x="6.188cm" svg:y="12.513cm">
            <draw:text-box>
              <text:p><text:span text:style-name="T1">Eval</text:span></text:p>
            </draw:text-box>
          </draw:frame>
          <draw:custom-shape draw:style-name="gr151" draw:text-style-name="P1" draw:layer="layout" svg:width="2.23cm" svg:height="2.23cm" svg:x="4.711cm" svg:y="10.447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1" draw:text-style-name="P1" draw:layer="layout" svg:width="2.23cm" svg:height="2.23cm" svg:x="4.74cm" svg:y="10.84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1" draw:text-style-name="P1" draw:layer="layout" svg:width="2.23cm" svg:height="2.23cm" draw:transform="rotate (-2.25775792037986) translate (7.707cm 11.575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g>
            <draw:custom-shape draw:style-name="gr148" draw:text-style-name="P1" draw:layer="layout" svg:width="5.196cm" svg:height="5.196cm" draw:transform="rotate (2.0943951023932) translate (15.01cm 15.444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49" draw:text-style-name="P1" draw:layer="layout" svg:width="5.196cm" svg:height="5.196cm" draw:transform="rotate (-2.0943951023932) translate (19.527cm 10.656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0" draw:text-style-name="P1" draw:layer="layout" svg:width="5.196cm" svg:height="5.196cm" svg:x="13.122cm" svg:y="9.146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 draw:text-style-name="P4" draw:layer="layout" svg:width="1.92cm" svg:height="0.645cm" svg:x="13.298cm" svg:y="11.422cm">
              <draw:text-box>
                <text:p><text:span text:style-name="T1">Compute</text:span></text:p>
              </draw:text-box>
            </draw:frame>
            <draw:frame draw:style-name="gr7" draw:text-style-name="P4" draw:layer="layout" svg:width="1.328cm" svg:height="0.645cm" svg:x="16.093cm" svg:y="10.163cm">
              <draw:text-box>
                <text:p><text:span text:style-name="T1">Draw</text:span></text:p>
              </draw:text-box>
            </draw:frame>
            <draw:frame draw:style-name="gr7" draw:text-style-name="P4" draw:layer="layout" svg:width="1.196cm" svg:height="0.645cm" svg:x="16.159cm" svg:y="12.511cm">
              <draw:text-box>
                <text:p><text:span text:style-name="T1">Eval</text:span></text:p>
              </draw:text-box>
            </draw:frame>
            <draw:custom-shape draw:style-name="gr151" draw:text-style-name="P1" draw:layer="layout" svg:width="2.23cm" svg:height="2.23cm" svg:x="14.682cm" svg:y="10.445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1" draw:text-style-name="P1" draw:layer="layout" svg:width="2.23cm" svg:height="2.23cm" svg:x="14.711cm" svg:y="10.841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1" draw:text-style-name="P1" draw:layer="layout" svg:width="2.23cm" svg:height="2.23cm" draw:transform="rotate (-2.25775792037986) translate (17.678cm 11.57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102" draw:text-style-name="P16" draw:layer="layout" svg:width="2.428cm" svg:height="0.701cm" draw:transform="rotate (-1.10426981773681) translate (13.516cm 7.211cm)">
              <text:p text:style-name="P1"><text:span text:style-name="T12">CPU</text:span></text:p>
              <draw:enhanced-geometry svg:viewBox="0 0 21600 21600" draw:type="rectangle" draw:enhanced-path="M 0 0 L 21600 0 21600 21600 0 21600 0 0 Z N"/>
            </draw:custom-shape>
            <draw:custom-shape draw:style-name="gr102" draw:text-style-name="P16" draw:layer="layout" svg:width="2.428cm" svg:height="0.701cm" draw:transform="rotate (-0.758171027066337) translate (12.158cm 8.143cm)">
              <text:p text:style-name="P1"><text:span text:style-name="T12">OpenMP</text:span></text:p>
              <draw:enhanced-geometry svg:viewBox="0 0 21600 21600" draw:type="rectangle" draw:enhanced-path="M 0 0 L 21600 0 21600 21600 0 21600 0 0 Z N"/>
            </draw:custom-shape>
            <draw:custom-shape draw:style-name="gr102" draw:text-style-name="P16" draw:layer="layout" svg:width="2.428cm" svg:height="0.701cm" draw:transform="rotate (-0.442266432455362) translate (11.205cm 9.548cm)">
              <text:p text:style-name="P1"><text:span text:style-name="T12">GCD</text:span></text:p>
              <draw:enhanced-geometry svg:viewBox="0 0 21600 21600" draw:type="rectangle" draw:enhanced-path="M 0 0 L 21600 0 21600 21600 0 21600 0 0 Z N"/>
            </draw:custom-shape>
            <draw:custom-shape draw:style-name="gr103" draw:text-style-name="P16" draw:layer="layout" svg:width="2.428cm" svg:height="0.701cm" draw:transform="rotate (-0.0108210413623653) translate (10.667cm 11.334cm)">
              <text:p text:style-name="P1"><text:span text:style-name="T12">OpenCL</text:span></text:p>
              <draw:enhanced-geometry svg:viewBox="0 0 21600 21600" draw:type="rectangle" draw:enhanced-path="M 0 0 L 21600 0 21600 21600 0 21600 0 0 Z N"/>
            </draw:custom-shape>
            <draw:custom-shape draw:style-name="gr103" draw:text-style-name="P16" draw:layer="layout" svg:width="2.428cm" svg:height="0.701cm" draw:transform="rotate (0.285884931476671) translate (10.759cm 12.781cm)">
              <text:p text:style-name="P1"><text:span text:style-name="T12">OpenGL</text:span></text:p>
              <draw:enhanced-geometry svg:viewBox="0 0 21600 21600" draw:type="rectangle" draw:enhanced-path="M 0 0 L 21600 0 21600 21600 0 21600 0 0 Z N"/>
            </draw:custom-shape>
            <draw:custom-shape draw:style-name="gr147" draw:text-style-name="P16" draw:layer="layout" svg:width="2.428cm" svg:height="0.701cm" draw:transform="rotate (0.530405559681077) translate (11.224cm 14.09cm)">
              <text:p text:style-name="P1"><text:span text:style-name="T12">CUDA</text:span></text:p>
              <draw:enhanced-geometry svg:viewBox="0 0 21600 21600" draw:type="rectangle" draw:enhanced-path="M 0 0 L 21600 0 21600 21600 0 21600 0 0 Z N"/>
            </draw:custom-shape>
            <draw:custom-shape draw:style-name="gr147" draw:text-style-name="P16" draw:layer="layout" svg:width="2.428cm" svg:height="0.701cm" draw:transform="rotate (0.901986157430669) translate (12.218cm 15.414cm)">
              <text:p text:style-name="P1"><text:span text:style-name="T12">DX11</text:span></text:p>
              <draw:enhanced-geometry svg:viewBox="0 0 21600 21600" draw:type="rectangle" draw:enhanced-path="M 0 0 L 21600 0 21600 21600 0 21600 0 0 Z N"/>
            </draw:custom-shape>
            <draw:custom-shape draw:style-name="gr103" draw:text-style-name="P16" draw:layer="layout" svg:width="2.428cm" svg:height="0.701cm" draw:transform="rotate (0.785572696322648) translate (17.239cm 9.228cm)">
              <text:p text:style-name="P1"><text:span text:style-name="T12">OpenGL</text:span></text:p>
              <draw:enhanced-geometry svg:viewBox="0 0 21600 21600" draw:type="rectangle" draw:enhanced-path="M 0 0 L 21600 0 21600 21600 0 21600 0 0 Z N"/>
            </draw:custom-shape>
            <draw:custom-shape draw:style-name="gr103" draw:text-style-name="P16" draw:layer="layout" svg:width="2.428cm" svg:height="0.701cm" draw:transform="rotate (1.10444435066201) translate (16.397cm 8.928cm)">
              <text:p text:style-name="P1"><text:span text:style-name="T12">GL ES</text:span></text:p>
              <draw:enhanced-geometry svg:viewBox="0 0 21600 21600" draw:type="rectangle" draw:enhanced-path="M 0 0 L 21600 0 21600 21600 0 21600 0 0 Z N"/>
            </draw:custom-shape>
            <draw:custom-shape draw:style-name="gr147" draw:text-style-name="P16" draw:layer="layout" svg:width="2.428cm" svg:height="0.701cm" draw:transform="rotate (0.488692190558412) translate (17.945cm 9.763cm)">
              <text:p text:style-name="P1"><text:span text:style-name="T12">DX11</text:span></text:p>
              <draw:enhanced-geometry svg:viewBox="0 0 21600 21600" draw:type="rectangle" draw:enhanced-path="M 0 0 L 21600 0 21600 21600 0 21600 0 0 Z N"/>
            </draw:custom-shape>
            <draw:custom-shape draw:style-name="gr102" draw:text-style-name="P16" draw:layer="layout" svg:width="2.428cm" svg:height="0.701cm" draw:transform="rotate (-0.640012236706321) translate (18.025cm 13.48cm)">
              <text:p text:style-name="P1"><text:span text:style-name="T12">CPU</text:span></text:p>
              <draw:enhanced-geometry svg:viewBox="0 0 21600 21600" draw:type="rectangle" draw:enhanced-path="M 0 0 L 21600 0 21600 21600 0 21600 0 0 Z N"/>
            </draw:custom-shape>
            <draw:custom-shape draw:style-name="gr102" draw:text-style-name="P16" draw:layer="layout" svg:width="2.428cm" svg:height="0.701cm" draw:transform="rotate (-1.01159283445591) translate (17.41cm 14.073cm)">
              <text:p text:style-name="P1"><text:span text:style-name="T12">OpenMP</text:span></text:p>
              <draw:enhanced-geometry svg:viewBox="0 0 21600 21600" draw:type="rectangle" draw:enhanced-path="M 0 0 L 21600 0 21600 21600 0 21600 0 0 Z N"/>
            </draw:custom-shape>
          </draw:g>
        </draw:g>
      </draw:page>
      <draw:page draw:name="page14" draw:style-name="dp1" draw:master-page-name="Default">
        <draw:g>
          <draw:polygon draw:style-name="gr20" draw:text-style-name="P1" draw:layer="layout" svg:width="8.924cm" svg:height="3.015cm" svg:x="2.963cm" svg:y="6.026cm" svg:viewBox="0 0 8925 3016" draw:points="3016,0 0,3016 8925,3016 7350,17">
            <text:p/>
          </draw:polygon>
          <draw:line draw:style-name="gr28" draw:text-style-name="P1" draw:layer="layout" svg:x1="4.73cm" svg:y1="7.276cm" svg:x2="10.957cm" svg:y2="7.276cm">
            <text:p/>
          </draw:line>
          <draw:line draw:style-name="gr28" draw:text-style-name="P1" draw:layer="layout" svg:x1="8.035cm" svg:y1="6.026cm" svg:x2="7.216cm" svg:y2="9.037cm">
            <text:p/>
          </draw:line>
          <draw:custom-shape draw:style-name="gr16" draw:text-style-name="P1" draw:layer="layout" svg:width="0.277cm" svg:height="0.277cm" svg:x="7.551cm" svg:y="7.1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2" draw:text-style-name="P4" draw:layer="layout" svg:width="0.794cm" svg:height="0.761cm" svg:x="5.538cm" svg:y="3.824cm">
            <draw:text-box>
              <text:p><text:span text:style-name="T1">v</text:span><text:span text:style-name="T6">0</text:span></text:p>
            </draw:text-box>
          </draw:frame>
          <draw:frame draw:style-name="gr153" draw:text-style-name="P5" draw:layer="layout" svg:width="2.843cm" svg:height="0.761cm" svg:x="2.836cm" svg:y="9.178cm">
            <draw:text-box>
              <text:p><text:span text:style-name="T3">face-vertex : v</text:span><text:span text:style-name="T10">4</text:span></text:p>
            </draw:text-box>
          </draw:frame>
          <draw:frame draw:style-name="gr154" draw:text-style-name="P4" draw:layer="layout" svg:width="0.794cm" svg:height="0.761cm" svg:x="2.947cm" svg:y="5.509cm">
            <draw:text-box>
              <text:p><text:span text:style-name="T1">v</text:span><text:span text:style-name="T6">1</text:span></text:p>
            </draw:text-box>
          </draw:frame>
          <draw:frame draw:style-name="gr154" draw:text-style-name="P4" draw:layer="layout" svg:width="0.794cm" svg:height="0.761cm" svg:x="9.641cm" svg:y="3.855cm">
            <draw:text-box>
              <text:p><text:span text:style-name="T1">v</text:span><text:span text:style-name="T6">3</text:span></text:p>
            </draw:text-box>
          </draw:frame>
          <draw:custom-shape draw:style-name="gr16" draw:text-style-name="P1" draw:layer="layout" svg:width="0.277cm" svg:height="0.277cm" svg:x="7.891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824cm" svg:y="7.1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1cm" svg:y="8.9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157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84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597cm" svg:y="7.1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836cm" svg:y="8.9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736cm" svg:y="8.9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55" draw:text-style-name="P1" draw:layer="layout" svg:x1="3.725cm" svg:y1="5.74cm" svg:x2="2.963cm" svg:y2="9.042cm">
            <text:p/>
          </draw:line>
          <draw:line draw:style-name="gr156" draw:text-style-name="P1" draw:layer="layout" svg:x1="5.411cm" svg:y1="4.905cm" svg:x2="4.736cm" svg:y2="7.266cm">
            <text:p/>
          </draw:line>
          <draw:line draw:style-name="gr157" draw:text-style-name="P1" draw:layer="layout" svg:x1="7.683cm" svg:y1="4.966cm" svg:x2="7.683cm" svg:y2="7.284cm">
            <text:p/>
          </draw:line>
          <draw:line draw:style-name="gr155" draw:text-style-name="P1" draw:layer="layout" svg:x1="6.25cm" svg:y1="4.461cm" svg:x2="5.976cm" svg:y2="6.009cm">
            <text:p/>
          </draw:line>
          <draw:line draw:style-name="gr156" draw:text-style-name="P1" draw:layer="layout" svg:x1="7.239cm" svg:y1="5.735cm" svg:x2="7.239cm" svg:y2="9.043cm">
            <text:p/>
          </draw:line>
          <draw:line draw:style-name="gr156" draw:text-style-name="P1" draw:layer="layout" svg:x1="8.037cm" svg:y1="4.461cm" svg:x2="8.037cm" svg:y2="6.026cm">
            <text:p/>
          </draw:line>
          <draw:line draw:style-name="gr155" draw:text-style-name="P1" draw:layer="layout" svg:x1="9.654cm" svg:y1="4.478cm" svg:x2="10.296cm" svg:y2="6.043cm">
            <text:p/>
          </draw:line>
          <draw:line draw:style-name="gr156" draw:text-style-name="P1" draw:layer="layout" svg:x1="9.94cm" svg:y1="4.911cm" svg:x2="10.962cm" svg:y2="7.288cm">
            <text:p/>
          </draw:line>
          <draw:line draw:style-name="gr155" draw:text-style-name="P1" draw:layer="layout" svg:x1="10.527cm" svg:y1="5.752cm" svg:x2="11.887cm" svg:y2="9.037cm">
            <text:p/>
          </draw:line>
          <draw:g>
            <draw:polygon draw:style-name="gr22" draw:text-style-name="P1" draw:layer="layout" svg:width="6.774cm" svg:height="1.269cm" svg:x="3.725cm" svg:y="4.47cm" svg:viewBox="0 0 6775 1270" draw:points="2540,0 0,1270 6775,1270 5931,0">
              <text:p/>
            </draw:polygon>
            <draw:custom-shape draw:style-name="gr16" draw:text-style-name="P1" draw:layer="layout" svg:width="0.277cm" svg:height="0.277cm" svg:x="9.522cm" svg:y="4.3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38cm" svg:y="5.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586cm" svg:y="5.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105cm" svg:y="4.3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58" draw:text-style-name="P4" draw:layer="layout" svg:width="0.79cm" svg:height="0.761cm" svg:x="10.599cm" svg:y="5.509cm">
            <draw:text-box>
              <text:p><text:span text:style-name="T1">v</text:span><text:span text:style-name="T6">2</text:span></text:p>
            </draw:text-box>
          </draw:frame>
          <draw:frame draw:style-name="gr159" draw:text-style-name="P39" draw:layer="layout" svg:width="0.794cm" svg:height="0.661cm" svg:x="7.625cm" svg:y="7.268cm">
            <draw:text-box>
              <text:p><text:span text:style-name="T45">v</text:span><text:span text:style-name="T46">4</text:span></text:p>
            </draw:text-box>
          </draw:frame>
          <draw:frame draw:style-name="gr159" draw:text-style-name="P40" draw:layer="layout" svg:width="0.794cm" svg:height="0.661cm" svg:x="4.669cm" svg:y="7.268cm">
            <draw:text-box>
              <text:p><text:span text:style-name="T47">v</text:span><text:span text:style-name="T48">5</text:span></text:p>
            </draw:text-box>
          </draw:frame>
          <draw:frame draw:style-name="gr159" draw:text-style-name="P40" draw:layer="layout" svg:width="0.794cm" svg:height="0.661cm" svg:x="7.262cm" svg:y="8.443cm">
            <draw:text-box>
              <text:p><text:span text:style-name="T47">v</text:span><text:span text:style-name="T48">6</text:span></text:p>
            </draw:text-box>
          </draw:frame>
          <draw:frame draw:style-name="gr159" draw:text-style-name="P40" draw:layer="layout" svg:width="0.794cm" svg:height="0.661cm" svg:x="10.503cm" svg:y="7.268cm">
            <draw:text-box>
              <text:p><text:span text:style-name="T47">v</text:span><text:span text:style-name="T48">7</text:span></text:p>
            </draw:text-box>
          </draw:frame>
          <draw:frame draw:style-name="gr159" draw:text-style-name="P40" draw:layer="layout" svg:width="0.794cm" svg:height="0.661cm" svg:x="7.962cm" svg:y="6.057cm">
            <draw:text-box>
              <text:p><text:span text:style-name="T47">v</text:span><text:span text:style-name="T48">8</text:span></text:p>
            </draw:text-box>
          </draw:frame>
          <draw:frame draw:style-name="gr159" draw:text-style-name="P41" draw:layer="layout" svg:width="0.794cm" svg:height="0.661cm" svg:x="5.861cm" svg:y="6.057cm">
            <draw:text-box>
              <text:p><text:span text:style-name="T49">v</text:span><text:span text:style-name="T50">9</text:span></text:p>
            </draw:text-box>
          </draw:frame>
          <draw:frame draw:style-name="gr159" draw:text-style-name="P41" draw:layer="layout" svg:width="0.895cm" svg:height="0.661cm" svg:x="3.231cm" svg:y="8.443cm">
            <draw:text-box>
              <text:p><text:span text:style-name="T49">v</text:span><text:span text:style-name="T50">10</text:span></text:p>
            </draw:text-box>
          </draw:frame>
          <draw:frame draw:style-name="gr159" draw:text-style-name="P41" draw:layer="layout" svg:width="0.895cm" svg:height="0.661cm" svg:x="11.049cm" svg:y="8.443cm">
            <draw:text-box>
              <text:p><text:span text:style-name="T49">v</text:span><text:span text:style-name="T50">11</text:span></text:p>
            </draw:text-box>
          </draw:frame>
          <draw:frame draw:style-name="gr159" draw:text-style-name="P41" draw:layer="layout" svg:width="0.895cm" svg:height="0.661cm" svg:x="9.753cm" svg:y="6.057cm">
            <draw:text-box>
              <text:p><text:span text:style-name="T49">v</text:span><text:span text:style-name="T50">12</text:span></text:p>
            </draw:text-box>
          </draw:frame>
          <draw:frame draw:style-name="gr160" draw:text-style-name="P9" draw:layer="layout" svg:width="4.919cm" svg:height="0.761cm" svg:x="2.836cm" svg:y="9.702cm">
            <draw:text-box>
              <text:p><text:span text:style-name="T9">edge-vertices : v</text:span><text:span text:style-name="T51">5</text:span><text:span text:style-name="T52">, v</text:span><text:span text:style-name="T51">6</text:span><text:span text:style-name="T52">, v</text:span><text:span text:style-name="T51">7</text:span><text:span text:style-name="T52">, v</text:span><text:span text:style-name="T51">8</text:span><text:span text:style-name="T52"> <text:s/></text:span><text:span text:style-name="T51"><text:s/></text:span></text:p>
            </draw:text-box>
          </draw:frame>
          <draw:frame draw:style-name="gr161" draw:text-style-name="P6" draw:layer="layout" svg:width="5.237cm" svg:height="0.761cm" svg:x="2.836cm" svg:y="10.299cm">
            <draw:text-box>
              <text:p><text:span text:style-name="T4">verts-vertices : v</text:span><text:span text:style-name="T53">9</text:span><text:span text:style-name="T54">, v</text:span><text:span text:style-name="T53">10</text:span><text:span text:style-name="T54">, v</text:span><text:span text:style-name="T53">11</text:span><text:span text:style-name="T54">, v</text:span><text:span text:style-name="T53">12</text:span><text:span text:style-name="T54"> <text:s/></text:span><text:span text:style-name="T53"><text:s/></text:span></text:p>
            </draw:text-box>
          </draw:frame>
        </draw:g>
        <draw:g>
          <draw:polygon draw:style-name="gr20" draw:text-style-name="P1" draw:layer="layout" svg:width="8.924cm" svg:height="3.015cm" svg:x="24.708cm" svg:y="12.662cm" svg:viewBox="0 0 8925 3016" draw:points="3016,0 0,3016 8925,3016 7350,17">
            <text:p/>
          </draw:polygon>
          <draw:line draw:style-name="gr28" draw:text-style-name="P1" draw:layer="layout" svg:x1="26.475cm" svg:y1="13.912cm" svg:x2="32.702cm" svg:y2="13.912cm">
            <text:p/>
          </draw:line>
          <draw:line draw:style-name="gr28" draw:text-style-name="P1" draw:layer="layout" svg:x1="29.78cm" svg:y1="12.662cm" svg:x2="28.961cm" svg:y2="15.673cm">
            <text:p/>
          </draw:line>
          <draw:custom-shape draw:style-name="gr16" draw:text-style-name="P1" draw:layer="layout" svg:width="0.277cm" svg:height="0.277cm" svg:x="29.296cm" svg:y="13.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2" draw:text-style-name="P4" draw:layer="layout" svg:width="0.794cm" svg:height="0.761cm" svg:x="27.283cm" svg:y="10.46cm">
            <draw:text-box>
              <text:p><text:span text:style-name="T1">v</text:span><text:span text:style-name="T6">0</text:span></text:p>
            </draw:text-box>
          </draw:frame>
          <draw:frame draw:style-name="gr7" draw:text-style-name="P5" draw:layer="layout" svg:width="2.843cm" svg:height="0.761cm" svg:x="24.581cm" svg:y="15.827cm">
            <draw:text-box>
              <text:p><text:span text:style-name="T3">face-vertex : v</text:span><text:span text:style-name="T10">4</text:span></text:p>
            </draw:text-box>
          </draw:frame>
          <draw:frame draw:style-name="gr7" draw:text-style-name="P4" draw:layer="layout" svg:width="0.794cm" svg:height="0.761cm" svg:x="24.692cm" svg:y="12.145cm">
            <draw:text-box>
              <text:p><text:span text:style-name="T1">v</text:span><text:span text:style-name="T6">1</text:span></text:p>
            </draw:text-box>
          </draw:frame>
          <draw:frame draw:style-name="gr7" draw:text-style-name="P4" draw:layer="layout" svg:width="0.794cm" svg:height="0.761cm" svg:x="31.386cm" svg:y="10.491cm">
            <draw:text-box>
              <text:p><text:span text:style-name="T1">v</text:span><text:span text:style-name="T6">3</text:span></text:p>
            </draw:text-box>
          </draw:frame>
          <draw:custom-shape draw:style-name="gr16" draw:text-style-name="P1" draw:layer="layout" svg:width="0.277cm" svg:height="0.277cm" svg:x="29.636cm" svg:y="12.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2.569cm" svg:y="13.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8.845cm" svg:y="15.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1.902cm" svg:y="12.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7.585cm" svg:y="12.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6.342cm" svg:y="13.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4.581cm" svg:y="15.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3.481cm" svg:y="15.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7" draw:text-style-name="P1" draw:layer="layout" svg:x1="29.428cm" svg:y1="11.602cm" svg:x2="29.428cm" svg:y2="13.92cm">
            <text:p/>
          </draw:line>
          <draw:g>
            <draw:polygon draw:style-name="gr22" draw:text-style-name="P1" draw:layer="layout" svg:width="6.774cm" svg:height="1.269cm" svg:x="25.47cm" svg:y="11.106cm" svg:viewBox="0 0 6775 1270" draw:points="2540,0 0,1270 6775,1270 5931,0">
              <text:p/>
            </draw:polygon>
            <draw:custom-shape draw:style-name="gr16" draw:text-style-name="P1" draw:layer="layout" svg:width="0.277cm" svg:height="0.277cm" svg:x="31.267cm" svg:y="10.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2.125cm" svg:y="12.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5.331cm" svg:y="12.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7.85cm" svg:y="10.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32.344cm" svg:y="12.145cm">
            <draw:text-box>
              <text:p><text:span text:style-name="T1">v</text:span><text:span text:style-name="T6">2</text:span></text:p>
            </draw:text-box>
          </draw:frame>
          <draw:frame draw:style-name="gr162" draw:text-style-name="P39" draw:layer="layout" svg:width="0.794cm" svg:height="0.661cm" svg:x="29.37cm" svg:y="13.904cm">
            <draw:text-box>
              <text:p><text:span text:style-name="T45">v</text:span><text:span text:style-name="T46">4</text:span></text:p>
            </draw:text-box>
          </draw:frame>
          <draw:frame draw:style-name="gr162" draw:text-style-name="P11" draw:layer="layout" svg:width="0.794cm" svg:height="0.661cm" svg:x="26.414cm" svg:y="13.904cm">
            <draw:text-box>
              <text:p><text:span text:style-name="T12">v</text:span><text:span text:style-name="T55">5</text:span></text:p>
            </draw:text-box>
          </draw:frame>
          <draw:frame draw:style-name="gr162" draw:text-style-name="P11" draw:layer="layout" svg:width="0.794cm" svg:height="0.661cm" svg:x="29.007cm" svg:y="15.079cm">
            <draw:text-box>
              <text:p><text:span text:style-name="T12">v</text:span><text:span text:style-name="T55">6</text:span></text:p>
            </draw:text-box>
          </draw:frame>
          <draw:frame draw:style-name="gr162" draw:text-style-name="P11" draw:layer="layout" svg:width="0.794cm" svg:height="0.661cm" svg:x="32.248cm" svg:y="13.904cm">
            <draw:text-box>
              <text:p><text:span text:style-name="T12">v</text:span><text:span text:style-name="T55">7</text:span></text:p>
            </draw:text-box>
          </draw:frame>
          <draw:frame draw:style-name="gr162" draw:text-style-name="P11" draw:layer="layout" svg:width="0.794cm" svg:height="0.661cm" svg:x="29.707cm" svg:y="12.693cm">
            <draw:text-box>
              <text:p><text:span text:style-name="T12">v</text:span><text:span text:style-name="T55">8</text:span></text:p>
            </draw:text-box>
          </draw:frame>
        </draw:g>
        <draw:g>
          <draw:polygon draw:style-name="gr20" draw:text-style-name="P1" draw:layer="layout" svg:width="8.924cm" svg:height="3.015cm" svg:x="24.99cm" svg:y="4.049cm" svg:viewBox="0 0 8925 3016" draw:points="3016,0 0,3016 8925,3016 7350,17">
            <text:p/>
          </draw:polygon>
          <draw:line draw:style-name="gr28" draw:text-style-name="P1" draw:layer="layout" svg:x1="26.757cm" svg:y1="5.299cm" svg:x2="32.984cm" svg:y2="5.299cm">
            <text:p/>
          </draw:line>
          <draw:line draw:style-name="gr28" draw:text-style-name="P1" draw:layer="layout" svg:x1="30.062cm" svg:y1="4.049cm" svg:x2="29.243cm" svg:y2="7.06cm">
            <text:p/>
          </draw:line>
          <draw:custom-shape draw:style-name="gr16" draw:text-style-name="P1" draw:layer="layout" svg:width="0.277cm" svg:height="0.277cm" svg:x="29.578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2" draw:text-style-name="P4" draw:layer="layout" svg:width="0.794cm" svg:height="0.761cm" svg:x="27.565cm" svg:y="1.847cm">
            <draw:text-box>
              <text:p><text:span text:style-name="T1">v</text:span><text:span text:style-name="T6">0</text:span></text:p>
            </draw:text-box>
          </draw:frame>
          <draw:frame draw:style-name="gr7" draw:text-style-name="P4" draw:layer="layout" svg:width="0.794cm" svg:height="0.761cm" svg:x="24.974cm" svg:y="3.532cm">
            <draw:text-box>
              <text:p><text:span text:style-name="T1">v</text:span><text:span text:style-name="T6">1</text:span></text:p>
            </draw:text-box>
          </draw:frame>
          <draw:frame draw:style-name="gr7" draw:text-style-name="P4" draw:layer="layout" svg:width="0.794cm" svg:height="0.761cm" svg:x="31.668cm" svg:y="1.878cm">
            <draw:text-box>
              <text:p><text:span text:style-name="T1">v</text:span><text:span text:style-name="T6">3</text:span></text:p>
            </draw:text-box>
          </draw:frame>
          <draw:custom-shape draw:style-name="gr16" draw:text-style-name="P1" draw:layer="layout" svg:width="0.277cm" svg:height="0.277cm" svg:x="29.918cm" svg:y="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2.851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9.127cm" svg:y="6.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2.184cm" svg:y="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7.867cm" svg:y="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6.624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4.863cm" svg:y="6.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3.763cm" svg:y="6.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6" draw:text-style-name="P1" draw:layer="layout" svg:x1="27.438cm" svg:y1="2.928cm" svg:x2="26.763cm" svg:y2="5.289cm">
            <text:p/>
          </draw:line>
          <draw:line draw:style-name="gr156" draw:text-style-name="P1" draw:layer="layout" svg:x1="29.266cm" svg:y1="3.758cm" svg:x2="29.266cm" svg:y2="7.066cm">
            <text:p/>
          </draw:line>
          <draw:line draw:style-name="gr156" draw:text-style-name="P1" draw:layer="layout" svg:x1="30.064cm" svg:y1="2.484cm" svg:x2="30.064cm" svg:y2="4.049cm">
            <text:p/>
          </draw:line>
          <draw:line draw:style-name="gr156" draw:text-style-name="P1" draw:layer="layout" svg:x1="31.967cm" svg:y1="2.934cm" svg:x2="32.989cm" svg:y2="5.311cm">
            <text:p/>
          </draw:line>
          <draw:g>
            <draw:polygon draw:style-name="gr22" draw:text-style-name="P1" draw:layer="layout" svg:width="6.774cm" svg:height="1.269cm" svg:x="25.752cm" svg:y="2.493cm" svg:viewBox="0 0 6775 1270" draw:points="2540,0 0,1270 6775,1270 5931,0">
              <text:p/>
            </draw:polygon>
            <draw:custom-shape draw:style-name="gr16" draw:text-style-name="P1" draw:layer="layout" svg:width="0.277cm" svg:height="0.277cm" svg:x="31.549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2.407cm" svg:y="3.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5.613cm" svg:y="3.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8.132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32.626cm" svg:y="3.532cm">
            <draw:text-box>
              <text:p><text:span text:style-name="T1">v</text:span><text:span text:style-name="T6">2</text:span></text:p>
            </draw:text-box>
          </draw:frame>
          <draw:frame draw:style-name="gr162" draw:text-style-name="P40" draw:layer="layout" svg:width="0.794cm" svg:height="0.661cm" svg:x="26.696cm" svg:y="5.291cm">
            <draw:text-box>
              <text:p><text:span text:style-name="T47">v</text:span><text:span text:style-name="T48">5</text:span></text:p>
            </draw:text-box>
          </draw:frame>
          <draw:frame draw:style-name="gr162" draw:text-style-name="P40" draw:layer="layout" svg:width="0.794cm" svg:height="0.661cm" svg:x="29.289cm" svg:y="6.466cm">
            <draw:text-box>
              <text:p><text:span text:style-name="T47">v</text:span><text:span text:style-name="T48">6</text:span></text:p>
            </draw:text-box>
          </draw:frame>
          <draw:frame draw:style-name="gr162" draw:text-style-name="P40" draw:layer="layout" svg:width="0.794cm" svg:height="0.661cm" svg:x="32.53cm" svg:y="5.291cm">
            <draw:text-box>
              <text:p><text:span text:style-name="T47">v</text:span><text:span text:style-name="T48">7</text:span></text:p>
            </draw:text-box>
          </draw:frame>
          <draw:frame draw:style-name="gr162" draw:text-style-name="P40" draw:layer="layout" svg:width="0.794cm" svg:height="0.661cm" svg:x="29.989cm" svg:y="4.08cm">
            <draw:text-box>
              <text:p><text:span text:style-name="T47">v</text:span><text:span text:style-name="T48">8</text:span></text:p>
            </draw:text-box>
          </draw:frame>
          <draw:frame draw:style-name="gr7" draw:text-style-name="P9" draw:layer="layout" svg:width="4.919cm" svg:height="0.761cm" svg:x="24.863cm" svg:y="7.202cm">
            <draw:text-box>
              <text:p><text:span text:style-name="T9">edge-vertices : v</text:span><text:span text:style-name="T51">5</text:span><text:span text:style-name="T52">, v</text:span><text:span text:style-name="T51">6</text:span><text:span text:style-name="T52">, v</text:span><text:span text:style-name="T51">7</text:span><text:span text:style-name="T52">, v</text:span><text:span text:style-name="T51">8</text:span><text:span text:style-name="T52"> <text:s/></text:span><text:span text:style-name="T51"><text:s/></text:span></text:p>
            </draw:text-box>
          </draw:frame>
        </draw:g>
        <draw:g>
          <draw:polygon draw:style-name="gr20" draw:text-style-name="P1" draw:layer="layout" svg:width="8.924cm" svg:height="3.015cm" svg:x="23.719cm" svg:y="20.71cm" svg:viewBox="0 0 8925 3016" draw:points="3016,0 0,3016 8925,3016 7350,17">
            <text:p/>
          </draw:polygon>
          <draw:line draw:style-name="gr28" draw:text-style-name="P1" draw:layer="layout" svg:x1="25.486cm" svg:y1="21.96cm" svg:x2="31.713cm" svg:y2="21.96cm">
            <text:p/>
          </draw:line>
          <draw:line draw:style-name="gr28" draw:text-style-name="P1" draw:layer="layout" svg:x1="28.791cm" svg:y1="20.71cm" svg:x2="27.972cm" svg:y2="23.721cm">
            <text:p/>
          </draw:line>
          <draw:custom-shape draw:style-name="gr16" draw:text-style-name="P1" draw:layer="layout" svg:width="0.277cm" svg:height="0.277cm" svg:x="28.307cm" svg:y="21.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2" draw:text-style-name="P4" draw:layer="layout" svg:width="0.794cm" svg:height="0.761cm" svg:x="26.294cm" svg:y="18.508cm">
            <draw:text-box>
              <text:p><text:span text:style-name="T1">v</text:span><text:span text:style-name="T6">0</text:span></text:p>
            </draw:text-box>
          </draw:frame>
          <draw:frame draw:style-name="gr7" draw:text-style-name="P4" draw:layer="layout" svg:width="0.794cm" svg:height="0.761cm" svg:x="23.703cm" svg:y="20.193cm">
            <draw:text-box>
              <text:p><text:span text:style-name="T1">v</text:span><text:span text:style-name="T6">1</text:span></text:p>
            </draw:text-box>
          </draw:frame>
          <draw:frame draw:style-name="gr7" draw:text-style-name="P4" draw:layer="layout" svg:width="0.794cm" svg:height="0.761cm" svg:x="30.397cm" svg:y="18.539cm">
            <draw:text-box>
              <text:p><text:span text:style-name="T1">v</text:span><text:span text:style-name="T6">3</text:span></text:p>
            </draw:text-box>
          </draw:frame>
          <draw:custom-shape draw:style-name="gr16" draw:text-style-name="P1" draw:layer="layout" svg:width="0.277cm" svg:height="0.277cm" svg:x="28.647cm" svg:y="20.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1.58cm" svg:y="21.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7.856cm" svg:y="23.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0.913cm" svg:y="20.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6.596cm" svg:y="20.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5.353cm" svg:y="21.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3.592cm" svg:y="23.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2.492cm" svg:y="23.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5" draw:text-style-name="P1" draw:layer="layout" svg:x1="24.481cm" svg:y1="20.424cm" svg:x2="23.719cm" svg:y2="23.726cm">
            <text:p/>
          </draw:line>
          <draw:line draw:style-name="gr155" draw:text-style-name="P1" draw:layer="layout" svg:x1="27.006cm" svg:y1="19.145cm" svg:x2="26.732cm" svg:y2="20.693cm">
            <text:p/>
          </draw:line>
          <draw:line draw:style-name="gr155" draw:text-style-name="P1" draw:layer="layout" svg:x1="30.41cm" svg:y1="19.162cm" svg:x2="31.052cm" svg:y2="20.727cm">
            <text:p/>
          </draw:line>
          <draw:line draw:style-name="gr155" draw:text-style-name="P1" draw:layer="layout" svg:x1="31.283cm" svg:y1="20.436cm" svg:x2="32.643cm" svg:y2="23.721cm">
            <text:p/>
          </draw:line>
          <draw:g>
            <draw:polygon draw:style-name="gr22" draw:text-style-name="P1" draw:layer="layout" svg:width="6.774cm" svg:height="1.269cm" svg:x="24.481cm" svg:y="19.154cm" svg:viewBox="0 0 6775 1270" draw:points="2540,0 0,1270 6775,1270 5931,0">
              <text:p/>
            </draw:polygon>
            <draw:custom-shape draw:style-name="gr16" draw:text-style-name="P1" draw:layer="layout" svg:width="0.277cm" svg:height="0.277cm" svg:x="30.278cm" svg:y="19.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1.136cm" svg:y="20.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4.342cm" svg:y="20.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6.861cm" svg:y="19.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31.355cm" svg:y="20.193cm">
            <draw:text-box>
              <text:p><text:span text:style-name="T1">v</text:span><text:span text:style-name="T6">2</text:span></text:p>
            </draw:text-box>
          </draw:frame>
          <draw:frame draw:style-name="gr162" draw:text-style-name="P11" draw:layer="layout" svg:width="0.794cm" svg:height="0.661cm" svg:x="28.381cm" svg:y="21.952cm">
            <draw:text-box>
              <text:p><text:span text:style-name="T12">v</text:span><text:span text:style-name="T55">4</text:span></text:p>
            </draw:text-box>
          </draw:frame>
          <draw:frame draw:style-name="gr162" draw:text-style-name="P11" draw:layer="layout" svg:width="0.794cm" svg:height="0.661cm" svg:x="25.425cm" svg:y="21.952cm">
            <draw:text-box>
              <text:p><text:span text:style-name="T12">v</text:span><text:span text:style-name="T55">5</text:span></text:p>
            </draw:text-box>
          </draw:frame>
          <draw:frame draw:style-name="gr162" draw:text-style-name="P11" draw:layer="layout" svg:width="0.794cm" svg:height="0.661cm" svg:x="28.018cm" svg:y="23.127cm">
            <draw:text-box>
              <text:p><text:span text:style-name="T12">v</text:span><text:span text:style-name="T55">6</text:span></text:p>
            </draw:text-box>
          </draw:frame>
          <draw:frame draw:style-name="gr162" draw:text-style-name="P11" draw:layer="layout" svg:width="0.794cm" svg:height="0.661cm" svg:x="31.259cm" svg:y="21.952cm">
            <draw:text-box>
              <text:p><text:span text:style-name="T12">v</text:span><text:span text:style-name="T55">7</text:span></text:p>
            </draw:text-box>
          </draw:frame>
          <draw:frame draw:style-name="gr162" draw:text-style-name="P11" draw:layer="layout" svg:width="0.794cm" svg:height="0.661cm" svg:x="28.718cm" svg:y="20.741cm">
            <draw:text-box>
              <text:p><text:span text:style-name="T12">v</text:span><text:span text:style-name="T55">8</text:span></text:p>
            </draw:text-box>
          </draw:frame>
          <draw:frame draw:style-name="gr162" draw:text-style-name="P41" draw:layer="layout" svg:width="0.794cm" svg:height="0.661cm" svg:x="26.617cm" svg:y="20.741cm">
            <draw:text-box>
              <text:p><text:span text:style-name="T49">v</text:span><text:span text:style-name="T50">9</text:span></text:p>
            </draw:text-box>
          </draw:frame>
          <draw:frame draw:style-name="gr162" draw:text-style-name="P41" draw:layer="layout" svg:width="0.895cm" svg:height="0.661cm" svg:x="23.987cm" svg:y="23.127cm">
            <draw:text-box>
              <text:p><text:span text:style-name="T49">v</text:span><text:span text:style-name="T50">10</text:span></text:p>
            </draw:text-box>
          </draw:frame>
          <draw:frame draw:style-name="gr162" draw:text-style-name="P41" draw:layer="layout" svg:width="0.895cm" svg:height="0.661cm" svg:x="31.805cm" svg:y="23.127cm">
            <draw:text-box>
              <text:p><text:span text:style-name="T49">v</text:span><text:span text:style-name="T50">11</text:span></text:p>
            </draw:text-box>
          </draw:frame>
          <draw:frame draw:style-name="gr162" draw:text-style-name="P41" draw:layer="layout" svg:width="0.895cm" svg:height="0.661cm" svg:x="30.509cm" svg:y="20.741cm">
            <draw:text-box>
              <text:p><text:span text:style-name="T49">v</text:span><text:span text:style-name="T50">12</text:span></text:p>
            </draw:text-box>
          </draw:frame>
          <draw:frame draw:style-name="gr7" draw:text-style-name="P6" draw:layer="layout" svg:width="5.237cm" svg:height="0.761cm" svg:x="23.592cm" svg:y="23.87cm">
            <draw:text-box>
              <text:p><text:span text:style-name="T4">verts-vertices : v</text:span><text:span text:style-name="T53">9</text:span><text:span text:style-name="T54">, v</text:span><text:span text:style-name="T53">10</text:span><text:span text:style-name="T54">, v</text:span><text:span text:style-name="T53">11</text:span><text:span text:style-name="T54">, v</text:span><text:span text:style-name="T53">12</text:span><text:span text:style-name="T54"> <text:s/></text:span><text:span text:style-name="T53"><text:s/></text:span></text:p>
            </draw:text-box>
          </draw:frame>
        </draw:g>
        <draw:frame draw:style-name="gr7" draw:layer="layout" svg:width="5.726cm" svg:height="0.962cm" svg:x="7.924cm" svg:y="1cm">
          <draw:text-box>
            <text:p>Vertex Subdivision</text:p>
          </draw:text-box>
        </draw:frame>
      </draw:page>
      <draw:page draw:name="page15" draw:style-name="dp1" draw:master-page-name="Default">
        <draw:polygon draw:style-name="gr20" draw:text-style-name="P1" draw:layer="layout" svg:width="14.106cm" svg:height="4.766cm" svg:x="3.038cm" svg:y="7.304cm" svg:viewBox="0 0 14107 4767" draw:points="4767,0 0,4767 14107,4767 11617,27">
          <text:p/>
        </draw:polygon>
        <draw:line draw:style-name="gr28" draw:text-style-name="P1" draw:layer="layout" svg:x1="5.831cm" svg:y1="9.28cm" svg:x2="15.673cm" svg:y2="9.28cm">
          <text:p/>
        </draw:line>
        <draw:line draw:style-name="gr28" draw:text-style-name="P1" draw:layer="layout" svg:x1="11.054cm" svg:y1="7.304cm" svg:x2="9.76cm" svg:y2="12.063cm">
          <text:p/>
        </draw:line>
        <draw:custom-shape draw:style-name="gr163" draw:text-style-name="P1" draw:layer="layout" svg:width="0.437cm" svg:height="0.438cm" svg:x="10.29cm" svg:y="9.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4" draw:text-style-name="P8" draw:layer="layout" svg:width="1.255cm" svg:height="1.203cm" svg:x="7.415cm" svg:y="3.542cm">
          <draw:text-box>
            <text:p><text:span text:style-name="T7">V0</text:span></text:p>
          </draw:text-box>
        </draw:frame>
        <draw:frame draw:style-name="gr165" draw:text-style-name="P42" draw:layer="layout" svg:width="4.493cm" svg:height="1.203cm" svg:x="2.412cm" svg:y="13.059cm">
          <draw:text-box>
            <text:p><text:span text:style-name="T56">face-vertex : V4</text:span></text:p>
          </draw:text-box>
        </draw:frame>
        <draw:frame draw:style-name="gr166" draw:text-style-name="P8" draw:layer="layout" svg:width="1.255cm" svg:height="1.203cm" svg:x="3.259cm" svg:y="6.365cm">
          <draw:text-box>
            <text:p><text:span text:style-name="T7">V1</text:span></text:p>
          </draw:text-box>
        </draw:frame>
        <draw:frame draw:style-name="gr167" draw:text-style-name="P8" draw:layer="layout" svg:width="1.254cm" svg:height="1.203cm" svg:x="13.628cm" svg:y="3.683cm">
          <draw:text-box>
            <text:p><text:span text:style-name="T7">V3</text:span></text:p>
          </draw:text-box>
        </draw:frame>
        <draw:custom-shape draw:style-name="gr168" draw:text-style-name="P1" draw:layer="layout" svg:width="0.438cm" svg:height="0.438cm" svg:x="10.827cm" svg:y="7.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8" draw:text-style-name="P1" draw:layer="layout" svg:width="0.437cm" svg:height="0.438cm" svg:x="15.463cm" svg:y="9.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8" draw:text-style-name="P1" draw:layer="layout" svg:width="0.438cm" svg:height="0.438cm" svg:x="9.577cm" svg:y="11.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437cm" svg:height="0.438cm" svg:x="14.409cm" svg:y="7.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438cm" svg:height="0.438cm" svg:x="7.585cm" svg:y="7.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8" draw:text-style-name="P1" draw:layer="layout" svg:width="0.438cm" svg:height="0.438cm" svg:x="5.621cm" svg:y="9.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438cm" svg:height="0.438cm" svg:x="2.837cm" svg:y="11.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438cm" svg:height="0.438cm" svg:x="16.904cm" svg:y="11.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55" draw:text-style-name="P1" draw:layer="layout" svg:x1="4.247cm" svg:y1="6.648cm" svg:x2="3.118cm" svg:y2="11.872cm">
          <text:p/>
        </draw:line>
        <draw:line draw:style-name="gr156" draw:text-style-name="P1" draw:layer="layout" svg:x1="6.648cm" svg:y1="5.236cm" svg:x2="5.942cm" svg:y2="9.048cm">
          <text:p/>
        </draw:line>
        <draw:line draw:style-name="gr157" draw:text-style-name="P1" draw:layer="layout" svg:x1="10.46cm" svg:y1="5.377cm" svg:x2="10.498cm" svg:y2="9.048cm">
          <text:p/>
        </draw:line>
        <draw:line draw:style-name="gr155" draw:text-style-name="P1" draw:layer="layout" svg:x1="8.295cm" svg:y1="4.408cm" svg:x2="7.777cm" svg:y2="7.071cm">
          <text:p/>
        </draw:line>
        <draw:line draw:style-name="gr156" draw:text-style-name="P1" draw:layer="layout" svg:x1="9.754cm" svg:y1="6.365cm" svg:x2="9.754cm" svg:y2="11.872cm">
          <text:p/>
        </draw:line>
        <draw:line draw:style-name="gr156" draw:text-style-name="P1" draw:layer="layout" svg:x1="11.12cm" svg:y1="4.408cm" svg:x2="11.025cm" svg:y2="7.071cm">
          <text:p/>
        </draw:line>
        <draw:line draw:style-name="gr155" draw:text-style-name="P1" draw:layer="layout" svg:x1="13.707cm" svg:y1="4.671cm" svg:x2="14.555cm" svg:y2="7.212cm">
          <text:p/>
        </draw:line>
        <draw:line draw:style-name="gr156" draw:text-style-name="P1" draw:layer="layout" svg:x1="14.272cm" svg:y1="5.377cm" svg:x2="15.543cm" svg:y2="9.048cm">
          <text:p/>
        </draw:line>
        <draw:line draw:style-name="gr155" draw:text-style-name="P1" draw:layer="layout" svg:x1="15.119cm" svg:y1="6.648cm" svg:x2="17.096cm" svg:y2="11.872cm">
          <text:p/>
        </draw:line>
        <draw:g>
          <draw:polygon draw:style-name="gr22" draw:text-style-name="P1" draw:layer="layout" svg:width="10.707cm" svg:height="2.006cm" svg:x="4.304cm" svg:y="4.422cm" svg:viewBox="0 0 10708 2007" draw:points="4015,0 0,2007 10708,2007 9374,0">
            <text:p/>
          </draw:polygon>
          <draw:custom-shape draw:style-name="gr16" draw:text-style-name="P1" draw:layer="layout" svg:width="0.438cm" svg:height="0.438cm" svg:x="13.467cm" svg:y="4.1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438cm" svg:height="0.438cm" svg:x="14.823cm" svg:y="6.1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438cm" svg:height="0.438cm" svg:x="4.084cm" svg:y="6.1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438cm" svg:height="0.438cm" svg:x="8.066cm" svg:y="4.1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69" draw:text-style-name="P8" draw:layer="layout" svg:width="1.249cm" svg:height="1.203cm" svg:x="15.107cm" svg:y="6.487cm">
          <draw:text-box>
            <text:p><text:span text:style-name="T7">V2</text:span></text:p>
          </draw:text-box>
        </draw:frame>
        <draw:frame draw:style-name="gr170" draw:text-style-name="P42" draw:layer="layout" svg:width="1.255cm" svg:height="1.044cm" svg:x="10.601cm" svg:y="9.33cm">
          <draw:text-box>
            <text:p><text:span text:style-name="T56">V4</text:span></text:p>
          </draw:text-box>
        </draw:frame>
        <draw:frame draw:style-name="gr170" draw:text-style-name="P43" draw:layer="layout" svg:width="1.254cm" svg:height="1.044cm" svg:x="5.676cm" svg:y="9.416cm">
          <draw:text-box>
            <text:p><text:span text:style-name="T57">V5</text:span></text:p>
          </draw:text-box>
        </draw:frame>
        <draw:frame draw:style-name="gr171" draw:text-style-name="P43" draw:layer="layout" svg:width="1.255cm" svg:height="1.045cm" svg:x="9.833cm" svg:y="11.124cm">
          <draw:text-box>
            <text:p><text:span text:style-name="T57">V6</text:span></text:p>
          </draw:text-box>
        </draw:frame>
        <draw:frame draw:style-name="gr170" draw:text-style-name="P43" draw:layer="layout" svg:width="1.255cm" svg:height="1.044cm" svg:x="14.696cm" svg:y="9.557cm">
          <draw:text-box>
            <text:p><text:span text:style-name="T57">V7</text:span></text:p>
          </draw:text-box>
        </draw:frame>
        <draw:frame draw:style-name="gr170" draw:text-style-name="P43" draw:layer="layout" svg:width="1.255cm" svg:height="1.044cm" svg:x="10.939cm" svg:y="7.354cm">
          <draw:text-box>
            <text:p><text:span text:style-name="T57">V8</text:span></text:p>
          </draw:text-box>
        </draw:frame>
        <draw:frame draw:style-name="gr170" draw:text-style-name="P44" draw:layer="layout" svg:width="1.255cm" svg:height="1.044cm" svg:x="7.652cm" svg:y="7.58cm">
          <draw:text-box>
            <text:p><text:span text:style-name="T58">V9</text:span></text:p>
          </draw:text-box>
        </draw:frame>
        <draw:frame draw:style-name="gr171" draw:text-style-name="P44" draw:layer="layout" svg:width="1.415cm" svg:height="1.045cm" svg:x="3.821cm" svg:y="11.307cm">
          <draw:text-box>
            <text:p><text:span text:style-name="T58">V10</text:span></text:p>
          </draw:text-box>
        </draw:frame>
        <draw:frame draw:style-name="gr171" draw:text-style-name="P44" draw:layer="layout" svg:width="1.413cm" svg:height="1.045cm" svg:x="15.542cm" svg:y="11.251cm">
          <draw:text-box>
            <text:p><text:span text:style-name="T58">V11</text:span></text:p>
          </draw:text-box>
        </draw:frame>
        <draw:frame draw:style-name="gr170" draw:text-style-name="P44" draw:layer="layout" svg:width="1.414cm" svg:height="1.044cm" svg:x="13.564cm" svg:y="7.636cm">
          <draw:text-box>
            <text:p><text:span text:style-name="T58">V12</text:span></text:p>
          </draw:text-box>
        </draw:frame>
        <draw:frame draw:style-name="gr172" draw:text-style-name="P43" draw:layer="layout" svg:width="7.775cm" svg:height="1.202cm" svg:x="2.412cm" svg:y="13.775cm">
          <draw:text-box>
            <text:p><text:span text:style-name="T57">edge-vertices : V5, V6, V7, V8</text:span><text:span text:style-name="T59"> </text:span><text:span text:style-name="T60"><text:s/></text:span></text:p>
          </draw:text-box>
        </draw:frame>
        <draw:frame draw:style-name="gr173" draw:text-style-name="P44" draw:layer="layout" svg:width="8.277cm" svg:height="1.203cm" svg:x="2.412cm" svg:y="14.481cm">
          <draw:text-box>
            <text:p><text:span text:style-name="T58">vertex-vertices : V9, V10, V11, V12</text:span></text:p>
          </draw:text-box>
        </draw:frame>
        <draw:custom-shape draw:style-name="gr174" draw:text-style-name="P45" draw:layer="layout" svg:width="8.472cm" svg:height="0.707cm" svg:x="2.412cm" svg:y="16.531cm">
          <text:p text:style-name="P1"><text:span text:style-name="T7">Level 1</text:span></text:p>
          <draw:enhanced-geometry svg:viewBox="0 0 21600 21600" draw:type="rectangle" draw:enhanced-path="M 0 0 L 21600 0 21600 21600 0 21600 0 0 Z N"/>
        </draw:custom-shape>
        <draw:frame draw:style-name="gr7" draw:text-style-name="P8" draw:layer="layout" svg:width="7.081cm" svg:height="0.725cm" svg:x="2.39cm" svg:y="15.806cm">
          <draw:text-box>
            <text:p><text:span text:style-name="T7">OrderVerticesFromFaceFirst = true</text:span></text:p>
          </draw:text-box>
        </draw:frame>
        <draw:custom-shape draw:style-name="gr174" draw:text-style-name="P45" draw:layer="layout" svg:width="8.472cm" svg:height="0.707cm" svg:x="10.884cm" svg:y="16.531cm">
          <text:p text:style-name="P1"><text:span text:style-name="T7">Level 2</text:span></text:p>
          <draw:enhanced-geometry svg:viewBox="0 0 21600 21600" draw:type="rectangle" draw:enhanced-path="M 0 0 L 21600 0 21600 21600 0 21600 0 0 Z N"/>
        </draw:custom-shape>
        <draw:custom-shape draw:style-name="gr174" draw:text-style-name="P45" draw:layer="layout" svg:width="8.472cm" svg:height="0.707cm" svg:x="2.412cm" svg:y="19.355cm">
          <text:p text:style-name="P1"><text:span text:style-name="T7">Level 1</text:span></text:p>
          <draw:enhanced-geometry svg:viewBox="0 0 21600 21600" draw:type="rectangle" draw:enhanced-path="M 0 0 L 21600 0 21600 21600 0 21600 0 0 Z N"/>
        </draw:custom-shape>
        <draw:frame draw:style-name="gr175" draw:text-style-name="P8" draw:layer="layout" svg:width="7.254cm" svg:height="0.725cm" svg:x="2.412cm" svg:y="18.65cm">
          <draw:text-box>
            <text:p><text:span text:style-name="T7">OrderVerticesFromFaceFirst = false</text:span></text:p>
          </draw:text-box>
        </draw:frame>
        <draw:custom-shape draw:style-name="gr174" draw:text-style-name="P45" draw:layer="layout" svg:width="8.494cm" svg:height="0.707cm" svg:x="10.884cm" svg:y="19.355cm">
          <text:p text:style-name="P1"><text:span text:style-name="T7">Level 2</text:span></text:p>
          <draw:enhanced-geometry svg:viewBox="0 0 21600 21600" draw:type="rectangle" draw:enhanced-path="M 0 0 L 21600 0 21600 21600 0 21600 0 0 Z N"/>
        </draw:custom-shape>
        <draw:custom-shape draw:style-name="gr174" draw:text-style-name="P45" draw:layer="layout" svg:width="2.824cm" svg:height="0.707cm" svg:x="19.356cm" svg:y="16.532cm">
          <text:p text:style-name="P1"><text:span text:style-name="T7">...</text:span></text:p>
          <draw:enhanced-geometry svg:viewBox="0 0 21600 21600" draw:type="rectangle" draw:enhanced-path="M 0 0 L 21600 0 21600 21600 0 21600 0 0 Z N"/>
        </draw:custom-shape>
        <draw:custom-shape draw:style-name="gr174" draw:text-style-name="P45" draw:layer="layout" svg:width="2.824cm" svg:height="0.707cm" svg:x="19.356cm" svg:y="17.237cm">
          <text:p text:style-name="P1"><text:span text:style-name="T7">...</text:span></text:p>
          <draw:enhanced-geometry svg:viewBox="0 0 21600 21600" draw:type="rectangle" draw:enhanced-path="M 0 0 L 21600 0 21600 21600 0 21600 0 0 Z N"/>
        </draw:custom-shape>
        <draw:custom-shape draw:style-name="gr174" draw:text-style-name="P45" draw:layer="layout" svg:width="2.824cm" svg:height="0.707cm" svg:x="19.356cm" svg:y="19.356cm">
          <text:p text:style-name="P1"><text:span text:style-name="T7">...</text:span></text:p>
          <draw:enhanced-geometry svg:viewBox="0 0 21600 21600" draw:type="rectangle" draw:enhanced-path="M 0 0 L 21600 0 21600 21600 0 21600 0 0 Z N"/>
        </draw:custom-shape>
        <draw:custom-shape draw:style-name="gr174" draw:text-style-name="P45" draw:layer="layout" svg:width="2.824cm" svg:height="0.706cm" svg:x="19.356cm" svg:y="20.062cm">
          <text:p text:style-name="P1"><text:span text:style-name="T7">...</text:span></text:p>
          <draw:enhanced-geometry svg:viewBox="0 0 21600 21600" draw:type="rectangle" draw:enhanced-path="M 0 0 L 21600 0 21600 21600 0 21600 0 0 Z N"/>
        </draw:custom-shape>
        <draw:custom-shape draw:style-name="gr174" draw:text-style-name="P46" draw:layer="layout" svg:width="2.824cm" svg:height="0.706cm" svg:x="2.412cm" svg:y="17.239cm">
          <text:p text:style-name="P1"><text:span text:style-name="T56">Face verts</text:span></text:p>
          <draw:enhanced-geometry svg:viewBox="0 0 21600 21600" draw:type="rectangle" draw:enhanced-path="M 0 0 L 21600 0 21600 21600 0 21600 0 0 Z N"/>
        </draw:custom-shape>
        <draw:custom-shape draw:style-name="gr174" draw:text-style-name="P47" draw:layer="layout" svg:width="2.823cm" svg:height="0.707cm" svg:x="5.236cm" svg:y="17.238cm">
          <text:p text:style-name="P1"><text:span text:style-name="T57">Edge verts</text:span></text:p>
          <draw:enhanced-geometry svg:viewBox="0 0 21600 21600" draw:type="rectangle" draw:enhanced-path="M 0 0 L 21600 0 21600 21600 0 21600 0 0 Z N"/>
        </draw:custom-shape>
        <draw:custom-shape draw:style-name="gr174" draw:text-style-name="P48" draw:layer="layout" svg:width="2.824cm" svg:height="0.707cm" svg:x="8.06cm" svg:y="17.238cm">
          <text:p text:style-name="P1"><text:span text:style-name="T58">Vertex verts</text:span></text:p>
          <draw:enhanced-geometry svg:viewBox="0 0 21600 21600" draw:type="rectangle" draw:enhanced-path="M 0 0 L 21600 0 21600 21600 0 21600 0 0 Z N"/>
        </draw:custom-shape>
        <draw:custom-shape draw:style-name="gr174" draw:text-style-name="P46" draw:layer="layout" svg:width="2.824cm" svg:height="0.706cm" svg:x="10.884cm" svg:y="17.239cm">
          <text:p text:style-name="P1"><text:span text:style-name="T56">Face verts</text:span></text:p>
          <draw:enhanced-geometry svg:viewBox="0 0 21600 21600" draw:type="rectangle" draw:enhanced-path="M 0 0 L 21600 0 21600 21600 0 21600 0 0 Z N"/>
        </draw:custom-shape>
        <draw:custom-shape draw:style-name="gr174" draw:text-style-name="P47" draw:layer="layout" svg:width="2.823cm" svg:height="0.707cm" svg:x="13.708cm" svg:y="17.238cm">
          <text:p text:style-name="P1"><text:span text:style-name="T57">Edge verts</text:span></text:p>
          <draw:enhanced-geometry svg:viewBox="0 0 21600 21600" draw:type="rectangle" draw:enhanced-path="M 0 0 L 21600 0 21600 21600 0 21600 0 0 Z N"/>
        </draw:custom-shape>
        <draw:custom-shape draw:style-name="gr174" draw:text-style-name="P48" draw:layer="layout" svg:width="2.824cm" svg:height="0.707cm" svg:x="16.532cm" svg:y="17.238cm">
          <text:p text:style-name="P1"><text:span text:style-name="T58">Vertex verts</text:span></text:p>
          <draw:enhanced-geometry svg:viewBox="0 0 21600 21600" draw:type="rectangle" draw:enhanced-path="M 0 0 L 21600 0 21600 21600 0 21600 0 0 Z N"/>
        </draw:custom-shape>
        <draw:custom-shape draw:style-name="gr174" draw:text-style-name="P48" draw:layer="layout" svg:width="2.824cm" svg:height="0.706cm" svg:x="2.412cm" svg:y="20.062cm">
          <text:p text:style-name="P1"><text:span text:style-name="T58">Vertex verts</text:span></text:p>
          <draw:enhanced-geometry svg:viewBox="0 0 21600 21600" draw:type="rectangle" draw:enhanced-path="M 0 0 L 21600 0 21600 21600 0 21600 0 0 Z N"/>
        </draw:custom-shape>
        <draw:custom-shape draw:style-name="gr174" draw:text-style-name="P47" draw:layer="layout" svg:width="2.823cm" svg:height="0.707cm" svg:x="8.059cm" svg:y="20.062cm">
          <text:p text:style-name="P1"><text:span text:style-name="T57">Edge verts</text:span></text:p>
          <draw:enhanced-geometry svg:viewBox="0 0 21600 21600" draw:type="rectangle" draw:enhanced-path="M 0 0 L 21600 0 21600 21600 0 21600 0 0 Z N"/>
        </draw:custom-shape>
        <draw:custom-shape draw:style-name="gr174" draw:text-style-name="P46" draw:layer="layout" svg:width="2.824cm" svg:height="0.706cm" svg:x="5.236cm" svg:y="20.062cm">
          <text:p text:style-name="P1"><text:span text:style-name="T56">Face verts</text:span></text:p>
          <draw:enhanced-geometry svg:viewBox="0 0 21600 21600" draw:type="rectangle" draw:enhanced-path="M 0 0 L 21600 0 21600 21600 0 21600 0 0 Z N"/>
        </draw:custom-shape>
        <draw:custom-shape draw:style-name="gr174" draw:text-style-name="P48" draw:layer="layout" svg:width="2.824cm" svg:height="0.706cm" svg:x="10.884cm" svg:y="20.062cm">
          <text:p text:style-name="P1"><text:span text:style-name="T58">Vertex verts</text:span></text:p>
          <draw:enhanced-geometry svg:viewBox="0 0 21600 21600" draw:type="rectangle" draw:enhanced-path="M 0 0 L 21600 0 21600 21600 0 21600 0 0 Z N"/>
        </draw:custom-shape>
        <draw:custom-shape draw:style-name="gr174" draw:text-style-name="P47" draw:layer="layout" svg:width="2.823cm" svg:height="0.707cm" svg:x="16.531cm" svg:y="20.062cm">
          <text:p text:style-name="P1"><text:span text:style-name="T57">Edge verts</text:span></text:p>
          <draw:enhanced-geometry svg:viewBox="0 0 21600 21600" draw:type="rectangle" draw:enhanced-path="M 0 0 L 21600 0 21600 21600 0 21600 0 0 Z N"/>
        </draw:custom-shape>
        <draw:custom-shape draw:style-name="gr174" draw:text-style-name="P46" draw:layer="layout" svg:width="2.824cm" svg:height="0.706cm" svg:x="13.708cm" svg:y="20.062cm">
          <text:p text:style-name="P1"><text:span text:style-name="T56">Face verts</text:span></text:p>
          <draw:enhanced-geometry svg:viewBox="0 0 21600 21600" draw:type="rectangle" draw:enhanced-path="M 0 0 L 21600 0 21600 21600 0 21600 0 0 Z N"/>
        </draw:custom-shape>
      </draw:page>
      <draw:page draw:name="page16" draw:style-name="dp1" draw:master-page-name="Default">
        <draw:custom-shape draw:style-name="gr176" draw:text-style-name="P49" draw:layer="layout" svg:width="16.106cm" svg:height="13.362cm" svg:x="6.545cm" svg:y="1.616cm">
          <text:p text:style-name="P1"><text:span text:style-name="T61">OpenSubdiv</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7" draw:text-style-name="P50" draw:layer="layout" svg:width="15.237cm" svg:height="6.334cm" svg:x="7.018cm" svg:y="4.521cm">
          <text:p text:style-name="P1"><text:span text:style-name="T62"/></text:p>
          <text:p text:style-name="P1"><text:span text:style-name="T62"/></text:p>
          <text:p text:style-name="P1"><text:span text:style-name="T62"/></text:p>
          <text:p text:style-name="P1"><text:span text:style-name="T62">Far</text:span></text:p>
          <draw:enhanced-geometry svg:viewBox="0 0 21600 21600" draw:mirror-horizontal="false" draw:mirror-vertical="false" draw:path-stretchpoint-x="10800" draw:path-stretchpoint-y="10800" draw:text-areas="?f3 ?f4 ?f5 ?f6" draw:type="round-rectangle" draw:modifiers="19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8" draw:text-style-name="P50" draw:layer="layout" svg:width="15.24cm" svg:height="1.319cm" svg:x="7.015cm" svg:y="3.218cm">
          <text:p text:style-name="P1"><text:span text:style-name="T62">Sdc</text:span></text:p>
          <draw:enhanced-geometry svg:viewBox="0 0 21600 21600" draw:path-stretchpoint-x="10800" draw:path-stretchpoint-y="10800" draw:text-areas="?f3 ?f4 ?f5 ?f6" draw:type="round-rectangle" draw:modifiers="5972.727272727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9" draw:text-style-name="P50" draw:layer="layout" svg:width="9.398cm" svg:height="2.112cm" svg:x="12.603cm" svg:y="4.838cm">
          <text:p text:style-name="P1"><text:span text:style-name="T62">Vtr</text:span></text:p>
          <draw:enhanced-geometry svg:viewBox="0 0 21600 21600" draw:path-stretchpoint-x="10800" draw:path-stretchpoint-y="10800" draw:text-areas="?f3 ?f4 ?f5 ?f6" draw:type="round-rectangle" draw:modifiers="5348.8497970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0" draw:text-style-name="P50" draw:layer="layout" svg:width="15.243cm" svg:height="3.764cm" svg:x="7.012cm" svg:y="10.835cm">
          <text:p text:style-name="P1"><text:span text:style-name="T62">Osd</text:span></text:p>
          <draw:enhanced-geometry svg:viewBox="0 0 21600 21600" draw:mirror-horizontal="false" draw:mirror-vertical="false" draw:path-stretchpoint-x="10800" draw:path-stretchpoint-y="10800" draw:text-areas="?f3 ?f4 ?f5 ?f6" draw:type="round-rectangle" draw:modifiers="2377.202751392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51" xml:id="id157" draw:id="id157" draw:layer="layout" svg:width="3.266cm" svg:height="1.111cm" svg:x="2.443cm" svg:y="4.283cm">
          <text:p text:style-name="P1"><text:span text:style-name="T20">Topolog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2" draw:text-style-name="P1" draw:layer="layout" draw:type="curve" svg:x1="5.709cm" svg:y1="4.838cm" svg:x2="8.412cm" svg:y2="5.858cm" draw:start-shape="id157" draw:start-glue-point="1" draw:end-shape="id158" draw:end-glue-point="3" svg:d="m5709 4838c2028 0 677 1020 2703 1020" svg:viewBox="0 0 2704 1021">
          <text:p/>
        </draw:connector>
        <draw:custom-shape draw:style-name="gr181" draw:text-style-name="P51" xml:id="id160" draw:id="id160" draw:layer="layout" svg:width="3.457cm" svg:height="1.205cm" svg:x="12.664cm" svg:y="8.598cm">
          <text:p text:style-name="P1"><text:span text:style-name="T20">Stencil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51" xml:id="id161" draw:id="id161" draw:layer="layout" svg:width="3.553cm" svg:height="1.206cm" svg:x="16.286cm" svg:y="8.599cm">
          <text:p text:style-name="P1"><text:span text:style-name="T20">Patch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3" draw:text-style-name="P28" xml:id="id164" draw:id="id164" draw:layer="layout" svg:width="6.031cm" svg:height="2.069cm" svg:x="13.176cm" svg:y="11.683cm">
          <draw:glue-point draw:id="4" svg:x="-2.981cm" svg:y="5.002cm"/>
          <draw:glue-point draw:id="5" svg:x="2.921cm" svg:y="4.812cm"/>
          <draw:glue-point draw:id="6" svg:x="-2.967cm" svg:y="-5.009cm"/>
          <draw:glue-point draw:id="7" svg:x="3.121cm" svg:y="-5.009cm"/>
          <draw:glue-point draw:id="8" svg:x="-5.001cm" svg:y="-3.06cm"/>
          <draw:glue-point draw:id="9" svg:x="-5.001cm" svg:y="3.215cm"/>
          <text:p text:style-name="P1"><text:span text:style-name="T26">Evaluator</text:span></text:p>
          <draw:enhanced-geometry svg:viewBox="0 0 21600 21600" draw:path-stretchpoint-x="10800" draw:path-stretchpoint-y="10800" draw:text-areas="?f3 ?f4 ?f5 ?f6" draw:type="round-rectangle" draw:modifiers="3673.043478260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51" xml:id="id165" draw:id="id165" draw:layer="layout" svg:width="3.237cm" svg:height="0.916cm" svg:x="2.456cm" svg:y="12.922cm">
          <text:p text:style-name="P1"><text:span text:style-name="T20">Resul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28" xml:id="id159" draw:id="id159" draw:layer="layout" svg:width="4.262cm" svg:height="2.14cm" svg:x="8.038cm" svg:y="7.901cm">
          <draw:glue-point draw:id="4" svg:x="-2.981cm" svg:y="5.002cm"/>
          <draw:glue-point draw:id="5" svg:x="2.921cm" svg:y="4.812cm"/>
          <draw:glue-point draw:id="6" svg:x="-1.54cm" svg:y="-5.003cm"/>
          <draw:glue-point draw:id="7" svg:x="1.92cm" svg:y="-4.783cm"/>
          <draw:glue-point draw:id="8" svg:x="-4.99cm" svg:y="-2.905cm"/>
          <draw:glue-point draw:id="9" svg:x="-4.99cm" svg:y="2.962cm"/>
          <text:p text:style-name="P1"><text:span text:style-name="T26">PrimvarRefiner</text:span></text:p>
          <draw:enhanced-geometry svg:viewBox="0 0 21600 21600" draw:path-stretchpoint-x="10800" draw:path-stretchpoint-y="10800" draw:text-areas="?f3 ?f4 ?f5 ?f6" draw:type="round-rectangle" draw:modifiers="4338.52751965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51" xml:id="id162" draw:id="id162" draw:layer="layout" svg:width="3.296cm" svg:height="1.398cm" svg:x="2.412cm" svg:y="7.662cm">
          <draw:glue-point draw:id="4" svg:x="-2.203cm" svg:y="4.778cm"/>
          <draw:glue-point draw:id="5" svg:x="1.385cm" svg:y="4.959cm"/>
          <draw:glue-point draw:id="6" svg:x="5.006cm" svg:y="-1.914cm"/>
          <draw:glue-point draw:id="7" svg:x="4.993cm" svg:y="1.933cm"/>
          <text:p text:style-name="P1"><text:span text:style-name="T20">Primvar</text:span></text:p>
          <text:p text:style-name="P1"><text:span text:style-name="T20">(x, y, z)</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text-style-name="P1" draw:layer="layout" draw:type="curve" svg:x1="10.191cm" svg:y1="6.569cm" svg:x2="10.169cm" svg:y2="7.901cm" draw:start-shape="id158" draw:start-glue-point="4" draw:end-shape="id159" draw:end-glue-point="0" svg:d="m10191 6569c0 999-22 333-22 1332" svg:viewBox="0 0 23 1333">
          <text:p/>
        </draw:connector>
        <draw:connector draw:style-name="gr184" draw:text-style-name="P1" draw:layer="layout" draw:type="curve" svg:x1="14.38cm" svg:y1="6.503cm" svg:x2="14.392cm" svg:y2="8.598cm" draw:start-shape="id158" draw:start-glue-point="7" draw:end-shape="id160" svg:d="m14380 6503c0 1620 12 573 12 2095" svg:viewBox="0 0 13 2096">
          <text:p/>
        </draw:connector>
        <draw:connector draw:style-name="gr184" draw:text-style-name="P1" draw:layer="layout" draw:type="curve" svg:x1="18.063cm" svg:y1="6.568cm" svg:x2="18.062cm" svg:y2="8.599cm" draw:start-shape="id158" draw:start-glue-point="5" draw:end-shape="id161" svg:d="m18063 6568c0 1524-1 509-1 2031" svg:viewBox="0 0 2 2032">
          <text:p/>
        </draw:connector>
        <draw:custom-shape draw:style-name="gr181" draw:text-style-name="P51" xml:id="id163" draw:id="id163" draw:layer="layout" svg:width="3.262cm" svg:height="0.922cm" svg:x="2.432cm" svg:y="9.143cm">
          <text:p text:style-name="P1"><text:span text:style-name="T20">Resul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text-style-name="P1" draw:layer="layout" draw:type="curve" svg:x1="5.708cm" svg:y1="8.361cm" svg:x2="8.043cm" svg:y2="8.35cm" draw:start-shape="id162" draw:start-glue-point="1" draw:end-shape="id159" draw:end-glue-point="8" svg:d="m5708 8361c1749 0 582-11 2335-11" svg:viewBox="0 0 2336 12">
          <text:p/>
        </draw:connector>
        <draw:connector draw:style-name="gr184" draw:text-style-name="P1" draw:layer="layout" draw:type="curve" svg:x1="8.043cm" svg:y1="9.604cm" svg:x2="5.694cm" svg:y2="9.604cm" draw:start-shape="id159" draw:start-glue-point="9" draw:end-shape="id163" draw:end-glue-point="1" svg:d="m8043 9604h-2349" svg:viewBox="0 0 2350 1">
          <text:p/>
        </draw:connector>
        <draw:connector draw:style-name="gr184" draw:text-style-name="P1" draw:layer="layout" draw:type="curve" svg:x1="14.392cm" svg:y1="9.803cm" svg:x2="14.402cm" svg:y2="11.683cm" draw:start-shape="id160" draw:start-glue-point="2" draw:end-shape="id164" draw:end-glue-point="6" svg:d="m14392 9803c0 1410 10 470 10 1880" svg:viewBox="0 0 11 1881">
          <text:p/>
        </draw:connector>
        <draw:connector draw:style-name="gr184" draw:text-style-name="P1" draw:layer="layout" draw:type="curve" svg:x1="18.062cm" svg:y1="9.805cm" svg:x2="18.073cm" svg:y2="11.683cm" draw:start-shape="id161" draw:start-glue-point="2" draw:end-shape="id164" draw:end-glue-point="7" svg:d="m18062 9805c0 1408 11 470 11 1878" svg:viewBox="0 0 12 1879">
          <text:p/>
        </draw:connector>
        <draw:connector draw:style-name="gr184" draw:text-style-name="P1" draw:layer="layout" draw:type="curve" svg:x1="13.176cm" svg:y1="13.382cm" svg:x2="5.693cm" svg:y2="13.38cm" draw:start-shape="id164" draw:start-glue-point="9" draw:end-shape="id165" draw:end-glue-point="1" svg:d="m13176 13382c-5613 0-1872-2-7483-2" svg:viewBox="0 0 7484 3">
          <text:p/>
        </draw:connector>
        <draw:connector draw:style-name="gr185" draw:text-style-name="P1" draw:layer="layout" draw:type="curve" svg:x1="5.65cm" svg:y1="12.087cm" svg:x2="13.176cm" svg:y2="12.084cm" draw:start-shape="id166" draw:start-glue-point="1" draw:end-shape="id164" draw:end-glue-point="8" svg:d="m5650 12087c5644 0 1882-3 7526-3" svg:viewBox="0 0 7527 4">
          <text:p/>
        </draw:connector>
        <draw:custom-shape draw:style-name="gr181" draw:text-style-name="P28" xml:id="id158" draw:id="id158" draw:layer="layout" svg:width="10.668cm" svg:height="1.421cm" svg:x="8.412cm" svg:y="5.148cm">
          <draw:glue-point draw:id="4" svg:x="-3.333cm" svg:y="5.01cm"/>
          <draw:glue-point draw:id="5" svg:x="4.047cm" svg:y="5.003cm"/>
          <draw:glue-point draw:id="6" svg:x="4.016cm" svg:y="-5.009cm"/>
          <draw:glue-point draw:id="7" svg:x="0.595cm" svg:y="4.546cm"/>
          <draw:glue-point draw:id="8" svg:x="-3.571cm" svg:y="-5.01cm"/>
          <draw:glue-point draw:id="9" svg:x="-1.547cm" svg:y="-4.827cm"/>
          <text:p text:style-name="P1"><text:span text:style-name="T26">TopologyRefiner</text:span></text:p>
          <draw:enhanced-geometry svg:viewBox="0 0 21600 21600" draw:mirror-horizontal="false" draw:mirror-vertical="false" draw:path-stretchpoint-x="10800" draw:path-stretchpoint-y="10800" draw:text-areas="?f3 ?f4 ?f5 ?f6" draw:type="round-rectangle" draw:modifiers="3854.27509293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51" xml:id="id166" draw:id="id166" draw:layer="layout" svg:width="3.204cm" svg:height="1.451cm" svg:x="2.446cm" svg:y="11.362cm">
          <draw:glue-point draw:id="4" svg:x="-2.203cm" svg:y="4.778cm"/>
          <draw:glue-point draw:id="5" svg:x="1.385cm" svg:y="4.959cm"/>
          <draw:glue-point draw:id="6" svg:x="5.006cm" svg:y="-1.914cm"/>
          <draw:glue-point draw:id="7" svg:x="4.993cm" svg:y="1.933cm"/>
          <text:p text:style-name="P1"><text:span text:style-name="T20">Primvar</text:span></text:p>
          <text:p text:style-name="P1"><text:span text:style-name="T20">(x, y, z)</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51" xml:id="id168" draw:id="id168" draw:layer="layout" svg:width="2.032cm" svg:height="0.73cm" svg:x="10.979cm" svg:y="3.521cm">
          <text:p text:style-name="P1"><text:span text:style-name="T20">Optio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2" draw:text-style-name="P1" draw:layer="layout" draw:type="curve" svg:x1="9.913cm" svg:y1="4.283cm" svg:x2="9.937cm" svg:y2="5.148cm" draw:start-shape="id167" draw:start-glue-point="2" draw:end-shape="id158" draw:end-glue-point="8" svg:d="m9913 4283c0 649 24 217 24 865" svg:viewBox="0 0 25 866">
          <text:p/>
        </draw:connector>
        <draw:custom-shape draw:style-name="gr181" draw:text-style-name="P51" xml:id="id167" draw:id="id167" draw:layer="layout" svg:width="2.078cm" svg:height="0.73cm" svg:x="8.874cm" svg:y="3.553cm">
          <text:p text:style-name="P1"><text:span text:style-name="T20">Schem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2" draw:text-style-name="P1" draw:layer="layout" draw:type="curve" svg:x1="11.995cm" svg:y1="4.251cm" svg:x2="11.996cm" svg:y2="5.173cm" draw:start-shape="id168" draw:start-glue-point="2" svg:d="m11995 4251c0 1068 1 607 1 922" svg:viewBox="0 0 2 923">
          <text:p/>
        </draw:connector>
        <draw:connector draw:style-name="gr184" draw:text-style-name="P1" draw:layer="layout" draw:type="curve" draw:line-skew="-0.277cm" svg:x1="5.709cm" svg:y1="4.838cm" svg:x2="8.874cm" svg:y2="3.918cm" draw:start-shape="id157" draw:start-glue-point="1" draw:end-shape="id167" draw:end-glue-point="3" svg:d="m5709 4838c1959 0 377-920 3165-920" svg:viewBox="0 0 3166 921">
          <text:p/>
        </draw:connector>
      </draw:page>
      <draw:page draw:name="page17" draw:style-name="dp1" draw:master-page-name="Default">
        <draw:custom-shape draw:style-name="gr181" draw:text-style-name="P45" draw:layer="layout" svg:width="3.389cm" svg:height="3.247cm" svg:x="1.847cm" svg:y="23.733cm">
          <draw:glue-point draw:id="4" svg:x="-2.203cm" svg:y="4.778cm"/>
          <draw:glue-point draw:id="5" svg:x="1.385cm" svg:y="4.959cm"/>
          <draw:glue-point draw:id="6" svg:x="5.006cm" svg:y="-1.914cm"/>
          <draw:glue-point draw:id="7" svg:x="4.993cm" svg:y="1.933cm"/>
          <text:p text:style-name="P1"><text:span text:style-name="T7">Vertex Buffer</text:span></text:p>
          <text:p text:style-name="P1"><text:span text:style-name="T7"/></text:p>
          <text:p text:style-name="P1"><text:span text:style-name="T7"/></text:p>
          <text:p text:style-name="P1"><text:span text:style-name="T7"/></text:p>
          <text:p text:style-name="P1"><text:span text:style-name="T7"/></text:p>
          <text:p text:style-name="P1"><text:span text:style-name="T7"/></text:p>
          <draw:enhanced-geometry svg:viewBox="0 0 21600 21600" draw:path-stretchpoint-x="10800" draw:path-stretchpoint-y="10800" draw:text-areas="?f3 ?f4 ?f5 ?f6" draw:type="round-rectangle" draw:modifiers="1784.070796460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6" draw:text-style-name="P52" draw:layer="layout" svg:width="16.106cm" svg:height="9.743cm" svg:x="6.121cm" svg:y="1.423cm">
          <text:p text:style-name="P1"><text:span text:style-name="T63">Use case 1: simple refinement</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7" draw:text-style-name="P50" draw:layer="layout" svg:width="15.237cm" svg:height="6.334cm" svg:x="6.594cm" svg:y="4.328cm">
          <text:p text:style-name="P1"><text:span text:style-name="T62"/></text:p>
          <text:p text:style-name="P1"><text:span text:style-name="T62"/></text:p>
          <text:p text:style-name="P1"><text:span text:style-name="T62"/></text:p>
          <text:p text:style-name="P1"><text:span text:style-name="T62">Far</text:span></text:p>
          <draw:enhanced-geometry svg:viewBox="0 0 21600 21600" draw:mirror-horizontal="false" draw:mirror-vertical="false" draw:path-stretchpoint-x="10800" draw:path-stretchpoint-y="10800" draw:text-areas="?f3 ?f4 ?f5 ?f6" draw:type="round-rectangle" draw:modifiers="19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8" draw:text-style-name="P50" draw:layer="layout" svg:width="15.24cm" svg:height="1.319cm" svg:x="6.591cm" svg:y="3.025cm">
          <text:p text:style-name="P1"><text:span text:style-name="T62">Sdc</text:span></text:p>
          <draw:enhanced-geometry svg:viewBox="0 0 21600 21600" draw:path-stretchpoint-x="10800" draw:path-stretchpoint-y="10800" draw:text-areas="?f3 ?f4 ?f5 ?f6" draw:type="round-rectangle" draw:modifiers="5972.727272727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9" draw:text-style-name="P50" draw:layer="layout" svg:width="9.398cm" svg:height="2.112cm" svg:x="12.179cm" svg:y="4.645cm">
          <text:p text:style-name="P1"><text:span text:style-name="T62">Vtr</text:span></text:p>
          <draw:enhanced-geometry svg:viewBox="0 0 21600 21600" draw:path-stretchpoint-x="10800" draw:path-stretchpoint-y="10800" draw:text-areas="?f3 ?f4 ?f5 ?f6" draw:type="round-rectangle" draw:modifiers="5348.8497970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51" xml:id="id169" draw:id="id169" draw:layer="layout" svg:width="3.266cm" svg:height="1.111cm" svg:x="2.019cm" svg:y="4.09cm">
          <text:p text:style-name="P1"><text:span text:style-name="T20">Topolog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2" draw:text-style-name="P1" draw:layer="layout" draw:type="curve" svg:x1="5.285cm" svg:y1="4.645cm" svg:x2="7.988cm" svg:y2="5.665cm" draw:start-shape="id169" draw:start-glue-point="1" draw:end-shape="id170" draw:end-glue-point="3" svg:d="m5285 4645c2028 0 677 1020 2703 1020" svg:viewBox="0 0 2704 1021">
          <text:p/>
        </draw:connector>
        <draw:custom-shape draw:style-name="gr181" draw:text-style-name="P28" xml:id="id171" draw:id="id171" draw:layer="layout" svg:width="4.262cm" svg:height="2.14cm" svg:x="7.614cm" svg:y="7.708cm">
          <draw:glue-point draw:id="4" svg:x="-2.981cm" svg:y="5.002cm"/>
          <draw:glue-point draw:id="5" svg:x="2.921cm" svg:y="4.812cm"/>
          <draw:glue-point draw:id="6" svg:x="-1.54cm" svg:y="-5.003cm"/>
          <draw:glue-point draw:id="7" svg:x="1.92cm" svg:y="-4.783cm"/>
          <draw:glue-point draw:id="8" svg:x="-4.99cm" svg:y="-2.905cm"/>
          <draw:glue-point draw:id="9" svg:x="-4.99cm" svg:y="2.962cm"/>
          <text:p text:style-name="P1"><text:span text:style-name="T26">PrimvarRefiner</text:span></text:p>
          <draw:enhanced-geometry svg:viewBox="0 0 21600 21600" draw:path-stretchpoint-x="10800" draw:path-stretchpoint-y="10800" draw:text-areas="?f3 ?f4 ?f5 ?f6" draw:type="round-rectangle" draw:modifiers="4338.52751965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51" xml:id="id172" draw:id="id172" draw:layer="layout" svg:width="3.296cm" svg:height="1.398cm" svg:x="1.988cm" svg:y="7.469cm">
          <draw:glue-point draw:id="4" svg:x="-2.203cm" svg:y="4.778cm"/>
          <draw:glue-point draw:id="5" svg:x="1.385cm" svg:y="4.959cm"/>
          <draw:glue-point draw:id="6" svg:x="5.006cm" svg:y="-1.914cm"/>
          <draw:glue-point draw:id="7" svg:x="4.993cm" svg:y="1.933cm"/>
          <text:p text:style-name="P1"><text:span text:style-name="T20">Primvar</text:span></text:p>
          <text:p text:style-name="P1"><text:span text:style-name="T20">(x, y, z)</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text-style-name="P1" draw:layer="layout" draw:type="curve" svg:x1="9.767cm" svg:y1="6.376cm" svg:x2="9.745cm" svg:y2="7.708cm" draw:start-shape="id170" draw:start-glue-point="4" draw:end-shape="id171" draw:end-glue-point="0" svg:d="m9767 6376c0 999-22 333-22 1332" svg:viewBox="0 0 23 1333">
          <text:p/>
        </draw:connector>
        <draw:custom-shape draw:style-name="gr181" draw:text-style-name="P51" xml:id="id173" draw:id="id173" draw:layer="layout" svg:width="3.262cm" svg:height="0.922cm" svg:x="2.008cm" svg:y="8.95cm">
          <text:p text:style-name="P1"><text:span text:style-name="T20">Resul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text-style-name="P1" draw:layer="layout" draw:type="curve" svg:x1="5.284cm" svg:y1="8.168cm" svg:x2="7.619cm" svg:y2="8.157cm" draw:start-shape="id172" draw:start-glue-point="1" draw:end-shape="id171" draw:end-glue-point="8" svg:d="m5284 8168c1749 0 582-11 2335-11" svg:viewBox="0 0 2336 12">
          <text:p/>
        </draw:connector>
        <draw:connector draw:style-name="gr184" draw:text-style-name="P1" draw:layer="layout" draw:type="curve" svg:x1="7.619cm" svg:y1="9.411cm" svg:x2="5.27cm" svg:y2="9.411cm" draw:start-shape="id171" draw:start-glue-point="9" draw:end-shape="id173" draw:end-glue-point="1" svg:d="m7619 9411h-2349" svg:viewBox="0 0 2350 1">
          <text:p/>
        </draw:connector>
        <draw:custom-shape draw:style-name="gr181" draw:text-style-name="P28" xml:id="id170" draw:id="id170" draw:layer="layout" svg:width="10.668cm" svg:height="1.421cm" svg:x="7.988cm" svg:y="4.955cm">
          <draw:glue-point draw:id="4" svg:x="-3.333cm" svg:y="5.01cm"/>
          <draw:glue-point draw:id="5" svg:x="4.047cm" svg:y="5.003cm"/>
          <draw:glue-point draw:id="6" svg:x="4.016cm" svg:y="-5.009cm"/>
          <draw:glue-point draw:id="7" svg:x="0.595cm" svg:y="4.546cm"/>
          <draw:glue-point draw:id="8" svg:x="-3.571cm" svg:y="-5.01cm"/>
          <draw:glue-point draw:id="9" svg:x="-1.547cm" svg:y="-4.827cm"/>
          <text:p text:style-name="P1"><text:span text:style-name="T26">TopologyRefiner</text:span></text:p>
          <draw:enhanced-geometry svg:viewBox="0 0 21600 21600" draw:mirror-horizontal="false" draw:mirror-vertical="false" draw:path-stretchpoint-x="10800" draw:path-stretchpoint-y="10800" draw:text-areas="?f3 ?f4 ?f5 ?f6" draw:type="round-rectangle" draw:modifiers="3854.27509293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51" xml:id="id175" draw:id="id175" draw:layer="layout" svg:width="2.032cm" svg:height="0.73cm" svg:x="10.555cm" svg:y="3.328cm">
          <text:p text:style-name="P1"><text:span text:style-name="T20">Optio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2" draw:text-style-name="P1" draw:layer="layout" draw:type="curve" svg:x1="9.489cm" svg:y1="4.09cm" svg:x2="9.513cm" svg:y2="4.955cm" draw:start-shape="id174" draw:start-glue-point="2" draw:end-shape="id170" draw:end-glue-point="8" svg:d="m9489 4090c0 649 24 217 24 865" svg:viewBox="0 0 25 866">
          <text:p/>
        </draw:connector>
        <draw:custom-shape draw:style-name="gr181" draw:text-style-name="P51" xml:id="id174" draw:id="id174" draw:layer="layout" svg:width="2.078cm" svg:height="0.73cm" svg:x="8.45cm" svg:y="3.36cm">
          <text:p text:style-name="P1"><text:span text:style-name="T20">Schem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2" draw:text-style-name="P1" draw:layer="layout" draw:type="curve" svg:x1="11.571cm" svg:y1="4.058cm" svg:x2="11.572cm" svg:y2="4.98cm" draw:start-shape="id175" draw:start-glue-point="2" svg:d="m11571 4058c0 1068 1 607 1 922" svg:viewBox="0 0 2 923">
          <text:p/>
        </draw:connector>
        <draw:connector draw:style-name="gr184" draw:text-style-name="P1" draw:layer="layout" draw:type="curve" draw:line-skew="-0.277cm" svg:x1="5.285cm" svg:y1="4.645cm" svg:x2="8.45cm" svg:y2="3.725cm" draw:start-shape="id169" draw:start-glue-point="1" draw:end-shape="id174" draw:end-glue-point="3" svg:d="m5285 4645c1959 0 377-920 3165-920" svg:viewBox="0 0 3166 921">
          <text:p/>
        </draw:connector>
        <draw:custom-shape draw:style-name="gr176" draw:text-style-name="P52" draw:layer="layout" svg:width="16.106cm" svg:height="14.068cm" svg:x="6.074cm" svg:y="14.465cm">
          <text:p text:style-name="P1"><text:span text:style-name="T63">Use case 2: GL drawing of animating mesh</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7" draw:text-style-name="P50" draw:layer="layout" svg:width="15.237cm" svg:height="5.516cm" svg:x="6.547cm" svg:y="17.37cm">
          <text:p text:style-name="P1"><text:span text:style-name="T62"/></text:p>
          <text:p text:style-name="P1"><text:span text:style-name="T62"/></text:p>
          <text:p text:style-name="P1"><text:span text:style-name="T62"/></text:p>
          <text:p text:style-name="P1"><text:span text:style-name="T62">Far</text:span></text:p>
          <draw:enhanced-geometry svg:viewBox="0 0 21600 21600" draw:mirror-horizontal="false" draw:mirror-vertical="false" draw:path-stretchpoint-x="10800" draw:path-stretchpoint-y="10800" draw:text-areas="?f3 ?f4 ?f5 ?f6" draw:type="round-rectangle" draw:modifiers="19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8" draw:text-style-name="P50" draw:layer="layout" svg:width="15.24cm" svg:height="1.319cm" svg:x="6.544cm" svg:y="16.067cm">
          <text:p text:style-name="P1"><text:span text:style-name="T62">Sdc</text:span></text:p>
          <draw:enhanced-geometry svg:viewBox="0 0 21600 21600" draw:path-stretchpoint-x="10800" draw:path-stretchpoint-y="10800" draw:text-areas="?f3 ?f4 ?f5 ?f6" draw:type="round-rectangle" draw:modifiers="5972.727272727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9" draw:text-style-name="P50" draw:layer="layout" svg:width="9.398cm" svg:height="2.112cm" svg:x="12.132cm" svg:y="17.687cm">
          <text:p text:style-name="P1"><text:span text:style-name="T62">Vtr</text:span></text:p>
          <draw:enhanced-geometry svg:viewBox="0 0 21600 21600" draw:path-stretchpoint-x="10800" draw:path-stretchpoint-y="10800" draw:text-areas="?f3 ?f4 ?f5 ?f6" draw:type="round-rectangle" draw:modifiers="5348.8497970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0" draw:text-style-name="P50" draw:layer="layout" svg:width="15.243cm" svg:height="5.365cm" svg:x="6.541cm" svg:y="22.886cm">
          <text:p text:style-name="P1"><text:span text:style-name="T62">Osd</text:span></text:p>
          <draw:enhanced-geometry svg:viewBox="0 0 21600 21600" draw:mirror-horizontal="false" draw:mirror-vertical="false" draw:path-stretchpoint-x="10800" draw:path-stretchpoint-y="10800" draw:text-areas="?f3 ?f4 ?f5 ?f6" draw:type="round-rectangle" draw:modifiers="2377.202751392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51" xml:id="id176" draw:id="id176" draw:layer="layout" svg:width="3.266cm" svg:height="1.111cm" svg:x="1.972cm" svg:y="17.132cm">
          <text:p text:style-name="P1"><text:span text:style-name="T20">Topolog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2" draw:text-style-name="P1" draw:layer="layout" draw:type="curve" svg:x1="5.238cm" svg:y1="17.687cm" svg:x2="7.941cm" svg:y2="18.707cm" draw:start-shape="id176" draw:start-glue-point="1" draw:end-shape="id177" draw:end-glue-point="3" svg:d="m5238 17687c2028 0 677 1020 2703 1020" svg:viewBox="0 0 2704 1021">
          <text:p/>
        </draw:connector>
        <draw:custom-shape draw:style-name="gr181" draw:text-style-name="P51" xml:id="id178" draw:id="id178" draw:layer="layout" svg:width="3.457cm" svg:height="1.205cm" svg:x="12.227cm" svg:y="20.41cm">
          <text:p text:style-name="P1"><text:span text:style-name="T20">Stencil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51" xml:id="id179" draw:id="id179" draw:layer="layout" svg:width="3.553cm" svg:height="1.206cm" svg:x="15.803cm" svg:y="20.409cm">
          <text:p text:style-name="P1"><text:span text:style-name="T20">Patch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3" draw:text-style-name="P28" xml:id="id180" draw:id="id180" draw:layer="layout" svg:width="3.544cm" svg:height="1.694cm" svg:x="12.154cm" svg:y="24.58cm">
          <draw:glue-point draw:id="4" svg:x="-2.981cm" svg:y="5.002cm"/>
          <draw:glue-point draw:id="5" svg:x="2.921cm" svg:y="4.812cm"/>
          <draw:glue-point draw:id="6" svg:x="-2.967cm" svg:y="-5.009cm"/>
          <draw:glue-point draw:id="7" svg:x="3.121cm" svg:y="-5.009cm"/>
          <draw:glue-point draw:id="8" svg:x="-5.001cm" svg:y="-3.06cm"/>
          <draw:glue-point draw:id="9" svg:x="-5.001cm" svg:y="3.215cm"/>
          <text:p text:style-name="P1"><text:span text:style-name="T26">Evaluator</text:span></text:p>
          <draw:enhanced-geometry svg:viewBox="0 0 21600 21600" draw:path-stretchpoint-x="10800" draw:path-stretchpoint-y="10800" draw:text-areas="?f3 ?f4 ?f5 ?f6" draw:type="round-rectangle" draw:modifiers="3673.043478260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text-style-name="P1" draw:layer="layout" draw:type="curve" svg:x1="13.909cm" svg:y1="19.352cm" svg:x2="13.955cm" svg:y2="20.41cm" draw:start-shape="id177" draw:start-glue-point="7" draw:end-shape="id178" draw:end-glue-point="0" svg:d="m13909 19352c0 843 46 314 46 1058" svg:viewBox="0 0 47 1059">
          <text:p/>
        </draw:connector>
        <draw:connector draw:style-name="gr184" draw:text-style-name="P1" draw:layer="layout" draw:type="curve" svg:x1="17.592cm" svg:y1="19.417cm" svg:x2="17.579cm" svg:y2="20.409cm" draw:start-shape="id177" draw:start-glue-point="5" draw:end-shape="id179" draw:end-glue-point="0" svg:d="m17592 19417c0 745-13 250-13 992" svg:viewBox="0 0 14 993">
          <text:p/>
        </draw:connector>
        <draw:connector draw:style-name="gr184" draw:text-style-name="P1" draw:layer="layout" draw:type="curve" svg:x1="13.955cm" svg:y1="21.615cm" svg:x2="13.926cm" svg:y2="24.58cm" draw:start-shape="id178" draw:start-glue-point="2" draw:end-shape="id180" svg:d="m13955 21615c0 2224-29 742-29 2965" svg:viewBox="0 0 30 2966">
          <text:p/>
        </draw:connector>
        <draw:connector draw:style-name="gr184" draw:text-style-name="P1" draw:layer="layout" draw:type="curve" svg:x1="12.154cm" svg:y1="25.971cm" svg:x2="4.671cm" svg:y2="25.991cm" draw:start-shape="id180" draw:start-glue-point="9" draw:end-shape="id181" draw:end-glue-point="1" svg:d="m12154 25971c-5613 0-1872 20-7483 20" svg:viewBox="0 0 7484 21">
          <text:p/>
        </draw:connector>
        <draw:connector draw:style-name="gr185" draw:text-style-name="P1" draw:layer="layout" draw:type="curve" svg:x1="4.671cm" svg:y1="24.932cm" svg:x2="12.154cm" svg:y2="24.909cm" draw:start-shape="id182" draw:start-glue-point="1" draw:end-shape="id180" draw:end-glue-point="8" svg:d="m4671 24932c5611 0 1870-23 7483-23" svg:viewBox="0 0 7484 24">
          <text:p/>
        </draw:connector>
        <draw:custom-shape draw:style-name="gr181" draw:text-style-name="P28" xml:id="id177" draw:id="id177" draw:layer="layout" svg:width="10.668cm" svg:height="1.421cm" svg:x="7.941cm" svg:y="17.997cm">
          <draw:glue-point draw:id="4" svg:x="-3.333cm" svg:y="5.01cm"/>
          <draw:glue-point draw:id="5" svg:x="4.047cm" svg:y="5.003cm"/>
          <draw:glue-point draw:id="6" svg:x="4.016cm" svg:y="-5.009cm"/>
          <draw:glue-point draw:id="7" svg:x="0.595cm" svg:y="4.546cm"/>
          <draw:glue-point draw:id="8" svg:x="-3.571cm" svg:y="-5.01cm"/>
          <draw:glue-point draw:id="9" svg:x="-1.547cm" svg:y="-4.827cm"/>
          <text:p text:style-name="P1"><text:span text:style-name="T26">TopologyRefiner</text:span></text:p>
          <draw:enhanced-geometry svg:viewBox="0 0 21600 21600" draw:mirror-horizontal="false" draw:mirror-vertical="false" draw:path-stretchpoint-x="10800" draw:path-stretchpoint-y="10800" draw:text-areas="?f3 ?f4 ?f5 ?f6" draw:type="round-rectangle" draw:modifiers="3854.27509293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51" xml:id="id184" draw:id="id184" draw:layer="layout" svg:width="2.032cm" svg:height="0.73cm" svg:x="10.508cm" svg:y="16.37cm">
          <text:p text:style-name="P1"><text:span text:style-name="T20">Optio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2" draw:text-style-name="P1" draw:layer="layout" draw:type="curve" svg:x1="9.442cm" svg:y1="17.132cm" svg:x2="9.466cm" svg:y2="17.997cm" draw:start-shape="id183" draw:start-glue-point="2" draw:end-shape="id177" draw:end-glue-point="8" svg:d="m9442 17132c0 649 24 217 24 865" svg:viewBox="0 0 25 866">
          <text:p/>
        </draw:connector>
        <draw:custom-shape draw:style-name="gr181" draw:text-style-name="P51" xml:id="id183" draw:id="id183" draw:layer="layout" svg:width="2.078cm" svg:height="0.73cm" svg:x="8.403cm" svg:y="16.402cm">
          <text:p text:style-name="P1"><text:span text:style-name="T20">Schem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2" draw:text-style-name="P1" draw:layer="layout" draw:type="curve" svg:x1="11.524cm" svg:y1="17.1cm" svg:x2="11.525cm" svg:y2="18.022cm" draw:start-shape="id184" draw:start-glue-point="2" svg:d="m11524 17100c0 1068 1 607 1 922" svg:viewBox="0 0 2 923">
          <text:p/>
        </draw:connector>
        <draw:connector draw:style-name="gr184" draw:text-style-name="P1" draw:layer="layout" draw:type="curve" draw:line-skew="-0.277cm" svg:x1="5.238cm" svg:y1="17.687cm" svg:x2="8.403cm" svg:y2="16.767cm" draw:start-shape="id176" draw:start-glue-point="1" draw:end-shape="id183" draw:end-glue-point="3" svg:d="m5238 17687c1959 0 377-920 3165-920" svg:viewBox="0 0 3166 921">
          <text:p/>
        </draw:connector>
        <draw:custom-shape draw:style-name="gr174" draw:text-style-name="P45" xml:id="id182" draw:id="id182" draw:layer="layout" svg:width="2.401cm" svg:height="0.705cm" svg:x="2.27cm" svg:y="24.58cm">
          <text:p text:style-name="P1"><text:span text:style-name="T7">coarse</text:span></text:p>
          <draw:enhanced-geometry svg:viewBox="0 0 21600 21600" draw:type="rectangle" draw:enhanced-path="M 0 0 L 21600 0 21600 21600 0 21600 0 0 Z N"/>
        </draw:custom-shape>
        <draw:custom-shape draw:style-name="gr174" draw:text-style-name="P45" xml:id="id181" draw:id="id181" draw:layer="layout" svg:width="2.401cm" svg:height="1.411cm" svg:x="2.27cm" svg:y="25.286cm">
          <text:p text:style-name="P1"><text:span text:style-name="T7">refined</text:span></text:p>
          <draw:enhanced-geometry svg:viewBox="0 0 21600 21600" draw:type="rectangle" draw:enhanced-path="M 0 0 L 21600 0 21600 21600 0 21600 0 0 Z N"/>
        </draw:custom-shape>
        <draw:custom-shape draw:style-name="gr181" draw:text-style-name="P45" xml:id="id185" draw:id="id185" draw:layer="layout" svg:width="3.346cm" svg:height="1.836cm" svg:x="1.89cm" svg:y="20.909cm">
          <draw:glue-point draw:id="4" svg:x="-2.203cm" svg:y="4.778cm"/>
          <draw:glue-point draw:id="5" svg:x="1.385cm" svg:y="4.959cm"/>
          <draw:glue-point draw:id="6" svg:x="5.006cm" svg:y="-1.914cm"/>
          <draw:glue-point draw:id="7" svg:x="4.993cm" svg:y="1.933cm"/>
          <text:p text:style-name="P1"><text:span text:style-name="T7">Index Buffer</text:span></text:p>
          <text:p text:style-name="P1"><text:span text:style-name="T7">PatchParam</text:span></text:p>
          <draw:enhanced-geometry svg:viewBox="0 0 21600 21600" draw:path-stretchpoint-x="10800" draw:path-stretchpoint-y="10800" draw:text-areas="?f3 ?f4 ?f5 ?f6" draw:type="round-rectangle" draw:modifiers="2372.293291731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51" xml:id="id187" draw:id="id187" draw:layer="layout" svg:width="3.389cm" svg:height="1.271cm" svg:x="1.847cm" svg:y="27.121cm">
          <draw:glue-point draw:id="4" svg:x="-2.203cm" svg:y="4.778cm"/>
          <draw:glue-point draw:id="5" svg:x="1.385cm" svg:y="4.959cm"/>
          <draw:glue-point draw:id="6" svg:x="5.006cm" svg:y="-1.914cm"/>
          <draw:glue-point draw:id="7" svg:x="4.993cm" svg:y="1.933cm"/>
          <text:p text:style-name="P1"><text:span text:style-name="T20">Shader</text:span></text:p>
          <draw:enhanced-geometry svg:viewBox="0 0 21600 21600" draw:path-stretchpoint-x="10800" draw:path-stretchpoint-y="10800" draw:text-areas="?f3 ?f4 ?f5 ?f6" draw:type="round-rectangle" draw:modifiers="2372.293291731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6" draw:text-style-name="P28" xml:id="id186" draw:id="id186" draw:layer="layout" svg:width="3.593cm" svg:height="1.694cm" svg:x="15.967cm" svg:y="24.58cm">
          <text:p text:style-name="P1"><text:span text:style-name="T26">Tessellation</text:span></text:p>
          <text:p text:style-name="P1"><text:span text:style-name="T26">Sh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7" draw:text-style-name="P1" draw:layer="layout" draw:type="curve" svg:x1="17.579cm" svg:y1="21.615cm" svg:x2="5.233cm" svg:y2="22.181cm" draw:start-shape="id179" draw:start-glue-point="2" draw:end-shape="id185" draw:end-glue-point="7" svg:d="m17579 21615c0 378-4115 566-12346 566" svg:viewBox="0 0 12347 567">
          <text:p/>
        </draw:connector>
        <draw:connector draw:style-name="gr187" draw:text-style-name="P1" draw:layer="layout" draw:type="curve" svg:x1="17.763cm" svg:y1="26.274cm" svg:x2="5.236cm" svg:y2="27.513cm" draw:start-shape="id186" draw:start-glue-point="2" draw:end-shape="id187" draw:end-glue-point="6" svg:d="m17763 26274c0 826-4175 1239-12527 1239" svg:viewBox="0 0 12528 1240">
          <text:p/>
        </draw:connector>
      </draw:page>
      <draw:page draw:name="page18" draw:style-name="dp1" draw:master-page-name="Default">
        <draw:custom-shape draw:style-name="gr188" draw:text-style-name="P53" draw:layer="layout" svg:width="7.766cm" svg:height="3.529cm" svg:x="10.178cm" svg:y="3.824cm">
          <text:p text:style-name="P1"><text:span text:style-name="T64">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51" draw:layer="layout" svg:width="4.236cm" svg:height="10.62cm" svg:x="5.236cm" svg:y="3.793cm">
          <text:p text:style-name="P1"><text:span text:style-name="T20">Subdivision Mesh</text:span></text:p>
          <text:p text:style-name="P1"><text:span text:style-name="T20"/></text:p>
          <text:p text:style-name="P1"><text:span text:style-name="T20"/></text:p>
          <draw:enhanced-geometry svg:viewBox="0 0 21600 21600" draw:path-stretchpoint-x="10800" draw:path-stretchpoint-y="10800" draw:text-areas="?f3 ?f4 ?f5 ?f6"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45" xml:id="id188" draw:id="id188" draw:layer="layout" svg:width="2.725cm" svg:height="1.412cm" svg:x="5.942cm" svg:y="5.659cm">
          <text:p text:style-name="P1"><text:span text:style-name="T7">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5" xml:id="id190" draw:id="id190" draw:layer="layout" svg:width="2.643cm" svg:height="1.41cm" svg:x="5.942cm" svg:y="10.603cm">
          <text:p text:style-name="P1"><text:span text:style-name="T7">Coarse</text:span></text:p>
          <text:p text:style-name="P1"><text:span text:style-name="T7">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53" draw:layer="layout" svg:width="7.766cm" svg:height="7.06cm" svg:x="10.178cm" svg:y="7.353cm">
          <text:p text:style-name="P1"><text:span text:style-name="T64">Osd</text:span></text:p>
          <draw:enhanced-geometry svg:viewBox="0 0 21600 21600" draw:mirror-horizontal="false" draw:mirror-vertical="false" draw:path-stretchpoint-x="10800" draw:path-stretchpoint-y="10800" draw:text-areas="?f3 ?f4 ?f5 ?f6"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45" xml:id="id189" draw:id="id189" draw:layer="layout" svg:width="2.542cm" svg:height="1.412cm" svg:x="13.001cm" svg:y="5.659cm">
          <text:p text:style-name="P1"><text:span text:style-name="T7">Stencil</text:span></text:p>
          <text:p text:style-name="P1"><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45" xml:id="id193" draw:id="id193" draw:layer="layout" svg:width="2.542cm" svg:height="1.388cm" svg:x="13.001cm" svg:y="8.292cm">
          <text:p text:style-name="P1"><text:span text:style-name="T7">Stencil</text:span></text:p>
          <text:p text:style-name="P1"><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54" xml:id="id191" draw:id="id191" draw:layer="layout" svg:width="3.671cm" svg:height="2.965cm" svg:x="12.437cm" svg:y="10.601cm">
          <draw:glue-point draw:id="4" svg:x="-4.918cm" svg:y="-2.647cm"/>
          <draw:glue-point draw:id="5" svg:x="-4.998cm" svg:y="2.62cm"/>
          <text:p text:style-name="P1"><text:span text:style-name="T65">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45" xml:id="id192" draw:id="id192" draw:layer="layout" svg:width="2.643cm" svg:height="1.41cm" svg:x="5.942cm" svg:y="12.156cm">
          <text:p text:style-name="P1"><text:span text:style-name="T7">Refined</text:span></text:p>
          <text:p text:style-name="P1"><text:span text:style-name="T7">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4" draw:text-style-name="P1" draw:layer="layout" draw:type="curve" svg:x1="8.667cm" svg:y1="6.365cm" svg:x2="13.001cm" svg:y2="6.365cm" draw:start-shape="id188" draw:start-glue-point="10" draw:end-shape="id189" svg:d="m8667 6365h4334" svg:viewBox="0 0 4335 1">
          <text:p/>
        </draw:connector>
        <draw:connector draw:style-name="gr184" draw:text-style-name="P1" draw:layer="layout" draw:type="curve" svg:x1="8.585cm" svg:y1="11.308cm" svg:x2="12.467cm" svg:y2="11.299cm" draw:start-shape="id190" draw:start-glue-point="10" draw:end-shape="id191" draw:end-glue-point="4" svg:d="m8585 11308c2889 0 948-9 3882-9" svg:viewBox="0 0 3883 10">
          <text:p/>
        </draw:connector>
        <draw:connector draw:style-name="gr184" draw:text-style-name="P1" draw:layer="layout" draw:type="curve" svg:x1="12.438cm" svg:y1="12.859cm" svg:x2="8.585cm" svg:y2="12.861cm" draw:start-shape="id191" draw:start-glue-point="5" draw:end-shape="id192" draw:end-glue-point="10" svg:d="m12438 12859c-2890 0-964 2-3853 2" svg:viewBox="0 0 3854 3">
          <text:p/>
        </draw:connector>
        <draw:connector draw:style-name="gr184" draw:text-style-name="P1" draw:layer="layout" draw:type="curve" svg:x1="14.272cm" svg:y1="7.071cm" svg:x2="14.272cm" svg:y2="8.292cm" draw:start-shape="id189" draw:start-glue-point="8" draw:end-shape="id193" draw:end-glue-point="4" svg:d="m14272 7071v1221" svg:viewBox="0 0 1 1222">
          <text:p/>
        </draw:connector>
        <draw:connector draw:style-name="gr184" draw:text-style-name="P1" draw:layer="layout" draw:type="curve" svg:x1="14.272cm" svg:y1="9.68cm" svg:x2="14.272cm" svg:y2="10.601cm" draw:start-shape="id193" draw:start-glue-point="8" draw:end-shape="id191" draw:end-glue-point="0" svg:d="m14272 9680v921" svg:viewBox="0 0 1 922">
          <text:p/>
        </draw:connector>
        <draw:custom-shape draw:style-name="gr191" draw:text-style-name="P53" draw:layer="layout" svg:width="7.767cm" svg:height="7.06cm" svg:x="25.709cm" svg:y="7.353cm">
          <text:p text:style-name="P1"><text:span text:style-name="T64">Osd</text:span></text:p>
          <draw:enhanced-geometry svg:viewBox="0 0 21600 21600" draw:mirror-horizontal="false" draw:mirror-vertical="false" draw:path-stretchpoint-x="10800" draw:path-stretchpoint-y="10800" draw:text-areas="?f3 ?f4 ?f5 ?f6"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8" draw:text-style-name="P53" draw:layer="layout" svg:width="7.767cm" svg:height="3.529cm" svg:x="25.709cm" svg:y="3.824cm">
          <text:p text:style-name="P1"><text:span text:style-name="T64">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51" draw:layer="layout" svg:width="4.235cm" svg:height="10.589cm" svg:x="20.768cm" svg:y="3.824cm">
          <text:p text:style-name="P1"><text:span text:style-name="T20">Subdivision Mesh</text:span></text:p>
          <text:p text:style-name="P1"><text:span text:style-name="T20"/></text:p>
          <text:p text:style-name="P1"><text:span text:style-name="T20"/></text:p>
          <draw:enhanced-geometry svg:viewBox="0 0 21600 21600" draw:path-stretchpoint-x="10800" draw:path-stretchpoint-y="10800" draw:text-areas="?f3 ?f4 ?f5 ?f6"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45" xml:id="id197" draw:id="id197" draw:layer="layout" svg:width="2.725cm" svg:height="1.27cm" svg:x="21.615cm" svg:y="5.236cm">
          <text:p text:style-name="P1"><text:span text:style-name="T7">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5" xml:id="id213" draw:id="id213" draw:layer="layout" svg:width="2.643cm" svg:height="1.41cm" svg:x="21.474cm" svg:y="10.319cm">
          <text:p text:style-name="P1"><text:span text:style-name="T7">Coarse</text:span></text:p>
          <text:p text:style-name="P1"><text:span text:style-name="T7">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45" xml:id="id194" draw:id="id194" draw:layer="layout" svg:width="2.824cm" svg:height="1.554cm" svg:x="28.957cm" svg:y="5.094cm">
          <text:p text:style-name="P1"><text:span text:style-name="T7">LimitStencil</text:span></text:p>
          <text:p text:style-name="P1"><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45" xml:id="id195" draw:id="id195" draw:layer="layout" svg:width="2.542cm" svg:height="1.388cm" svg:x="29.098cm" svg:y="8.201cm">
          <text:p text:style-name="P1"><text:span text:style-name="T7">Stencil</text:span></text:p>
          <text:p text:style-name="P1"><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54" xml:id="id196" draw:id="id196" draw:layer="layout" svg:width="3.672cm" svg:height="2.683cm" svg:x="28.533cm" svg:y="10.46cm">
          <draw:glue-point draw:id="4" svg:x="-5cm" svg:y="-2.892cm"/>
          <draw:glue-point draw:id="5" svg:x="-5cm" svg:y="2.896cm"/>
          <text:p text:style-name="P1"><text:span text:style-name="T65">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45" xml:id="id214" draw:id="id214" draw:layer="layout" svg:width="2.643cm" svg:height="1.41cm" svg:x="21.474cm" svg:y="11.872cm">
          <text:p text:style-name="P1"><text:span text:style-name="T7">Limit</text:span></text:p>
          <text:p text:style-name="P1"><text:span text:style-name="T7">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5" xml:id="id198" draw:id="id198" draw:layer="layout" svg:width="2.725cm" svg:height="1.25cm" svg:x="21.65cm" svg:y="6.64cm">
          <text:p text:style-name="P1"><text:span text:style-name="T7">Limit</text:span></text:p>
          <text:p text:style-name="P1"><text:span text:style-name="T7">Locati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2" draw:text-style-name="P1" draw:layer="layout" svg:x1="30.369cm" svg:y1="6.648cm" svg:x2="30.369cm" svg:y2="8.201cm" draw:start-shape="id194" draw:start-glue-point="8" draw:end-shape="id195" draw:end-glue-point="4" svg:d="m30369 6648v1553" svg:viewBox="0 0 1 1554">
          <text:p/>
        </draw:connector>
        <draw:connector draw:style-name="gr192" draw:text-style-name="P1" draw:layer="layout" svg:x1="30.369cm" svg:y1="9.589cm" svg:x2="30.369cm" svg:y2="10.46cm" draw:start-shape="id195" draw:start-glue-point="8" draw:end-shape="id196" draw:end-glue-point="0" svg:d="m30369 9589v871" svg:viewBox="0 0 1 872">
          <text:p/>
        </draw:connector>
        <draw:connector draw:style-name="gr184" draw:text-style-name="P1" draw:layer="layout" draw:type="curve" svg:x1="24.34cm" svg:y1="5.871cm" svg:x2="28.957cm" svg:y2="5.871cm" draw:start-shape="id197" draw:start-glue-point="10" draw:end-shape="id194" draw:end-glue-point="6" svg:d="m24340 5871h4617" svg:viewBox="0 0 4618 1">
          <text:p/>
        </draw:connector>
        <draw:connector draw:style-name="gr184" draw:text-style-name="P1" draw:layer="layout" draw:type="curve" svg:x1="24.375cm" svg:y1="7.265cm" svg:x2="28.957cm" svg:y2="5.871cm" draw:start-shape="id198" draw:start-glue-point="10" draw:end-shape="id194" draw:end-glue-point="6" svg:d="m24375 7265c3436 0 1146-1394 4582-1394" svg:viewBox="0 0 4583 1395">
          <text:p/>
        </draw:connector>
        <draw:custom-shape draw:style-name="gr191" draw:text-style-name="P53" draw:layer="layout" svg:width="7.766cm" svg:height="9.883cm" svg:x="10.178cm" svg:y="21.474cm">
          <text:p text:style-name="P1"><text:span text:style-name="T64">Osd</text:span></text:p>
          <draw:enhanced-geometry svg:viewBox="0 0 21600 21600" draw:mirror-horizontal="false" draw:mirror-vertical="false" draw:path-stretchpoint-x="10800" draw:path-stretchpoint-y="10800" draw:text-areas="?f3 ?f4 ?f5 ?f6"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8" draw:text-style-name="P53" draw:layer="layout" svg:width="7.766cm" svg:height="3.53cm" svg:x="10.178cm" svg:y="17.944cm">
          <text:p text:style-name="P1"><text:span text:style-name="T64">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51" draw:layer="layout" svg:width="4.236cm" svg:height="13.38cm" svg:x="5.236cm" svg:y="17.977cm">
          <text:p text:style-name="P1"><text:span text:style-name="T20">Subdivision Mesh</text:span></text:p>
          <text:p text:style-name="P1"><text:span text:style-name="T20"/></text:p>
          <text:p text:style-name="P1"><text:span text:style-name="T20"/></text:p>
          <draw:enhanced-geometry svg:viewBox="0 0 21600 21600" draw:mirror-horizontal="false" draw:mirror-vertical="false" draw:path-stretchpoint-x="10800" draw:path-stretchpoint-y="10800" draw:text-areas="?f3 ?f4 ?f5 ?f6"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45" xml:id="id199" draw:id="id199" draw:layer="layout" svg:width="2.824cm" svg:height="1.207cm" svg:x="5.942cm" svg:y="19.278cm">
          <text:p text:style-name="P1"><text:span text:style-name="T7">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5" xml:id="id203" draw:id="id203" draw:layer="layout" svg:width="2.824cm" svg:height="1.41cm" svg:x="5.942cm" svg:y="24.58cm">
          <draw:glue-point draw:id="12" svg:x="4.646cm" svg:y="1.496cm"/>
          <text:p text:style-name="P1"><text:span text:style-name="T7">Coarse</text:span></text:p>
          <text:p text:style-name="P1"><text:span text:style-name="T7">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45" xml:id="id200" draw:id="id200" draw:layer="layout" svg:width="2.541cm" svg:height="1.472cm" svg:x="11.872cm" svg:y="19.154cm">
          <text:p text:style-name="P1"><text:span text:style-name="T7">Stencil</text:span></text:p>
          <text:p text:style-name="P1"><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45" xml:id="id219" draw:id="id219" draw:layer="layout" svg:width="2.683cm" svg:height="1.487cm" svg:x="14.413cm" svg:y="19.139cm">
          <text:p text:style-name="P1"><text:span text:style-name="T7">Patch</text:span></text:p>
          <text:p text:style-name="P1"><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45" xml:id="id220" draw:id="id220" draw:layer="layout" svg:width="2.541cm" svg:height="1.36cm" svg:x="11.872cm" svg:y="22.18cm">
          <text:p text:style-name="P1"><text:span text:style-name="T7">Stencil</text:span></text:p>
          <text:p text:style-name="P1"><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45" xml:id="id201" draw:id="id201" draw:layer="layout" svg:width="2.683cm" svg:height="1.353cm" svg:x="14.413cm" svg:y="22.18cm">
          <text:p text:style-name="P1"><text:span text:style-name="T7">Patch</text:span></text:p>
          <text:p text:style-name="P1"><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7" draw:text-style-name="P1" draw:layer="layout" svg:x1="13.143cm" svg:y1="20.626cm" svg:x2="13.143cm" svg:y2="22.18cm">
          <text:p/>
        </draw:line>
        <draw:custom-shape draw:style-name="gr186" draw:text-style-name="P54" xml:id="id215" draw:id="id215" draw:layer="layout" svg:width="3.389cm" svg:height="2.824cm" svg:x="11.448cm" svg:y="24.439cm">
          <draw:glue-point draw:id="4" svg:x="-5cm" svg:y="-2cm"/>
          <draw:glue-point draw:id="5" svg:x="-5cm" svg:y="3.397cm"/>
          <text:p text:style-name="P1"><text:span text:style-name="T65">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45" xml:id="id204" draw:id="id204" draw:layer="layout" svg:width="2.824cm" svg:height="1.412cm" svg:x="5.942cm" svg:y="26.133cm">
          <draw:glue-point draw:id="12" svg:x="4.252cm" svg:y="2.581cm" draw:escape-direction="right"/>
          <text:p text:style-name="P1"><text:span text:style-name="T7">Refined</text:span></text:p>
          <text:p text:style-name="P1"><text:span text:style-name="T7">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2" draw:text-style-name="P1" draw:layer="layout" svg:x1="8.766cm" svg:y1="19.882cm" svg:x2="11.872cm" svg:y2="19.89cm" draw:start-shape="id199" draw:start-glue-point="10" draw:end-shape="id200" draw:end-glue-point="6" svg:d="m8766 19882h1553v8h1553" svg:viewBox="0 0 3107 9">
          <text:p/>
        </draw:connector>
        <draw:custom-shape draw:style-name="gr186" draw:text-style-name="P54" xml:id="id202" draw:id="id202" draw:layer="layout" svg:width="3.53cm" svg:height="2.841cm" svg:x="13.99cm" svg:y="28.131cm">
          <draw:glue-point draw:id="4" svg:x="-5.004cm" svg:y="-3.53cm"/>
          <draw:glue-point draw:id="5" svg:x="-5.004cm" svg:y="-1.9cm"/>
          <draw:glue-point draw:id="6" svg:x="-5cm" svg:y="2.879cm"/>
          <text:p text:style-name="P1"><text:span text:style-name="T65">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2" draw:text-style-name="P1" draw:layer="layout" svg:x1="15.755cm" svg:y1="23.533cm" svg:x2="15.755cm" svg:y2="28.131cm" draw:start-shape="id201" draw:start-glue-point="8" draw:end-shape="id202" svg:d="m15755 23533v4598" svg:viewBox="0 0 1 4599">
          <text:p/>
        </draw:connector>
        <draw:custom-shape draw:style-name="gr190" draw:text-style-name="P45" xml:id="id205" draw:id="id205" draw:layer="layout" svg:width="2.824cm" svg:height="1.41cm" svg:x="5.942cm" svg:y="28.112cm">
          <text:p text:style-name="P1"><text:span text:style-name="T7">Patch</text:span></text:p>
          <text:p text:style-name="P1"><text:span text:style-name="T7">Coor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5" xml:id="id206" draw:id="id206" draw:layer="layout" svg:width="2.824cm" svg:height="1.404cm" svg:x="5.942cm" svg:y="29.663cm">
          <text:p text:style-name="P1"><text:span text:style-name="T7">Limit</text:span></text:p>
          <text:p text:style-name="P1"><text:span text:style-name="T7">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4" draw:text-style-name="P1" draw:layer="layout" draw:type="curve" draw:line-skew="-0.376cm" svg:x1="8.666cm" svg:y1="25.495cm" svg:x2="13.99cm" svg:y2="28.549cm" draw:start-shape="id203" draw:start-glue-point="12" draw:end-shape="id202" draw:end-glue-point="4" svg:d="m8666 25495c3505 0 844 3054 5324 3054" svg:viewBox="0 0 5325 3055">
          <text:p/>
        </draw:connector>
        <draw:connector draw:style-name="gr184" draw:text-style-name="P1" draw:layer="layout" draw:type="curve" draw:line-skew="-0.665cm" svg:x1="8.554cm" svg:y1="27.203cm" svg:x2="13.99cm" svg:y2="29.012cm" draw:start-shape="id204" draw:start-glue-point="12" draw:end-shape="id202" draw:end-glue-point="5" svg:d="m8554 27203c3240 0 522 1809 5436 1809" svg:viewBox="0 0 5437 1810">
          <text:p/>
        </draw:connector>
        <draw:connector draw:style-name="gr184" draw:text-style-name="P1" draw:layer="layout" draw:type="curve" svg:x1="8.766cm" svg:y1="28.817cm" svg:x2="13.99cm" svg:y2="29.551cm" draw:start-shape="id205" draw:start-glue-point="10" draw:end-shape="id202" svg:d="m8766 28817c3919 0 1308 734 5224 734" svg:viewBox="0 0 5225 735">
          <text:p/>
        </draw:connector>
        <draw:connector draw:style-name="gr184" draw:text-style-name="P1" draw:layer="layout" draw:type="curve" svg:x1="13.99cm" svg:y1="30.368cm" svg:x2="8.766cm" svg:y2="30.365cm" draw:start-shape="id202" draw:start-glue-point="6" draw:end-shape="id206" draw:end-glue-point="10" svg:d="m13990 30368c-3916 0-1305-3-5224-3" svg:viewBox="0 0 5225 4">
          <text:p/>
        </draw:connector>
        <draw:custom-shape draw:style-name="gr191" draw:text-style-name="P53" draw:layer="layout" svg:width="7.767cm" svg:height="9.883cm" svg:x="25.709cm" svg:y="21.474cm">
          <text:p text:style-name="P1"><text:span text:style-name="T64">Osd</text:span></text:p>
          <draw:enhanced-geometry svg:viewBox="0 0 21600 21600" draw:mirror-horizontal="false" draw:mirror-vertical="false" draw:path-stretchpoint-x="10800" draw:path-stretchpoint-y="10800" draw:text-areas="?f3 ?f4 ?f5 ?f6"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8" draw:text-style-name="P53" draw:layer="layout" svg:width="7.767cm" svg:height="3.53cm" svg:x="25.709cm" svg:y="17.944cm">
          <text:p text:style-name="P1"><text:span text:style-name="T64">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3" draw:text-style-name="P1" draw:layer="layout" svg:width="3.921cm" svg:height="3.707cm" svg:x="20.941cm" svg:y="24.1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4" draw:text-style-name="P54" xml:id="id210" draw:id="id210" draw:layer="layout" svg:width="3.671cm" svg:height="1.464cm" svg:x="21.05cm" svg:y="29.187cm">
          <draw:glue-point draw:id="4" svg:x="2.479cm" svg:y="-4.805cm"/>
          <text:p text:style-name="P1"><text:span text:style-name="T65">Dra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51" draw:layer="layout" svg:width="4.235cm" svg:height="10.037cm" svg:x="20.768cm" svg:y="17.944cm">
          <draw:glue-point draw:id="4" svg:x="-2.802cm" svg:y="-0.007cm"/>
          <text:p text:style-name="P1"><text:span text:style-name="T20">Subdivision Mesh</text:span></text:p>
          <text:p text:style-name="P1"><text:span text:style-name="T20"/></text:p>
          <text:p text:style-name="P1"><text:span text:style-name="T20"/></text:p>
          <draw:enhanced-geometry svg:viewBox="0 0 21600 21600" draw:path-stretchpoint-x="10800" draw:path-stretchpoint-y="10800" draw:text-areas="?f3 ?f4 ?f5 ?f6"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45" xml:id="id207" draw:id="id207" draw:layer="layout" svg:width="2.541cm" svg:height="1.435cm" svg:x="21.474cm" svg:y="19.356cm">
          <text:p text:style-name="P1"><text:span text:style-name="T7">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45" xml:id="id216" draw:id="id216" draw:layer="layout" svg:width="2.823cm" svg:height="1.41cm" svg:x="21.474cm" svg:y="24.582cm">
          <draw:glue-point draw:id="12" svg:x="4.646cm" svg:y="1.496cm"/>
          <text:p text:style-name="P1"><text:span text:style-name="T7">Coarse</text:span></text:p>
          <text:p text:style-name="P1"><text:span text:style-name="T7">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45" xml:id="id208" draw:id="id208" draw:layer="layout" svg:width="2.542cm" svg:height="1.412cm" svg:x="27.827cm" svg:y="19.356cm">
          <text:p text:style-name="P1"><text:span text:style-name="T7">Stencil</text:span></text:p>
          <text:p text:style-name="P1"><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45" xml:id="id221" draw:id="id221" draw:layer="layout" svg:width="2.683cm" svg:height="1.412cm" svg:x="30.369cm" svg:y="19.356cm">
          <text:p text:style-name="P1"><text:span text:style-name="T7">Patch</text:span></text:p>
          <text:p text:style-name="P1"><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45" xml:id="id218" draw:id="id218" draw:layer="layout" svg:width="2.542cm" svg:height="1.441cm" svg:x="27.827cm" svg:y="22.433cm">
          <text:p text:style-name="P1"><text:span text:style-name="T7">Stencil</text:span></text:p>
          <text:p text:style-name="P1"><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45" xml:id="id209" draw:id="id209" draw:layer="layout" svg:width="2.683cm" svg:height="1.436cm" svg:x="30.369cm" svg:y="22.378cm">
          <text:p text:style-name="P1"><text:span text:style-name="T7">Patch</text:span></text:p>
          <text:p text:style-name="P1"><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45" xml:id="id211" draw:id="id211" draw:layer="layout" svg:width="2.823cm" svg:height="1.41cm" svg:x="21.474cm" svg:y="26.133cm">
          <draw:glue-point draw:id="12" svg:x="4.252cm" svg:y="2.581cm" draw:escape-direction="right"/>
          <text:p text:style-name="P1"><text:span text:style-name="T7">Refined</text:span></text:p>
          <text:p text:style-name="P1"><text:span text:style-name="T7">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2" draw:text-style-name="P1" draw:layer="layout" svg:x1="24.015cm" svg:y1="20.073cm" svg:x2="27.827cm" svg:y2="20.062cm" draw:start-shape="id207" draw:start-glue-point="10" draw:end-shape="id208" draw:end-glue-point="6" svg:d="m24015 20073h1906v-11h1906" svg:viewBox="0 0 3813 12">
          <text:p/>
        </draw:connector>
        <draw:connector draw:style-name="gr192" draw:text-style-name="P1" draw:layer="layout" draw:line-skew="1.945cm" svg:x1="31.711cm" svg:y1="23.814cm" svg:x2="23.795cm" svg:y2="29.216cm" draw:start-shape="id209" draw:start-glue-point="8" draw:end-shape="id210" draw:end-glue-point="4" svg:d="m31711 23814v4632h-7916v770" svg:viewBox="0 0 7917 5403">
          <text:p/>
        </draw:connector>
        <draw:custom-shape draw:style-name="gr186" draw:text-style-name="P28" xml:id="id212" draw:id="id212" draw:layer="layout" svg:width="5.005cm" svg:height="1.661cm" svg:x="27.51cm" svg:y="29.073cm">
          <text:p text:style-name="P1"><text:span text:style-name="T26">Shader source</text:span></text:p>
          <text:p text:style-name="P1"><text:span text:style-name="T26">for tessell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6" draw:text-style-name="P54" xml:id="id217" draw:id="id217" draw:layer="layout" svg:width="3.389cm" svg:height="2.965cm" svg:x="27.404cm" svg:y="24.58cm">
          <draw:glue-point draw:id="4" svg:x="-4.998cm" svg:y="-2.617cm"/>
          <draw:glue-point draw:id="5" svg:x="-4.998cm" svg:y="2.62cm"/>
          <text:p text:style-name="P1"><text:span text:style-name="T65">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2" draw:text-style-name="P1" draw:layer="layout" svg:x1="22.886cm" svg:y1="27.543cm" svg:x2="22.885cm" svg:y2="29.187cm" draw:start-shape="id211" draw:start-glue-point="8" draw:end-shape="id210" draw:end-glue-point="0" svg:d="m22886 27543v823h-1v821" svg:viewBox="0 0 2 1645">
          <text:p/>
        </draw:connector>
        <draw:connector draw:style-name="gr184" draw:text-style-name="P1" draw:layer="layout" draw:type="curve" svg:x1="27.51cm" svg:y1="29.903cm" svg:x2="24.721cm" svg:y2="29.919cm" draw:start-shape="id212" draw:start-glue-point="3" draw:end-shape="id210" draw:end-glue-point="1" svg:d="m27510 29903c-2092 0-698 16-2789 16" svg:viewBox="0 0 2790 17">
          <text:p/>
        </draw:connector>
        <draw:connector draw:style-name="gr187" draw:text-style-name="P1" draw:layer="layout" draw:type="line" svg:x1="24.117cm" svg:y1="11.024cm" svg:x2="28.533cm" svg:y2="11.026cm" draw:start-shape="id213" draw:start-glue-point="10" draw:end-shape="id196" draw:end-glue-point="4" svg:d="m24117 11024 4416 2" svg:viewBox="0 0 4417 3">
          <text:p/>
        </draw:connector>
        <draw:connector draw:style-name="gr187" draw:text-style-name="P1" draw:layer="layout" draw:type="line" svg:x1="28.533cm" svg:y1="12.577cm" svg:x2="24.117cm" svg:y2="12.577cm" draw:start-shape="id196" draw:start-glue-point="5" draw:end-shape="id214" draw:end-glue-point="10" svg:d="m28533 12577h-4416" svg:viewBox="0 0 4417 1">
          <text:p/>
        </draw:connector>
        <draw:connector draw:style-name="gr187" draw:text-style-name="P1" draw:layer="layout" draw:type="line" svg:x1="8.766cm" svg:y1="25.285cm" svg:x2="11.448cm" svg:y2="25.287cm" draw:start-shape="id203" draw:start-glue-point="10" draw:end-shape="id215" draw:end-glue-point="4" svg:d="m8766 25285 2682 2" svg:viewBox="0 0 2683 3">
          <text:p/>
        </draw:connector>
        <draw:connector draw:style-name="gr187" draw:text-style-name="P1" draw:layer="layout" draw:type="line" svg:x1="11.448cm" svg:y1="26.81cm" svg:x2="8.766cm" svg:y2="26.839cm" draw:start-shape="id215" draw:start-glue-point="5" draw:end-shape="id204" draw:end-glue-point="10" svg:d="m11448 26810-2682 29" svg:viewBox="0 0 2683 30">
          <text:p/>
        </draw:connector>
        <draw:connector draw:style-name="gr187" draw:text-style-name="P1" draw:layer="layout" draw:type="line" svg:x1="24.297cm" svg:y1="25.287cm" svg:x2="27.405cm" svg:y2="25.287cm" draw:start-shape="id216" draw:start-glue-point="10" draw:end-shape="id217" draw:end-glue-point="4" svg:d="m24297 25287h3108" svg:viewBox="0 0 3109 1">
          <text:p/>
        </draw:connector>
        <draw:connector draw:style-name="gr187" draw:text-style-name="P1" draw:layer="layout" draw:type="line" svg:x1="27.405cm" svg:y1="26.838cm" svg:x2="24.297cm" svg:y2="26.838cm" draw:start-shape="id217" draw:start-glue-point="5" draw:end-shape="id211" draw:end-glue-point="10" svg:d="m27405 26838h-3108" svg:viewBox="0 0 3109 1">
          <text:p/>
        </draw:connector>
        <draw:connector draw:style-name="gr187" draw:text-style-name="P1" draw:layer="layout" draw:type="line" svg:x1="29.098cm" svg:y1="23.874cm" svg:x2="29.098cm" svg:y2="24.58cm" draw:start-shape="id218" draw:start-glue-point="8" draw:end-shape="id217" draw:end-glue-point="0" svg:d="m29098 23874v706" svg:viewBox="0 0 1 707">
          <text:p/>
        </draw:connector>
        <draw:connector draw:style-name="gr187" draw:text-style-name="P1" draw:layer="layout" draw:type="line" svg:x1="15.755cm" svg:y1="20.626cm" svg:x2="15.755cm" svg:y2="22.18cm" draw:start-shape="id219" draw:start-glue-point="8" draw:end-shape="id201" draw:end-glue-point="4" svg:d="m15755 20626v1554" svg:viewBox="0 0 1 1555">
          <text:p/>
        </draw:connector>
        <draw:connector draw:style-name="gr187" draw:text-style-name="P1" draw:layer="layout" draw:type="line" svg:x1="13.143cm" svg:y1="23.54cm" svg:x2="13.142cm" svg:y2="24.439cm" draw:start-shape="id220" draw:start-glue-point="8" draw:end-shape="id215" draw:end-glue-point="0" svg:d="m13143 23540-1 899" svg:viewBox="0 0 2 900">
          <text:p/>
        </draw:connector>
        <draw:connector draw:style-name="gr187" draw:text-style-name="P1" draw:layer="layout" draw:type="line" svg:x1="29.098cm" svg:y1="20.768cm" svg:x2="29.098cm" svg:y2="22.433cm" draw:start-shape="id208" draw:start-glue-point="8" draw:end-shape="id218" svg:d="m29098 20768v1665" svg:viewBox="0 0 1 1666">
          <text:p/>
        </draw:connector>
        <draw:connector draw:style-name="gr187" draw:text-style-name="P1" draw:layer="layout" draw:type="line" svg:x1="31.711cm" svg:y1="20.768cm" svg:x2="31.71cm" svg:y2="22.378cm" draw:start-shape="id221" draw:start-glue-point="8" draw:end-shape="id209" svg:d="m31711 20768-1 1610" svg:viewBox="0 0 2 1611">
          <text:p/>
        </draw:connector>
      </draw:page>
      <draw:page draw:name="page19" draw:style-name="dp1" draw:master-page-name="Default">
        <draw:custom-shape draw:style-name="gr195" draw:text-style-name="P1" draw:layer="layout" svg:width="2.54cm" svg:height="2.54cm" svg:x="11.16cm" svg:y="8.62cm">
          <text:p/>
          <draw:enhanced-geometry svg:viewBox="0 0 21600 21600" draw:type="rectangle" draw:enhanced-path="M 0 0 L 21600 0 21600 21600 0 21600 0 0 Z N"/>
        </draw:custom-shape>
        <draw:custom-shape draw:style-name="gr195" draw:text-style-name="P1" draw:layer="layout" svg:width="2.54cm" svg:height="2.54cm" svg:x="11.16cm" svg:y="6.08cm">
          <text:p/>
          <draw:enhanced-geometry svg:viewBox="0 0 21600 21600" draw:type="rectangle" draw:enhanced-path="M 0 0 L 21600 0 21600 21600 0 21600 0 0 Z N"/>
        </draw:custom-shape>
        <draw:custom-shape draw:style-name="gr195" draw:text-style-name="P1" draw:layer="layout" svg:width="2.54cm" svg:height="2.54cm" svg:x="13.7cm" svg:y="6.08cm">
          <text:p/>
          <draw:enhanced-geometry svg:viewBox="0 0 21600 21600" draw:type="rectangle" draw:enhanced-path="M 0 0 L 21600 0 21600 21600 0 21600 0 0 Z N"/>
        </draw:custom-shape>
        <draw:custom-shape draw:style-name="gr195" draw:text-style-name="P1" draw:layer="layout" svg:width="2.54cm" svg:height="2.54cm" svg:x="8.62cm" svg:y="8.62cm">
          <text:p/>
          <draw:enhanced-geometry svg:viewBox="0 0 21600 21600" draw:type="rectangle" draw:enhanced-path="M 0 0 L 21600 0 21600 21600 0 21600 0 0 Z N"/>
        </draw:custom-shape>
        <draw:custom-shape draw:style-name="gr195" draw:text-style-name="P1" draw:layer="layout" svg:width="2.54cm" svg:height="2.54cm" svg:x="8.62cm" svg:y="6.08cm">
          <text:p/>
          <draw:enhanced-geometry svg:viewBox="0 0 21600 21600" draw:type="rectangle" draw:enhanced-path="M 0 0 L 21600 0 21600 21600 0 21600 0 0 Z N"/>
        </draw:custom-shape>
        <draw:custom-shape draw:style-name="gr195" draw:text-style-name="P1" draw:layer="layout" svg:width="2.54cm" svg:height="2.54cm" svg:x="13.7cm" svg:y="8.62cm">
          <text:p/>
          <draw:enhanced-geometry svg:viewBox="0 0 21600 21600" draw:type="rectangle" draw:enhanced-path="M 0 0 L 21600 0 21600 21600 0 21600 0 0 Z N"/>
        </draw:custom-shape>
        <draw:custom-shape draw:style-name="gr195" draw:text-style-name="P1" draw:layer="layout" svg:width="2.54cm" svg:height="2.54cm" svg:x="8.62cm" svg:y="11.16cm">
          <text:p/>
          <draw:enhanced-geometry svg:viewBox="0 0 21600 21600" draw:type="rectangle" draw:enhanced-path="M 0 0 L 21600 0 21600 21600 0 21600 0 0 Z N"/>
        </draw:custom-shape>
        <draw:custom-shape draw:style-name="gr195" draw:text-style-name="P1" draw:layer="layout" svg:width="2.54cm" svg:height="2.54cm" svg:x="11.16cm" svg:y="11.16cm">
          <text:p/>
          <draw:enhanced-geometry svg:viewBox="0 0 21600 21600" draw:type="rectangle" draw:enhanced-path="M 0 0 L 21600 0 21600 21600 0 21600 0 0 Z N"/>
        </draw:custom-shape>
        <draw:custom-shape draw:style-name="gr195" draw:text-style-name="P1" draw:layer="layout" svg:width="2.54cm" svg:height="2.54cm" svg:x="13.7cm" svg:y="11.16cm">
          <text:p/>
          <draw:enhanced-geometry svg:viewBox="0 0 21600 21600" draw:type="rectangle" draw:enhanced-path="M 0 0 L 21600 0 21600 21600 0 21600 0 0 Z N"/>
        </draw:custom-shape>
        <draw:frame draw:style-name="gr7" draw:text-style-name="P55" draw:layer="layout" svg:width="0.739cm" svg:height="0.725cm" svg:x="8.62cm" svg:y="12.975cm">
          <draw:text-box>
            <text:p><text:span text:style-name="T66">0</text:span></text:p>
          </draw:text-box>
        </draw:frame>
        <draw:frame draw:style-name="gr7" draw:text-style-name="P55" draw:layer="layout" svg:width="0.739cm" svg:height="0.725cm" svg:x="12.961cm" svg:y="12.975cm">
          <draw:text-box>
            <text:p><text:span text:style-name="T66">2</text:span></text:p>
          </draw:text-box>
        </draw:frame>
        <draw:frame draw:style-name="gr7" draw:text-style-name="P55" draw:layer="layout" svg:width="0.739cm" svg:height="0.725cm" svg:x="11.16cm" svg:y="12.975cm">
          <draw:text-box>
            <text:p><text:span text:style-name="T66">1</text:span></text:p>
          </draw:text-box>
        </draw:frame>
        <draw:frame draw:style-name="gr7" draw:text-style-name="P55" draw:layer="layout" svg:width="0.735cm" svg:height="0.725cm" svg:x="15.478cm" svg:y="12.975cm">
          <draw:text-box>
            <text:p><text:span text:style-name="T66">3</text:span></text:p>
          </draw:text-box>
        </draw:frame>
        <draw:frame draw:style-name="gr7" draw:text-style-name="P55" draw:layer="layout" svg:width="0.735cm" svg:height="0.725cm" svg:x="8.62cm" svg:y="10.435cm">
          <draw:text-box>
            <text:p><text:span text:style-name="T66">4</text:span></text:p>
          </draw:text-box>
        </draw:frame>
        <draw:frame draw:style-name="gr7" draw:text-style-name="P55" draw:layer="layout" svg:width="0.739cm" svg:height="0.725cm" svg:x="12.961cm" svg:y="10.435cm">
          <draw:text-box>
            <text:p><text:span text:style-name="T66">6</text:span></text:p>
          </draw:text-box>
        </draw:frame>
        <draw:frame draw:style-name="gr7" draw:text-style-name="P55" draw:layer="layout" svg:width="0.735cm" svg:height="0.725cm" svg:x="11.16cm" svg:y="10.435cm">
          <draw:text-box>
            <text:p><text:span text:style-name="T66">5</text:span></text:p>
          </draw:text-box>
        </draw:frame>
        <draw:frame draw:style-name="gr7" draw:text-style-name="P55" draw:layer="layout" svg:width="0.735cm" svg:height="0.725cm" svg:x="15.478cm" svg:y="10.435cm">
          <draw:text-box>
            <text:p><text:span text:style-name="T66">7</text:span></text:p>
          </draw:text-box>
        </draw:frame>
        <draw:frame draw:style-name="gr7" draw:text-style-name="P55" draw:layer="layout" svg:width="0.735cm" svg:height="0.725cm" svg:x="8.62cm" svg:y="8.62cm">
          <draw:text-box>
            <text:p><text:span text:style-name="T66">8</text:span></text:p>
          </draw:text-box>
        </draw:frame>
        <draw:frame draw:style-name="gr7" draw:text-style-name="P55" draw:layer="layout" svg:width="0.976cm" svg:height="0.725cm" svg:x="12.861cm" svg:y="8.62cm">
          <draw:text-box>
            <text:p><text:span text:style-name="T66">10</text:span></text:p>
          </draw:text-box>
        </draw:frame>
        <draw:frame draw:style-name="gr7" draw:text-style-name="P55" draw:layer="layout" svg:width="0.739cm" svg:height="0.725cm" svg:x="11.16cm" svg:y="8.62cm">
          <draw:text-box>
            <text:p><text:span text:style-name="T66">9</text:span></text:p>
          </draw:text-box>
        </draw:frame>
        <draw:frame draw:style-name="gr7" draw:text-style-name="P55" draw:layer="layout" svg:width="0.947cm" svg:height="0.725cm" svg:x="15.378cm" svg:y="8.62cm">
          <draw:text-box>
            <text:p><text:span text:style-name="T66">11</text:span></text:p>
          </draw:text-box>
        </draw:frame>
        <draw:frame draw:style-name="gr7" draw:text-style-name="P55" draw:layer="layout" svg:width="0.976cm" svg:height="0.725cm" svg:x="8.62cm" svg:y="6.08cm">
          <draw:text-box>
            <text:p><text:span text:style-name="T66">12</text:span></text:p>
          </draw:text-box>
        </draw:frame>
        <draw:frame draw:style-name="gr7" draw:text-style-name="P55" draw:layer="layout" svg:width="0.972cm" svg:height="0.725cm" svg:x="12.861cm" svg:y="6.08cm">
          <draw:text-box>
            <text:p><text:span text:style-name="T66">14</text:span></text:p>
          </draw:text-box>
        </draw:frame>
        <draw:frame draw:style-name="gr7" draw:text-style-name="P55" draw:layer="layout" svg:width="0.972cm" svg:height="0.725cm" svg:x="11.16cm" svg:y="6.08cm">
          <draw:text-box>
            <text:p><text:span text:style-name="T66">13</text:span></text:p>
          </draw:text-box>
        </draw:frame>
        <draw:frame draw:style-name="gr7" draw:text-style-name="P55" draw:layer="layout" svg:width="0.972cm" svg:height="0.725cm" svg:x="15.378cm" svg:y="6.08cm">
          <draw:text-box>
            <text:p><text:span text:style-name="T66">15</text:span></text:p>
          </draw:text-box>
        </draw:frame>
        <draw:frame draw:style-name="gr7" draw:text-style-name="P55" draw:layer="layout" svg:width="1.488cm" svg:height="0.725cm" svg:x="7.132cm" svg:y="13.827cm">
          <draw:text-box>
            <text:p><text:span text:style-name="T66">(0, 0)</text:span></text:p>
          </draw:text-box>
        </draw:frame>
        <draw:frame draw:style-name="gr7" draw:text-style-name="P55" draw:layer="layout" svg:width="1.488cm" svg:height="0.725cm" svg:x="16.24cm" svg:y="13.79cm">
          <draw:text-box>
            <text:p><text:span text:style-name="T66">(1, 0)</text:span></text:p>
          </draw:text-box>
        </draw:frame>
        <draw:frame draw:style-name="gr7" draw:text-style-name="P55" draw:layer="layout" svg:width="1.488cm" svg:height="0.725cm" svg:x="7.132cm" svg:y="5.355cm">
          <draw:text-box>
            <text:p><text:span text:style-name="T66">(0, 1)</text:span></text:p>
          </draw:text-box>
        </draw:frame>
        <draw:frame draw:style-name="gr7" draw:text-style-name="P55" draw:layer="layout" svg:width="1.488cm" svg:height="0.725cm" svg:x="16.24cm" svg:y="5.318cm">
          <draw:text-box>
            <text:p><text:span text:style-name="T66">(1, 1)</text:span></text:p>
          </draw:text-box>
        </draw:frame>
        <draw:line draw:style-name="gr196" draw:text-style-name="P2" draw:layer="layout" svg:x1="8.642cm" svg:y1="14.709cm" svg:x2="16.262cm" svg:y2="14.709cm">
          <text:p text:style-name="P1"><text:span text:style-name="T1"/></text:p>
          <text:p text:style-name="P1"><text:span text:style-name="T1">gl_TessLevelOuter[1]</text:span></text:p>
        </draw:line>
        <draw:line draw:style-name="gr196" draw:text-style-name="P2" draw:layer="layout" svg:x1="8.62cm" svg:y1="5.191cm" svg:x2="16.24cm" svg:y2="5.191cm">
          <text:p text:style-name="P1"><text:span text:style-name="T1">gl_TessLevelOuter[3]</text:span></text:p>
          <text:p text:style-name="P1"><text:span text:style-name="T1"/></text:p>
        </draw:line>
        <draw:line draw:style-name="gr196" draw:text-style-name="P2" draw:layer="layout" svg:x1="7.477cm" svg:y1="6.08cm" svg:x2="7.477cm" svg:y2="13.7cm">
          <text:p text:style-name="P1"><text:span text:style-name="T1"/></text:p>
          <text:p text:style-name="P1"><text:span text:style-name="T1">gl_TessLevelOuter[0]</text:span></text:p>
        </draw:line>
        <draw:line draw:style-name="gr196" draw:text-style-name="P2" draw:layer="layout" svg:x1="17.256cm" svg:y1="13.7cm" svg:x2="17.256cm" svg:y2="6.08cm">
          <text:p text:style-name="P1"><text:span text:style-name="T1"/></text:p>
          <text:p text:style-name="P1"><text:span text:style-name="T1">gl_TessLevelOuter[2]</text:span></text:p>
        </draw:line>
        <draw:line draw:style-name="gr196" draw:text-style-name="P2" draw:layer="layout" svg:x1="8.62cm" svg:y1="14.081cm" svg:x2="12.43cm" svg:y2="14.081cm">
          <text:p text:style-name="P1"><text:span text:style-name="T1"/></text:p>
          <text:p text:style-name="P1"><text:span text:style-name="T1">tessOuterLo[1]</text:span></text:p>
        </draw:line>
        <draw:line draw:style-name="gr196" draw:text-style-name="P2" draw:layer="layout" svg:x1="12.43cm" svg:y1="14.081cm" svg:x2="16.24cm" svg:y2="14.081cm">
          <text:p text:style-name="P1"><text:span text:style-name="T1"/></text:p>
          <text:p text:style-name="P1"><text:span text:style-name="T1">tessOuterHi[1]</text:span></text:p>
        </draw:line>
        <draw:line draw:style-name="gr196" draw:text-style-name="P2" draw:layer="layout" svg:x1="8.239cm" svg:y1="6.08cm" svg:x2="8.239cm" svg:y2="9.89cm">
          <text:p text:style-name="P1"><text:span text:style-name="T1"/></text:p>
          <text:p text:style-name="P1"><text:span text:style-name="T1">tessOuterHi[0]</text:span></text:p>
        </draw:line>
        <draw:line draw:style-name="gr196" draw:text-style-name="P2" draw:layer="layout" svg:x1="8.239cm" svg:y1="9.89cm" svg:x2="8.239cm" svg:y2="13.7cm">
          <text:p text:style-name="P1"><text:span text:style-name="T1"/></text:p>
          <text:p text:style-name="P1"><text:span text:style-name="T1">tessOuterLo[0]</text:span></text:p>
        </draw:line>
        <draw:line draw:style-name="gr196" draw:text-style-name="P2" draw:layer="layout" svg:x1="16.494cm" svg:y1="13.7cm" svg:x2="16.494cm" svg:y2="9.89cm">
          <text:p text:style-name="P1"><text:span text:style-name="T1"/></text:p>
          <text:p text:style-name="P1"><text:span text:style-name="T1">tessOuterLo[2]</text:span></text:p>
        </draw:line>
        <draw:line draw:style-name="gr196" draw:text-style-name="P2" draw:layer="layout" svg:x1="16.494cm" svg:y1="9.89cm" svg:x2="16.494cm" svg:y2="6.08cm">
          <text:p text:style-name="P1"><text:span text:style-name="T1"/></text:p>
          <text:p text:style-name="P1"><text:span text:style-name="T1">tessOuterHi[2]</text:span></text:p>
        </draw:line>
        <draw:line draw:style-name="gr196" draw:text-style-name="P2" draw:layer="layout" svg:x1="8.62cm" svg:y1="5.572cm" svg:x2="12.43cm" svg:y2="5.572cm">
          <text:p text:style-name="P1"><text:span text:style-name="T1"/></text:p>
          <text:p text:style-name="P1"><text:span text:style-name="T1">tessOuterLo[3]</text:span></text:p>
        </draw:line>
        <draw:line draw:style-name="gr196" draw:text-style-name="P2" draw:layer="layout" svg:x1="12.43cm" svg:y1="5.572cm" svg:x2="16.24cm" svg:y2="5.572cm">
          <text:p text:style-name="P1"><text:span text:style-name="T1"/></text:p>
          <text:p text:style-name="P1"><text:span text:style-name="T1">tessOuterHi[3]</text:span></text:p>
        </draw:line>
        <draw:custom-shape draw:style-name="gr197" draw:text-style-name="P1" draw:layer="layout" svg:width="6.215cm" svg:height="5.08cm" svg:x="23.733cm" svg:y="7.495cm">
          <text:p/>
          <draw:enhanced-geometry svg:viewBox="0 0 21600 21600" draw:type="rectangle" draw:enhanced-path="M 0 0 L 21600 0 21600 21600 0 21600 0 0 Z N"/>
        </draw:custom-shape>
        <draw:custom-shape draw:style-name="gr198" draw:text-style-name="P1" draw:layer="layout" svg:width="2.54cm" svg:height="2.54cm" svg:x="29.948cm" svg:y="7.495cm">
          <text:p/>
          <draw:enhanced-geometry svg:viewBox="0 0 21600 21600" draw:type="rectangle" draw:enhanced-path="M 0 0 L 21600 0 21600 21600 0 21600 0 0 Z N"/>
        </draw:custom-shape>
        <draw:custom-shape draw:style-name="gr199" draw:text-style-name="P1" draw:layer="layout" svg:width="1.016cm" svg:height="1.016cm" svg:x="30.71cm" svg:y="8.257cm">
          <text:p/>
          <draw:enhanced-geometry svg:viewBox="0 0 21600 21600" draw:type="rectangle" draw:enhanced-path="M 0 0 L 21600 0 21600 21600 0 21600 0 0 Z N"/>
        </draw:custom-shape>
        <draw:line draw:style-name="gr200" draw:text-style-name="P1" draw:layer="layout" svg:x1="29.948cm" svg:y1="7.495cm" svg:x2="30.71cm" svg:y2="8.257cm">
          <text:p text:style-name="P1"><text:s/></text:p>
        </draw:line>
        <draw:line draw:style-name="gr201" draw:text-style-name="P1" draw:layer="layout" svg:x1="29.948cm" svg:y1="8.384cm" svg:x2="30.71cm" svg:y2="8.257cm">
          <text:p/>
        </draw:line>
        <draw:line draw:style-name="gr201" draw:text-style-name="P1" draw:layer="layout" svg:x1="29.948cm" svg:y1="9.146cm" svg:x2="30.71cm" svg:y2="9.273cm">
          <text:p/>
        </draw:line>
        <draw:line draw:style-name="gr201" draw:text-style-name="P1" draw:layer="layout" svg:x1="30.71cm" svg:y1="9.273cm" svg:x2="29.948cm" svg:y2="10.035cm">
          <text:p/>
        </draw:line>
        <draw:custom-shape draw:style-name="gr202" draw:text-style-name="P1" draw:layer="layout" svg:width="2.54cm" svg:height="2.54cm" svg:x="29.948cm" svg:y="10.035cm">
          <text:p/>
          <draw:enhanced-geometry svg:viewBox="0 0 21600 21600" draw:type="rectangle" draw:enhanced-path="M 0 0 L 21600 0 21600 21600 0 21600 0 0 Z N"/>
        </draw:custom-shape>
        <draw:line draw:style-name="gr201" draw:text-style-name="P1" draw:layer="layout" svg:x1="29.948cm" svg:y1="11.305cm" svg:x2="32.488cm" svg:y2="11.305cm">
          <text:p/>
        </draw:line>
        <draw:line draw:style-name="gr201" draw:text-style-name="P1" draw:layer="layout" svg:x1="31.218cm" svg:y1="10.035cm" svg:x2="31.218cm" svg:y2="12.575cm">
          <text:p/>
        </draw:line>
        <draw:line draw:style-name="gr201" draw:text-style-name="P1" draw:layer="layout" svg:x1="30.71cm" svg:y1="9.273cm" svg:x2="31.218cm" svg:y2="10.035cm">
          <text:p/>
        </draw:line>
        <draw:line draw:style-name="gr201" draw:text-style-name="P1" draw:layer="layout" svg:x1="31.726cm" svg:y1="9.273cm" svg:x2="31.218cm" svg:y2="10.035cm">
          <text:p/>
        </draw:line>
        <draw:line draw:style-name="gr201" draw:text-style-name="P1" draw:layer="layout" svg:x1="31.726cm" svg:y1="9.273cm" svg:x2="32.488cm" svg:y2="10.035cm">
          <text:p/>
        </draw:line>
        <draw:line draw:style-name="gr201" draw:text-style-name="P1" draw:layer="layout" svg:x1="31.726cm" svg:y1="9.273cm" svg:x2="32.488cm" svg:y2="8.765cm">
          <text:p/>
        </draw:line>
        <draw:line draw:style-name="gr201" draw:text-style-name="P1" draw:layer="layout" svg:x1="31.726cm" svg:y1="8.257cm" svg:x2="32.488cm" svg:y2="7.495cm">
          <text:p/>
        </draw:line>
        <draw:line draw:style-name="gr201" draw:text-style-name="P1" draw:layer="layout" svg:x1="31.726cm" svg:y1="8.257cm" svg:x2="32.488cm" svg:y2="8.765cm">
          <text:p/>
        </draw:line>
        <draw:line draw:style-name="gr201" draw:text-style-name="P1" draw:layer="layout" svg:x1="30.71cm" svg:y1="8.257cm" svg:x2="30.837cm" svg:y2="7.495cm">
          <text:p/>
        </draw:line>
        <draw:line draw:style-name="gr201" draw:text-style-name="P1" draw:layer="layout" svg:x1="31.472cm" svg:y1="7.495cm" svg:x2="31.726cm" svg:y2="8.257cm">
          <text:p/>
        </draw:line>
        <draw:line draw:style-name="gr201" draw:text-style-name="P1" draw:layer="layout" svg:x1="29.186cm" svg:y1="8.384cm" svg:x2="29.948cm" svg:y2="7.495cm">
          <text:p/>
        </draw:line>
        <draw:line draw:style-name="gr201" draw:text-style-name="P1" draw:layer="layout" svg:x1="29.186cm" svg:y1="11.813cm" svg:x2="29.948cm" svg:y2="12.575cm">
          <text:p/>
        </draw:line>
        <draw:line draw:style-name="gr201" draw:text-style-name="P1" draw:layer="layout" svg:x1="29.948cm" svg:y1="8.384cm" svg:x2="29.186cm" svg:y2="8.384cm">
          <text:p/>
        </draw:line>
        <draw:line draw:style-name="gr201" draw:text-style-name="P1" draw:layer="layout" svg:x1="29.186cm" svg:y1="9.019cm" svg:x2="29.948cm" svg:y2="9.146cm">
          <text:p/>
        </draw:line>
        <draw:line draw:style-name="gr201" draw:text-style-name="P1" draw:layer="layout" svg:x1="30.075cm" svg:y1="10.035cm" svg:x2="29.186cm" svg:y2="9.781cm">
          <text:p/>
        </draw:line>
        <draw:line draw:style-name="gr201" draw:text-style-name="P1" draw:layer="layout" svg:x1="29.948cm" svg:y1="10.035cm" svg:x2="29.186cm" svg:y2="10.543cm">
          <text:p/>
        </draw:line>
        <draw:line draw:style-name="gr201" draw:text-style-name="P1" draw:layer="layout" svg:x1="29.186cm" svg:y1="11.051cm" svg:x2="29.948cm" svg:y2="11.305cm">
          <text:p/>
        </draw:line>
        <draw:line draw:style-name="gr201" draw:text-style-name="P1" draw:layer="layout" svg:x1="29.948cm" svg:y1="11.305cm" svg:x2="29.186cm" svg:y2="11.813cm">
          <text:p/>
        </draw:line>
        <draw:line draw:style-name="gr201" draw:text-style-name="P1" draw:layer="layout" svg:x1="29.186cm" svg:y1="8.384cm" svg:x2="29.186cm" svg:y2="11.813cm">
          <text:p/>
        </draw:line>
        <draw:line draw:style-name="gr201" draw:text-style-name="P1" draw:layer="layout" svg:x1="29.186cm" svg:y1="11.813cm" svg:x2="28.805cm" svg:y2="12.575cm">
          <text:p/>
        </draw:line>
        <draw:line draw:style-name="gr201" draw:text-style-name="P1" draw:layer="layout" svg:x1="29.186cm" svg:y1="8.384cm" svg:x2="28.805cm" svg:y2="7.495cm">
          <text:p/>
        </draw:line>
        <draw:line draw:style-name="gr201" draw:text-style-name="P1" draw:layer="layout" svg:x1="29.948cm" svg:y1="8.384cm" svg:x2="29.186cm" svg:y2="9.019cm">
          <text:p/>
        </draw:line>
        <draw:line draw:style-name="gr201" draw:text-style-name="P1" draw:layer="layout" svg:x1="29.948cm" svg:y1="9.146cm" svg:x2="29.186cm" svg:y2="9.781cm">
          <text:p/>
        </draw:line>
        <draw:line draw:style-name="gr201" draw:text-style-name="P1" draw:layer="layout" svg:x1="29.186cm" svg:y1="10.543cm" svg:x2="29.948cm" svg:y2="11.305cm">
          <text:p/>
        </draw:line>
        <draw:line draw:style-name="gr201" draw:text-style-name="P1" draw:layer="layout" svg:x1="30.71cm" svg:y1="8.257cm" svg:x2="29.948cm" svg:y2="9.146cm">
          <text:p/>
        </draw:line>
        <draw:line draw:style-name="gr201" draw:text-style-name="P1" draw:layer="layout" svg:x1="29.948cm" svg:y1="10.035cm" svg:x2="31.218cm" svg:y2="11.305cm">
          <text:p/>
        </draw:line>
        <draw:line draw:style-name="gr201" draw:text-style-name="P1" draw:layer="layout" svg:x1="31.218cm" svg:y1="11.305cm" svg:x2="29.948cm" svg:y2="12.575cm">
          <text:p/>
        </draw:line>
        <draw:custom-shape draw:style-name="gr174" draw:text-style-name="P1" draw:layer="layout" svg:width="0.664cm" svg:height="0.664cm" svg:x="30.329cm" svg:y="8.38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4" draw:text-style-name="P1" draw:layer="layout" svg:width="0.666cm" svg:height="0.666cm" svg:x="30.268cm" svg:y="10.921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3" draw:text-style-name="P8" draw:layer="layout" svg:width="4.016cm" svg:height="0.725cm" svg:x="24.016cm" svg:y="9.609cm">
          <draw:text-box>
            <text:p><text:span text:style-name="T7">gl_TessLevelOuter</text:span></text:p>
          </draw:text-box>
        </draw:frame>
        <draw:frame draw:style-name="gr203" draw:text-style-name="P8" draw:layer="layout" svg:width="2.809cm" svg:height="0.725cm" svg:x="26.013cm" svg:y="10.865cm">
          <draw:text-box>
            <text:p><text:span text:style-name="T7">tessOuterLo</text:span></text:p>
          </draw:text-box>
        </draw:frame>
        <draw:frame draw:style-name="gr203" draw:text-style-name="P8" draw:layer="layout" svg:width="2.746cm" svg:height="0.725cm" svg:x="26.28cm" svg:y="8.323cm">
          <draw:text-box>
            <text:p><text:span text:style-name="T7">tessOuterHi</text:span></text:p>
          </draw:text-box>
        </draw:frame>
        <draw:custom-shape draw:style-name="gr174" draw:text-style-name="P1" xml:id="id232" draw:id="id232" draw:layer="layout" svg:width="0.723cm" svg:height="0.723cm" svg:x="28.681cm" svg:y="10.867cm">
          <text:p text:style-name="P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1" xml:id="id231" draw:id="id231" draw:layer="layout" svg:width="0.694cm" svg:height="0.694cm" svg:x="28.834cm" svg:y="8.35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4" draw:text-style-name="P1" draw:layer="layout" svg:x1="24.337cm" svg:y1="19.072cm" svg:x2="31.396cm" svg:y2="19.072cm">
          <text:p/>
        </draw:line>
        <draw:line draw:style-name="gr205" draw:text-style-name="P1" draw:layer="layout" svg:x1="24.337cm" svg:y1="18.79cm" svg:x2="24.337cm" svg:y2="19.355cm">
          <text:p/>
        </draw:line>
        <draw:line draw:style-name="gr204" draw:text-style-name="P1" draw:layer="layout" svg:x1="25.748cm" svg:y1="18.79cm" svg:x2="25.748cm" svg:y2="19.355cm">
          <text:p/>
        </draw:line>
        <draw:line draw:style-name="gr204" draw:text-style-name="P1" xml:id="id224" draw:id="id224" draw:layer="layout" svg:x1="27.16cm" svg:y1="18.79cm" svg:x2="27.16cm" svg:y2="19.355cm">
          <text:p/>
        </draw:line>
        <draw:line draw:style-name="gr204" draw:text-style-name="P1" xml:id="id226" draw:id="id226" draw:layer="layout" svg:x1="28.572cm" svg:y1="18.79cm" svg:x2="28.572cm" svg:y2="19.355cm">
          <text:p/>
        </draw:line>
        <draw:line draw:style-name="gr204" draw:text-style-name="P1" xml:id="id228" draw:id="id228" draw:layer="layout" svg:x1="29.984cm" svg:y1="18.79cm" svg:x2="29.984cm" svg:y2="19.355cm">
          <text:p/>
        </draw:line>
        <draw:line draw:style-name="gr205" draw:text-style-name="P1" draw:layer="layout" svg:x1="31.396cm" svg:y1="18.79cm" svg:x2="31.396cm" svg:y2="19.355cm">
          <text:p/>
        </draw:line>
        <draw:frame draw:style-name="gr203" draw:text-style-name="P8" draw:layer="layout" svg:width="5.231cm" svg:height="0.725cm" svg:x="25.459cm" svg:y="16.813cm">
          <draw:text-box>
            <text:p><text:span text:style-name="T7">gl_TessCoord remapping</text:span></text:p>
          </draw:text-box>
        </draw:frame>
        <draw:frame draw:style-name="gr7" draw:text-style-name="P8" draw:layer="layout" svg:width="1.09cm" svg:height="0.725cm" svg:x="23.811cm" svg:y="19.214cm">
          <draw:text-box>
            <text:p><text:span text:style-name="T7">0.0</text:span></text:p>
          </draw:text-box>
        </draw:frame>
        <draw:frame draw:style-name="gr7" draw:text-style-name="P8" draw:layer="layout" svg:width="1.09cm" svg:height="0.725cm" svg:x="30.832cm" svg:y="19.214cm">
          <draw:text-box>
            <text:p><text:span text:style-name="T7">1.0</text:span></text:p>
          </draw:text-box>
        </draw:frame>
        <draw:line draw:style-name="gr204" draw:text-style-name="P1" draw:layer="layout" svg:x1="24.337cm" svg:y1="22.603cm" svg:x2="31.396cm" svg:y2="22.603cm">
          <text:p/>
        </draw:line>
        <draw:line draw:style-name="gr205" draw:text-style-name="P1" draw:layer="layout" svg:x1="24.337cm" svg:y1="22.32cm" svg:x2="24.337cm" svg:y2="22.885cm">
          <text:p/>
        </draw:line>
        <draw:line draw:style-name="gr205" draw:text-style-name="P1" xml:id="id225" draw:id="id225" draw:layer="layout" svg:x1="27.866cm" svg:y1="22.32cm" svg:x2="27.866cm" svg:y2="22.885cm">
          <text:p/>
        </draw:line>
        <draw:line draw:style-name="gr205" draw:text-style-name="P1" draw:layer="layout" svg:x1="31.396cm" svg:y1="22.32cm" svg:x2="31.396cm" svg:y2="22.885cm">
          <text:p/>
        </draw:line>
        <draw:line draw:style-name="gr204" draw:text-style-name="P1" xml:id="id223" draw:id="id223" draw:layer="layout" svg:x1="26.072cm" svg:y1="22.32cm" svg:x2="26.072cm" svg:y2="22.885cm">
          <text:p/>
        </draw:line>
        <draw:line draw:style-name="gr204" draw:text-style-name="P1" xml:id="id222" draw:id="id222" draw:layer="layout" svg:x1="25.748cm" svg:y1="18.791cm" svg:x2="25.748cm" svg:y2="19.356cm">
          <text:p/>
        </draw:line>
        <draw:line draw:style-name="gr204" draw:text-style-name="P1" xml:id="id227" draw:id="id227" draw:layer="layout" svg:x1="28.996cm" svg:y1="22.32cm" svg:x2="28.996cm" svg:y2="22.885cm">
          <text:p/>
        </draw:line>
        <draw:line draw:style-name="gr204" draw:text-style-name="P1" xml:id="id229" draw:id="id229" draw:layer="layout" svg:x1="30.126cm" svg:y1="22.32cm" svg:x2="30.126cm" svg:y2="22.885cm">
          <text:p/>
        </draw:line>
        <draw:line draw:style-name="gr196" draw:text-style-name="P2" draw:layer="layout" svg:x1="24.337cm" svg:y1="23.309cm" svg:x2="27.866cm" svg:y2="23.309cm">
          <text:p text:style-name="P1"><text:span text:style-name="T1"/></text:p>
          <text:p text:style-name="P1"><text:span text:style-name="T1">TessOuterLo = 2</text:span></text:p>
        </draw:line>
        <draw:line draw:style-name="gr196" draw:text-style-name="P2" draw:layer="layout" svg:x1="27.866cm" svg:y1="23.309cm" svg:x2="31.396cm" svg:y2="23.309cm">
          <text:p text:style-name="P1"><text:span text:style-name="T1"/></text:p>
          <text:p text:style-name="P1"><text:span text:style-name="T1">TessOuterHi = 3</text:span></text:p>
        </draw:line>
        <draw:line draw:style-name="gr196" draw:text-style-name="P2" draw:layer="layout" svg:x1="24.337cm" svg:y1="18.366cm" svg:x2="31.396cm" svg:y2="18.366cm">
          <text:p text:style-name="P1"><text:span text:style-name="T1">gl_TessOuterLevel = 5</text:span></text:p>
          <text:p text:style-name="P1"><text:span text:style-name="T1"/></text:p>
        </draw:line>
        <draw:connector draw:style-name="gr206" draw:text-style-name="P1" draw:layer="layout" draw:type="line" svg:x1="25.748cm" svg:y1="19.356cm" svg:x2="26.072cm" svg:y2="22.32cm" draw:start-shape="id222" draw:start-glue-point="2" draw:end-shape="id223" draw:end-glue-point="0" svg:d="m25748 19356 324 2964" svg:viewBox="0 0 325 2965">
          <text:p/>
        </draw:connector>
        <draw:connector draw:style-name="gr206" draw:text-style-name="P1" draw:layer="layout" draw:type="line" svg:x1="27.16cm" svg:y1="19.355cm" svg:x2="27.866cm" svg:y2="22.32cm" draw:start-shape="id224" draw:start-glue-point="2" draw:end-shape="id225" draw:end-glue-point="0" svg:d="m27160 19355 706 2965" svg:viewBox="0 0 707 2966">
          <text:p/>
        </draw:connector>
        <draw:connector draw:style-name="gr206" draw:text-style-name="P1" draw:layer="layout" draw:type="line" svg:x1="28.572cm" svg:y1="19.355cm" svg:x2="28.996cm" svg:y2="22.32cm" draw:start-shape="id226" draw:start-glue-point="2" draw:end-shape="id227" draw:end-glue-point="0" svg:d="m28572 19355 424 2965" svg:viewBox="0 0 425 2966">
          <text:p/>
        </draw:connector>
        <draw:connector draw:style-name="gr206" draw:text-style-name="P1" draw:layer="layout" draw:type="line" svg:x1="29.984cm" svg:y1="19.355cm" svg:x2="30.126cm" svg:y2="22.32cm" draw:start-shape="id228" draw:start-glue-point="2" draw:end-shape="id229" draw:end-glue-point="0" svg:d="m29984 19355 142 2965" svg:viewBox="0 0 143 2966">
          <text:p/>
        </draw:connector>
        <draw:custom-shape draw:style-name="gr207" draw:text-style-name="P1" draw:layer="layout" svg:width="6.637cm" svg:height="0.847cm" svg:x="24.66cm" svg:y="20.344cm">
          <text:p text:style-name="P1"><text:span text:style-name="T7">OsdGetTessParameterization()</text:span></text:p>
          <draw:enhanced-geometry svg:viewBox="0 0 21600 21600" draw:type="rectangle" draw:enhanced-path="M 0 0 L 21600 0 21600 21600 0 21600 0 0 Z N"/>
        </draw:custom-shape>
        <draw:custom-shape draw:style-name="gr174" draw:text-style-name="P1" xml:id="id230" draw:id="id230" draw:layer="layout" svg:width="0.723cm" svg:height="0.723cm" svg:x="27.816cm" svg:y="9.613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7" draw:text-style-name="P1" draw:layer="layout" draw:type="line" svg:x1="28.433cm" svg:y1="9.719cm" svg:x2="28.935cm" svg:y2="8.947cm" draw:start-shape="id230" draw:start-glue-point="11" draw:end-shape="id231" draw:end-glue-point="7" svg:d="m28433 9719 502-772" svg:viewBox="0 0 503 773">
          <text:p/>
        </draw:connector>
        <draw:connector draw:style-name="gr187" draw:text-style-name="P1" draw:layer="layout" draw:type="line" svg:x1="28.433cm" svg:y1="10.23cm" svg:x2="28.787cm" svg:y2="10.973cm" draw:start-shape="id230" draw:start-glue-point="9" draw:end-shape="id232" draw:end-glue-point="5" svg:d="m28433 10230 354 743" svg:viewBox="0 0 355 744">
          <text:p/>
        </draw:connector>
      </draw:page>
      <draw:page draw:name="page20" draw:style-name="dp1" draw:master-page-name="Default">
        <draw:line draw:style-name="gr208" draw:text-style-name="P1" draw:layer="layout" svg:x1="1.282cm" svg:y1="16.673cm" svg:x2="17.238cm" svg:y2="16.673cm">
          <text:p/>
        </draw:line>
        <draw:connector draw:style-name="gr187" draw:text-style-name="P1" draw:layer="layout" draw:type="line" svg:x1="5.658cm" svg:y1="12.86cm" svg:x2="5.658cm" svg:y2="13.849cm" draw:start-shape="id233" draw:start-glue-point="2" draw:end-shape="id234" svg:d="m5658 12860v989" svg:viewBox="0 0 1 990">
          <text:p/>
        </draw:connector>
        <draw:path draw:style-name="gr209" draw:text-style-name="P1" draw:layer="layout" svg:width="4.941cm" svg:height="3.247cm" svg:x="7.353cm" svg:y="6.62cm" svg:viewBox="0 0 4942 3248" svg:d="m0 2400c423-1130 1412-1976 2118-2400 706 0 1836 141 2824 847-1224 471-1412 1271-1977 2401-988-753-2965-848-2965-848z">
          <text:p/>
        </draw:path>
        <draw:polyline draw:style-name="gr28" draw:text-style-name="P1" draw:layer="layout" svg:width="5.647cm" svg:height="5.082cm" draw:transform="rotate (1.5707963267949) translate (3.965cm 10.292cm)" svg:viewBox="0 0 5648 5083" draw:points="0,0 2542,1270 4660,3388 5648,5083">
          <text:p/>
        </draw:polyline>
        <draw:polyline draw:style-name="gr28" draw:text-style-name="P1" draw:layer="layout" svg:width="7.514cm" svg:height="1.844cm" draw:transform="skewX (-0.000174532925199487) rotate (1.10653874576441) translate (6.15143338111206cm 10.6786771840228cm)" svg:viewBox="0 0 7515 1845" draw:points="0,81 2534,0 5599,593 7515,1845">
          <text:p/>
        </draw:polyline>
        <draw:polyline draw:style-name="gr28" draw:text-style-name="P1" draw:layer="layout" svg:width="7.417cm" svg:height="2.136cm" draw:transform="skewX (-0.000349065850398911) rotate (1.20340451925009) translate (9.189cm 11.647cm)" svg:viewBox="0 0 7418 2137" draw:points="0,0 2650,0 5574,710 7418,2137">
          <text:p/>
        </draw:polyline>
        <draw:polyline draw:style-name="gr28" draw:text-style-name="P1" draw:layer="layout" svg:width="7.07cm" svg:height="1.767cm" draw:transform="skewX (-0.000174532925199456) rotate (1.10706234454) translate (10.9398046710605cm 12.1549272610639cm)" svg:viewBox="0 0 7071 1768" draw:points="0,253 2399,0 5367,568 7071,1768">
          <text:p/>
        </draw:polyline>
        <draw:polyline draw:style-name="gr28" draw:text-style-name="P1" draw:layer="layout" svg:width="7.445cm" svg:height="0.558cm" draw:transform="rotate (-0.342782665091687) translate (4.1529790699171cm 9.76525739752717cm)" svg:viewBox="0 0 7446 559" draw:points="0,559 2270,198 5355,26 7446,0">
          <text:p/>
        </draw:polyline>
        <draw:polyline draw:style-name="gr28" draw:text-style-name="P1" draw:layer="layout" svg:width="7.142cm" svg:height="0.308cm" draw:transform="skewX (0.000523598775598281) rotate (-0.342957198016887) translate (5.33895499914726cm 7.45934529978561cm)" svg:viewBox="0 0 7143 309" draw:points="0,309 2154,243 5099,0 7143,157">
          <text:p/>
        </draw:polyline>
        <draw:polyline draw:style-name="gr28" draw:text-style-name="P1" draw:layer="layout" svg:width="6.787cm" svg:height="0.326cm" draw:transform="rotate (-0.278205482767897) translate (7.41066898497294cm 5.43008656748087cm)" svg:viewBox="0 0 6788 327" draw:points="0,210 1849,0 4621,1 6788,327">
          <text:p/>
        </draw:polyline>
        <draw:polyline draw:style-name="gr28" draw:text-style-name="P1" draw:layer="layout" svg:width="6.886cm" svg:height="0.972cm" draw:transform="rotate (-0.185179433636599) translate (9.09428535873993cm 4.39691488483008cm)" svg:viewBox="0 0 6887 973" draw:points="0,251 2108,0 4874,200 6887,973">
          <text:p/>
        </draw:polyline>
        <draw:path draw:style-name="gr209" draw:text-style-name="P1" draw:layer="layout" svg:width="4.941cm" svg:height="3.247cm" svg:x="7.493cm" svg:y="17.52cm" svg:viewBox="0 0 4942 3248" svg:d="m0 2400c423-1130 1412-1976 2118-2400 706 0 1836 141 2824 847-1224 471-1412 1271-1977 2401-988-753-2965-848-2965-848z">
          <text:p/>
        </draw:path>
        <draw:polygon draw:style-name="gr28" draw:text-style-name="P1" draw:layer="layout" svg:width="3.618cm" svg:height="4.01cm" draw:transform="rotate (1.19014001693493) translate (7.49296070076964cm 19.9199842734725cm)" svg:viewBox="0 0 3619 4011" draw:points="0,0 1521,0 2491,525 3015,1076 3514,1940 3619,2963 3278,4011 2701,3330 1469,2911 316,3068 656,2020 446,735">
          <text:p/>
        </draw:polygon>
        <draw:polyline draw:style-name="gr28" draw:text-style-name="P1" draw:layer="layout" svg:width="3.157cm" svg:height="0.946cm" draw:transform="rotate (1.10706234454) translate (8.34090240243846cm 19.7789511906815cm)" svg:viewBox="0 0 3158 947" draw:points="0,0 1263,0 2463,505 3158,947">
          <text:p/>
        </draw:polyline>
        <draw:polyline draw:style-name="gr28" draw:text-style-name="P1" draw:layer="layout" svg:width="2.76cm" svg:height="1.427cm" draw:transform="rotate (-2.73702533297751) translate (12.1502717313385cm 18.9741439747077cm)" svg:viewBox="0 0 2761 1428" draw:points="0,1428 816,1318 2058,927 2761,0">
          <text:p/>
        </draw:polyline>
        <draw:polyline draw:style-name="gr28" draw:text-style-name="P1" draw:layer="layout" svg:width="2.831cm" svg:height="0.674cm" draw:transform="rotate (-0.164759081388265) translate (8.058cm 18.508cm)" svg:viewBox="0 0 2832 675" draw:points="0,0 860,0 1881,117 2832,675">
          <text:p/>
        </draw:polyline>
        <draw:polyline draw:style-name="gr28" draw:text-style-name="P1" draw:layer="layout" svg:width="2.681cm" svg:height="0.846cm" svg:x="8.906cm" svg:y="17.802cm" svg:viewBox="0 0 2682 847" draw:points="0,0 988,0 1976,282 2682,847">
          <text:p/>
        </draw:polyline>
        <draw:custom-shape draw:style-name="gr210" draw:text-style-name="P1" draw:layer="layout" svg:width="0.283cm" svg:height="0.283cm" svg:x="3.823cm" svg:y="1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xml:id="id237" draw:id="id237" draw:layer="layout" svg:width="0.283cm" svg:height="0.283cm" svg:x="6.082cm" svg:y="10.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5.094cm" svg:y="7.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7.112cm" svg:y="8.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9.048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11.024cm" svg:y="12.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10.036cm" svg:y="9.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11.871cm" svg:y="9.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7.212cm" svg:y="5.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9.047cm" svg:y="5.7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11.7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13.707cm" svg:y="7.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8.906cm" svg:y="4.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11.025cm" svg:y="4.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13.707cm" svg:y="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15.542cm" svg:y="6.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draw:layer="layout" svg:width="0.283cm" svg:height="0.283cm" svg:x="7.352cm" svg:y="19.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xml:id="id236" draw:id="id236" draw:layer="layout" svg:width="0.283cm" svg:height="0.283cm" svg:x="7.917cm" svg:y="18.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draw:layer="layout" svg:width="0.283cm" svg:height="0.283cm" svg:x="8.2cm" svg:y="19.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draw:layer="layout" svg:width="0.283cm" svg:height="0.283cm" svg:x="9.47cm" svg:y="1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draw:layer="layout" svg:width="0.283cm" svg:height="0.283cm" svg:x="10.318cm" svg:y="20.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draw:layer="layout" svg:width="0.283cm" svg:height="0.283cm" svg:x="8.764cm" svg:y="18.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draw:layer="layout" svg:width="0.283cm" svg:height="0.283cm" svg:x="9.753cm" svg:y="1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draw:layer="layout" svg:width="0.283cm" svg:height="0.283cm" svg:x="10.599cm" svg:y="19.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draw:layer="layout" svg:width="0.283cm" svg:height="0.283cm" svg:x="8.764cm" svg:y="1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draw:layer="layout" svg:width="0.283cm" svg:height="0.283cm" svg:x="9.753cm" svg:y="17.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draw:layer="layout" svg:width="0.283cm" svg:height="0.283cm" svg:x="10.741cm" svg:y="17.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draw:layer="layout" svg:width="0.283cm" svg:height="0.283cm" svg:x="11.447cm" svg:y="18.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draw:layer="layout" svg:width="0.283cm" svg:height="0.283cm" svg:x="9.47cm" svg:y="17.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draw:layer="layout" svg:width="0.283cm" svg:height="0.283cm" svg:x="10.458cm" svg:y="17.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draw:layer="layout" svg:width="0.283cm" svg:height="0.283cm" svg:x="11.447cm" svg:y="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draw:layer="layout" svg:width="0.283cm" svg:height="0.283cm" svg:x="12.294cm" svg:y="18.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1" xml:id="id234" draw:id="id234" draw:layer="layout" svg:width="7.625cm" svg:height="0.706cm" svg:x="1.846cm" svg:y="13.849cm">
          <draw:glue-point draw:id="4" svg:x="2.407cm" svg:y="-5cm"/>
          <text:p text:style-name="P1"><text:span text:style-name="T7">OsdComputePerPatchVertexBSpline()</text:span></text:p>
          <draw:enhanced-geometry svg:viewBox="0 0 21600 21600" draw:type="rectangle" draw:enhanced-path="M 0 0 L 21600 0 21600 21600 0 21600 0 0 Z N"/>
        </draw:custom-shape>
        <draw:connector draw:style-name="gr212" draw:text-style-name="P1" draw:layer="layout" draw:type="line" svg:x1="5.658cm" svg:y1="16.955cm" svg:x2="7.958cm" svg:y2="18.408cm" draw:start-shape="id235" draw:start-glue-point="2" draw:end-shape="id236" draw:end-glue-point="5" svg:d="m5658 16955 2300 1453" svg:viewBox="0 0 2301 1454">
          <text:p/>
        </draw:connector>
        <draw:custom-shape draw:style-name="gr207" draw:text-style-name="P45" xml:id="id235" draw:id="id235" draw:layer="layout" svg:width="5.366cm" svg:height="0.706cm" svg:x="2.975cm" svg:y="16.249cm">
          <text:p text:style-name="P1"><text:span text:style-name="T7">OsdPerPatchVertexBezier</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45" xml:id="id233" draw:id="id233" draw:layer="layout" svg:width="3.954cm" svg:height="0.706cm" svg:x="3.681cm" svg:y="12.154cm">
          <text:p text:style-name="P1"><text:span text:style-name="T7">Refined positio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3" draw:text-style-name="P1" draw:layer="layout" draw:type="line" svg:x1="6.123cm" svg:y1="10.815cm" svg:x2="5.658cm" svg:y2="12.154cm" draw:start-shape="id237" draw:start-glue-point="7" draw:end-shape="id233" svg:d="m6123 10815-465 1339" svg:viewBox="0 0 466 1340">
          <text:p/>
        </draw:connector>
        <draw:frame draw:style-name="gr7" draw:layer="layout" svg:width="6.996cm" svg:height="0.962cm" svg:x="6.364cm" svg:y="3.118cm">
          <draw:text-box>
            <text:p>Regular B-spline Patch</text:p>
          </draw:text-box>
        </draw:frame>
        <draw:connector draw:style-name="gr187" draw:text-style-name="P1" draw:layer="layout" draw:type="line" svg:x1="5.658cm" svg:y1="14.555cm" svg:x2="5.658cm" svg:y2="16.249cm" draw:start-shape="id234" draw:start-glue-point="2" draw:end-shape="id235" svg:d="m5658 14555v1694" svg:viewBox="0 0 1 1695">
          <text:p/>
        </draw:connector>
        <draw:custom-shape draw:style-name="gr174" draw:text-style-name="P45" xml:id="id238" draw:id="id238" draw:layer="layout" svg:width="3.107cm" svg:height="0.706cm" svg:x="11.729cm" svg:y="12.013cm">
          <text:p text:style-name="P1"><text:span text:style-name="T7">PatchPara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7" draw:text-style-name="P1" draw:layer="layout" draw:type="curve" svg:x1="13.282cm" svg:y1="12.719cm" svg:x2="7.493cm" svg:y2="13.849cm" draw:start-shape="id238" draw:start-glue-point="2" draw:end-shape="id234" draw:end-glue-point="4" svg:d="m13282 12719c0 849-5789 284-5789 1130" svg:viewBox="0 0 5790 1131">
          <text:p/>
        </draw:connector>
        <draw:custom-shape draw:style-name="gr207" draw:text-style-name="P1" xml:id="id239" draw:id="id239" draw:layer="layout" svg:width="4.942cm" svg:height="0.706cm" svg:x="3.681cm" svg:y="21.897cm">
          <draw:glue-point draw:id="4" svg:x="2.407cm" svg:y="-5cm"/>
          <text:p text:style-name="P1"><text:span text:style-name="T7">OsdEvalPatchBezier()</text:span></text:p>
          <draw:enhanced-geometry svg:viewBox="0 0 21600 21600" draw:mirror-horizontal="false" draw:mirror-vertical="false" draw:type="rectangle" draw:enhanced-path="M 0 0 L 21600 0 21600 21600 0 21600 0 0 Z N"/>
        </draw:custom-shape>
        <draw:custom-shape draw:style-name="gr214" draw:text-style-name="P1" xml:id="id240" draw:id="id240" draw:layer="layout" svg:width="0.283cm" svg:height="0.283cm" svg:x="9.046cm" svg:y="19.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5" draw:text-style-name="P1" draw:layer="layout" draw:type="line" svg:x1="7.341cm" svg:y1="21.897cm" svg:x2="9.087cm" svg:y2="19.315cm" draw:start-shape="id239" draw:start-glue-point="4" draw:end-shape="id240" draw:end-glue-point="7" svg:d="m7341 21897 1746-2582" svg:viewBox="0 0 1747 2583">
          <text:p text:style-name="P1"/>
          <text:p text:style-name="P1"><text:span text:style-name="T20">evaluate <text:s text:c="19"/></text:span></text:p>
        </draw:connector>
        <draw:frame draw:style-name="gr7" draw:text-style-name="P23" draw:layer="layout" svg:width="4.744cm" svg:height="0.806cm" svg:x="11.872cm" svg:y="15.402cm">
          <draw:text-box>
            <text:p><text:span text:style-name="T20">Tessellation control</text:span></text:p>
          </draw:text-box>
        </draw:frame>
        <draw:frame draw:style-name="gr7" draw:text-style-name="P23" draw:layer="layout" svg:width="5.523cm" svg:height="0.806cm" svg:x="11.872cm" svg:y="16.996cm">
          <draw:text-box>
            <text:p><text:span text:style-name="T20">Tessellation evaluation</text:span></text:p>
          </draw:text-box>
        </draw:frame>
      </draw:page>
      <draw:page draw:name="page21" draw:style-name="dp1" draw:master-page-name="Default">
        <draw:line draw:style-name="gr208" draw:text-style-name="P1" draw:layer="layout" svg:x1="5.22cm" svg:y1="15.826cm" svg:x2="20.187cm" svg:y2="15.826cm">
          <text:p/>
        </draw:line>
        <draw:path draw:style-name="gr209" draw:text-style-name="P1" draw:layer="layout" svg:width="4.941cm" svg:height="3.247cm" svg:x="10.162cm" svg:y="16.814cm" svg:viewBox="0 0 4942 3248" svg:d="m0 2400c423-1130 1412-1976 2118-2400 706 0 1836 141 2824 847-1224 471-1412 1271-1977 2401-988-753-2965-848-2965-848z">
          <text:p/>
        </draw:path>
        <draw:polygon draw:style-name="gr28" draw:text-style-name="P1" draw:layer="layout" svg:width="3.618cm" svg:height="4.01cm" draw:transform="rotate (1.19014001693493) translate (10.1609607007696cm 19.2139842734724cm)" svg:viewBox="0 0 3619 4011" draw:points="0,0 1521,0 2491,525 3015,1076 3514,1940 3619,2963 3278,4011 2701,3330 1469,2911 316,3068 656,2020 446,735">
          <text:p/>
        </draw:polygon>
        <draw:connector draw:style-name="gr212" draw:text-style-name="P1" draw:layer="layout" draw:type="line" svg:x1="9.118cm" svg:y1="16.108cm" svg:x2="10.162cm" svg:y2="19.072cm" draw:start-shape="id241" draw:start-glue-point="2" draw:end-shape="id242" draw:end-glue-point="4" svg:d="m9118 16108 1044 2964" svg:viewBox="0 0 1045 2965">
          <text:p/>
        </draw:connector>
        <draw:custom-shape draw:style-name="gr207" draw:text-style-name="P45" xml:id="id241" draw:id="id241" draw:layer="layout" svg:width="6.636cm" svg:height="0.706cm" svg:x="5.8cm" svg:y="15.402cm">
          <text:p text:style-name="P1"><text:span text:style-name="T7">OsdPerPatchVertexGregoryBasi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1" draw:layer="layout" svg:x1="10.727cm" svg:y1="17.803cm" svg:x2="11.715cm" svg:y2="17.944cm">
          <text:p/>
        </draw:line>
        <draw:line draw:style-name="gr28" draw:text-style-name="P1" draw:layer="layout" svg:x1="11.009cm" svg:y1="19.074cm" svg:x2="11.574cm" svg:y2="18.227cm">
          <text:p/>
        </draw:line>
        <draw:line draw:style-name="gr28" draw:text-style-name="P1" draw:layer="layout" svg:x1="12.28cm" svg:y1="19.356cm" svg:x2="12.563cm" svg:y2="18.509cm">
          <text:p/>
        </draw:line>
        <draw:line draw:style-name="gr28" draw:text-style-name="P1" draw:layer="layout" svg:x1="13.41cm" svg:y1="18.933cm" svg:x2="12.704cm" svg:y2="18.227cm">
          <text:p/>
        </draw:line>
        <draw:line draw:style-name="gr28" draw:text-style-name="P1" draw:layer="layout" svg:x1="14.257cm" svg:y1="17.944cm" svg:x2="13.41cm" svg:y2="17.662cm">
          <text:p/>
        </draw:line>
        <draw:line draw:style-name="gr28" draw:text-style-name="P1" draw:layer="layout" svg:x1="14.257cm" svg:y1="16.956cm" svg:x2="13.551cm" svg:y2="17.379cm">
          <text:p/>
        </draw:line>
        <draw:line draw:style-name="gr28" draw:text-style-name="P1" draw:layer="layout" svg:x1="11.574cm" svg:y1="17.097cm" svg:x2="12.421cm" svg:y2="17.238cm">
          <text:p/>
        </draw:line>
        <draw:line draw:style-name="gr28" draw:text-style-name="P1" draw:layer="layout" svg:x1="13.269cm" svg:y1="16.673cm" svg:x2="12.704cm" svg:y2="17.238cm">
          <text:p/>
        </draw:line>
        <draw:g>
          <draw:custom-shape draw:style-name="gr216" draw:text-style-name="P1" xml:id="id242" draw:id="id242" draw:layer="layout" svg:width="0.283cm" svg:height="0.283cm" svg:x="10.02cm" svg:y="19.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0.585cm" svg:y="17.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0.868cm" svg:y="18.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2.138cm" svg:y="19.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2.986cm" svg:y="1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1.433cm" svg:y="18.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2.421cm" svg:y="18.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3.267cm" svg:y="1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1.432cm" svg:y="16.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2.28cm" svg:y="17.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3.269cm" svg:y="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4.115cm" svg:y="1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2.138cm" svg:y="16.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3.126cm" svg:y="16.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4.115cm" svg:y="16.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4.962cm" svg:y="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1.574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2.563cm" svg:y="18.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3.41cm" svg:y="17.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2.562cm" svg:y="1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09" draw:text-style-name="P1" draw:layer="layout" svg:width="4.941cm" svg:height="3.247cm" svg:x="10.304cm" svg:y="7.496cm" svg:viewBox="0 0 4942 3248" svg:d="m0 2400c423-1130 1412-1976 2118-2400 706 0 1836 141 2824 847-1224 471-1412 1271-1977 2401-988-753-2965-848-2965-848z">
          <text:p/>
        </draw:path>
        <draw:polygon draw:style-name="gr28" draw:text-style-name="P1" draw:layer="layout" svg:width="3.618cm" svg:height="4.01cm" draw:transform="rotate (1.19014001693493) translate (10.3029607007696cm 9.89598427347245cm)" svg:viewBox="0 0 3619 4011" draw:points="0,0 1521,0 2491,525 3015,1076 3514,1940 3619,2963 3278,4011 2701,3330 1469,2911 316,3068 656,2020 446,735">
          <text:p/>
        </draw:polygon>
        <draw:line draw:style-name="gr28" draw:text-style-name="P1" draw:layer="layout" svg:x1="10.869cm" svg:y1="8.485cm" svg:x2="11.857cm" svg:y2="8.626cm">
          <text:p/>
        </draw:line>
        <draw:line draw:style-name="gr28" draw:text-style-name="P1" draw:layer="layout" svg:x1="11.151cm" svg:y1="9.756cm" svg:x2="11.716cm" svg:y2="8.909cm">
          <text:p/>
        </draw:line>
        <draw:line draw:style-name="gr28" draw:text-style-name="P1" draw:layer="layout" svg:x1="12.422cm" svg:y1="10.038cm" svg:x2="12.705cm" svg:y2="9.191cm">
          <text:p/>
        </draw:line>
        <draw:line draw:style-name="gr28" draw:text-style-name="P1" draw:layer="layout" svg:x1="13.552cm" svg:y1="9.615cm" svg:x2="12.846cm" svg:y2="8.909cm">
          <text:p/>
        </draw:line>
        <draw:line draw:style-name="gr28" draw:text-style-name="P1" draw:layer="layout" svg:x1="14.399cm" svg:y1="8.626cm" svg:x2="13.552cm" svg:y2="8.344cm">
          <text:p/>
        </draw:line>
        <draw:line draw:style-name="gr28" draw:text-style-name="P1" draw:layer="layout" svg:x1="14.399cm" svg:y1="7.638cm" svg:x2="13.693cm" svg:y2="8.061cm">
          <text:p/>
        </draw:line>
        <draw:line draw:style-name="gr28" draw:text-style-name="P1" draw:layer="layout" svg:x1="11.716cm" svg:y1="7.779cm" svg:x2="12.563cm" svg:y2="7.92cm">
          <text:p/>
        </draw:line>
        <draw:line draw:style-name="gr28" draw:text-style-name="P1" draw:layer="layout" svg:x1="13.411cm" svg:y1="7.355cm" svg:x2="12.846cm" svg:y2="7.92cm">
          <text:p/>
        </draw:line>
        <draw:custom-shape draw:style-name="gr216" draw:text-style-name="P1" xml:id="id245" draw:id="id245" draw:layer="layout" svg:width="0.283cm" svg:height="0.283cm" svg:x="10.162cm" svg:y="9.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0.727cm" svg:y="8.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1.01cm" svg:y="9.6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2.28cm" svg:y="9.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3.128cm" svg:y="10.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1.575cm" svg:y="8.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2.563cm" svg:y="9.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3.409cm" svg:y="9.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1.574cm" svg:y="7.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2.422cm" svg:y="7.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3.411cm" svg:y="8.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4.257cm" svg:y="8.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2.28cm" svg:y="7.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3.268cm" svg:y="7.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4.257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5.104cm" svg:y="8.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1.716cm" svg:y="8.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2.705cm" svg:y="8.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3.552cm" svg:y="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2.704cm" svg:y="7.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layer="layout" svg:width="6.141cm" svg:height="0.962cm" svg:x="8.468cm" svg:y="5.377cm">
          <draw:text-box>
            <text:p>GregoryBasis Patch</text:p>
          </draw:text-box>
        </draw:frame>
        <draw:connector draw:style-name="gr187" draw:text-style-name="P1" draw:layer="layout" draw:type="line" svg:x1="9.119cm" svg:y1="11.872cm" svg:x2="9.118cm" svg:y2="13.143cm" draw:start-shape="id243" draw:start-glue-point="2" draw:end-shape="id244" svg:d="m9119 11872-1 1271" svg:viewBox="0 0 2 1272">
          <text:p/>
        </draw:connector>
        <draw:custom-shape draw:style-name="gr207" draw:text-style-name="P1" xml:id="id244" draw:id="id244" draw:layer="layout" svg:width="8.895cm" svg:height="0.706cm" svg:x="4.671cm" svg:y="13.143cm">
          <draw:glue-point draw:id="4" svg:x="2.46cm" svg:y="-5cm"/>
          <text:p text:style-name="P1"><text:span text:style-name="T7">OsdComputePerPatchVertexGregoryBasis()</text:span></text:p>
          <draw:enhanced-geometry svg:viewBox="0 0 21600 21600" draw:type="rectangle" draw:enhanced-path="M 0 0 L 21600 0 21600 21600 0 21600 0 0 Z N"/>
        </draw:custom-shape>
        <draw:connector draw:style-name="gr187" draw:text-style-name="P1" draw:layer="layout" draw:type="line" svg:x1="9.118cm" svg:y1="13.849cm" svg:x2="9.118cm" svg:y2="15.402cm" draw:start-shape="id244" draw:start-glue-point="2" draw:end-shape="id241" svg:d="m9118 13849v1553" svg:viewBox="0 0 1 1554">
          <text:p/>
        </draw:connector>
        <draw:custom-shape draw:style-name="gr174" draw:text-style-name="P45" xml:id="id243" draw:id="id243" draw:layer="layout" svg:width="2.966cm" svg:height="0.706cm" svg:x="7.636cm" svg:y="11.166cm">
          <text:p text:style-name="P1"><text:span text:style-name="T7">LocalPoint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 draw:text-style-name="P1" draw:layer="layout" draw:type="line" svg:x1="10.304cm" svg:y1="10.037cm" svg:x2="9.119cm" svg:y2="11.166cm" draw:start-shape="id245" draw:start-glue-point="8" draw:end-shape="id243" draw:end-glue-point="0" svg:d="m10304 10037-1185 1129" svg:viewBox="0 0 1186 1130">
          <text:p/>
        </draw:connector>
        <draw:custom-shape draw:style-name="gr174" draw:text-style-name="P45" xml:id="id246" draw:id="id246" draw:layer="layout" svg:width="3.107cm" svg:height="0.706cm" svg:x="13.833cm" svg:y="11.167cm">
          <draw:glue-point draw:id="4" svg:x="5.004cm" svg:y="5.028cm"/>
          <text:p text:style-name="P1"><text:span text:style-name="T7">PatchPara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7" draw:text-style-name="P1" draw:layer="layout" draw:type="curve" svg:x1="15.386cm" svg:y1="11.873cm" svg:x2="11.306cm" svg:y2="13.143cm" draw:start-shape="id246" draw:start-glue-point="2" draw:end-shape="id244" draw:end-glue-point="4" svg:d="m15386 11873c0 954-4080 319-4080 1270" svg:viewBox="0 0 4081 1271">
          <text:p/>
        </draw:connector>
        <draw:custom-shape draw:style-name="gr207" draw:text-style-name="P1" xml:id="id247" draw:id="id247" draw:layer="layout" svg:width="4.942cm" svg:height="0.706cm" svg:x="6.915cm" svg:y="21.615cm">
          <draw:glue-point draw:id="4" svg:x="2.407cm" svg:y="-5cm"/>
          <text:p text:style-name="P1"><text:span text:style-name="T7">OsdEvalPatchGregory()</text:span></text:p>
          <draw:enhanced-geometry svg:viewBox="0 0 21600 21600" draw:mirror-horizontal="false" draw:mirror-vertical="false" draw:type="rectangle" draw:enhanced-path="M 0 0 L 21600 0 21600 21600 0 21600 0 0 Z N"/>
        </draw:custom-shape>
        <draw:custom-shape draw:style-name="gr217" draw:text-style-name="P1" xml:id="id248" draw:id="id248" draw:layer="layout" svg:width="0.283cm" svg:height="0.283cm" svg:x="11.715cm" svg:y="18.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5" draw:text-style-name="P1" draw:layer="layout" draw:type="line" svg:x1="10.575cm" svg:y1="21.615cm" svg:x2="11.756cm" svg:y2="18.751cm" draw:start-shape="id247" draw:start-glue-point="4" draw:end-shape="id248" draw:end-glue-point="7" svg:d="m10575 21615 1181-2864" svg:viewBox="0 0 1182 2865">
          <text:p text:style-name="P1"/>
          <text:p text:style-name="P1"><text:span text:style-name="T20">evaluate <text:s text:c="17"/></text:span></text:p>
        </draw:connector>
        <draw:frame draw:style-name="gr7" draw:text-style-name="P23" draw:layer="layout" svg:width="4.744cm" svg:height="0.806cm" svg:x="14.821cm" svg:y="14.555cm">
          <draw:text-box>
            <text:p><text:span text:style-name="T20">Tessellation control</text:span></text:p>
          </draw:text-box>
        </draw:frame>
        <draw:frame draw:style-name="gr7" draw:text-style-name="P23" draw:layer="layout" svg:width="5.523cm" svg:height="0.806cm" svg:x="14.821cm" svg:y="16.149cm">
          <draw:text-box>
            <text:p><text:span text:style-name="T20">Tessellation evaluation</text:span></text:p>
          </draw:text-box>
        </draw:frame>
      </draw:page>
      <draw:page draw:name="page22" draw:style-name="dp1" draw:master-page-name="Default">
        <draw:line draw:style-name="gr208" draw:text-style-name="P1" draw:layer="layout" svg:x1="1.422cm" svg:y1="23.451cm" svg:x2="19.637cm" svg:y2="23.451cm">
          <text:p/>
        </draw:line>
        <draw:path draw:style-name="gr209" draw:text-style-name="P1" draw:layer="layout" svg:width="4.941cm" svg:height="3.247cm" svg:x="6.93cm" svg:y="25.003cm" svg:viewBox="0 0 4942 3248" svg:d="m0 2400c423-1130 1412-1976 2118-2400 706 0 1836 141 2824 847-1224 471-1412 1271-1977 2401-988-753-2965-848-2965-848z">
          <text:p/>
        </draw:path>
        <draw:polygon draw:style-name="gr28" draw:text-style-name="P1" draw:layer="layout" svg:width="3.618cm" svg:height="4.01cm" draw:transform="rotate (1.19014001693493) translate (6.92896070076964cm 27.4029842734724cm)" svg:viewBox="0 0 3619 4011" draw:points="0,0 1521,0 2491,525 3015,1076 3514,1940 3619,2963 3278,4011 2701,3330 1469,2911 316,3068 656,2020 446,735">
          <text:p/>
        </draw:polygon>
        <draw:connector draw:style-name="gr212" draw:text-style-name="P1" draw:layer="layout" draw:type="line" svg:x1="5.729cm" svg:y1="23.874cm" svg:x2="6.829cm" svg:y2="27.503cm" draw:start-shape="id249" draw:start-glue-point="2" draw:end-shape="id250" draw:end-glue-point="7" svg:d="m5729 23874 1100 3629" svg:viewBox="0 0 1101 3630">
          <text:p/>
        </draw:connector>
        <draw:custom-shape draw:style-name="gr207" draw:text-style-name="P45" xml:id="id249" draw:id="id249" draw:layer="layout" svg:width="6.636cm" svg:height="0.706cm" svg:x="2.411cm" svg:y="23.168cm">
          <text:p text:style-name="P1"><text:span text:style-name="T7">OsdPerPatchVertexGregoryBasi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1" draw:layer="layout" svg:x1="7.495cm" svg:y1="25.992cm" svg:x2="8.483cm" svg:y2="26.133cm">
          <text:p/>
        </draw:line>
        <draw:line draw:style-name="gr28" draw:text-style-name="P1" draw:layer="layout" svg:x1="7.777cm" svg:y1="27.263cm" svg:x2="8.342cm" svg:y2="26.416cm">
          <text:p/>
        </draw:line>
        <draw:line draw:style-name="gr28" draw:text-style-name="P1" draw:layer="layout" svg:x1="9.048cm" svg:y1="27.545cm" svg:x2="9.331cm" svg:y2="26.698cm">
          <text:p/>
        </draw:line>
        <draw:line draw:style-name="gr28" draw:text-style-name="P1" draw:layer="layout" svg:x1="10.178cm" svg:y1="27.122cm" svg:x2="9.472cm" svg:y2="26.416cm">
          <text:p/>
        </draw:line>
        <draw:line draw:style-name="gr28" draw:text-style-name="P1" draw:layer="layout" svg:x1="11.025cm" svg:y1="26.133cm" svg:x2="10.178cm" svg:y2="25.851cm">
          <text:p/>
        </draw:line>
        <draw:line draw:style-name="gr28" draw:text-style-name="P1" draw:layer="layout" svg:x1="11.025cm" svg:y1="25.145cm" svg:x2="10.319cm" svg:y2="25.568cm">
          <text:p/>
        </draw:line>
        <draw:line draw:style-name="gr28" draw:text-style-name="P1" draw:layer="layout" svg:x1="8.342cm" svg:y1="25.286cm" svg:x2="9.189cm" svg:y2="25.427cm">
          <text:p/>
        </draw:line>
        <draw:line draw:style-name="gr28" draw:text-style-name="P1" draw:layer="layout" svg:x1="10.037cm" svg:y1="24.862cm" svg:x2="9.472cm" svg:y2="25.427cm">
          <text:p/>
        </draw:line>
        <draw:g>
          <draw:custom-shape draw:style-name="gr216" draw:text-style-name="P1" xml:id="id250" draw:id="id250" draw:layer="layout" svg:width="0.283cm" svg:height="0.283cm" svg:x="6.788cm" svg:y="27.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7.353cm" svg:y="2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7.636cm" svg:y="2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8.906cm" svg:y="2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9.754cm" svg:y="28.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8.201cm" svg:y="26.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9.189cm" svg:y="26.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0.035cm" svg:y="26.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8.2cm" svg:y="25.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9.048cm" svg:y="25.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0.037cm" svg:y="25.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0.883cm" svg:y="2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8.906cm" svg:y="24.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9.894cm" svg:y="2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0.883cm" svg:y="25.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1.73cm" svg:y="25.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8.342cm" svg:y="25.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9.331cm" svg:y="26.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0.178cm" svg:y="25.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9.33cm" svg:y="25.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layer="layout" svg:width="12.194cm" svg:height="0.962cm" svg:x="3.824cm" svg:y="4.671cm">
          <draw:text-box>
            <text:p>Legacy Gregory / BoundaryGregoryPatch</text:p>
          </draw:text-box>
        </draw:frame>
        <draw:path draw:style-name="gr209" draw:text-style-name="P1" draw:layer="layout" svg:width="4.941cm" svg:height="3.247cm" svg:x="9.189cm" svg:y="6.902cm" svg:viewBox="0 0 4942 3248" svg:d="m0 2400c423-1130 1412-1976 2118-2400 706 0 1836 141 2824 847-1224 471-1412 1271-1977 2401-988-753-2965-848-2965-848z">
          <text:p/>
        </draw:path>
        <draw:custom-shape draw:style-name="gr174" draw:text-style-name="P45" xml:id="id252" draw:id="id252" draw:layer="layout" svg:width="5.507cm" svg:height="1.129cm" svg:x="2.976cm" svg:y="7.495cm">
          <text:p text:style-name="P1"><text:span text:style-name="T7">Refined positions</text:span></text:p>
          <text:p text:style-name="P1"><text:span text:style-name="T7">from VertexAttributeArra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 draw:text-style-name="P1" draw:layer="layout" draw:type="line" svg:x1="8.948cm" svg:y1="8.738cm" svg:x2="8.483cm" svg:y2="8.059cm" draw:start-shape="id251" draw:start-glue-point="6" draw:end-shape="id252" draw:end-glue-point="1" svg:d="m8948 8738-465-679" svg:viewBox="0 0 466 680">
          <text:p/>
        </draw:connector>
        <draw:polygon draw:style-name="gr28" draw:text-style-name="P1" draw:layer="layout" svg:width="4.197cm" svg:height="2.773cm" draw:transform="rotate (-2.23192704745035) translate (13.8151570808861cm 7.12735945447337cm)" svg:viewBox="0 0 4198 2774" draw:points="979,2774 4198,2774 2935,0 0,136">
          <text:p/>
        </draw:polygon>
        <draw:g>
          <draw:custom-shape draw:style-name="gr210" draw:text-style-name="P1" xml:id="id251" draw:id="id251" draw:layer="layout" svg:width="0.283cm" svg:height="0.283cm" svg:x="8.948cm" svg:y="8.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11.872cm" svg:y="9.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10.883cm" svg:y="6.0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13.566cm" svg:y="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74" draw:text-style-name="P45" xml:id="id253" draw:id="id253" draw:layer="layout" svg:width="5.789cm" svg:height="2.258cm" svg:x="14.413cm" svg:y="10.601cm">
          <text:p text:style-name="P1"><text:span text:style-name="T7">Refined positions fetched by</text:span></text:p>
          <text:p text:style-name="P1"><text:span text:style-name="T7">VertexValenceBuffer</text:span></text:p>
          <text:p text:style-name="P1"><text:span text:style-name="T7">and VertexTextureBuffer</text:span></text:p>
          <draw:enhanced-geometry svg:viewBox="0 0 21600 21600" draw:path-stretchpoint-x="10800" draw:path-stretchpoint-y="10800" draw:text-areas="?f3 ?f4 ?f5 ?f6" draw:type="round-rectangle" draw:modifiers="7658.964143426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 draw:text-style-name="P1" draw:layer="layout" draw:type="line" svg:x1="14.413cm" svg:y1="11.73cm" svg:x2="13.143cm" svg:y2="11.846cm" draw:start-shape="id253" draw:start-glue-point="3" draw:end-shape="id254" draw:end-glue-point="10" svg:d="m14413 11730-1270 116" svg:viewBox="0 0 1271 117">
          <text:p/>
        </draw:connector>
        <draw:line draw:style-name="gr120" draw:text-style-name="P1" draw:layer="layout" svg:x1="12.013cm" svg:y1="9.445cm" svg:x2="14.131cm" svg:y2="10.292cm">
          <text:p/>
        </draw:line>
        <draw:line draw:style-name="gr120" draw:text-style-name="P1" draw:layer="layout" svg:x1="12.013cm" svg:y1="9.445cm" svg:x2="13.001cm" svg:y2="11.846cm">
          <text:p/>
        </draw:line>
        <draw:line draw:style-name="gr120" draw:text-style-name="P1" draw:layer="layout" svg:x1="12.013cm" svg:y1="9.445cm" svg:x2="11.307cm" svg:y2="12.128cm">
          <text:p/>
        </draw:line>
        <draw:line draw:style-name="gr120" draw:text-style-name="P1" draw:layer="layout" svg:x1="12.013cm" svg:y1="9.445cm" svg:x2="9.754cm" svg:y2="11.422cm">
          <text:p/>
        </draw:line>
        <draw:line draw:style-name="gr120" draw:text-style-name="P1" draw:layer="layout" svg:x1="12.013cm" svg:y1="9.445cm" svg:x2="15.684cm" svg:y2="7.892cm">
          <text:p/>
        </draw:line>
        <draw:line draw:style-name="gr120" draw:text-style-name="P1" draw:layer="layout" svg:x1="12.013cm" svg:y1="9.445cm" svg:x2="9.33cm" svg:y2="10.575cm">
          <text:p/>
        </draw:line>
        <draw:custom-shape draw:style-name="gr207" draw:text-style-name="P1" xml:id="id257" draw:id="id257" draw:layer="layout" svg:width="8.895cm" svg:height="0.706cm" svg:x="1.282cm" svg:y="20.908cm">
          <draw:glue-point draw:id="4" svg:x="-2.776cm" svg:y="-5cm"/>
          <draw:glue-point draw:id="5" svg:x="1.509cm" svg:y="-5cm"/>
          <draw:glue-point draw:id="6" svg:x="3.255cm" svg:y="-5cm"/>
          <text:p text:style-name="P1"><text:span text:style-name="T7">OsdComputePerPatchVertexGregory()</text:span></text:p>
          <draw:enhanced-geometry svg:viewBox="0 0 21600 21600" draw:type="rectangle" draw:enhanced-path="M 0 0 L 21600 0 21600 21600 0 21600 0 0 Z N"/>
        </draw:custom-shape>
        <draw:custom-shape draw:style-name="gr218" draw:text-style-name="P1" draw:layer="layout" svg:width="0.283cm" svg:height="0.283cm" svg:x="9.189cm" svg:y="10.4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8" draw:text-style-name="P1" draw:layer="layout" svg:width="0.283cm" svg:height="0.283cm" svg:x="11.165cm" svg:y="11.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 xml:id="id254" draw:id="id254" draw:layer="layout" svg:width="0.283cm" svg:height="0.283cm" svg:x="12.86cm" svg:y="11.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 draw:layer="layout" svg:width="0.283cm" svg:height="0.283cm" svg:x="13.989cm" svg:y="1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 draw:layer="layout" svg:width="0.283cm" svg:height="0.283cm" svg:x="15.543cm" svg:y="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 draw:layer="layout" svg:width="0.283cm" svg:height="0.283cm" svg:x="9.612cm" svg:y="11.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4" draw:text-style-name="P45" xml:id="id256" draw:id="id256" draw:layer="layout" svg:width="3.671cm" svg:height="1.13cm" svg:x="1.423cm" svg:y="18.508cm">
          <text:p text:style-name="P1"><text:span text:style-name="T7">QuadOffsetsBuffer</text:span></text:p>
          <draw:enhanced-geometry svg:viewBox="0 0 21600 21600" draw:path-stretchpoint-x="10800" draw:path-stretchpoint-y="10800" draw:text-areas="?f3 ?f4 ?f5 ?f6" draw:type="round-rectangle" draw:modifiers="10618.56763925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45" xml:id="id258" draw:id="id258" draw:layer="layout" svg:width="2.966cm" svg:height="0.821cm" svg:x="7.071cm" svg:y="18.51cm">
          <text:p text:style-name="P1"><text:span text:style-name="T7">PatchPara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7" draw:text-style-name="P1" draw:layer="layout" draw:type="curve" svg:x1="5.729cm" svg:y1="8.624cm" svg:x2="5.745cm" svg:y2="15.119cm" draw:start-shape="id252" draw:start-glue-point="2" draw:end-shape="id255" svg:d="m5729 8624c0 4872 16 1625 16 6495" svg:viewBox="0 0 17 6496">
          <text:p/>
        </draw:connector>
        <draw:connector draw:style-name="gr187" draw:text-style-name="P1" draw:layer="layout" draw:type="curve" svg:x1="3.258cm" svg:y1="19.638cm" svg:x2="3.26cm" svg:y2="20.908cm" draw:start-shape="id256" draw:start-glue-point="2" draw:end-shape="id257" draw:end-glue-point="4" svg:d="m3258 19638c0 954 2 319 2 1270" svg:viewBox="0 0 3 1271">
          <text:p/>
        </draw:connector>
        <draw:connector draw:style-name="gr187" draw:text-style-name="P1" draw:layer="layout" draw:type="curve" svg:x1="8.554cm" svg:y1="19.331cm" svg:x2="7.071cm" svg:y2="20.908cm" draw:start-shape="id258" draw:start-glue-point="2" draw:end-shape="id257" draw:end-glue-point="5" svg:d="m8554 19331c0 1183-1483 395-1483 1577" svg:viewBox="0 0 1484 1578">
          <text:p/>
        </draw:connector>
        <draw:connector draw:style-name="gr187" draw:text-style-name="P1" draw:layer="layout" draw:type="curve" svg:x1="17.307cm" svg:y1="12.859cm" svg:x2="6.746cm" svg:y2="15.119cm" draw:start-shape="id253" draw:start-glue-point="2" draw:end-shape="id255" draw:end-glue-point="5" svg:d="m17307 12859c0 1696-10561 567-10561 2260" svg:viewBox="0 0 10562 2261">
          <text:p/>
        </draw:connector>
        <draw:connector draw:style-name="gr187" draw:text-style-name="P1" draw:layer="layout" draw:type="curve" svg:x1="5.729cm" svg:y1="21.614cm" svg:x2="5.729cm" svg:y2="23.168cm" draw:start-shape="id257" draw:start-glue-point="2" draw:end-shape="id249" svg:d="m5729 21614v1554" svg:viewBox="0 0 1 1555">
          <text:p/>
        </draw:connector>
        <draw:connector draw:style-name="gr215" draw:text-style-name="P1" draw:layer="layout" draw:type="line" svg:x1="7.201cm" svg:y1="29.522cm" svg:x2="8.624cm" svg:y2="26.94cm" draw:start-shape="id259" draw:start-glue-point="4" svg:d="m7201 29522 1423-2582" svg:viewBox="0 0 1424 2583">
          <text:p text:style-name="P1"/>
          <text:p text:style-name="P1">evaluate <text:s text:c="17"/></text:p>
        </draw:connector>
        <draw:custom-shape draw:style-name="gr217" draw:text-style-name="P1" draw:layer="layout" svg:width="0.283cm" svg:height="0.283cm" svg:x="8.483cm" svg:y="26.6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1" xml:id="id259" draw:id="id259" draw:layer="layout" svg:width="4.942cm" svg:height="0.706cm" svg:x="3.541cm" svg:y="29.522cm">
          <draw:glue-point draw:id="4" svg:x="2.407cm" svg:y="-5cm"/>
          <text:p text:style-name="P1"><text:span text:style-name="T7">OsdEvalPatchGregory()</text:span></text:p>
          <draw:enhanced-geometry svg:viewBox="0 0 21600 21600" draw:mirror-horizontal="false" draw:mirror-vertical="false" draw:type="rectangle" draw:enhanced-path="M 0 0 L 21600 0 21600 21600 0 21600 0 0 Z N"/>
        </draw:custom-shape>
        <draw:frame draw:style-name="gr7" draw:text-style-name="P23" draw:layer="layout" svg:width="6.484cm" svg:height="0.806cm" svg:x="12.024cm" svg:y="18.55cm">
          <draw:text-box>
            <text:p><text:span text:style-name="T20">Tessellation control Shader</text:span></text:p>
          </draw:text-box>
        </draw:frame>
        <draw:frame draw:style-name="gr7" draw:text-style-name="P23" draw:layer="layout" svg:width="7.263cm" svg:height="0.806cm" svg:x="12.093cm" svg:y="23.874cm">
          <draw:text-box>
            <text:p><text:span text:style-name="T20">Tessellation evaluation Shader</text:span></text:p>
          </draw:text-box>
        </draw:frame>
        <draw:custom-shape draw:style-name="gr207" draw:text-style-name="P1" xml:id="id255" draw:id="id255" draw:layer="layout" svg:width="6.636cm" svg:height="0.706cm" svg:x="2.427cm" svg:y="15.119cm">
          <draw:glue-point draw:id="4" svg:x="-2.776cm" svg:y="-5cm"/>
          <draw:glue-point draw:id="5" svg:x="1.509cm" svg:y="-5cm"/>
          <draw:glue-point draw:id="6" svg:x="3.255cm" svg:y="-5cm"/>
          <text:p text:style-name="P1"><text:span text:style-name="T7">OsdComputePerVertexGregory()</text:span></text:p>
          <draw:enhanced-geometry svg:viewBox="0 0 21600 21600" draw:type="rectangle" draw:enhanced-path="M 0 0 L 21600 0 21600 21600 0 21600 0 0 Z N"/>
        </draw:custom-shape>
        <draw:connector draw:style-name="gr187" draw:text-style-name="P1" draw:layer="layout" draw:type="curve" svg:x1="5.745cm" svg:y1="15.825cm" svg:x2="5.728cm" svg:y2="16.954cm" draw:start-shape="id255" draw:start-glue-point="2" draw:end-shape="id260" draw:end-glue-point="0" svg:d="m5745 15825c0 847-17 283-17 1129" svg:viewBox="0 0 18 1130">
          <text:p/>
        </draw:connector>
        <draw:line draw:style-name="gr208" draw:text-style-name="P1" draw:layer="layout" svg:x1="1.563cm" svg:y1="17.378cm" svg:x2="19.778cm" svg:y2="17.378cm">
          <text:p/>
        </draw:line>
        <draw:custom-shape draw:style-name="gr207" draw:text-style-name="P45" xml:id="id260" draw:id="id260" draw:layer="layout" svg:width="4.659cm" svg:height="0.706cm" svg:x="3.399cm" svg:y="16.954cm">
          <text:p text:style-name="P1"><text:span text:style-name="T7">OsdPerVertexGregor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7" draw:text-style-name="P1" draw:layer="layout" draw:type="curve" svg:x1="5.728cm" svg:y1="17.66cm" svg:x2="5.729cm" svg:y2="20.908cm" draw:start-shape="id260" draw:start-glue-point="2" draw:end-shape="id257" draw:end-glue-point="0" svg:d="m5728 17660c0 2437 1 814 1 3248" svg:viewBox="0 0 2 3249">
          <text:p/>
        </draw:connector>
        <draw:frame draw:style-name="gr7" draw:text-style-name="P23" draw:layer="layout" svg:width="3.652cm" svg:height="0.806cm" svg:x="12.296cm" svg:y="14.837cm">
          <draw:text-box>
            <text:p><text:span text:style-name="T20">Vertex Shader</text:span></text:p>
          </draw:text-box>
        </draw:frame>
      </draw:page>
      <draw:page draw:name="page23" draw:style-name="dp1" draw:master-page-name="Default"/>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marker draw:name="Arrow" svg:viewBox="0 0 20 30" svg:d="m10 0-10 30h20z"/>
    <draw:marker draw:name="Dimension_20_Lines" draw:display-name="Dimension Lines" svg:viewBox="0 0 836 110" svg:d="m0 0h278 278 280v36 36 38h-278-278-280v-36-36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draw:stroke-dash draw:name="long_20_dash" draw:display-name="long dash" draw:style="rect" draw:dots1="1" draw:dots1-length="47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36.124cm" fo:page-height="36.12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nuel Kraemer</meta:initial-creator>
    <meta:creation-date>2013-07-02T14:53:06</meta:creation-date>
    <dc:date>2015-06-22T11:50:02</dc:date>
    <meta:editing-duration>P2DT19H29M37S</meta:editing-duration>
    <meta:editing-cycles>215</meta:editing-cycles>
    <meta:generator>LibreOffice/4.0.4.2$Linux_X86_64 LibreOffice_project/400m0$Build-2</meta:generator>
    <dc:creator>David Yu</dc:creator>
    <meta:printed-by>Manuel Kraemer</meta:printed-by>
    <meta:print-date>2014-07-15T16:20:15</meta:print-date>
    <meta:document-statistic meta:object-count="2250"/>
  </office:meta>
</office:document-meta>
</file>

<file path=Object 2/content.xml><?xml version="1.0" encoding="utf-8"?>
<math xmlns="http://www.w3.org/1998/Math/MathML">
  <semantics>
    <mrow>
      <mrow>
        <msub>
          <mi>P</mi>
          <mrow>
            <mi mathvariant="italic">limit</mi>
            <mrow>
              <mo stretchy="false">(</mo>
              <mrow>
                <mi>u</mi>
                <mi>,</mi>
                <mi>v</mi>
              </mrow>
              <mo stretchy="false">)</mo>
            </mrow>
          </mrow>
        </msub>
        <mo stretchy="false">=</mo>
        <mrow>
          <mrow>
            <munderover>
              <mo stretchy="false">∑</mo>
              <mrow>
                <mrow>
                  <mi>i</mi>
                  <mo stretchy="false">=</mo>
                  <mn>0</mn>
                </mrow>
              </mrow>
              <mrow>
                <mi>n</mi>
              </mrow>
            </munderover>
            <msub>
              <mi mathvariant="italic">cv</mi>
              <mi>i</mi>
            </msub>
          </mrow>
          <mo stretchy="false">×</mo>
          <msub>
            <mi>w</mi>
            <mi>i</mi>
          </msub>
        </mrow>
      </mrow>
    </mrow>
    <annotation encoding="StarMath 5.0">P_{limit(u,v)} = sum from{i=0} to{n} cv_i times w_i</annotation>
  </semantics>
</math>
</file>